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Gnumeric-default" style:data-style-name="N1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number-columns-repeated="9" table:default-cell-style-name="Gnumeric-default"/>
        <table:table-column table:style-name="co1" table:default-cell-style-name="ce1"/>
        <table:table-column table:style-name="co1" table:number-columns-repeated="246" table:default-cell-style-name="Gnumeric-default"/>
        <table:table-row table:style-name="ro1">
          <table:table-cell office:value-type="string">
            <text:p>5358763</text:p>
          </table:table-cell>
          <table:table-cell office:value-type="string">
            <text:p>1070</text:p>
          </table:table-cell>
          <table:table-cell office:value-type="string">
            <text:p>LFP3</text:p>
          </table:table-cell>
          <table:table-cell office:value-type="float" office:value="605251.59">
            <text:p>605251.59</text:p>
          </table:table-cell>
          <table:table-cell office:value-type="float" office:value="222754.58">
            <text:p>222754.58</text:p>
          </table:table-cell>
          <table:table-cell office:value-type="float" office:value="556.62">
            <text:p>556.62</text:p>
          </table:table-cell>
          <table:table-cell office:value-type="float" office:value="556.4799804688">
            <text:p>556.4799804688</text:p>
          </table:table-cell>
          <table:table-cell office:value-type="float" office:value="-14.001953125">
            <text:p>-14.001953125</text:p>
          </table:table-cell>
          <table:table-cell office:value-type="string">
            <text:p>2455</text:p>
          </table:table-cell>
          <table:table-cell table:formula="of:=ABS([.H1])" office:value-type="float" office:value="14.001953125">
            <text:p>14</text:p>
          </table:table-cell>
          <table:table-cell table:number-columns-repeated="246"/>
        </table:table-row>
        <table:table-row table:style-name="ro1">
          <table:table-cell office:value-type="string">
            <text:p>5358764</text:p>
          </table:table-cell>
          <table:table-cell office:value-type="string">
            <text:p>1071</text:p>
          </table:table-cell>
          <table:table-cell office:value-type="string">
            <text:p>LFP3</text:p>
          </table:table-cell>
          <table:table-cell office:value-type="float" office:value="605155.89">
            <text:p>605155.89</text:p>
          </table:table-cell>
          <table:table-cell office:value-type="float" office:value="222718.94">
            <text:p>222718.94</text:p>
          </table:table-cell>
          <table:table-cell office:value-type="float" office:value="559.2">
            <text:p>559.2</text:p>
          </table:table-cell>
          <table:table-cell office:value-type="float" office:value="559.1799926758">
            <text:p>559.1799926758</text:p>
          </table:table-cell>
          <table:table-cell office:value-type="float" office:value="-2.0007324219">
            <text:p>-2.0007324219</text:p>
          </table:table-cell>
          <table:table-cell office:value-type="string">
            <text:p>2455</text:p>
          </table:table-cell>
          <table:table-cell table:formula="of:=ABS([.H2])" office:value-type="float" office:value="2.0007324219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8765</text:p>
          </table:table-cell>
          <table:table-cell office:value-type="string">
            <text:p>1072</text:p>
          </table:table-cell>
          <table:table-cell office:value-type="string">
            <text:p>LFP3</text:p>
          </table:table-cell>
          <table:table-cell office:value-type="float" office:value="605046.7">
            <text:p>605046.7</text:p>
          </table:table-cell>
          <table:table-cell office:value-type="float" office:value="222681.95">
            <text:p>222681.95</text:p>
          </table:table-cell>
          <table:table-cell office:value-type="float" office:value="555.34">
            <text:p>555.34</text:p>
          </table:table-cell>
          <table:table-cell office:value-type="float" office:value="555.4000244141">
            <text:p>555.4000244141</text:p>
          </table:table-cell>
          <table:table-cell office:value-type="float" office:value="6.0024414062">
            <text:p>6.0024414062</text:p>
          </table:table-cell>
          <table:table-cell office:value-type="string">
            <text:p>2455</text:p>
          </table:table-cell>
          <table:table-cell table:formula="of:=ABS([.H3])" office:value-type="float" office:value="6.0024414062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8766</text:p>
          </table:table-cell>
          <table:table-cell office:value-type="string">
            <text:p>1111</text:p>
          </table:table-cell>
          <table:table-cell office:value-type="string">
            <text:p>LFP3</text:p>
          </table:table-cell>
          <table:table-cell office:value-type="float" office:value="605439.94">
            <text:p>605439.94</text:p>
          </table:table-cell>
          <table:table-cell office:value-type="float" office:value="222862.96">
            <text:p>222862.96</text:p>
          </table:table-cell>
          <table:table-cell office:value-type="float" office:value="554.5">
            <text:p>554.5</text:p>
          </table:table-cell>
          <table:table-cell office:value-type="float" office:value="554.299987793">
            <text:p>554.299987793</text:p>
          </table:table-cell>
          <table:table-cell office:value-type="float" office:value="-20.0012207031">
            <text:p>-20.0012207031</text:p>
          </table:table-cell>
          <table:table-cell office:value-type="string">
            <text:p>2455</text:p>
          </table:table-cell>
          <table:table-cell table:formula="of:=ABS([.H4])" office:value-type="float" office:value="20.0012207031">
            <text:p>20</text:p>
          </table:table-cell>
          <table:table-cell table:number-columns-repeated="246"/>
        </table:table-row>
        <table:table-row table:style-name="ro1">
          <table:table-cell office:value-type="string">
            <text:p>5358767</text:p>
          </table:table-cell>
          <table:table-cell office:value-type="string">
            <text:p>1163</text:p>
          </table:table-cell>
          <table:table-cell office:value-type="string">
            <text:p>LFP3</text:p>
          </table:table-cell>
          <table:table-cell office:value-type="float" office:value="606055.4">
            <text:p>606055.4</text:p>
          </table:table-cell>
          <table:table-cell office:value-type="float" office:value="223037.81">
            <text:p>223037.81</text:p>
          </table:table-cell>
          <table:table-cell office:value-type="float" office:value="522.96">
            <text:p>522.96</text:p>
          </table:table-cell>
          <table:table-cell office:value-type="float" office:value="522.8499755859">
            <text:p>522.8499755859</text:p>
          </table:table-cell>
          <table:table-cell office:value-type="float" office:value="-11.0024414063">
            <text:p>-11.0024414063</text:p>
          </table:table-cell>
          <table:table-cell office:value-type="string">
            <text:p>2455</text:p>
          </table:table-cell>
          <table:table-cell table:formula="of:=ABS([.H5])" office:value-type="float" office:value="11.0024414063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8768</text:p>
          </table:table-cell>
          <table:table-cell office:value-type="string">
            <text:p>1164</text:p>
          </table:table-cell>
          <table:table-cell office:value-type="string">
            <text:p>LFP3</text:p>
          </table:table-cell>
          <table:table-cell office:value-type="float" office:value="605986.87">
            <text:p>605986.87</text:p>
          </table:table-cell>
          <table:table-cell office:value-type="float" office:value="223014.5">
            <text:p>223014.5</text:p>
          </table:table-cell>
          <table:table-cell office:value-type="float" office:value="528.13">
            <text:p>528.13</text:p>
          </table:table-cell>
          <table:table-cell office:value-type="float" office:value="528.1900024414">
            <text:p>528.1900024414</text:p>
          </table:table-cell>
          <table:table-cell office:value-type="float" office:value="6.0002441406">
            <text:p>6.0002441406</text:p>
          </table:table-cell>
          <table:table-cell office:value-type="string">
            <text:p>2455</text:p>
          </table:table-cell>
          <table:table-cell table:formula="of:=ABS([.H6])" office:value-type="float" office:value="6.0002441406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8769</text:p>
          </table:table-cell>
          <table:table-cell office:value-type="string">
            <text:p>1005</text:p>
          </table:table-cell>
          <table:table-cell office:value-type="string">
            <text:p>LFP3</text:p>
          </table:table-cell>
          <table:table-cell office:value-type="float" office:value="603997.16">
            <text:p>603997.16</text:p>
          </table:table-cell>
          <table:table-cell office:value-type="float" office:value="222524.19">
            <text:p>222524.19</text:p>
          </table:table-cell>
          <table:table-cell office:value-type="float" office:value="537">
            <text:p>537</text:p>
          </table:table-cell>
          <table:table-cell office:value-type="float" office:value="536.9299926758">
            <text:p>536.9299926758</text:p>
          </table:table-cell>
          <table:table-cell office:value-type="float" office:value="-7.0007324219">
            <text:p>-7.0007324219</text:p>
          </table:table-cell>
          <table:table-cell office:value-type="string">
            <text:p>2455</text:p>
          </table:table-cell>
          <table:table-cell table:formula="of:=ABS([.H7])" office:value-type="float" office:value="7.0007324219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8770</text:p>
          </table:table-cell>
          <table:table-cell office:value-type="string">
            <text:p>1006</text:p>
          </table:table-cell>
          <table:table-cell office:value-type="string">
            <text:p>LFP3</text:p>
          </table:table-cell>
          <table:table-cell office:value-type="float" office:value="604013.26">
            <text:p>604013.26</text:p>
          </table:table-cell>
          <table:table-cell office:value-type="float" office:value="222478.37">
            <text:p>222478.37</text:p>
          </table:table-cell>
          <table:table-cell office:value-type="float" office:value="542.17">
            <text:p>542.17</text:p>
          </table:table-cell>
          <table:table-cell office:value-type="float" office:value="542.1500244141">
            <text:p>542.1500244141</text:p>
          </table:table-cell>
          <table:table-cell office:value-type="float" office:value="-1.9975585937">
            <text:p>-1.9975585937</text:p>
          </table:table-cell>
          <table:table-cell office:value-type="string">
            <text:p>2455</text:p>
          </table:table-cell>
          <table:table-cell table:formula="of:=ABS([.H8])" office:value-type="float" office:value="1.9975585937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8771</text:p>
          </table:table-cell>
          <table:table-cell office:value-type="string">
            <text:p>1007</text:p>
          </table:table-cell>
          <table:table-cell office:value-type="string">
            <text:p>LFP3</text:p>
          </table:table-cell>
          <table:table-cell office:value-type="float" office:value="604029.59">
            <text:p>604029.59</text:p>
          </table:table-cell>
          <table:table-cell office:value-type="float" office:value="222431.96">
            <text:p>222431.96</text:p>
          </table:table-cell>
          <table:table-cell office:value-type="float" office:value="540.93">
            <text:p>540.93</text:p>
          </table:table-cell>
          <table:table-cell office:value-type="float" office:value="540.8599853516">
            <text:p>540.8599853516</text:p>
          </table:table-cell>
          <table:table-cell office:value-type="float" office:value="-7.0014648437">
            <text:p>-7.0014648437</text:p>
          </table:table-cell>
          <table:table-cell office:value-type="string">
            <text:p>2455</text:p>
          </table:table-cell>
          <table:table-cell table:formula="of:=ABS([.H9])" office:value-type="float" office:value="7.0014648437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8772</text:p>
          </table:table-cell>
          <table:table-cell office:value-type="string">
            <text:p>1008</text:p>
          </table:table-cell>
          <table:table-cell office:value-type="string">
            <text:p>LFP3</text:p>
          </table:table-cell>
          <table:table-cell office:value-type="float" office:value="604108.05">
            <text:p>604108.05</text:p>
          </table:table-cell>
          <table:table-cell office:value-type="float" office:value="222442.88">
            <text:p>222442.88</text:p>
          </table:table-cell>
          <table:table-cell office:value-type="float" office:value="535.67">
            <text:p>535.67</text:p>
          </table:table-cell>
          <table:table-cell office:value-type="float" office:value="535.700012207">
            <text:p>535.700012207</text:p>
          </table:table-cell>
          <table:table-cell office:value-type="float" office:value="3.0012207031">
            <text:p>3.0012207031</text:p>
          </table:table-cell>
          <table:table-cell office:value-type="string">
            <text:p>2455</text:p>
          </table:table-cell>
          <table:table-cell table:formula="of:=ABS([.H10])" office:value-type="float" office:value="3.0012207031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8773</text:p>
          </table:table-cell>
          <table:table-cell office:value-type="string">
            <text:p>1010</text:p>
          </table:table-cell>
          <table:table-cell office:value-type="string">
            <text:p>LFP3</text:p>
          </table:table-cell>
          <table:table-cell office:value-type="float" office:value="604179.75">
            <text:p>604179.75</text:p>
          </table:table-cell>
          <table:table-cell office:value-type="float" office:value="222467.92">
            <text:p>222467.92</text:p>
          </table:table-cell>
          <table:table-cell office:value-type="float" office:value="528.85">
            <text:p>528.85</text:p>
          </table:table-cell>
          <table:table-cell office:value-type="float" office:value="528.8900146484">
            <text:p>528.8900146484</text:p>
          </table:table-cell>
          <table:table-cell office:value-type="float" office:value="4.0014648437">
            <text:p>4.0014648437</text:p>
          </table:table-cell>
          <table:table-cell office:value-type="string">
            <text:p>2455</text:p>
          </table:table-cell>
          <table:table-cell table:formula="of:=ABS([.H11])" office:value-type="float" office:value="4.0014648437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8774</text:p>
          </table:table-cell>
          <table:table-cell office:value-type="string">
            <text:p>1011</text:p>
          </table:table-cell>
          <table:table-cell office:value-type="string">
            <text:p>LFP3</text:p>
          </table:table-cell>
          <table:table-cell office:value-type="float" office:value="604037.52">
            <text:p>604037.52</text:p>
          </table:table-cell>
          <table:table-cell office:value-type="float" office:value="222528.62">
            <text:p>222528.62</text:p>
          </table:table-cell>
          <table:table-cell office:value-type="float" office:value="535.77">
            <text:p>535.77</text:p>
          </table:table-cell>
          <table:table-cell office:value-type="float" office:value="535.7700195312">
            <text:p>535.7700195312</text:p>
          </table:table-cell>
          <table:table-cell office:value-type="float" office:value="0.001953125">
            <text:p>0.001953125</text:p>
          </table:table-cell>
          <table:table-cell office:value-type="string">
            <text:p>2455</text:p>
          </table:table-cell>
          <table:table-cell table:formula="of:=ABS([.H12])" office:value-type="float" office:value="0.001953125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58775</text:p>
          </table:table-cell>
          <table:table-cell office:value-type="string">
            <text:p>1013</text:p>
          </table:table-cell>
          <table:table-cell office:value-type="string">
            <text:p>LFP3</text:p>
          </table:table-cell>
          <table:table-cell office:value-type="float" office:value="604331.36">
            <text:p>604331.36</text:p>
          </table:table-cell>
          <table:table-cell office:value-type="float" office:value="222414.19">
            <text:p>222414.19</text:p>
          </table:table-cell>
          <table:table-cell office:value-type="float" office:value="541.69">
            <text:p>541.69</text:p>
          </table:table-cell>
          <table:table-cell office:value-type="float" office:value="541.6500244141">
            <text:p>541.6500244141</text:p>
          </table:table-cell>
          <table:table-cell office:value-type="float" office:value="-3.9975585938">
            <text:p>-3.9975585938</text:p>
          </table:table-cell>
          <table:table-cell office:value-type="string">
            <text:p>2455</text:p>
          </table:table-cell>
          <table:table-cell table:formula="of:=ABS([.H13])" office:value-type="float" office:value="3.9975585938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8776</text:p>
          </table:table-cell>
          <table:table-cell office:value-type="string">
            <text:p>1014</text:p>
          </table:table-cell>
          <table:table-cell office:value-type="string">
            <text:p>LFP3</text:p>
          </table:table-cell>
          <table:table-cell office:value-type="float" office:value="604238.77">
            <text:p>604238.77</text:p>
          </table:table-cell>
          <table:table-cell office:value-type="float" office:value="222502.4">
            <text:p>222502.4</text:p>
          </table:table-cell>
          <table:table-cell office:value-type="float" office:value="525.27">
            <text:p>525.27</text:p>
          </table:table-cell>
          <table:table-cell office:value-type="float" office:value="525.299987793">
            <text:p>525.299987793</text:p>
          </table:table-cell>
          <table:table-cell office:value-type="float" office:value="2.9987792969">
            <text:p>2.9987792969</text:p>
          </table:table-cell>
          <table:table-cell office:value-type="string">
            <text:p>2455</text:p>
          </table:table-cell>
          <table:table-cell table:formula="of:=ABS([.H14])" office:value-type="float" office:value="2.9987792969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8777</text:p>
          </table:table-cell>
          <table:table-cell office:value-type="string">
            <text:p>1015</text:p>
          </table:table-cell>
          <table:table-cell office:value-type="string">
            <text:p>LFP3</text:p>
          </table:table-cell>
          <table:table-cell office:value-type="float" office:value="604131.61">
            <text:p>604131.61</text:p>
          </table:table-cell>
          <table:table-cell office:value-type="float" office:value="222517.43">
            <text:p>222517.43</text:p>
          </table:table-cell>
          <table:table-cell office:value-type="float" office:value="530.64">
            <text:p>530.64</text:p>
          </table:table-cell>
          <table:table-cell office:value-type="float" office:value="530.549987793">
            <text:p>530.549987793</text:p>
          </table:table-cell>
          <table:table-cell office:value-type="float" office:value="-9.0012207031">
            <text:p>-9.0012207031</text:p>
          </table:table-cell>
          <table:table-cell office:value-type="string">
            <text:p>2455</text:p>
          </table:table-cell>
          <table:table-cell table:formula="of:=ABS([.H15])" office:value-type="float" office:value="9.0012207031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8778</text:p>
          </table:table-cell>
          <table:table-cell office:value-type="string">
            <text:p>1017</text:p>
          </table:table-cell>
          <table:table-cell office:value-type="string">
            <text:p>LFP3</text:p>
          </table:table-cell>
          <table:table-cell office:value-type="float" office:value="604447.98">
            <text:p>604447.98</text:p>
          </table:table-cell>
          <table:table-cell office:value-type="float" office:value="222448.98">
            <text:p>222448.98</text:p>
          </table:table-cell>
          <table:table-cell office:value-type="float" office:value="543.29">
            <text:p>543.29</text:p>
          </table:table-cell>
          <table:table-cell office:value-type="float" office:value="543.1599731445">
            <text:p>543.1599731445</text:p>
          </table:table-cell>
          <table:table-cell office:value-type="float" office:value="-13.0026855469">
            <text:p>-13.0026855469</text:p>
          </table:table-cell>
          <table:table-cell office:value-type="string">
            <text:p>2455</text:p>
          </table:table-cell>
          <table:table-cell table:formula="of:=ABS([.H16])" office:value-type="float" office:value="13.0026855469">
            <text:p>13</text:p>
          </table:table-cell>
          <table:table-cell table:number-columns-repeated="246"/>
        </table:table-row>
        <table:table-row table:style-name="ro1">
          <table:table-cell office:value-type="string">
            <text:p>5358779</text:p>
          </table:table-cell>
          <table:table-cell office:value-type="string">
            <text:p>1019</text:p>
          </table:table-cell>
          <table:table-cell office:value-type="string">
            <text:p>LFP3</text:p>
          </table:table-cell>
          <table:table-cell office:value-type="float" office:value="604526.53">
            <text:p>604526.53</text:p>
          </table:table-cell>
          <table:table-cell office:value-type="float" office:value="222465.88">
            <text:p>222465.88</text:p>
          </table:table-cell>
          <table:table-cell office:value-type="float" office:value="544.77">
            <text:p>544.77</text:p>
          </table:table-cell>
          <table:table-cell office:value-type="float" office:value="544.6599731445">
            <text:p>544.6599731445</text:p>
          </table:table-cell>
          <table:table-cell office:value-type="float" office:value="-11.0026855469">
            <text:p>-11.0026855469</text:p>
          </table:table-cell>
          <table:table-cell office:value-type="string">
            <text:p>2455</text:p>
          </table:table-cell>
          <table:table-cell table:formula="of:=ABS([.H17])" office:value-type="float" office:value="11.0026855469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8780</text:p>
          </table:table-cell>
          <table:table-cell office:value-type="string">
            <text:p>1020</text:p>
          </table:table-cell>
          <table:table-cell office:value-type="string">
            <text:p>LFP3</text:p>
          </table:table-cell>
          <table:table-cell office:value-type="float" office:value="604441.91">
            <text:p>604441.91</text:p>
          </table:table-cell>
          <table:table-cell office:value-type="float" office:value="222544.41">
            <text:p>222544.41</text:p>
          </table:table-cell>
          <table:table-cell office:value-type="float" office:value="528.84">
            <text:p>528.84</text:p>
          </table:table-cell>
          <table:table-cell office:value-type="float" office:value="528.9899902344">
            <text:p>528.9899902344</text:p>
          </table:table-cell>
          <table:table-cell office:value-type="float" office:value="14.9990234375">
            <text:p>14.9990234375</text:p>
          </table:table-cell>
          <table:table-cell office:value-type="string">
            <text:p>2455</text:p>
          </table:table-cell>
          <table:table-cell table:formula="of:=ABS([.H18])" office:value-type="float" office:value="14.9990234375">
            <text:p>15</text:p>
          </table:table-cell>
          <table:table-cell table:number-columns-repeated="246"/>
        </table:table-row>
        <table:table-row table:style-name="ro1">
          <table:table-cell office:value-type="string">
            <text:p>5358781</text:p>
          </table:table-cell>
          <table:table-cell office:value-type="string">
            <text:p>1023</text:p>
          </table:table-cell>
          <table:table-cell office:value-type="string">
            <text:p>LFP3</text:p>
          </table:table-cell>
          <table:table-cell office:value-type="float" office:value="603233.93">
            <text:p>603233.93</text:p>
          </table:table-cell>
          <table:table-cell office:value-type="float" office:value="222682.51">
            <text:p>222682.51</text:p>
          </table:table-cell>
          <table:table-cell office:value-type="float" office:value="490.06">
            <text:p>490.06</text:p>
          </table:table-cell>
          <table:table-cell office:value-type="float" office:value="489.9599914551">
            <text:p>489.9599914551</text:p>
          </table:table-cell>
          <table:table-cell office:value-type="float" office:value="-10.0008544922">
            <text:p>-10.0008544922</text:p>
          </table:table-cell>
          <table:table-cell office:value-type="string">
            <text:p>2455</text:p>
          </table:table-cell>
          <table:table-cell table:formula="of:=ABS([.H19])" office:value-type="float" office:value="10.0008544922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8782</text:p>
          </table:table-cell>
          <table:table-cell office:value-type="string">
            <text:p>1025</text:p>
          </table:table-cell>
          <table:table-cell office:value-type="string">
            <text:p>LFP3</text:p>
          </table:table-cell>
          <table:table-cell office:value-type="float" office:value="603586.76">
            <text:p>603586.76</text:p>
          </table:table-cell>
          <table:table-cell office:value-type="float" office:value="222600.64">
            <text:p>222600.64</text:p>
          </table:table-cell>
          <table:table-cell office:value-type="float" office:value="517.78">
            <text:p>517.78</text:p>
          </table:table-cell>
          <table:table-cell office:value-type="float" office:value="517.5900268555">
            <text:p>517.5900268555</text:p>
          </table:table-cell>
          <table:table-cell office:value-type="float" office:value="-18.9973144531">
            <text:p>-18.9973144531</text:p>
          </table:table-cell>
          <table:table-cell office:value-type="string">
            <text:p>2455</text:p>
          </table:table-cell>
          <table:table-cell table:formula="of:=ABS([.H20])" office:value-type="float" office:value="18.9973144531">
            <text:p>19</text:p>
          </table:table-cell>
          <table:table-cell table:number-columns-repeated="246"/>
        </table:table-row>
        <table:table-row table:style-name="ro1">
          <table:table-cell office:value-type="string">
            <text:p>5358783</text:p>
          </table:table-cell>
          <table:table-cell office:value-type="string">
            <text:p>1026</text:p>
          </table:table-cell>
          <table:table-cell office:value-type="string">
            <text:p>LFP3</text:p>
          </table:table-cell>
          <table:table-cell office:value-type="float" office:value="603577.21">
            <text:p>603577.21</text:p>
          </table:table-cell>
          <table:table-cell office:value-type="float" office:value="222633.26">
            <text:p>222633.26</text:p>
          </table:table-cell>
          <table:table-cell office:value-type="float" office:value="504.23">
            <text:p>504.23</text:p>
          </table:table-cell>
          <table:table-cell office:value-type="float" office:value="504.0700073242">
            <text:p>504.0700073242</text:p>
          </table:table-cell>
          <table:table-cell office:value-type="float" office:value="-15.9992675781">
            <text:p>-15.9992675781</text:p>
          </table:table-cell>
          <table:table-cell office:value-type="string">
            <text:p>2455</text:p>
          </table:table-cell>
          <table:table-cell table:formula="of:=ABS([.H21])" office:value-type="float" office:value="15.9992675781">
            <text:p>16</text:p>
          </table:table-cell>
          <table:table-cell table:number-columns-repeated="246"/>
        </table:table-row>
        <table:table-row table:style-name="ro1">
          <table:table-cell office:value-type="string">
            <text:p>5358784</text:p>
          </table:table-cell>
          <table:table-cell office:value-type="string">
            <text:p>1027</text:p>
          </table:table-cell>
          <table:table-cell office:value-type="string">
            <text:p>LFP3</text:p>
          </table:table-cell>
          <table:table-cell office:value-type="float" office:value="603563.03">
            <text:p>603563.03</text:p>
          </table:table-cell>
          <table:table-cell office:value-type="float" office:value="222682.62">
            <text:p>222682.62</text:p>
          </table:table-cell>
          <table:table-cell office:value-type="float" office:value="492.29">
            <text:p>492.29</text:p>
          </table:table-cell>
          <table:table-cell office:value-type="float" office:value="491.8699951172">
            <text:p>491.8699951172</text:p>
          </table:table-cell>
          <table:table-cell office:value-type="float" office:value="-42.0004882813">
            <text:p>-42.0004882813</text:p>
          </table:table-cell>
          <table:table-cell office:value-type="string">
            <text:p>2455</text:p>
          </table:table-cell>
          <table:table-cell table:formula="of:=ABS([.H22])" office:value-type="float" office:value="42.0004882813">
            <text:p>42</text:p>
          </table:table-cell>
          <table:table-cell table:number-columns-repeated="246"/>
        </table:table-row>
        <table:table-row table:style-name="ro1">
          <table:table-cell office:value-type="string">
            <text:p>5358785</text:p>
          </table:table-cell>
          <table:table-cell office:value-type="string">
            <text:p>1028</text:p>
          </table:table-cell>
          <table:table-cell office:value-type="string">
            <text:p>LFP3</text:p>
          </table:table-cell>
          <table:table-cell office:value-type="float" office:value="603516.86">
            <text:p>603516.86</text:p>
          </table:table-cell>
          <table:table-cell office:value-type="float" office:value="222676.78">
            <text:p>222676.78</text:p>
          </table:table-cell>
          <table:table-cell office:value-type="float" office:value="492.81">
            <text:p>492.81</text:p>
          </table:table-cell>
          <table:table-cell office:value-type="float" office:value="492.7200012207">
            <text:p>492.7200012207</text:p>
          </table:table-cell>
          <table:table-cell office:value-type="float" office:value="-8.9998779297">
            <text:p>-8.9998779297</text:p>
          </table:table-cell>
          <table:table-cell office:value-type="string">
            <text:p>2455</text:p>
          </table:table-cell>
          <table:table-cell table:formula="of:=ABS([.H23])" office:value-type="float" office:value="8.9998779297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8786</text:p>
          </table:table-cell>
          <table:table-cell office:value-type="string">
            <text:p>1029</text:p>
          </table:table-cell>
          <table:table-cell office:value-type="string">
            <text:p>LFP3</text:p>
          </table:table-cell>
          <table:table-cell office:value-type="float" office:value="603646.69">
            <text:p>603646.69</text:p>
          </table:table-cell>
          <table:table-cell office:value-type="float" office:value="222711.33">
            <text:p>222711.33</text:p>
          </table:table-cell>
          <table:table-cell office:value-type="float" office:value="491">
            <text:p>491</text:p>
          </table:table-cell>
          <table:table-cell office:value-type="float" office:value="490.9400024414">
            <text:p>490.9400024414</text:p>
          </table:table-cell>
          <table:table-cell office:value-type="float" office:value="-5.9997558594">
            <text:p>-5.9997558594</text:p>
          </table:table-cell>
          <table:table-cell office:value-type="string">
            <text:p>2455</text:p>
          </table:table-cell>
          <table:table-cell table:formula="of:=ABS([.H24])" office:value-type="float" office:value="5.9997558594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8787</text:p>
          </table:table-cell>
          <table:table-cell office:value-type="string">
            <text:p>1030</text:p>
          </table:table-cell>
          <table:table-cell office:value-type="string">
            <text:p>LFP3</text:p>
          </table:table-cell>
          <table:table-cell office:value-type="float" office:value="603395.93">
            <text:p>603395.93</text:p>
          </table:table-cell>
          <table:table-cell office:value-type="float" office:value="222735.96">
            <text:p>222735.96</text:p>
          </table:table-cell>
          <table:table-cell office:value-type="float" office:value="488.41">
            <text:p>488.41</text:p>
          </table:table-cell>
          <table:table-cell office:value-type="float" office:value="488.450012207">
            <text:p>488.450012207</text:p>
          </table:table-cell>
          <table:table-cell office:value-type="float" office:value="4.0012207031">
            <text:p>4.0012207031</text:p>
          </table:table-cell>
          <table:table-cell office:value-type="string">
            <text:p>2455</text:p>
          </table:table-cell>
          <table:table-cell table:formula="of:=ABS([.H25])" office:value-type="float" office:value="4.0012207031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8788</text:p>
          </table:table-cell>
          <table:table-cell office:value-type="string">
            <text:p>1031</text:p>
          </table:table-cell>
          <table:table-cell office:value-type="string">
            <text:p>LFP3</text:p>
          </table:table-cell>
          <table:table-cell office:value-type="float" office:value="603757.66">
            <text:p>603757.66</text:p>
          </table:table-cell>
          <table:table-cell office:value-type="float" office:value="222638.79">
            <text:p>222638.79</text:p>
          </table:table-cell>
          <table:table-cell office:value-type="float" office:value="508.31">
            <text:p>508.31</text:p>
          </table:table-cell>
          <table:table-cell office:value-type="float" office:value="508.1400146484">
            <text:p>508.1400146484</text:p>
          </table:table-cell>
          <table:table-cell office:value-type="float" office:value="-16.9985351563">
            <text:p>-16.9985351563</text:p>
          </table:table-cell>
          <table:table-cell office:value-type="string">
            <text:p>2455</text:p>
          </table:table-cell>
          <table:table-cell table:formula="of:=ABS([.H26])" office:value-type="float" office:value="16.9985351563">
            <text:p>17</text:p>
          </table:table-cell>
          <table:table-cell table:number-columns-repeated="246"/>
        </table:table-row>
        <table:table-row table:style-name="ro1">
          <table:table-cell office:value-type="string">
            <text:p>5358789</text:p>
          </table:table-cell>
          <table:table-cell office:value-type="string">
            <text:p>1032</text:p>
          </table:table-cell>
          <table:table-cell office:value-type="string">
            <text:p>LFP3</text:p>
          </table:table-cell>
          <table:table-cell office:value-type="float" office:value="603707.18">
            <text:p>603707.18</text:p>
          </table:table-cell>
          <table:table-cell office:value-type="float" office:value="222607.45">
            <text:p>222607.45</text:p>
          </table:table-cell>
          <table:table-cell office:value-type="float" office:value="513.07">
            <text:p>513.07</text:p>
          </table:table-cell>
          <table:table-cell office:value-type="float" office:value="512.8900146484">
            <text:p>512.8900146484</text:p>
          </table:table-cell>
          <table:table-cell office:value-type="float" office:value="-17.9985351563">
            <text:p>-17.9985351563</text:p>
          </table:table-cell>
          <table:table-cell office:value-type="string">
            <text:p>2455</text:p>
          </table:table-cell>
          <table:table-cell table:formula="of:=ABS([.H27])" office:value-type="float" office:value="17.9985351563">
            <text:p>18</text:p>
          </table:table-cell>
          <table:table-cell table:number-columns-repeated="246"/>
        </table:table-row>
        <table:table-row table:style-name="ro1">
          <table:table-cell office:value-type="string">
            <text:p>5358790</text:p>
          </table:table-cell>
          <table:table-cell office:value-type="string">
            <text:p>1033</text:p>
          </table:table-cell>
          <table:table-cell office:value-type="string">
            <text:p>LFP3</text:p>
          </table:table-cell>
          <table:table-cell office:value-type="float" office:value="603665.68">
            <text:p>603665.68</text:p>
          </table:table-cell>
          <table:table-cell office:value-type="float" office:value="222627.28">
            <text:p>222627.28</text:p>
          </table:table-cell>
          <table:table-cell office:value-type="float" office:value="515.29">
            <text:p>515.29</text:p>
          </table:table-cell>
          <table:table-cell office:value-type="float" office:value="515.2700195312">
            <text:p>515.2700195312</text:p>
          </table:table-cell>
          <table:table-cell office:value-type="float" office:value="-1.998046875">
            <text:p>-1.998046875</text:p>
          </table:table-cell>
          <table:table-cell office:value-type="string">
            <text:p>2455</text:p>
          </table:table-cell>
          <table:table-cell table:formula="of:=ABS([.H28])" office:value-type="float" office:value="1.998046875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8791</text:p>
          </table:table-cell>
          <table:table-cell office:value-type="string">
            <text:p>1034</text:p>
          </table:table-cell>
          <table:table-cell office:value-type="string">
            <text:p>LFP3</text:p>
          </table:table-cell>
          <table:table-cell office:value-type="float" office:value="603982.95">
            <text:p>603982.95</text:p>
          </table:table-cell>
          <table:table-cell office:value-type="float" office:value="222572.43">
            <text:p>222572.43</text:p>
          </table:table-cell>
          <table:table-cell office:value-type="float" office:value="530.37">
            <text:p>530.37</text:p>
          </table:table-cell>
          <table:table-cell office:value-type="float" office:value="530.3900146484">
            <text:p>530.3900146484</text:p>
          </table:table-cell>
          <table:table-cell office:value-type="float" office:value="2.0014648437">
            <text:p>2.0014648437</text:p>
          </table:table-cell>
          <table:table-cell office:value-type="string">
            <text:p>2455</text:p>
          </table:table-cell>
          <table:table-cell table:formula="of:=ABS([.H29])" office:value-type="float" office:value="2.0014648437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8792</text:p>
          </table:table-cell>
          <table:table-cell office:value-type="string">
            <text:p>1035</text:p>
          </table:table-cell>
          <table:table-cell office:value-type="string">
            <text:p>LFP3</text:p>
          </table:table-cell>
          <table:table-cell office:value-type="float" office:value="603824.45">
            <text:p>603824.45</text:p>
          </table:table-cell>
          <table:table-cell office:value-type="float" office:value="222654.56">
            <text:p>222654.56</text:p>
          </table:table-cell>
          <table:table-cell office:value-type="float" office:value="506.79">
            <text:p>506.79</text:p>
          </table:table-cell>
          <table:table-cell office:value-type="float" office:value="506.4700012207">
            <text:p>506.4700012207</text:p>
          </table:table-cell>
          <table:table-cell office:value-type="float" office:value="-31.9998779297">
            <text:p>-31.9998779297</text:p>
          </table:table-cell>
          <table:table-cell office:value-type="string">
            <text:p>2455</text:p>
          </table:table-cell>
          <table:table-cell table:formula="of:=ABS([.H30])" office:value-type="float" office:value="31.9998779297">
            <text:p>32</text:p>
          </table:table-cell>
          <table:table-cell table:number-columns-repeated="246"/>
        </table:table-row>
        <table:table-row table:style-name="ro1">
          <table:table-cell office:value-type="string">
            <text:p>5358793</text:p>
          </table:table-cell>
          <table:table-cell office:value-type="string">
            <text:p>1036</text:p>
          </table:table-cell>
          <table:table-cell office:value-type="string">
            <text:p>LFP3</text:p>
          </table:table-cell>
          <table:table-cell office:value-type="float" office:value="603844.43">
            <text:p>603844.43</text:p>
          </table:table-cell>
          <table:table-cell office:value-type="float" office:value="222581.91">
            <text:p>222581.91</text:p>
          </table:table-cell>
          <table:table-cell office:value-type="float" office:value="528.27">
            <text:p>528.27</text:p>
          </table:table-cell>
          <table:table-cell office:value-type="float" office:value="528.2899780273">
            <text:p>528.2899780273</text:p>
          </table:table-cell>
          <table:table-cell office:value-type="float" office:value="1.9978027344">
            <text:p>1.9978027344</text:p>
          </table:table-cell>
          <table:table-cell office:value-type="string">
            <text:p>2455</text:p>
          </table:table-cell>
          <table:table-cell table:formula="of:=ABS([.H31])" office:value-type="float" office:value="1.9978027344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8794</text:p>
          </table:table-cell>
          <table:table-cell office:value-type="string">
            <text:p>1037</text:p>
          </table:table-cell>
          <table:table-cell office:value-type="string">
            <text:p>LFP3</text:p>
          </table:table-cell>
          <table:table-cell office:value-type="float" office:value="603921.56">
            <text:p>603921.56</text:p>
          </table:table-cell>
          <table:table-cell office:value-type="float" office:value="222568.74">
            <text:p>222568.74</text:p>
          </table:table-cell>
          <table:table-cell office:value-type="float" office:value="533.08">
            <text:p>533.08</text:p>
          </table:table-cell>
          <table:table-cell office:value-type="float" office:value="533.1900024414">
            <text:p>533.1900024414</text:p>
          </table:table-cell>
          <table:table-cell office:value-type="float" office:value="11.0002441406">
            <text:p>11.0002441406</text:p>
          </table:table-cell>
          <table:table-cell office:value-type="string">
            <text:p>2455</text:p>
          </table:table-cell>
          <table:table-cell table:formula="of:=ABS([.H32])" office:value-type="float" office:value="11.0002441406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8795</text:p>
          </table:table-cell>
          <table:table-cell office:value-type="string">
            <text:p>1038</text:p>
          </table:table-cell>
          <table:table-cell office:value-type="string">
            <text:p>LFP3</text:p>
          </table:table-cell>
          <table:table-cell office:value-type="float" office:value="603964.19">
            <text:p>603964.19</text:p>
          </table:table-cell>
          <table:table-cell office:value-type="float" office:value="222765.8">
            <text:p>222765.8</text:p>
          </table:table-cell>
          <table:table-cell office:value-type="float" office:value="487.53">
            <text:p>487.53</text:p>
          </table:table-cell>
          <table:table-cell office:value-type="float" office:value="487.6900024414">
            <text:p>487.6900024414</text:p>
          </table:table-cell>
          <table:table-cell office:value-type="float" office:value="16.0002441406">
            <text:p>16.0002441406</text:p>
          </table:table-cell>
          <table:table-cell office:value-type="string">
            <text:p>2455</text:p>
          </table:table-cell>
          <table:table-cell table:formula="of:=ABS([.H33])" office:value-type="float" office:value="16.0002441406">
            <text:p>16</text:p>
          </table:table-cell>
          <table:table-cell table:number-columns-repeated="246"/>
        </table:table-row>
        <table:table-row table:style-name="ro1">
          <table:table-cell office:value-type="string">
            <text:p>5358796</text:p>
          </table:table-cell>
          <table:table-cell office:value-type="string">
            <text:p>1039</text:p>
          </table:table-cell>
          <table:table-cell office:value-type="string">
            <text:p>LFP3</text:p>
          </table:table-cell>
          <table:table-cell office:value-type="float" office:value="603889.46">
            <text:p>603889.46</text:p>
          </table:table-cell>
          <table:table-cell office:value-type="float" office:value="222747.36">
            <text:p>222747.36</text:p>
          </table:table-cell>
          <table:table-cell office:value-type="float" office:value="487.74">
            <text:p>487.74</text:p>
          </table:table-cell>
          <table:table-cell office:value-type="float" office:value="487.8200073242">
            <text:p>487.8200073242</text:p>
          </table:table-cell>
          <table:table-cell office:value-type="float" office:value="8.0007324219">
            <text:p>8.0007324219</text:p>
          </table:table-cell>
          <table:table-cell office:value-type="string">
            <text:p>2455</text:p>
          </table:table-cell>
          <table:table-cell table:formula="of:=ABS([.H34])" office:value-type="float" office:value="8.0007324219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8797</text:p>
          </table:table-cell>
          <table:table-cell office:value-type="string">
            <text:p>1040</text:p>
          </table:table-cell>
          <table:table-cell office:value-type="string">
            <text:p>LFP3</text:p>
          </table:table-cell>
          <table:table-cell office:value-type="float" office:value="603813.05">
            <text:p>603813.05</text:p>
          </table:table-cell>
          <table:table-cell office:value-type="float" office:value="222741.25">
            <text:p>222741.25</text:p>
          </table:table-cell>
          <table:table-cell office:value-type="float" office:value="488.4">
            <text:p>488.4</text:p>
          </table:table-cell>
          <table:table-cell office:value-type="float" office:value="488.3599853516">
            <text:p>488.3599853516</text:p>
          </table:table-cell>
          <table:table-cell office:value-type="float" office:value="-4.0014648437">
            <text:p>-4.0014648437</text:p>
          </table:table-cell>
          <table:table-cell office:value-type="string">
            <text:p>2455</text:p>
          </table:table-cell>
          <table:table-cell table:formula="of:=ABS([.H35])" office:value-type="float" office:value="4.0014648437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8798</text:p>
          </table:table-cell>
          <table:table-cell office:value-type="string">
            <text:p>1041</text:p>
          </table:table-cell>
          <table:table-cell office:value-type="string">
            <text:p>LFP3</text:p>
          </table:table-cell>
          <table:table-cell office:value-type="float" office:value="603728.58">
            <text:p>603728.58</text:p>
          </table:table-cell>
          <table:table-cell office:value-type="float" office:value="222724.42">
            <text:p>222724.42</text:p>
          </table:table-cell>
          <table:table-cell office:value-type="float" office:value="489.52">
            <text:p>489.52</text:p>
          </table:table-cell>
          <table:table-cell office:value-type="float" office:value="489.6900024414">
            <text:p>489.6900024414</text:p>
          </table:table-cell>
          <table:table-cell office:value-type="float" office:value="17.0002441406">
            <text:p>17.0002441406</text:p>
          </table:table-cell>
          <table:table-cell office:value-type="string">
            <text:p>2455</text:p>
          </table:table-cell>
          <table:table-cell table:formula="of:=ABS([.H36])" office:value-type="float" office:value="17.0002441406">
            <text:p>17</text:p>
          </table:table-cell>
          <table:table-cell table:number-columns-repeated="246"/>
        </table:table-row>
        <table:table-row table:style-name="ro1">
          <table:table-cell office:value-type="string">
            <text:p>5358799</text:p>
          </table:table-cell>
          <table:table-cell office:value-type="string">
            <text:p>1042</text:p>
          </table:table-cell>
          <table:table-cell office:value-type="string">
            <text:p>LFP3</text:p>
          </table:table-cell>
          <table:table-cell office:value-type="float" office:value="604000.92">
            <text:p>604000.92</text:p>
          </table:table-cell>
          <table:table-cell office:value-type="float" office:value="222664.46">
            <text:p>222664.46</text:p>
          </table:table-cell>
          <table:table-cell office:value-type="float" office:value="503.47">
            <text:p>503.47</text:p>
          </table:table-cell>
          <table:table-cell office:value-type="float" office:value="503.3800048828">
            <text:p>503.3800048828</text:p>
          </table:table-cell>
          <table:table-cell office:value-type="float" office:value="-8.9995117188">
            <text:p>-8.9995117188</text:p>
          </table:table-cell>
          <table:table-cell office:value-type="string">
            <text:p>2455</text:p>
          </table:table-cell>
          <table:table-cell table:formula="of:=ABS([.H37])" office:value-type="float" office:value="8.9995117188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8800</text:p>
          </table:table-cell>
          <table:table-cell office:value-type="string">
            <text:p>1043</text:p>
          </table:table-cell>
          <table:table-cell office:value-type="string">
            <text:p>LFP3</text:p>
          </table:table-cell>
          <table:table-cell office:value-type="float" office:value="603908.77">
            <text:p>603908.77</text:p>
          </table:table-cell>
          <table:table-cell office:value-type="float" office:value="222659.23">
            <text:p>222659.23</text:p>
          </table:table-cell>
          <table:table-cell office:value-type="float" office:value="505.8">
            <text:p>505.8</text:p>
          </table:table-cell>
          <table:table-cell office:value-type="float" office:value="505.6900024414">
            <text:p>505.6900024414</text:p>
          </table:table-cell>
          <table:table-cell office:value-type="float" office:value="-10.9997558594">
            <text:p>-10.9997558594</text:p>
          </table:table-cell>
          <table:table-cell office:value-type="string">
            <text:p>2455</text:p>
          </table:table-cell>
          <table:table-cell table:formula="of:=ABS([.H38])" office:value-type="float" office:value="10.9997558594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8801</text:p>
          </table:table-cell>
          <table:table-cell office:value-type="string">
            <text:p>1044</text:p>
          </table:table-cell>
          <table:table-cell office:value-type="string">
            <text:p>LFP3</text:p>
          </table:table-cell>
          <table:table-cell office:value-type="float" office:value="604346.17">
            <text:p>604346.17</text:p>
          </table:table-cell>
          <table:table-cell office:value-type="float" office:value="222569.98">
            <text:p>222569.98</text:p>
          </table:table-cell>
          <table:table-cell office:value-type="float" office:value="518.91">
            <text:p>518.91</text:p>
          </table:table-cell>
          <table:table-cell office:value-type="float" office:value="519">
            <text:p>519</text:p>
          </table:table-cell>
          <table:table-cell office:value-type="float" office:value="9">
            <text:p>9</text:p>
          </table:table-cell>
          <table:table-cell office:value-type="string">
            <text:p>2455</text:p>
          </table:table-cell>
          <table:table-cell table:formula="of:=ABS([.H39])" office:value-type="float" office:value="9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8802</text:p>
          </table:table-cell>
          <table:table-cell office:value-type="string">
            <text:p>1045</text:p>
          </table:table-cell>
          <table:table-cell office:value-type="string">
            <text:p>LFP3</text:p>
          </table:table-cell>
          <table:table-cell office:value-type="float" office:value="604051.2">
            <text:p>604051.2</text:p>
          </table:table-cell>
          <table:table-cell office:value-type="float" office:value="222776.44">
            <text:p>222776.44</text:p>
          </table:table-cell>
          <table:table-cell office:value-type="float" office:value="486.57">
            <text:p>486.57</text:p>
          </table:table-cell>
          <table:table-cell office:value-type="float" office:value="486.5100097656">
            <text:p>486.5100097656</text:p>
          </table:table-cell>
          <table:table-cell office:value-type="float" office:value="-5.9990234375">
            <text:p>-5.9990234375</text:p>
          </table:table-cell>
          <table:table-cell office:value-type="string">
            <text:p>2455</text:p>
          </table:table-cell>
          <table:table-cell table:formula="of:=ABS([.H40])" office:value-type="float" office:value="5.9990234375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8803</text:p>
          </table:table-cell>
          <table:table-cell office:value-type="string">
            <text:p>1046</text:p>
          </table:table-cell>
          <table:table-cell office:value-type="string">
            <text:p>LFP3</text:p>
          </table:table-cell>
          <table:table-cell office:value-type="float" office:value="604158.14">
            <text:p>604158.14</text:p>
          </table:table-cell>
          <table:table-cell office:value-type="float" office:value="222736.3">
            <text:p>222736.3</text:p>
          </table:table-cell>
          <table:table-cell office:value-type="float" office:value="488.21">
            <text:p>488.21</text:p>
          </table:table-cell>
          <table:table-cell office:value-type="float" office:value="488.3800048828">
            <text:p>488.3800048828</text:p>
          </table:table-cell>
          <table:table-cell office:value-type="float" office:value="17.0004882813">
            <text:p>17.0004882813</text:p>
          </table:table-cell>
          <table:table-cell office:value-type="string">
            <text:p>2455</text:p>
          </table:table-cell>
          <table:table-cell table:formula="of:=ABS([.H41])" office:value-type="float" office:value="17.0004882813">
            <text:p>17</text:p>
          </table:table-cell>
          <table:table-cell table:number-columns-repeated="246"/>
        </table:table-row>
        <table:table-row table:style-name="ro1">
          <table:table-cell office:value-type="string">
            <text:p>5358804</text:p>
          </table:table-cell>
          <table:table-cell office:value-type="string">
            <text:p>1047</text:p>
          </table:table-cell>
          <table:table-cell office:value-type="string">
            <text:p>LFP3</text:p>
          </table:table-cell>
          <table:table-cell office:value-type="float" office:value="604194.2">
            <text:p>604194.2</text:p>
          </table:table-cell>
          <table:table-cell office:value-type="float" office:value="222674.2">
            <text:p>222674.2</text:p>
          </table:table-cell>
          <table:table-cell office:value-type="float" office:value="492.71">
            <text:p>492.71</text:p>
          </table:table-cell>
          <table:table-cell office:value-type="float" office:value="492.7399902344">
            <text:p>492.7399902344</text:p>
          </table:table-cell>
          <table:table-cell office:value-type="float" office:value="2.9990234375">
            <text:p>2.9990234375</text:p>
          </table:table-cell>
          <table:table-cell office:value-type="string">
            <text:p>2455</text:p>
          </table:table-cell>
          <table:table-cell table:formula="of:=ABS([.H42])" office:value-type="float" office:value="2.9990234375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8805</text:p>
          </table:table-cell>
          <table:table-cell office:value-type="string">
            <text:p>1048</text:p>
          </table:table-cell>
          <table:table-cell office:value-type="string">
            <text:p>LFP3</text:p>
          </table:table-cell>
          <table:table-cell office:value-type="float" office:value="604268.25">
            <text:p>604268.25</text:p>
          </table:table-cell>
          <table:table-cell office:value-type="float" office:value="222614.28">
            <text:p>222614.28</text:p>
          </table:table-cell>
          <table:table-cell office:value-type="float" office:value="503.89">
            <text:p>503.89</text:p>
          </table:table-cell>
          <table:table-cell office:value-type="float" office:value="503.9200134277">
            <text:p>503.9200134277</text:p>
          </table:table-cell>
          <table:table-cell office:value-type="float" office:value="3.0013427734">
            <text:p>3.0013427734</text:p>
          </table:table-cell>
          <table:table-cell office:value-type="string">
            <text:p>2455</text:p>
          </table:table-cell>
          <table:table-cell table:formula="of:=ABS([.H43])" office:value-type="float" office:value="3.0013427734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8806</text:p>
          </table:table-cell>
          <table:table-cell office:value-type="string">
            <text:p>1049</text:p>
          </table:table-cell>
          <table:table-cell office:value-type="string">
            <text:p>LFP3</text:p>
          </table:table-cell>
          <table:table-cell office:value-type="float" office:value="604131.4">
            <text:p>604131.4</text:p>
          </table:table-cell>
          <table:table-cell office:value-type="float" office:value="222682.65">
            <text:p>222682.65</text:p>
          </table:table-cell>
          <table:table-cell office:value-type="float" office:value="496.64">
            <text:p>496.64</text:p>
          </table:table-cell>
          <table:table-cell office:value-type="float" office:value="496.6199951172">
            <text:p>496.6199951172</text:p>
          </table:table-cell>
          <table:table-cell office:value-type="float" office:value="-2.0004882812">
            <text:p>-2.0004882812</text:p>
          </table:table-cell>
          <table:table-cell office:value-type="string">
            <text:p>2455</text:p>
          </table:table-cell>
          <table:table-cell table:formula="of:=ABS([.H44])" office:value-type="float" office:value="2.0004882812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8807</text:p>
          </table:table-cell>
          <table:table-cell office:value-type="string">
            <text:p>1050</text:p>
          </table:table-cell>
          <table:table-cell office:value-type="string">
            <text:p>LFP3</text:p>
          </table:table-cell>
          <table:table-cell office:value-type="float" office:value="604065.98">
            <text:p>604065.98</text:p>
          </table:table-cell>
          <table:table-cell office:value-type="float" office:value="222683.27">
            <text:p>222683.27</text:p>
          </table:table-cell>
          <table:table-cell office:value-type="float" office:value="500.11">
            <text:p>500.11</text:p>
          </table:table-cell>
          <table:table-cell office:value-type="float" office:value="500.049987793">
            <text:p>500.049987793</text:p>
          </table:table-cell>
          <table:table-cell office:value-type="float" office:value="-6.0012207031">
            <text:p>-6.0012207031</text:p>
          </table:table-cell>
          <table:table-cell office:value-type="string">
            <text:p>2455</text:p>
          </table:table-cell>
          <table:table-cell table:formula="of:=ABS([.H45])" office:value-type="float" office:value="6.0012207031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8808</text:p>
          </table:table-cell>
          <table:table-cell office:value-type="string">
            <text:p>1051</text:p>
          </table:table-cell>
          <table:table-cell office:value-type="string">
            <text:p>LFP3</text:p>
          </table:table-cell>
          <table:table-cell office:value-type="float" office:value="604046.34">
            <text:p>604046.34</text:p>
          </table:table-cell>
          <table:table-cell office:value-type="float" office:value="222572.22">
            <text:p>222572.22</text:p>
          </table:table-cell>
          <table:table-cell office:value-type="float" office:value="528.36">
            <text:p>528.36</text:p>
          </table:table-cell>
          <table:table-cell office:value-type="float" office:value="528.2399902344">
            <text:p>528.2399902344</text:p>
          </table:table-cell>
          <table:table-cell office:value-type="float" office:value="-12.0009765625">
            <text:p>-12.0009765625</text:p>
          </table:table-cell>
          <table:table-cell office:value-type="string">
            <text:p>2455</text:p>
          </table:table-cell>
          <table:table-cell table:formula="of:=ABS([.H46])" office:value-type="float" office:value="12.0009765625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58809</text:p>
          </table:table-cell>
          <table:table-cell office:value-type="string">
            <text:p>1053</text:p>
          </table:table-cell>
          <table:table-cell office:value-type="string">
            <text:p>LFP3</text:p>
          </table:table-cell>
          <table:table-cell office:value-type="float" office:value="604505.81">
            <text:p>604505.81</text:p>
          </table:table-cell>
          <table:table-cell office:value-type="float" office:value="222713.01">
            <text:p>222713.01</text:p>
          </table:table-cell>
          <table:table-cell office:value-type="float" office:value="508.02">
            <text:p>508.02</text:p>
          </table:table-cell>
          <table:table-cell office:value-type="float" office:value="508.0199890137">
            <text:p>508.0199890137</text:p>
          </table:table-cell>
          <table:table-cell office:value-type="float" office:value="-0.0010986328">
            <text:p>-0.0010986328</text:p>
          </table:table-cell>
          <table:table-cell office:value-type="string">
            <text:p>2455</text:p>
          </table:table-cell>
          <table:table-cell table:formula="of:=ABS([.H47])" office:value-type="float" office:value="0.0010986328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58810</text:p>
          </table:table-cell>
          <table:table-cell office:value-type="string">
            <text:p>1054</text:p>
          </table:table-cell>
          <table:table-cell office:value-type="string">
            <text:p>LFP3</text:p>
          </table:table-cell>
          <table:table-cell office:value-type="float" office:value="604431.49">
            <text:p>604431.49</text:p>
          </table:table-cell>
          <table:table-cell office:value-type="float" office:value="222644.25">
            <text:p>222644.25</text:p>
          </table:table-cell>
          <table:table-cell office:value-type="float" office:value="512.94">
            <text:p>512.94</text:p>
          </table:table-cell>
          <table:table-cell office:value-type="float" office:value="513.1500244141">
            <text:p>513.1500244141</text:p>
          </table:table-cell>
          <table:table-cell office:value-type="float" office:value="21.0024414062">
            <text:p>21.0024414062</text:p>
          </table:table-cell>
          <table:table-cell office:value-type="string">
            <text:p>2455</text:p>
          </table:table-cell>
          <table:table-cell table:formula="of:=ABS([.H48])" office:value-type="float" office:value="21.0024414062">
            <text:p>21</text:p>
          </table:table-cell>
          <table:table-cell table:number-columns-repeated="246"/>
        </table:table-row>
        <table:table-row table:style-name="ro1">
          <table:table-cell office:value-type="string">
            <text:p>5358811</text:p>
          </table:table-cell>
          <table:table-cell office:value-type="string">
            <text:p>1055</text:p>
          </table:table-cell>
          <table:table-cell office:value-type="string">
            <text:p>LFP3</text:p>
          </table:table-cell>
          <table:table-cell office:value-type="float" office:value="604609.4">
            <text:p>604609.4</text:p>
          </table:table-cell>
          <table:table-cell office:value-type="float" office:value="222702.01">
            <text:p>222702.01</text:p>
          </table:table-cell>
          <table:table-cell office:value-type="float" office:value="515.71">
            <text:p>515.71</text:p>
          </table:table-cell>
          <table:table-cell office:value-type="float" office:value="515.7600097656">
            <text:p>515.7600097656</text:p>
          </table:table-cell>
          <table:table-cell office:value-type="float" office:value="5.0009765625">
            <text:p>5.0009765625</text:p>
          </table:table-cell>
          <table:table-cell office:value-type="string">
            <text:p>2455</text:p>
          </table:table-cell>
          <table:table-cell table:formula="of:=ABS([.H49])" office:value-type="float" office:value="5.0009765625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8812</text:p>
          </table:table-cell>
          <table:table-cell office:value-type="string">
            <text:p>1056</text:p>
          </table:table-cell>
          <table:table-cell office:value-type="string">
            <text:p>LFP3</text:p>
          </table:table-cell>
          <table:table-cell office:value-type="float" office:value="604672.87">
            <text:p>604672.87</text:p>
          </table:table-cell>
          <table:table-cell office:value-type="float" office:value="222677.24">
            <text:p>222677.24</text:p>
          </table:table-cell>
          <table:table-cell office:value-type="float" office:value="521.84">
            <text:p>521.84</text:p>
          </table:table-cell>
          <table:table-cell office:value-type="float" office:value="521.9400024414">
            <text:p>521.9400024414</text:p>
          </table:table-cell>
          <table:table-cell office:value-type="float" office:value="10.0002441406">
            <text:p>10.0002441406</text:p>
          </table:table-cell>
          <table:table-cell office:value-type="string">
            <text:p>2455</text:p>
          </table:table-cell>
          <table:table-cell table:formula="of:=ABS([.H50])" office:value-type="float" office:value="10.0002441406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8813</text:p>
          </table:table-cell>
          <table:table-cell office:value-type="string">
            <text:p>1057</text:p>
          </table:table-cell>
          <table:table-cell office:value-type="string">
            <text:p>LFP3</text:p>
          </table:table-cell>
          <table:table-cell office:value-type="float" office:value="604513.47">
            <text:p>604513.47</text:p>
          </table:table-cell>
          <table:table-cell office:value-type="float" office:value="222570.44">
            <text:p>222570.44</text:p>
          </table:table-cell>
          <table:table-cell office:value-type="float" office:value="529.69">
            <text:p>529.69</text:p>
          </table:table-cell>
          <table:table-cell office:value-type="float" office:value="529.9899902344">
            <text:p>529.9899902344</text:p>
          </table:table-cell>
          <table:table-cell office:value-type="float" office:value="29.9990234375">
            <text:p>29.9990234375</text:p>
          </table:table-cell>
          <table:table-cell office:value-type="string">
            <text:p>2455</text:p>
          </table:table-cell>
          <table:table-cell table:formula="of:=ABS([.H51])" office:value-type="float" office:value="29.9990234375">
            <text:p>30</text:p>
          </table:table-cell>
          <table:table-cell table:number-columns-repeated="246"/>
        </table:table-row>
        <table:table-row table:style-name="ro1">
          <table:table-cell office:value-type="string">
            <text:p>5358814</text:p>
          </table:table-cell>
          <table:table-cell office:value-type="string">
            <text:p>1058</text:p>
          </table:table-cell>
          <table:table-cell office:value-type="string">
            <text:p>LFP3</text:p>
          </table:table-cell>
          <table:table-cell office:value-type="float" office:value="604586.6">
            <text:p>604586.6</text:p>
          </table:table-cell>
          <table:table-cell office:value-type="float" office:value="222601.47">
            <text:p>222601.47</text:p>
          </table:table-cell>
          <table:table-cell office:value-type="float" office:value="530.62">
            <text:p>530.62</text:p>
          </table:table-cell>
          <table:table-cell office:value-type="float" office:value="530.7800292969">
            <text:p>530.7800292969</text:p>
          </table:table-cell>
          <table:table-cell office:value-type="float" office:value="16.0029296875">
            <text:p>16.0029296875</text:p>
          </table:table-cell>
          <table:table-cell office:value-type="string">
            <text:p>2455</text:p>
          </table:table-cell>
          <table:table-cell table:formula="of:=ABS([.H52])" office:value-type="float" office:value="16.0029296875">
            <text:p>16</text:p>
          </table:table-cell>
          <table:table-cell table:number-columns-repeated="246"/>
        </table:table-row>
        <table:table-row table:style-name="ro1">
          <table:table-cell office:value-type="string">
            <text:p>5358815</text:p>
          </table:table-cell>
          <table:table-cell office:value-type="string">
            <text:p>1059</text:p>
          </table:table-cell>
          <table:table-cell office:value-type="string">
            <text:p>LFP3</text:p>
          </table:table-cell>
          <table:table-cell office:value-type="float" office:value="604647.27">
            <text:p>604647.27</text:p>
          </table:table-cell>
          <table:table-cell office:value-type="float" office:value="222627.87">
            <text:p>222627.87</text:p>
          </table:table-cell>
          <table:table-cell office:value-type="float" office:value="529.66">
            <text:p>529.66</text:p>
          </table:table-cell>
          <table:table-cell office:value-type="float" office:value="529.7800292969">
            <text:p>529.7800292969</text:p>
          </table:table-cell>
          <table:table-cell office:value-type="float" office:value="12.0029296875">
            <text:p>12.0029296875</text:p>
          </table:table-cell>
          <table:table-cell office:value-type="string">
            <text:p>2455</text:p>
          </table:table-cell>
          <table:table-cell table:formula="of:=ABS([.H53])" office:value-type="float" office:value="12.0029296875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58816</text:p>
          </table:table-cell>
          <table:table-cell office:value-type="string">
            <text:p>1060</text:p>
          </table:table-cell>
          <table:table-cell office:value-type="string">
            <text:p>LFP3</text:p>
          </table:table-cell>
          <table:table-cell office:value-type="float" office:value="604530.19">
            <text:p>604530.19</text:p>
          </table:table-cell>
          <table:table-cell office:value-type="float" office:value="222659.75">
            <text:p>222659.75</text:p>
          </table:table-cell>
          <table:table-cell office:value-type="float" office:value="519.42">
            <text:p>519.42</text:p>
          </table:table-cell>
          <table:table-cell office:value-type="float" office:value="519.4199829102">
            <text:p>519.4199829102</text:p>
          </table:table-cell>
          <table:table-cell office:value-type="float" office:value="-0.0017089844">
            <text:p>-0.0017089844</text:p>
          </table:table-cell>
          <table:table-cell office:value-type="string">
            <text:p>2455</text:p>
          </table:table-cell>
          <table:table-cell table:formula="of:=ABS([.H54])" office:value-type="float" office:value="0.0017089844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58817</text:p>
          </table:table-cell>
          <table:table-cell office:value-type="string">
            <text:p>1064</text:p>
          </table:table-cell>
          <table:table-cell office:value-type="string">
            <text:p>LFP3</text:p>
          </table:table-cell>
          <table:table-cell office:value-type="float" office:value="604725.44">
            <text:p>604725.44</text:p>
          </table:table-cell>
          <table:table-cell office:value-type="float" office:value="222666.77">
            <text:p>222666.77</text:p>
          </table:table-cell>
          <table:table-cell office:value-type="float" office:value="524.72">
            <text:p>524.72</text:p>
          </table:table-cell>
          <table:table-cell office:value-type="float" office:value="524.7199707031">
            <text:p>524.7199707031</text:p>
          </table:table-cell>
          <table:table-cell office:value-type="float" office:value="-0.0029296875">
            <text:p>-0.0029296875</text:p>
          </table:table-cell>
          <table:table-cell office:value-type="string">
            <text:p>2455</text:p>
          </table:table-cell>
          <table:table-cell table:formula="of:=ABS([.H55])" office:value-type="float" office:value="0.0029296875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58818</text:p>
          </table:table-cell>
          <table:table-cell office:value-type="string">
            <text:p>1065</text:p>
          </table:table-cell>
          <table:table-cell office:value-type="string">
            <text:p>LFP3</text:p>
          </table:table-cell>
          <table:table-cell office:value-type="float" office:value="604745.14">
            <text:p>604745.14</text:p>
          </table:table-cell>
          <table:table-cell office:value-type="float" office:value="222615.94">
            <text:p>222615.94</text:p>
          </table:table-cell>
          <table:table-cell office:value-type="float" office:value="532.3">
            <text:p>532.3</text:p>
          </table:table-cell>
          <table:table-cell office:value-type="float" office:value="532.2399902344">
            <text:p>532.2399902344</text:p>
          </table:table-cell>
          <table:table-cell office:value-type="float" office:value="-6.0009765625">
            <text:p>-6.0009765625</text:p>
          </table:table-cell>
          <table:table-cell office:value-type="string">
            <text:p>2455</text:p>
          </table:table-cell>
          <table:table-cell table:formula="of:=ABS([.H56])" office:value-type="float" office:value="6.0009765625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8819</text:p>
          </table:table-cell>
          <table:table-cell office:value-type="string">
            <text:p>1066</text:p>
          </table:table-cell>
          <table:table-cell office:value-type="string">
            <text:p>LFP3</text:p>
          </table:table-cell>
          <table:table-cell office:value-type="float" office:value="605010.13">
            <text:p>605010.13</text:p>
          </table:table-cell>
          <table:table-cell office:value-type="float" office:value="222722.38">
            <text:p>222722.38</text:p>
          </table:table-cell>
          <table:table-cell office:value-type="float" office:value="549.15">
            <text:p>549.15</text:p>
          </table:table-cell>
          <table:table-cell office:value-type="float" office:value="549.1199951172">
            <text:p>549.1199951172</text:p>
          </table:table-cell>
          <table:table-cell office:value-type="float" office:value="-3.0004882812">
            <text:p>-3.0004882812</text:p>
          </table:table-cell>
          <table:table-cell office:value-type="string">
            <text:p>2455</text:p>
          </table:table-cell>
          <table:table-cell table:formula="of:=ABS([.H57])" office:value-type="float" office:value="3.0004882812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8820</text:p>
          </table:table-cell>
          <table:table-cell office:value-type="string">
            <text:p>1067</text:p>
          </table:table-cell>
          <table:table-cell office:value-type="string">
            <text:p>LFP3</text:p>
          </table:table-cell>
          <table:table-cell office:value-type="float" office:value="604895">
            <text:p>604895</text:p>
          </table:table-cell>
          <table:table-cell office:value-type="float" office:value="222751.55">
            <text:p>222751.55</text:p>
          </table:table-cell>
          <table:table-cell office:value-type="float" office:value="534.3">
            <text:p>534.3</text:p>
          </table:table-cell>
          <table:table-cell office:value-type="float" office:value="534.2199707031">
            <text:p>534.2199707031</text:p>
          </table:table-cell>
          <table:table-cell office:value-type="float" office:value="-8.0029296875">
            <text:p>-8.0029296875</text:p>
          </table:table-cell>
          <table:table-cell office:value-type="string">
            <text:p>2455</text:p>
          </table:table-cell>
          <table:table-cell table:formula="of:=ABS([.H58])" office:value-type="float" office:value="8.0029296875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8821</text:p>
          </table:table-cell>
          <table:table-cell office:value-type="string">
            <text:p>1068</text:p>
          </table:table-cell>
          <table:table-cell office:value-type="string">
            <text:p>LFP3</text:p>
          </table:table-cell>
          <table:table-cell office:value-type="float" office:value="604841.07">
            <text:p>604841.07</text:p>
          </table:table-cell>
          <table:table-cell office:value-type="float" office:value="222720">
            <text:p>222720</text:p>
          </table:table-cell>
          <table:table-cell office:value-type="float" office:value="529.85">
            <text:p>529.85</text:p>
          </table:table-cell>
          <table:table-cell office:value-type="float" office:value="529.8699951172">
            <text:p>529.8699951172</text:p>
          </table:table-cell>
          <table:table-cell office:value-type="float" office:value="1.9995117187">
            <text:p>1.9995117187</text:p>
          </table:table-cell>
          <table:table-cell office:value-type="string">
            <text:p>2455</text:p>
          </table:table-cell>
          <table:table-cell table:formula="of:=ABS([.H59])" office:value-type="float" office:value="1.9995117187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8822</text:p>
          </table:table-cell>
          <table:table-cell office:value-type="string">
            <text:p>1069</text:p>
          </table:table-cell>
          <table:table-cell office:value-type="string">
            <text:p>LFP3</text:p>
          </table:table-cell>
          <table:table-cell office:value-type="float" office:value="604780.89">
            <text:p>604780.89</text:p>
          </table:table-cell>
          <table:table-cell office:value-type="float" office:value="222693.78">
            <text:p>222693.78</text:p>
          </table:table-cell>
          <table:table-cell office:value-type="float" office:value="525.71">
            <text:p>525.71</text:p>
          </table:table-cell>
          <table:table-cell office:value-type="float" office:value="525.6199951172">
            <text:p>525.6199951172</text:p>
          </table:table-cell>
          <table:table-cell office:value-type="float" office:value="-9.0004882813">
            <text:p>-9.0004882813</text:p>
          </table:table-cell>
          <table:table-cell office:value-type="string">
            <text:p>2455</text:p>
          </table:table-cell>
          <table:table-cell table:formula="of:=ABS([.H60])" office:value-type="float" office:value="9.0004882813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8823</text:p>
          </table:table-cell>
          <table:table-cell office:value-type="string">
            <text:p>1074</text:p>
          </table:table-cell>
          <table:table-cell office:value-type="string">
            <text:p>LFP3</text:p>
          </table:table-cell>
          <table:table-cell office:value-type="float" office:value="603282.43">
            <text:p>603282.43</text:p>
          </table:table-cell>
          <table:table-cell office:value-type="float" office:value="222896.26">
            <text:p>222896.26</text:p>
          </table:table-cell>
          <table:table-cell office:value-type="float" office:value="512.41">
            <text:p>512.41</text:p>
          </table:table-cell>
          <table:table-cell office:value-type="float" office:value="512.2700195312">
            <text:p>512.2700195312</text:p>
          </table:table-cell>
          <table:table-cell office:value-type="float" office:value="-13.998046875">
            <text:p>-13.998046875</text:p>
          </table:table-cell>
          <table:table-cell office:value-type="string">
            <text:p>2455</text:p>
          </table:table-cell>
          <table:table-cell table:formula="of:=ABS([.H61])" office:value-type="float" office:value="13.998046875">
            <text:p>14</text:p>
          </table:table-cell>
          <table:table-cell table:number-columns-repeated="246"/>
        </table:table-row>
        <table:table-row table:style-name="ro1">
          <table:table-cell office:value-type="string">
            <text:p>5358824</text:p>
          </table:table-cell>
          <table:table-cell office:value-type="string">
            <text:p>1075</text:p>
          </table:table-cell>
          <table:table-cell office:value-type="string">
            <text:p>LFP3</text:p>
          </table:table-cell>
          <table:table-cell office:value-type="float" office:value="603225.79">
            <text:p>603225.79</text:p>
          </table:table-cell>
          <table:table-cell office:value-type="float" office:value="222807.49">
            <text:p>222807.49</text:p>
          </table:table-cell>
          <table:table-cell office:value-type="float" office:value="503.34">
            <text:p>503.34</text:p>
          </table:table-cell>
          <table:table-cell office:value-type="float" office:value="503.3399963379">
            <text:p>503.3399963379</text:p>
          </table:table-cell>
          <table:table-cell office:value-type="float" office:value="-0.0003662109">
            <text:p>-0.0003662109</text:p>
          </table:table-cell>
          <table:table-cell office:value-type="string">
            <text:p>2455</text:p>
          </table:table-cell>
          <table:table-cell table:formula="of:=ABS([.H62])" office:value-type="float" office:value="0.0003662109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58825</text:p>
          </table:table-cell>
          <table:table-cell office:value-type="string">
            <text:p>1077</text:p>
          </table:table-cell>
          <table:table-cell office:value-type="string">
            <text:p>LFP3</text:p>
          </table:table-cell>
          <table:table-cell office:value-type="float" office:value="603595.75">
            <text:p>603595.75</text:p>
          </table:table-cell>
          <table:table-cell office:value-type="float" office:value="222916.56">
            <text:p>222916.56</text:p>
          </table:table-cell>
          <table:table-cell office:value-type="float" office:value="493.08">
            <text:p>493.08</text:p>
          </table:table-cell>
          <table:table-cell office:value-type="float" office:value="493.25">
            <text:p>493.25</text:p>
          </table:table-cell>
          <table:table-cell office:value-type="float" office:value="17">
            <text:p>17</text:p>
          </table:table-cell>
          <table:table-cell office:value-type="string">
            <text:p>2455</text:p>
          </table:table-cell>
          <table:table-cell table:formula="of:=ABS([.H63])" office:value-type="float" office:value="17">
            <text:p>17</text:p>
          </table:table-cell>
          <table:table-cell table:number-columns-repeated="246"/>
        </table:table-row>
        <table:table-row table:style-name="ro1">
          <table:table-cell office:value-type="string">
            <text:p>5358826</text:p>
          </table:table-cell>
          <table:table-cell office:value-type="string">
            <text:p>1078</text:p>
          </table:table-cell>
          <table:table-cell office:value-type="string">
            <text:p>LFP3</text:p>
          </table:table-cell>
          <table:table-cell office:value-type="float" office:value="603477.8">
            <text:p>603477.8</text:p>
          </table:table-cell>
          <table:table-cell office:value-type="float" office:value="222857.23">
            <text:p>222857.23</text:p>
          </table:table-cell>
          <table:table-cell office:value-type="float" office:value="491.24">
            <text:p>491.24</text:p>
          </table:table-cell>
          <table:table-cell office:value-type="float" office:value="491.299987793">
            <text:p>491.299987793</text:p>
          </table:table-cell>
          <table:table-cell office:value-type="float" office:value="5.9987792969">
            <text:p>5.9987792969</text:p>
          </table:table-cell>
          <table:table-cell office:value-type="string">
            <text:p>2455</text:p>
          </table:table-cell>
          <table:table-cell table:formula="of:=ABS([.H64])" office:value-type="float" office:value="5.9987792969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8827</text:p>
          </table:table-cell>
          <table:table-cell office:value-type="string">
            <text:p>1079</text:p>
          </table:table-cell>
          <table:table-cell office:value-type="string">
            <text:p>LFP3</text:p>
          </table:table-cell>
          <table:table-cell office:value-type="float" office:value="603379.96">
            <text:p>603379.96</text:p>
          </table:table-cell>
          <table:table-cell office:value-type="float" office:value="222817.73">
            <text:p>222817.73</text:p>
          </table:table-cell>
          <table:table-cell office:value-type="float" office:value="492.54">
            <text:p>492.54</text:p>
          </table:table-cell>
          <table:table-cell office:value-type="float" office:value="492.5799865723">
            <text:p>492.5799865723</text:p>
          </table:table-cell>
          <table:table-cell office:value-type="float" office:value="3.9986572266">
            <text:p>3.9986572266</text:p>
          </table:table-cell>
          <table:table-cell office:value-type="string">
            <text:p>2455</text:p>
          </table:table-cell>
          <table:table-cell table:formula="of:=ABS([.H65])" office:value-type="float" office:value="3.9986572266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8828</text:p>
          </table:table-cell>
          <table:table-cell office:value-type="string">
            <text:p>1080</text:p>
          </table:table-cell>
          <table:table-cell office:value-type="string">
            <text:p>LFP3</text:p>
          </table:table-cell>
          <table:table-cell office:value-type="float" office:value="603325.12">
            <text:p>603325.12</text:p>
          </table:table-cell>
          <table:table-cell office:value-type="float" office:value="222953.84">
            <text:p>222953.84</text:p>
          </table:table-cell>
          <table:table-cell office:value-type="float" office:value="515.06">
            <text:p>515.06</text:p>
          </table:table-cell>
          <table:table-cell office:value-type="float" office:value="515">
            <text:p>515</text:p>
          </table:table-cell>
          <table:table-cell office:value-type="float" office:value="-6">
            <text:p>-6</text:p>
          </table:table-cell>
          <table:table-cell office:value-type="string">
            <text:p>2455</text:p>
          </table:table-cell>
          <table:table-cell table:formula="of:=ABS([.H66])" office:value-type="float" office:value="6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8829</text:p>
          </table:table-cell>
          <table:table-cell office:value-type="string">
            <text:p>1081</text:p>
          </table:table-cell>
          <table:table-cell office:value-type="string">
            <text:p>LFP3</text:p>
          </table:table-cell>
          <table:table-cell office:value-type="float" office:value="603394.05">
            <text:p>603394.05</text:p>
          </table:table-cell>
          <table:table-cell office:value-type="float" office:value="222975.09">
            <text:p>222975.09</text:p>
          </table:table-cell>
          <table:table-cell office:value-type="float" office:value="513.49">
            <text:p>513.49</text:p>
          </table:table-cell>
          <table:table-cell office:value-type="float" office:value="513.5399780273">
            <text:p>513.5399780273</text:p>
          </table:table-cell>
          <table:table-cell office:value-type="float" office:value="4.9978027344">
            <text:p>4.9978027344</text:p>
          </table:table-cell>
          <table:table-cell office:value-type="string">
            <text:p>2455</text:p>
          </table:table-cell>
          <table:table-cell table:formula="of:=ABS([.H67])" office:value-type="float" office:value="4.9978027344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8830</text:p>
          </table:table-cell>
          <table:table-cell office:value-type="string">
            <text:p>1082</text:p>
          </table:table-cell>
          <table:table-cell office:value-type="string">
            <text:p>LFP3</text:p>
          </table:table-cell>
          <table:table-cell office:value-type="float" office:value="603622.66">
            <text:p>603622.66</text:p>
          </table:table-cell>
          <table:table-cell office:value-type="float" office:value="222816.66">
            <text:p>222816.66</text:p>
          </table:table-cell>
          <table:table-cell office:value-type="float" office:value="486.89">
            <text:p>486.89</text:p>
          </table:table-cell>
          <table:table-cell office:value-type="float" office:value="486.9100036621">
            <text:p>486.9100036621</text:p>
          </table:table-cell>
          <table:table-cell office:value-type="float" office:value="2.0003662109">
            <text:p>2.0003662109</text:p>
          </table:table-cell>
          <table:table-cell office:value-type="string">
            <text:p>2455</text:p>
          </table:table-cell>
          <table:table-cell table:formula="of:=ABS([.H68])" office:value-type="float" office:value="2.0003662109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8831</text:p>
          </table:table-cell>
          <table:table-cell office:value-type="string">
            <text:p>1083</text:p>
          </table:table-cell>
          <table:table-cell office:value-type="string">
            <text:p>LFP3</text:p>
          </table:table-cell>
          <table:table-cell office:value-type="float" office:value="603847.3">
            <text:p>603847.3</text:p>
          </table:table-cell>
          <table:table-cell office:value-type="float" office:value="222969.09">
            <text:p>222969.09</text:p>
          </table:table-cell>
          <table:table-cell office:value-type="float" office:value="491.72">
            <text:p>491.72</text:p>
          </table:table-cell>
          <table:table-cell office:value-type="float" office:value="491.8500061035">
            <text:p>491.8500061035</text:p>
          </table:table-cell>
          <table:table-cell office:value-type="float" office:value="13.0006103516">
            <text:p>13.0006103516</text:p>
          </table:table-cell>
          <table:table-cell office:value-type="string">
            <text:p>2455</text:p>
          </table:table-cell>
          <table:table-cell table:formula="of:=ABS([.H69])" office:value-type="float" office:value="13.0006103516">
            <text:p>13</text:p>
          </table:table-cell>
          <table:table-cell table:number-columns-repeated="246"/>
        </table:table-row>
        <table:table-row table:style-name="ro1">
          <table:table-cell office:value-type="string">
            <text:p>5358832</text:p>
          </table:table-cell>
          <table:table-cell office:value-type="string">
            <text:p>1084</text:p>
          </table:table-cell>
          <table:table-cell office:value-type="string">
            <text:p>LFP3</text:p>
          </table:table-cell>
          <table:table-cell office:value-type="float" office:value="603755.59">
            <text:p>603755.59</text:p>
          </table:table-cell>
          <table:table-cell office:value-type="float" office:value="222954.48">
            <text:p>222954.48</text:p>
          </table:table-cell>
          <table:table-cell office:value-type="float" office:value="493.36">
            <text:p>493.36</text:p>
          </table:table-cell>
          <table:table-cell office:value-type="float" office:value="493.4800109863">
            <text:p>493.4800109863</text:p>
          </table:table-cell>
          <table:table-cell office:value-type="float" office:value="12.0010986328">
            <text:p>12.0010986328</text:p>
          </table:table-cell>
          <table:table-cell office:value-type="string">
            <text:p>2455</text:p>
          </table:table-cell>
          <table:table-cell table:formula="of:=ABS([.H70])" office:value-type="float" office:value="12.0010986328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58833</text:p>
          </table:table-cell>
          <table:table-cell office:value-type="string">
            <text:p>1085</text:p>
          </table:table-cell>
          <table:table-cell office:value-type="string">
            <text:p>LFP3</text:p>
          </table:table-cell>
          <table:table-cell office:value-type="float" office:value="603674.55">
            <text:p>603674.55</text:p>
          </table:table-cell>
          <table:table-cell office:value-type="float" office:value="222945.4">
            <text:p>222945.4</text:p>
          </table:table-cell>
          <table:table-cell office:value-type="float" office:value="494.91">
            <text:p>494.91</text:p>
          </table:table-cell>
          <table:table-cell office:value-type="float" office:value="495.0199890137">
            <text:p>495.0199890137</text:p>
          </table:table-cell>
          <table:table-cell office:value-type="float" office:value="10.9989013672">
            <text:p>10.9989013672</text:p>
          </table:table-cell>
          <table:table-cell office:value-type="string">
            <text:p>2455</text:p>
          </table:table-cell>
          <table:table-cell table:formula="of:=ABS([.H71])" office:value-type="float" office:value="10.9989013672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8834</text:p>
          </table:table-cell>
          <table:table-cell office:value-type="string">
            <text:p>1086</text:p>
          </table:table-cell>
          <table:table-cell office:value-type="string">
            <text:p>LFP3</text:p>
          </table:table-cell>
          <table:table-cell office:value-type="float" office:value="603894.11">
            <text:p>603894.11</text:p>
          </table:table-cell>
          <table:table-cell office:value-type="float" office:value="222843">
            <text:p>222843</text:p>
          </table:table-cell>
          <table:table-cell office:value-type="float" office:value="484.35">
            <text:p>484.35</text:p>
          </table:table-cell>
          <table:table-cell office:value-type="float" office:value="484.2399902344">
            <text:p>484.2399902344</text:p>
          </table:table-cell>
          <table:table-cell office:value-type="float" office:value="-11.0009765625">
            <text:p>-11.0009765625</text:p>
          </table:table-cell>
          <table:table-cell office:value-type="string">
            <text:p>2455</text:p>
          </table:table-cell>
          <table:table-cell table:formula="of:=ABS([.H72])" office:value-type="float" office:value="11.0009765625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8835</text:p>
          </table:table-cell>
          <table:table-cell office:value-type="string">
            <text:p>1087</text:p>
          </table:table-cell>
          <table:table-cell office:value-type="string">
            <text:p>LFP3</text:p>
          </table:table-cell>
          <table:table-cell office:value-type="float" office:value="603797.98">
            <text:p>603797.98</text:p>
          </table:table-cell>
          <table:table-cell office:value-type="float" office:value="222826.33">
            <text:p>222826.33</text:p>
          </table:table-cell>
          <table:table-cell office:value-type="float" office:value="485.54">
            <text:p>485.54</text:p>
          </table:table-cell>
          <table:table-cell office:value-type="float" office:value="485.5299987793">
            <text:p>485.5299987793</text:p>
          </table:table-cell>
          <table:table-cell office:value-type="float" office:value="-1.0001220703">
            <text:p>-1.0001220703</text:p>
          </table:table-cell>
          <table:table-cell office:value-type="string">
            <text:p>2455</text:p>
          </table:table-cell>
          <table:table-cell table:formula="of:=ABS([.H73])" office:value-type="float" office:value="1.0001220703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8836</text:p>
          </table:table-cell>
          <table:table-cell office:value-type="string">
            <text:p>1088</text:p>
          </table:table-cell>
          <table:table-cell office:value-type="string">
            <text:p>LFP3</text:p>
          </table:table-cell>
          <table:table-cell office:value-type="float" office:value="603700.24">
            <text:p>603700.24</text:p>
          </table:table-cell>
          <table:table-cell office:value-type="float" office:value="222817.69">
            <text:p>222817.69</text:p>
          </table:table-cell>
          <table:table-cell office:value-type="float" office:value="486.72">
            <text:p>486.72</text:p>
          </table:table-cell>
          <table:table-cell office:value-type="float" office:value="486.5700073242">
            <text:p>486.5700073242</text:p>
          </table:table-cell>
          <table:table-cell office:value-type="float" office:value="-14.9992675781">
            <text:p>-14.9992675781</text:p>
          </table:table-cell>
          <table:table-cell office:value-type="string">
            <text:p>2455</text:p>
          </table:table-cell>
          <table:table-cell table:formula="of:=ABS([.H74])" office:value-type="float" office:value="14.9992675781">
            <text:p>15</text:p>
          </table:table-cell>
          <table:table-cell table:number-columns-repeated="246"/>
        </table:table-row>
        <table:table-row table:style-name="ro1">
          <table:table-cell office:value-type="string">
            <text:p>5358837</text:p>
          </table:table-cell>
          <table:table-cell office:value-type="string">
            <text:p>1089</text:p>
          </table:table-cell>
          <table:table-cell office:value-type="string">
            <text:p>LFP3</text:p>
          </table:table-cell>
          <table:table-cell office:value-type="float" office:value="604104.73">
            <text:p>604104.73</text:p>
          </table:table-cell>
          <table:table-cell office:value-type="float" office:value="222902.62">
            <text:p>222902.62</text:p>
          </table:table-cell>
          <table:table-cell office:value-type="float" office:value="482.11">
            <text:p>482.11</text:p>
          </table:table-cell>
          <table:table-cell office:value-type="float" office:value="482.0400085449">
            <text:p>482.0400085449</text:p>
          </table:table-cell>
          <table:table-cell office:value-type="float" office:value="-6.9991455078">
            <text:p>-6.9991455078</text:p>
          </table:table-cell>
          <table:table-cell office:value-type="string">
            <text:p>2455</text:p>
          </table:table-cell>
          <table:table-cell table:formula="of:=ABS([.H75])" office:value-type="float" office:value="6.9991455078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8838</text:p>
          </table:table-cell>
          <table:table-cell office:value-type="string">
            <text:p>1090</text:p>
          </table:table-cell>
          <table:table-cell office:value-type="string">
            <text:p>LFP3</text:p>
          </table:table-cell>
          <table:table-cell office:value-type="float" office:value="604133.27">
            <text:p>604133.27</text:p>
          </table:table-cell>
          <table:table-cell office:value-type="float" office:value="222796.74">
            <text:p>222796.74</text:p>
          </table:table-cell>
          <table:table-cell office:value-type="float" office:value="485.27">
            <text:p>485.27</text:p>
          </table:table-cell>
          <table:table-cell office:value-type="float" office:value="485.4599914551">
            <text:p>485.4599914551</text:p>
          </table:table-cell>
          <table:table-cell office:value-type="float" office:value="18.9991455078">
            <text:p>18.9991455078</text:p>
          </table:table-cell>
          <table:table-cell office:value-type="string">
            <text:p>2455</text:p>
          </table:table-cell>
          <table:table-cell table:formula="of:=ABS([.H76])" office:value-type="float" office:value="18.9991455078">
            <text:p>19</text:p>
          </table:table-cell>
          <table:table-cell table:number-columns-repeated="246"/>
        </table:table-row>
        <table:table-row table:style-name="ro1">
          <table:table-cell office:value-type="string">
            <text:p>5358839</text:p>
          </table:table-cell>
          <table:table-cell office:value-type="string">
            <text:p>1091</text:p>
          </table:table-cell>
          <table:table-cell office:value-type="string">
            <text:p>LFP3</text:p>
          </table:table-cell>
          <table:table-cell office:value-type="float" office:value="604240.16">
            <text:p>604240.16</text:p>
          </table:table-cell>
          <table:table-cell office:value-type="float" office:value="222826.04">
            <text:p>222826.04</text:p>
          </table:table-cell>
          <table:table-cell office:value-type="float" office:value="484.43">
            <text:p>484.43</text:p>
          </table:table-cell>
          <table:table-cell office:value-type="float" office:value="484.6000061035">
            <text:p>484.6000061035</text:p>
          </table:table-cell>
          <table:table-cell office:value-type="float" office:value="17.0006103516">
            <text:p>17.0006103516</text:p>
          </table:table-cell>
          <table:table-cell office:value-type="string">
            <text:p>2455</text:p>
          </table:table-cell>
          <table:table-cell table:formula="of:=ABS([.H77])" office:value-type="float" office:value="17.0006103516">
            <text:p>17</text:p>
          </table:table-cell>
          <table:table-cell table:number-columns-repeated="246"/>
        </table:table-row>
        <table:table-row table:style-name="ro1">
          <table:table-cell office:value-type="string">
            <text:p>5358840</text:p>
          </table:table-cell>
          <table:table-cell office:value-type="string">
            <text:p>1092</text:p>
          </table:table-cell>
          <table:table-cell office:value-type="string">
            <text:p>LFP3</text:p>
          </table:table-cell>
          <table:table-cell office:value-type="float" office:value="604347.9">
            <text:p>604347.9</text:p>
          </table:table-cell>
          <table:table-cell office:value-type="float" office:value="222857.92">
            <text:p>222857.92</text:p>
          </table:table-cell>
          <table:table-cell office:value-type="float" office:value="483.94">
            <text:p>483.94</text:p>
          </table:table-cell>
          <table:table-cell office:value-type="float" office:value="484.1099853516">
            <text:p>484.1099853516</text:p>
          </table:table-cell>
          <table:table-cell office:value-type="float" office:value="16.9985351563">
            <text:p>16.9985351563</text:p>
          </table:table-cell>
          <table:table-cell office:value-type="string">
            <text:p>2455</text:p>
          </table:table-cell>
          <table:table-cell table:formula="of:=ABS([.H78])" office:value-type="float" office:value="16.9985351563">
            <text:p>17</text:p>
          </table:table-cell>
          <table:table-cell table:number-columns-repeated="246"/>
        </table:table-row>
        <table:table-row table:style-name="ro1">
          <table:table-cell office:value-type="string">
            <text:p>5358841</text:p>
          </table:table-cell>
          <table:table-cell office:value-type="string">
            <text:p>1093</text:p>
          </table:table-cell>
          <table:table-cell office:value-type="string">
            <text:p>LFP3</text:p>
          </table:table-cell>
          <table:table-cell office:value-type="float" office:value="604312.73">
            <text:p>604312.73</text:p>
          </table:table-cell>
          <table:table-cell office:value-type="float" office:value="222957.51">
            <text:p>222957.51</text:p>
          </table:table-cell>
          <table:table-cell office:value-type="float" office:value="480.65">
            <text:p>480.65</text:p>
          </table:table-cell>
          <table:table-cell office:value-type="float" office:value="480.8299865723">
            <text:p>480.8299865723</text:p>
          </table:table-cell>
          <table:table-cell office:value-type="float" office:value="17.9986572266">
            <text:p>17.9986572266</text:p>
          </table:table-cell>
          <table:table-cell office:value-type="string">
            <text:p>2455</text:p>
          </table:table-cell>
          <table:table-cell table:formula="of:=ABS([.H79])" office:value-type="float" office:value="17.9986572266">
            <text:p>18</text:p>
          </table:table-cell>
          <table:table-cell table:number-columns-repeated="246"/>
        </table:table-row>
        <table:table-row table:style-name="ro1">
          <table:table-cell office:value-type="string">
            <text:p>5358842</text:p>
          </table:table-cell>
          <table:table-cell office:value-type="string">
            <text:p>1094</text:p>
          </table:table-cell>
          <table:table-cell office:value-type="string">
            <text:p>LFP3</text:p>
          </table:table-cell>
          <table:table-cell office:value-type="float" office:value="604643.35">
            <text:p>604643.35</text:p>
          </table:table-cell>
          <table:table-cell office:value-type="float" office:value="222827.58">
            <text:p>222827.58</text:p>
          </table:table-cell>
          <table:table-cell office:value-type="float" office:value="499.44">
            <text:p>499.44</text:p>
          </table:table-cell>
          <table:table-cell office:value-type="float" office:value="499.3800048828">
            <text:p>499.3800048828</text:p>
          </table:table-cell>
          <table:table-cell office:value-type="float" office:value="-5.9995117187">
            <text:p>-5.9995117187</text:p>
          </table:table-cell>
          <table:table-cell office:value-type="string">
            <text:p>2455</text:p>
          </table:table-cell>
          <table:table-cell table:formula="of:=ABS([.H80])" office:value-type="float" office:value="5.9995117187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8843</text:p>
          </table:table-cell>
          <table:table-cell office:value-type="string">
            <text:p>1095</text:p>
          </table:table-cell>
          <table:table-cell office:value-type="string">
            <text:p>LFP3</text:p>
          </table:table-cell>
          <table:table-cell office:value-type="float" office:value="604672.5">
            <text:p>604672.5</text:p>
          </table:table-cell>
          <table:table-cell office:value-type="float" office:value="222962.41">
            <text:p>222962.41</text:p>
          </table:table-cell>
          <table:table-cell office:value-type="float" office:value="484.22">
            <text:p>484.22</text:p>
          </table:table-cell>
          <table:table-cell office:value-type="float" office:value="484.3099975586">
            <text:p>484.3099975586</text:p>
          </table:table-cell>
          <table:table-cell office:value-type="float" office:value="8.9997558594">
            <text:p>8.9997558594</text:p>
          </table:table-cell>
          <table:table-cell office:value-type="string">
            <text:p>2455</text:p>
          </table:table-cell>
          <table:table-cell table:formula="of:=ABS([.H81])" office:value-type="float" office:value="8.9997558594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8844</text:p>
          </table:table-cell>
          <table:table-cell office:value-type="string">
            <text:p>1096</text:p>
          </table:table-cell>
          <table:table-cell office:value-type="string">
            <text:p>LFP3</text:p>
          </table:table-cell>
          <table:table-cell office:value-type="float" office:value="604660.81">
            <text:p>604660.81</text:p>
          </table:table-cell>
          <table:table-cell office:value-type="float" office:value="222803.07">
            <text:p>222803.07</text:p>
          </table:table-cell>
          <table:table-cell office:value-type="float" office:value="503.66">
            <text:p>503.66</text:p>
          </table:table-cell>
          <table:table-cell office:value-type="float" office:value="503.4700012207">
            <text:p>503.4700012207</text:p>
          </table:table-cell>
          <table:table-cell office:value-type="float" office:value="-18.9998779297">
            <text:p>-18.9998779297</text:p>
          </table:table-cell>
          <table:table-cell office:value-type="string">
            <text:p>2455</text:p>
          </table:table-cell>
          <table:table-cell table:formula="of:=ABS([.H82])" office:value-type="float" office:value="18.9998779297">
            <text:p>19</text:p>
          </table:table-cell>
          <table:table-cell table:number-columns-repeated="246"/>
        </table:table-row>
        <table:table-row table:style-name="ro1">
          <table:table-cell office:value-type="string">
            <text:p>5358845</text:p>
          </table:table-cell>
          <table:table-cell office:value-type="string">
            <text:p>1098</text:p>
          </table:table-cell>
          <table:table-cell office:value-type="string">
            <text:p>LFP3</text:p>
          </table:table-cell>
          <table:table-cell office:value-type="float" office:value="604588.33">
            <text:p>604588.33</text:p>
          </table:table-cell>
          <table:table-cell office:value-type="float" office:value="222933.44">
            <text:p>222933.44</text:p>
          </table:table-cell>
          <table:table-cell office:value-type="float" office:value="484.06">
            <text:p>484.06</text:p>
          </table:table-cell>
          <table:table-cell office:value-type="float" office:value="484.2699890137">
            <text:p>484.2699890137</text:p>
          </table:table-cell>
          <table:table-cell office:value-type="float" office:value="20.9989013672">
            <text:p>20.9989013672</text:p>
          </table:table-cell>
          <table:table-cell office:value-type="string">
            <text:p>2455</text:p>
          </table:table-cell>
          <table:table-cell table:formula="of:=ABS([.H83])" office:value-type="float" office:value="20.9989013672">
            <text:p>21</text:p>
          </table:table-cell>
          <table:table-cell table:number-columns-repeated="246"/>
        </table:table-row>
        <table:table-row table:style-name="ro1">
          <table:table-cell office:value-type="string">
            <text:p>5358846</text:p>
          </table:table-cell>
          <table:table-cell office:value-type="string">
            <text:p>1099</text:p>
          </table:table-cell>
          <table:table-cell office:value-type="string">
            <text:p>LFP3</text:p>
          </table:table-cell>
          <table:table-cell office:value-type="float" office:value="604712.24">
            <text:p>604712.24</text:p>
          </table:table-cell>
          <table:table-cell office:value-type="float" office:value="222913.02">
            <text:p>222913.02</text:p>
          </table:table-cell>
          <table:table-cell office:value-type="float" office:value="495.08">
            <text:p>495.08</text:p>
          </table:table-cell>
          <table:table-cell office:value-type="float" office:value="495.1499938965">
            <text:p>495.1499938965</text:p>
          </table:table-cell>
          <table:table-cell office:value-type="float" office:value="6.9993896484">
            <text:p>6.9993896484</text:p>
          </table:table-cell>
          <table:table-cell office:value-type="string">
            <text:p>2455</text:p>
          </table:table-cell>
          <table:table-cell table:formula="of:=ABS([.H84])" office:value-type="float" office:value="6.9993896484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8847</text:p>
          </table:table-cell>
          <table:table-cell office:value-type="string">
            <text:p>1100</text:p>
          </table:table-cell>
          <table:table-cell office:value-type="string">
            <text:p>LFP3</text:p>
          </table:table-cell>
          <table:table-cell office:value-type="float" office:value="604950.93">
            <text:p>604950.93</text:p>
          </table:table-cell>
          <table:table-cell office:value-type="float" office:value="222943.23">
            <text:p>222943.23</text:p>
          </table:table-cell>
          <table:table-cell office:value-type="float" office:value="505.9">
            <text:p>505.9</text:p>
          </table:table-cell>
          <table:table-cell office:value-type="float" office:value="506.0100097656">
            <text:p>506.0100097656</text:p>
          </table:table-cell>
          <table:table-cell office:value-type="float" office:value="11.0009765625">
            <text:p>11.0009765625</text:p>
          </table:table-cell>
          <table:table-cell office:value-type="string">
            <text:p>2455</text:p>
          </table:table-cell>
          <table:table-cell table:formula="of:=ABS([.H85])" office:value-type="float" office:value="11.0009765625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8848</text:p>
          </table:table-cell>
          <table:table-cell office:value-type="string">
            <text:p>1101</text:p>
          </table:table-cell>
          <table:table-cell office:value-type="string">
            <text:p>LFP3</text:p>
          </table:table-cell>
          <table:table-cell office:value-type="float" office:value="604994.16">
            <text:p>604994.16</text:p>
          </table:table-cell>
          <table:table-cell office:value-type="float" office:value="222824.12">
            <text:p>222824.12</text:p>
          </table:table-cell>
          <table:table-cell office:value-type="float" office:value="537.92">
            <text:p>537.92</text:p>
          </table:table-cell>
          <table:table-cell office:value-type="float" office:value="537.8400268555">
            <text:p>537.8400268555</text:p>
          </table:table-cell>
          <table:table-cell office:value-type="float" office:value="-7.9973144531">
            <text:p>-7.9973144531</text:p>
          </table:table-cell>
          <table:table-cell office:value-type="string">
            <text:p>2455</text:p>
          </table:table-cell>
          <table:table-cell table:formula="of:=ABS([.H86])" office:value-type="float" office:value="7.9973144531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8849</text:p>
          </table:table-cell>
          <table:table-cell office:value-type="string">
            <text:p>1102</text:p>
          </table:table-cell>
          <table:table-cell office:value-type="string">
            <text:p>LFP3</text:p>
          </table:table-cell>
          <table:table-cell office:value-type="float" office:value="604847.66">
            <text:p>604847.66</text:p>
          </table:table-cell>
          <table:table-cell office:value-type="float" office:value="222891.69">
            <text:p>222891.69</text:p>
          </table:table-cell>
          <table:table-cell office:value-type="float" office:value="509.64">
            <text:p>509.64</text:p>
          </table:table-cell>
          <table:table-cell office:value-type="float" office:value="509.549987793">
            <text:p>509.549987793</text:p>
          </table:table-cell>
          <table:table-cell office:value-type="float" office:value="-9.0012207031">
            <text:p>-9.0012207031</text:p>
          </table:table-cell>
          <table:table-cell office:value-type="string">
            <text:p>2455</text:p>
          </table:table-cell>
          <table:table-cell table:formula="of:=ABS([.H87])" office:value-type="float" office:value="9.0012207031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8850</text:p>
          </table:table-cell>
          <table:table-cell office:value-type="string">
            <text:p>1103</text:p>
          </table:table-cell>
          <table:table-cell office:value-type="string">
            <text:p>LFP3</text:p>
          </table:table-cell>
          <table:table-cell office:value-type="float" office:value="604955.71">
            <text:p>604955.71</text:p>
          </table:table-cell>
          <table:table-cell office:value-type="float" office:value="222791.37">
            <text:p>222791.37</text:p>
          </table:table-cell>
          <table:table-cell office:value-type="float" office:value="538.28">
            <text:p>538.28</text:p>
          </table:table-cell>
          <table:table-cell office:value-type="float" office:value="538.1699829102">
            <text:p>538.1699829102</text:p>
          </table:table-cell>
          <table:table-cell office:value-type="float" office:value="-11.0017089844">
            <text:p>-11.0017089844</text:p>
          </table:table-cell>
          <table:table-cell office:value-type="string">
            <text:p>2455</text:p>
          </table:table-cell>
          <table:table-cell table:formula="of:=ABS([.H88])" office:value-type="float" office:value="11.0017089844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8851</text:p>
          </table:table-cell>
          <table:table-cell office:value-type="string">
            <text:p>1104</text:p>
          </table:table-cell>
          <table:table-cell office:value-type="string">
            <text:p>LFP3</text:p>
          </table:table-cell>
          <table:table-cell office:value-type="float" office:value="604789.3">
            <text:p>604789.3</text:p>
          </table:table-cell>
          <table:table-cell office:value-type="float" office:value="222956.85">
            <text:p>222956.85</text:p>
          </table:table-cell>
          <table:table-cell office:value-type="float" office:value="491.41">
            <text:p>491.41</text:p>
          </table:table-cell>
          <table:table-cell office:value-type="float" office:value="491.5599975586">
            <text:p>491.5599975586</text:p>
          </table:table-cell>
          <table:table-cell office:value-type="float" office:value="14.9997558594">
            <text:p>14.9997558594</text:p>
          </table:table-cell>
          <table:table-cell office:value-type="string">
            <text:p>2455</text:p>
          </table:table-cell>
          <table:table-cell table:formula="of:=ABS([.H89])" office:value-type="float" office:value="14.9997558594">
            <text:p>15</text:p>
          </table:table-cell>
          <table:table-cell table:number-columns-repeated="246"/>
        </table:table-row>
        <table:table-row table:style-name="ro1">
          <table:table-cell office:value-type="string">
            <text:p>5358852</text:p>
          </table:table-cell>
          <table:table-cell office:value-type="string">
            <text:p>1105</text:p>
          </table:table-cell>
          <table:table-cell office:value-type="string">
            <text:p>LFP3</text:p>
          </table:table-cell>
          <table:table-cell office:value-type="float" office:value="604773.04">
            <text:p>604773.04</text:p>
          </table:table-cell>
          <table:table-cell office:value-type="float" office:value="222846.24">
            <text:p>222846.24</text:p>
          </table:table-cell>
          <table:table-cell office:value-type="float" office:value="509.36">
            <text:p>509.36</text:p>
          </table:table-cell>
          <table:table-cell office:value-type="float" office:value="509.3500061035">
            <text:p>509.3500061035</text:p>
          </table:table-cell>
          <table:table-cell office:value-type="float" office:value="-0.9993896484">
            <text:p>-0.9993896484</text:p>
          </table:table-cell>
          <table:table-cell office:value-type="string">
            <text:p>2455</text:p>
          </table:table-cell>
          <table:table-cell table:formula="of:=ABS([.H90])" office:value-type="float" office:value="0.9993896484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8853</text:p>
          </table:table-cell>
          <table:table-cell office:value-type="string">
            <text:p>1106</text:p>
          </table:table-cell>
          <table:table-cell office:value-type="string">
            <text:p>LFP3</text:p>
          </table:table-cell>
          <table:table-cell office:value-type="float" office:value="604715.98">
            <text:p>604715.98</text:p>
          </table:table-cell>
          <table:table-cell office:value-type="float" office:value="222822.83">
            <text:p>222822.83</text:p>
          </table:table-cell>
          <table:table-cell office:value-type="float" office:value="507.03">
            <text:p>507.03</text:p>
          </table:table-cell>
          <table:table-cell office:value-type="float" office:value="507.049987793">
            <text:p>507.049987793</text:p>
          </table:table-cell>
          <table:table-cell office:value-type="float" office:value="1.9987792969">
            <text:p>1.9987792969</text:p>
          </table:table-cell>
          <table:table-cell office:value-type="string">
            <text:p>2455</text:p>
          </table:table-cell>
          <table:table-cell table:formula="of:=ABS([.H91])" office:value-type="float" office:value="1.9987792969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8855</text:p>
          </table:table-cell>
          <table:table-cell office:value-type="string">
            <text:p>1108</text:p>
          </table:table-cell>
          <table:table-cell office:value-type="string">
            <text:p>LFP3</text:p>
          </table:table-cell>
          <table:table-cell office:value-type="float" office:value="605128.43">
            <text:p>605128.43</text:p>
          </table:table-cell>
          <table:table-cell office:value-type="float" office:value="222850.05">
            <text:p>222850.05</text:p>
          </table:table-cell>
          <table:table-cell office:value-type="float" office:value="530.28">
            <text:p>530.28</text:p>
          </table:table-cell>
          <table:table-cell office:value-type="float" office:value="530.3599853516">
            <text:p>530.3599853516</text:p>
          </table:table-cell>
          <table:table-cell office:value-type="float" office:value="7.9985351563">
            <text:p>7.9985351563</text:p>
          </table:table-cell>
          <table:table-cell office:value-type="string">
            <text:p>2455</text:p>
          </table:table-cell>
          <table:table-cell table:formula="of:=ABS([.H92])" office:value-type="float" office:value="7.9985351563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8856</text:p>
          </table:table-cell>
          <table:table-cell office:value-type="string">
            <text:p>1109</text:p>
          </table:table-cell>
          <table:table-cell office:value-type="string">
            <text:p>LFP3</text:p>
          </table:table-cell>
          <table:table-cell office:value-type="float" office:value="605046.24">
            <text:p>605046.24</text:p>
          </table:table-cell>
          <table:table-cell office:value-type="float" office:value="222847.11">
            <text:p>222847.11</text:p>
          </table:table-cell>
          <table:table-cell office:value-type="float" office:value="534.88">
            <text:p>534.88</text:p>
          </table:table-cell>
          <table:table-cell office:value-type="float" office:value="534.6699829102">
            <text:p>534.6699829102</text:p>
          </table:table-cell>
          <table:table-cell office:value-type="float" office:value="-21.0017089844">
            <text:p>-21.0017089844</text:p>
          </table:table-cell>
          <table:table-cell office:value-type="string">
            <text:p>2455</text:p>
          </table:table-cell>
          <table:table-cell table:formula="of:=ABS([.H93])" office:value-type="float" office:value="21.0017089844">
            <text:p>21</text:p>
          </table:table-cell>
          <table:table-cell table:number-columns-repeated="246"/>
        </table:table-row>
        <table:table-row table:style-name="ro1">
          <table:table-cell office:value-type="string">
            <text:p>5358857</text:p>
          </table:table-cell>
          <table:table-cell office:value-type="string">
            <text:p>1110</text:p>
          </table:table-cell>
          <table:table-cell office:value-type="string">
            <text:p>LFP3</text:p>
          </table:table-cell>
          <table:table-cell office:value-type="float" office:value="605329.64">
            <text:p>605329.64</text:p>
          </table:table-cell>
          <table:table-cell office:value-type="float" office:value="222783.16">
            <text:p>222783.16</text:p>
          </table:table-cell>
          <table:table-cell office:value-type="float" office:value="555.49">
            <text:p>555.49</text:p>
          </table:table-cell>
          <table:table-cell office:value-type="float" office:value="555.3699951172">
            <text:p>555.3699951172</text:p>
          </table:table-cell>
          <table:table-cell office:value-type="float" office:value="-12.0004882813">
            <text:p>-12.0004882813</text:p>
          </table:table-cell>
          <table:table-cell office:value-type="string">
            <text:p>2455</text:p>
          </table:table-cell>
          <table:table-cell table:formula="of:=ABS([.H94])" office:value-type="float" office:value="12.0004882813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58858</text:p>
          </table:table-cell>
          <table:table-cell office:value-type="string">
            <text:p>1112</text:p>
          </table:table-cell>
          <table:table-cell office:value-type="string">
            <text:p>LFP3</text:p>
          </table:table-cell>
          <table:table-cell office:value-type="float" office:value="605504.15">
            <text:p>605504.15</text:p>
          </table:table-cell>
          <table:table-cell office:value-type="float" office:value="222907.19">
            <text:p>222907.19</text:p>
          </table:table-cell>
          <table:table-cell office:value-type="float" office:value="551.67">
            <text:p>551.67</text:p>
          </table:table-cell>
          <table:table-cell office:value-type="float" office:value="551.5599975586">
            <text:p>551.5599975586</text:p>
          </table:table-cell>
          <table:table-cell office:value-type="float" office:value="-11.0002441406">
            <text:p>-11.0002441406</text:p>
          </table:table-cell>
          <table:table-cell office:value-type="string">
            <text:p>2455</text:p>
          </table:table-cell>
          <table:table-cell table:formula="of:=ABS([.H95])" office:value-type="float" office:value="11.0002441406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8859</text:p>
          </table:table-cell>
          <table:table-cell office:value-type="string">
            <text:p>1113</text:p>
          </table:table-cell>
          <table:table-cell office:value-type="string">
            <text:p>LFP3</text:p>
          </table:table-cell>
          <table:table-cell office:value-type="float" office:value="605576.97">
            <text:p>605576.97</text:p>
          </table:table-cell>
          <table:table-cell office:value-type="float" office:value="222944.12">
            <text:p>222944.12</text:p>
          </table:table-cell>
          <table:table-cell office:value-type="float" office:value="546.7">
            <text:p>546.7</text:p>
          </table:table-cell>
          <table:table-cell office:value-type="float" office:value="546.6599731445">
            <text:p>546.6599731445</text:p>
          </table:table-cell>
          <table:table-cell office:value-type="float" office:value="-4.0026855469">
            <text:p>-4.0026855469</text:p>
          </table:table-cell>
          <table:table-cell office:value-type="string">
            <text:p>2455</text:p>
          </table:table-cell>
          <table:table-cell table:formula="of:=ABS([.H96])" office:value-type="float" office:value="4.0026855469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8860</text:p>
          </table:table-cell>
          <table:table-cell office:value-type="string">
            <text:p>1114</text:p>
          </table:table-cell>
          <table:table-cell office:value-type="string">
            <text:p>LFP3</text:p>
          </table:table-cell>
          <table:table-cell office:value-type="float" office:value="605655.62">
            <text:p>605655.62</text:p>
          </table:table-cell>
          <table:table-cell office:value-type="float" office:value="222952.48">
            <text:p>222952.48</text:p>
          </table:table-cell>
          <table:table-cell office:value-type="float" office:value="541.85">
            <text:p>541.85</text:p>
          </table:table-cell>
          <table:table-cell office:value-type="float" office:value="541.8400268555">
            <text:p>541.8400268555</text:p>
          </table:table-cell>
          <table:table-cell office:value-type="float" office:value="-0.9973144531">
            <text:p>-0.9973144531</text:p>
          </table:table-cell>
          <table:table-cell office:value-type="string">
            <text:p>2455</text:p>
          </table:table-cell>
          <table:table-cell table:formula="of:=ABS([.H97])" office:value-type="float" office:value="0.9973144531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8861</text:p>
          </table:table-cell>
          <table:table-cell office:value-type="string">
            <text:p>1115</text:p>
          </table:table-cell>
          <table:table-cell office:value-type="string">
            <text:p>LFP3</text:p>
          </table:table-cell>
          <table:table-cell office:value-type="float" office:value="605393.15">
            <text:p>605393.15</text:p>
          </table:table-cell>
          <table:table-cell office:value-type="float" office:value="222820.95">
            <text:p>222820.95</text:p>
          </table:table-cell>
          <table:table-cell office:value-type="float" office:value="555.07">
            <text:p>555.07</text:p>
          </table:table-cell>
          <table:table-cell office:value-type="float" office:value="554.9199829102">
            <text:p>554.9199829102</text:p>
          </table:table-cell>
          <table:table-cell office:value-type="float" office:value="-15.0017089844">
            <text:p>-15.0017089844</text:p>
          </table:table-cell>
          <table:table-cell office:value-type="string">
            <text:p>2455</text:p>
          </table:table-cell>
          <table:table-cell table:formula="of:=ABS([.H98])" office:value-type="float" office:value="15.0017089844">
            <text:p>15</text:p>
          </table:table-cell>
          <table:table-cell table:number-columns-repeated="246"/>
        </table:table-row>
        <table:table-row table:style-name="ro1">
          <table:table-cell office:value-type="string">
            <text:p>5358862</text:p>
          </table:table-cell>
          <table:table-cell office:value-type="string">
            <text:p>1116</text:p>
          </table:table-cell>
          <table:table-cell office:value-type="string">
            <text:p>LFP3</text:p>
          </table:table-cell>
          <table:table-cell office:value-type="float" office:value="605922.09">
            <text:p>605922.09</text:p>
          </table:table-cell>
          <table:table-cell office:value-type="float" office:value="222969.24">
            <text:p>222969.24</text:p>
          </table:table-cell>
          <table:table-cell office:value-type="float" office:value="532.68">
            <text:p>532.68</text:p>
          </table:table-cell>
          <table:table-cell office:value-type="float" office:value="532.6199951172">
            <text:p>532.6199951172</text:p>
          </table:table-cell>
          <table:table-cell office:value-type="float" office:value="-6.0004882812">
            <text:p>-6.0004882812</text:p>
          </table:table-cell>
          <table:table-cell office:value-type="string">
            <text:p>2455</text:p>
          </table:table-cell>
          <table:table-cell table:formula="of:=ABS([.H99])" office:value-type="float" office:value="6.0004882812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8863</text:p>
          </table:table-cell>
          <table:table-cell office:value-type="string">
            <text:p>1118</text:p>
          </table:table-cell>
          <table:table-cell office:value-type="string">
            <text:p>LFP3</text:p>
          </table:table-cell>
          <table:table-cell office:value-type="float" office:value="605867.37">
            <text:p>605867.37</text:p>
          </table:table-cell>
          <table:table-cell office:value-type="float" office:value="222917.84">
            <text:p>222917.84</text:p>
          </table:table-cell>
          <table:table-cell office:value-type="float" office:value="531.01">
            <text:p>531.01</text:p>
          </table:table-cell>
          <table:table-cell office:value-type="float" office:value="531.1300048828">
            <text:p>531.1300048828</text:p>
          </table:table-cell>
          <table:table-cell office:value-type="float" office:value="12.0004882813">
            <text:p>12.0004882813</text:p>
          </table:table-cell>
          <table:table-cell office:value-type="string">
            <text:p>2455</text:p>
          </table:table-cell>
          <table:table-cell table:formula="of:=ABS([.H100])" office:value-type="float" office:value="12.0004882813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58864</text:p>
          </table:table-cell>
          <table:table-cell office:value-type="string">
            <text:p>1119</text:p>
          </table:table-cell>
          <table:table-cell office:value-type="string">
            <text:p>LFP3</text:p>
          </table:table-cell>
          <table:table-cell office:value-type="float" office:value="605814.89">
            <text:p>605814.89</text:p>
          </table:table-cell>
          <table:table-cell office:value-type="float" office:value="222989.93">
            <text:p>222989.93</text:p>
          </table:table-cell>
          <table:table-cell office:value-type="float" office:value="513.95">
            <text:p>513.95</text:p>
          </table:table-cell>
          <table:table-cell office:value-type="float" office:value="514.0200195312">
            <text:p>514.0200195312</text:p>
          </table:table-cell>
          <table:table-cell office:value-type="float" office:value="7.001953125">
            <text:p>7.001953125</text:p>
          </table:table-cell>
          <table:table-cell office:value-type="string">
            <text:p>2455</text:p>
          </table:table-cell>
          <table:table-cell table:formula="of:=ABS([.H101])" office:value-type="float" office:value="7.001953125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8865</text:p>
          </table:table-cell>
          <table:table-cell office:value-type="string">
            <text:p>1121</text:p>
          </table:table-cell>
          <table:table-cell office:value-type="string">
            <text:p>LFP3</text:p>
          </table:table-cell>
          <table:table-cell office:value-type="float" office:value="603481.97">
            <text:p>603481.97</text:p>
          </table:table-cell>
          <table:table-cell office:value-type="float" office:value="223088.61">
            <text:p>223088.61</text:p>
          </table:table-cell>
          <table:table-cell office:value-type="float" office:value="535.65">
            <text:p>535.65</text:p>
          </table:table-cell>
          <table:table-cell office:value-type="float" office:value="535.6500244141">
            <text:p>535.6500244141</text:p>
          </table:table-cell>
          <table:table-cell office:value-type="float" office:value="0.0024414063">
            <text:p>0.0024414063</text:p>
          </table:table-cell>
          <table:table-cell office:value-type="string">
            <text:p>2455</text:p>
          </table:table-cell>
          <table:table-cell table:formula="of:=ABS([.H102])" office:value-type="float" office:value="0.0024414063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58866</text:p>
          </table:table-cell>
          <table:table-cell office:value-type="string">
            <text:p>1122</text:p>
          </table:table-cell>
          <table:table-cell office:value-type="string">
            <text:p>LFP3</text:p>
          </table:table-cell>
          <table:table-cell office:value-type="float" office:value="603448.33">
            <text:p>603448.33</text:p>
          </table:table-cell>
          <table:table-cell office:value-type="float" office:value="223033.64">
            <text:p>223033.64</text:p>
          </table:table-cell>
          <table:table-cell office:value-type="float" office:value="528.91">
            <text:p>528.91</text:p>
          </table:table-cell>
          <table:table-cell office:value-type="float" office:value="528.9600219727">
            <text:p>528.9600219727</text:p>
          </table:table-cell>
          <table:table-cell office:value-type="float" office:value="5.0021972656">
            <text:p>5.0021972656</text:p>
          </table:table-cell>
          <table:table-cell office:value-type="string">
            <text:p>2455</text:p>
          </table:table-cell>
          <table:table-cell table:formula="of:=ABS([.H103])" office:value-type="float" office:value="5.0021972656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8867</text:p>
          </table:table-cell>
          <table:table-cell office:value-type="string">
            <text:p>1123</text:p>
          </table:table-cell>
          <table:table-cell office:value-type="string">
            <text:p>LFP3</text:p>
          </table:table-cell>
          <table:table-cell office:value-type="float" office:value="603363.52">
            <text:p>603363.52</text:p>
          </table:table-cell>
          <table:table-cell office:value-type="float" office:value="223016.48">
            <text:p>223016.48</text:p>
          </table:table-cell>
          <table:table-cell office:value-type="float" office:value="522.7">
            <text:p>522.7</text:p>
          </table:table-cell>
          <table:table-cell office:value-type="float" office:value="522.6799926758">
            <text:p>522.6799926758</text:p>
          </table:table-cell>
          <table:table-cell office:value-type="float" office:value="-2.0007324219">
            <text:p>-2.0007324219</text:p>
          </table:table-cell>
          <table:table-cell office:value-type="string">
            <text:p>2455</text:p>
          </table:table-cell>
          <table:table-cell table:formula="of:=ABS([.H104])" office:value-type="float" office:value="2.0007324219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8868</text:p>
          </table:table-cell>
          <table:table-cell office:value-type="string">
            <text:p>1124</text:p>
          </table:table-cell>
          <table:table-cell office:value-type="string">
            <text:p>LFP3</text:p>
          </table:table-cell>
          <table:table-cell office:value-type="float" office:value="603531.4">
            <text:p>603531.4</text:p>
          </table:table-cell>
          <table:table-cell office:value-type="float" office:value="223030.21">
            <text:p>223030.21</text:p>
          </table:table-cell>
          <table:table-cell office:value-type="float" office:value="519.2">
            <text:p>519.2</text:p>
          </table:table-cell>
          <table:table-cell office:value-type="float" office:value="519.1500244141">
            <text:p>519.1500244141</text:p>
          </table:table-cell>
          <table:table-cell office:value-type="float" office:value="-4.9975585938">
            <text:p>-4.9975585938</text:p>
          </table:table-cell>
          <table:table-cell office:value-type="string">
            <text:p>2455</text:p>
          </table:table-cell>
          <table:table-cell table:formula="of:=ABS([.H105])" office:value-type="float" office:value="4.9975585938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8869</text:p>
          </table:table-cell>
          <table:table-cell office:value-type="string">
            <text:p>1125</text:p>
          </table:table-cell>
          <table:table-cell office:value-type="string">
            <text:p>LFP3</text:p>
          </table:table-cell>
          <table:table-cell office:value-type="float" office:value="603592.35">
            <text:p>603592.35</text:p>
          </table:table-cell>
          <table:table-cell office:value-type="float" office:value="223072.29">
            <text:p>223072.29</text:p>
          </table:table-cell>
          <table:table-cell office:value-type="float" office:value="521.16">
            <text:p>521.16</text:p>
          </table:table-cell>
          <table:table-cell office:value-type="float" office:value="521.25">
            <text:p>521.25</text:p>
          </table:table-cell>
          <table:table-cell office:value-type="float" office:value="9">
            <text:p>9</text:p>
          </table:table-cell>
          <table:table-cell office:value-type="string">
            <text:p>2455</text:p>
          </table:table-cell>
          <table:table-cell table:formula="of:=ABS([.H106])" office:value-type="float" office:value="9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8870</text:p>
          </table:table-cell>
          <table:table-cell office:value-type="string">
            <text:p>1126</text:p>
          </table:table-cell>
          <table:table-cell office:value-type="string">
            <text:p>LFP3</text:p>
          </table:table-cell>
          <table:table-cell office:value-type="float" office:value="603661.01">
            <text:p>603661.01</text:p>
          </table:table-cell>
          <table:table-cell office:value-type="float" office:value="223116.3">
            <text:p>223116.3</text:p>
          </table:table-cell>
          <table:table-cell office:value-type="float" office:value="522.21">
            <text:p>522.21</text:p>
          </table:table-cell>
          <table:table-cell office:value-type="float" office:value="522.0999755859">
            <text:p>522.0999755859</text:p>
          </table:table-cell>
          <table:table-cell office:value-type="float" office:value="-11.0024414063">
            <text:p>-11.0024414063</text:p>
          </table:table-cell>
          <table:table-cell office:value-type="string">
            <text:p>2455</text:p>
          </table:table-cell>
          <table:table-cell table:formula="of:=ABS([.H107])" office:value-type="float" office:value="11.0024414063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8871</text:p>
          </table:table-cell>
          <table:table-cell office:value-type="string">
            <text:p>1128</text:p>
          </table:table-cell>
          <table:table-cell office:value-type="string">
            <text:p>LFP3</text:p>
          </table:table-cell>
          <table:table-cell office:value-type="float" office:value="603421.83">
            <text:p>603421.83</text:p>
          </table:table-cell>
          <table:table-cell office:value-type="float" office:value="223061.31">
            <text:p>223061.31</text:p>
          </table:table-cell>
          <table:table-cell office:value-type="float" office:value="537.69">
            <text:p>537.69</text:p>
          </table:table-cell>
          <table:table-cell office:value-type="float" office:value="537.6099853516">
            <text:p>537.6099853516</text:p>
          </table:table-cell>
          <table:table-cell office:value-type="float" office:value="-8.0014648438">
            <text:p>-8.0014648438</text:p>
          </table:table-cell>
          <table:table-cell office:value-type="string">
            <text:p>2455</text:p>
          </table:table-cell>
          <table:table-cell table:formula="of:=ABS([.H108])" office:value-type="float" office:value="8.0014648438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8872</text:p>
          </table:table-cell>
          <table:table-cell office:value-type="string">
            <text:p>1131</text:p>
          </table:table-cell>
          <table:table-cell office:value-type="string">
            <text:p>LFP3</text:p>
          </table:table-cell>
          <table:table-cell office:value-type="float" office:value="603543.06">
            <text:p>603543.06</text:p>
          </table:table-cell>
          <table:table-cell office:value-type="float" office:value="223141.6">
            <text:p>223141.6</text:p>
          </table:table-cell>
          <table:table-cell office:value-type="float" office:value="539.86">
            <text:p>539.86</text:p>
          </table:table-cell>
          <table:table-cell office:value-type="float" office:value="539.7899780273">
            <text:p>539.7899780273</text:p>
          </table:table-cell>
          <table:table-cell office:value-type="float" office:value="-7.0021972656">
            <text:p>-7.0021972656</text:p>
          </table:table-cell>
          <table:table-cell office:value-type="string">
            <text:p>2455</text:p>
          </table:table-cell>
          <table:table-cell table:formula="of:=ABS([.H109])" office:value-type="float" office:value="7.0021972656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8873</text:p>
          </table:table-cell>
          <table:table-cell office:value-type="string">
            <text:p>1132</text:p>
          </table:table-cell>
          <table:table-cell office:value-type="string">
            <text:p>LFP3</text:p>
          </table:table-cell>
          <table:table-cell office:value-type="float" office:value="603630.64">
            <text:p>603630.64</text:p>
          </table:table-cell>
          <table:table-cell office:value-type="float" office:value="223193.08">
            <text:p>223193.08</text:p>
          </table:table-cell>
          <table:table-cell office:value-type="float" office:value="544.27">
            <text:p>544.27</text:p>
          </table:table-cell>
          <table:table-cell office:value-type="float" office:value="544.2600097656">
            <text:p>544.2600097656</text:p>
          </table:table-cell>
          <table:table-cell office:value-type="float" office:value="-0.9990234375">
            <text:p>-0.9990234375</text:p>
          </table:table-cell>
          <table:table-cell office:value-type="string">
            <text:p>2455</text:p>
          </table:table-cell>
          <table:table-cell table:formula="of:=ABS([.H110])" office:value-type="float" office:value="0.9990234375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8874</text:p>
          </table:table-cell>
          <table:table-cell office:value-type="string">
            <text:p>1133</text:p>
          </table:table-cell>
          <table:table-cell office:value-type="string">
            <text:p>LFP3</text:p>
          </table:table-cell>
          <table:table-cell office:value-type="float" office:value="603467.29">
            <text:p>603467.29</text:p>
          </table:table-cell>
          <table:table-cell office:value-type="float" office:value="222999.5">
            <text:p>222999.5</text:p>
          </table:table-cell>
          <table:table-cell office:value-type="float" office:value="514.7">
            <text:p>514.7</text:p>
          </table:table-cell>
          <table:table-cell office:value-type="float" office:value="514.5599975586">
            <text:p>514.5599975586</text:p>
          </table:table-cell>
          <table:table-cell office:value-type="float" office:value="-14.0002441406">
            <text:p>-14.0002441406</text:p>
          </table:table-cell>
          <table:table-cell office:value-type="string">
            <text:p>2455</text:p>
          </table:table-cell>
          <table:table-cell table:formula="of:=ABS([.H111])" office:value-type="float" office:value="14.0002441406">
            <text:p>14</text:p>
          </table:table-cell>
          <table:table-cell table:number-columns-repeated="246"/>
        </table:table-row>
        <table:table-row table:style-name="ro1">
          <table:table-cell office:value-type="string">
            <text:p>5358875</text:p>
          </table:table-cell>
          <table:table-cell office:value-type="string">
            <text:p>1135</text:p>
          </table:table-cell>
          <table:table-cell office:value-type="string">
            <text:p>LFP3</text:p>
          </table:table-cell>
          <table:table-cell office:value-type="float" office:value="603979.28">
            <text:p>603979.28</text:p>
          </table:table-cell>
          <table:table-cell office:value-type="float" office:value="223071.23">
            <text:p>223071.23</text:p>
          </table:table-cell>
          <table:table-cell office:value-type="float" office:value="501.99">
            <text:p>501.99</text:p>
          </table:table-cell>
          <table:table-cell office:value-type="float" office:value="501.9800109863">
            <text:p>501.9800109863</text:p>
          </table:table-cell>
          <table:table-cell office:value-type="float" office:value="-0.9989013672">
            <text:p>-0.9989013672</text:p>
          </table:table-cell>
          <table:table-cell office:value-type="string">
            <text:p>2455</text:p>
          </table:table-cell>
          <table:table-cell table:formula="of:=ABS([.H112])" office:value-type="float" office:value="0.9989013672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8876</text:p>
          </table:table-cell>
          <table:table-cell office:value-type="string">
            <text:p>1136</text:p>
          </table:table-cell>
          <table:table-cell office:value-type="string">
            <text:p>LFP3</text:p>
          </table:table-cell>
          <table:table-cell office:value-type="float" office:value="603907.95">
            <text:p>603907.95</text:p>
          </table:table-cell>
          <table:table-cell office:value-type="float" office:value="223020.76">
            <text:p>223020.76</text:p>
          </table:table-cell>
          <table:table-cell office:value-type="float" office:value="496.98">
            <text:p>496.98</text:p>
          </table:table-cell>
          <table:table-cell office:value-type="float" office:value="497.1600036621">
            <text:p>497.1600036621</text:p>
          </table:table-cell>
          <table:table-cell office:value-type="float" office:value="18.0003662109">
            <text:p>18.0003662109</text:p>
          </table:table-cell>
          <table:table-cell office:value-type="string">
            <text:p>2455</text:p>
          </table:table-cell>
          <table:table-cell table:formula="of:=ABS([.H113])" office:value-type="float" office:value="18.0003662109">
            <text:p>18</text:p>
          </table:table-cell>
          <table:table-cell table:number-columns-repeated="246"/>
        </table:table-row>
        <table:table-row table:style-name="ro1">
          <table:table-cell office:value-type="string">
            <text:p>5358877</text:p>
          </table:table-cell>
          <table:table-cell office:value-type="string">
            <text:p>1137</text:p>
          </table:table-cell>
          <table:table-cell office:value-type="string">
            <text:p>LFP3</text:p>
          </table:table-cell>
          <table:table-cell office:value-type="float" office:value="603794.55">
            <text:p>603794.55</text:p>
          </table:table-cell>
          <table:table-cell office:value-type="float" office:value="223043.3">
            <text:p>223043.3</text:p>
          </table:table-cell>
          <table:table-cell office:value-type="float" office:value="506.35">
            <text:p>506.35</text:p>
          </table:table-cell>
          <table:table-cell office:value-type="float" office:value="506.4299926758">
            <text:p>506.4299926758</text:p>
          </table:table-cell>
          <table:table-cell office:value-type="float" office:value="7.9992675781">
            <text:p>7.9992675781</text:p>
          </table:table-cell>
          <table:table-cell office:value-type="string">
            <text:p>2455</text:p>
          </table:table-cell>
          <table:table-cell table:formula="of:=ABS([.H114])" office:value-type="float" office:value="7.9992675781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8878</text:p>
          </table:table-cell>
          <table:table-cell office:value-type="string">
            <text:p>1138</text:p>
          </table:table-cell>
          <table:table-cell office:value-type="string">
            <text:p>LFP3</text:p>
          </table:table-cell>
          <table:table-cell office:value-type="float" office:value="603751.49">
            <text:p>603751.49</text:p>
          </table:table-cell>
          <table:table-cell office:value-type="float" office:value="223143.51">
            <text:p>223143.51</text:p>
          </table:table-cell>
          <table:table-cell office:value-type="float" office:value="523.63">
            <text:p>523.63</text:p>
          </table:table-cell>
          <table:table-cell office:value-type="float" office:value="523.549987793">
            <text:p>523.549987793</text:p>
          </table:table-cell>
          <table:table-cell office:value-type="float" office:value="-8.0012207031">
            <text:p>-8.0012207031</text:p>
          </table:table-cell>
          <table:table-cell office:value-type="string">
            <text:p>2455</text:p>
          </table:table-cell>
          <table:table-cell table:formula="of:=ABS([.H115])" office:value-type="float" office:value="8.0012207031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8879</text:p>
          </table:table-cell>
          <table:table-cell office:value-type="string">
            <text:p>1139</text:p>
          </table:table-cell>
          <table:table-cell office:value-type="string">
            <text:p>LFP3</text:p>
          </table:table-cell>
          <table:table-cell office:value-type="float" office:value="603680.67">
            <text:p>603680.67</text:p>
          </table:table-cell>
          <table:table-cell office:value-type="float" office:value="223186.64">
            <text:p>223186.64</text:p>
          </table:table-cell>
          <table:table-cell office:value-type="float" office:value="541.72">
            <text:p>541.72</text:p>
          </table:table-cell>
          <table:table-cell office:value-type="float" office:value="541.6099853516">
            <text:p>541.6099853516</text:p>
          </table:table-cell>
          <table:table-cell office:value-type="float" office:value="-11.0014648438">
            <text:p>-11.0014648438</text:p>
          </table:table-cell>
          <table:table-cell office:value-type="string">
            <text:p>2455</text:p>
          </table:table-cell>
          <table:table-cell table:formula="of:=ABS([.H116])" office:value-type="float" office:value="11.0014648438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8880</text:p>
          </table:table-cell>
          <table:table-cell office:value-type="string">
            <text:p>1140</text:p>
          </table:table-cell>
          <table:table-cell office:value-type="string">
            <text:p>LFP3</text:p>
          </table:table-cell>
          <table:table-cell office:value-type="float" office:value="603794.57">
            <text:p>603794.57</text:p>
          </table:table-cell>
          <table:table-cell office:value-type="float" office:value="223173.1">
            <text:p>223173.1</text:p>
          </table:table-cell>
          <table:table-cell office:value-type="float" office:value="525.61">
            <text:p>525.61</text:p>
          </table:table-cell>
          <table:table-cell office:value-type="float" office:value="525.6300048828">
            <text:p>525.6300048828</text:p>
          </table:table-cell>
          <table:table-cell office:value-type="float" office:value="2.0004882812">
            <text:p>2.0004882812</text:p>
          </table:table-cell>
          <table:table-cell office:value-type="string">
            <text:p>2455</text:p>
          </table:table-cell>
          <table:table-cell table:formula="of:=ABS([.H117])" office:value-type="float" office:value="2.0004882812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8881</text:p>
          </table:table-cell>
          <table:table-cell office:value-type="string">
            <text:p>1141</text:p>
          </table:table-cell>
          <table:table-cell office:value-type="string">
            <text:p>LFP3</text:p>
          </table:table-cell>
          <table:table-cell office:value-type="float" office:value="604341.53">
            <text:p>604341.53</text:p>
          </table:table-cell>
          <table:table-cell office:value-type="float" office:value="223129.92">
            <text:p>223129.92</text:p>
          </table:table-cell>
          <table:table-cell office:value-type="float" office:value="485.54">
            <text:p>485.54</text:p>
          </table:table-cell>
          <table:table-cell office:value-type="float" office:value="485.5199890137">
            <text:p>485.5199890137</text:p>
          </table:table-cell>
          <table:table-cell office:value-type="float" office:value="-2.0010986328">
            <text:p>-2.0010986328</text:p>
          </table:table-cell>
          <table:table-cell office:value-type="string">
            <text:p>2455</text:p>
          </table:table-cell>
          <table:table-cell table:formula="of:=ABS([.H118])" office:value-type="float" office:value="2.0010986328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8882</text:p>
          </table:table-cell>
          <table:table-cell office:value-type="string">
            <text:p>1142</text:p>
          </table:table-cell>
          <table:table-cell office:value-type="string">
            <text:p>LFP3</text:p>
          </table:table-cell>
          <table:table-cell office:value-type="float" office:value="604257.23">
            <text:p>604257.23</text:p>
          </table:table-cell>
          <table:table-cell office:value-type="float" office:value="223096.78">
            <text:p>223096.78</text:p>
          </table:table-cell>
          <table:table-cell office:value-type="float" office:value="486.45">
            <text:p>486.45</text:p>
          </table:table-cell>
          <table:table-cell office:value-type="float" office:value="486.5100097656">
            <text:p>486.5100097656</text:p>
          </table:table-cell>
          <table:table-cell office:value-type="float" office:value="6.0009765625">
            <text:p>6.0009765625</text:p>
          </table:table-cell>
          <table:table-cell office:value-type="string">
            <text:p>2455</text:p>
          </table:table-cell>
          <table:table-cell table:formula="of:=ABS([.H119])" office:value-type="float" office:value="6.0009765625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8883</text:p>
          </table:table-cell>
          <table:table-cell office:value-type="string">
            <text:p>1143</text:p>
          </table:table-cell>
          <table:table-cell office:value-type="string">
            <text:p>LFP3</text:p>
          </table:table-cell>
          <table:table-cell office:value-type="float" office:value="604130.41">
            <text:p>604130.41</text:p>
          </table:table-cell>
          <table:table-cell office:value-type="float" office:value="223134.44">
            <text:p>223134.44</text:p>
          </table:table-cell>
          <table:table-cell office:value-type="float" office:value="495.14">
            <text:p>495.14</text:p>
          </table:table-cell>
          <table:table-cell office:value-type="float" office:value="495.2699890137">
            <text:p>495.2699890137</text:p>
          </table:table-cell>
          <table:table-cell office:value-type="float" office:value="12.9989013672">
            <text:p>12.9989013672</text:p>
          </table:table-cell>
          <table:table-cell office:value-type="string">
            <text:p>2455</text:p>
          </table:table-cell>
          <table:table-cell table:formula="of:=ABS([.H120])" office:value-type="float" office:value="12.9989013672">
            <text:p>13</text:p>
          </table:table-cell>
          <table:table-cell table:number-columns-repeated="246"/>
        </table:table-row>
        <table:table-row table:style-name="ro1">
          <table:table-cell office:value-type="string">
            <text:p>5358884</text:p>
          </table:table-cell>
          <table:table-cell office:value-type="string">
            <text:p>1144</text:p>
          </table:table-cell>
          <table:table-cell office:value-type="string">
            <text:p>LFP3</text:p>
          </table:table-cell>
          <table:table-cell office:value-type="float" office:value="604053.29">
            <text:p>604053.29</text:p>
          </table:table-cell>
          <table:table-cell office:value-type="float" office:value="223097.75">
            <text:p>223097.75</text:p>
          </table:table-cell>
          <table:table-cell office:value-type="float" office:value="499.76">
            <text:p>499.76</text:p>
          </table:table-cell>
          <table:table-cell office:value-type="float" office:value="499.7200012207">
            <text:p>499.7200012207</text:p>
          </table:table-cell>
          <table:table-cell office:value-type="float" office:value="-3.9998779297">
            <text:p>-3.9998779297</text:p>
          </table:table-cell>
          <table:table-cell office:value-type="string">
            <text:p>2455</text:p>
          </table:table-cell>
          <table:table-cell table:formula="of:=ABS([.H121])" office:value-type="float" office:value="3.9998779297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8885</text:p>
          </table:table-cell>
          <table:table-cell office:value-type="string">
            <text:p>1145</text:p>
          </table:table-cell>
          <table:table-cell office:value-type="string">
            <text:p>LFP3</text:p>
          </table:table-cell>
          <table:table-cell office:value-type="float" office:value="604037.7">
            <text:p>604037.7</text:p>
          </table:table-cell>
          <table:table-cell office:value-type="float" office:value="223015.79">
            <text:p>223015.79</text:p>
          </table:table-cell>
          <table:table-cell office:value-type="float" office:value="487.47">
            <text:p>487.47</text:p>
          </table:table-cell>
          <table:table-cell office:value-type="float" office:value="487.6099853516">
            <text:p>487.6099853516</text:p>
          </table:table-cell>
          <table:table-cell office:value-type="float" office:value="13.9985351562">
            <text:p>13.9985351562</text:p>
          </table:table-cell>
          <table:table-cell office:value-type="string">
            <text:p>2455</text:p>
          </table:table-cell>
          <table:table-cell table:formula="of:=ABS([.H122])" office:value-type="float" office:value="13.9985351562">
            <text:p>14</text:p>
          </table:table-cell>
          <table:table-cell table:number-columns-repeated="246"/>
        </table:table-row>
        <table:table-row table:style-name="ro1">
          <table:table-cell office:value-type="string">
            <text:p>5358886</text:p>
          </table:table-cell>
          <table:table-cell office:value-type="string">
            <text:p>1146</text:p>
          </table:table-cell>
          <table:table-cell office:value-type="string">
            <text:p>LFP3</text:p>
          </table:table-cell>
          <table:table-cell office:value-type="float" office:value="604282">
            <text:p>604282</text:p>
          </table:table-cell>
          <table:table-cell office:value-type="float" office:value="223051.42">
            <text:p>223051.42</text:p>
          </table:table-cell>
          <table:table-cell office:value-type="float" office:value="482.86">
            <text:p>482.86</text:p>
          </table:table-cell>
          <table:table-cell office:value-type="float" office:value="482.9599914551">
            <text:p>482.9599914551</text:p>
          </table:table-cell>
          <table:table-cell office:value-type="float" office:value="9.9991455078">
            <text:p>9.9991455078</text:p>
          </table:table-cell>
          <table:table-cell office:value-type="string">
            <text:p>2455</text:p>
          </table:table-cell>
          <table:table-cell table:formula="of:=ABS([.H123])" office:value-type="float" office:value="9.9991455078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8888</text:p>
          </table:table-cell>
          <table:table-cell office:value-type="string">
            <text:p>1148</text:p>
          </table:table-cell>
          <table:table-cell office:value-type="string">
            <text:p>LFP3</text:p>
          </table:table-cell>
          <table:table-cell office:value-type="float" office:value="604619.14">
            <text:p>604619.14</text:p>
          </table:table-cell>
          <table:table-cell office:value-type="float" office:value="223167.3">
            <text:p>223167.3</text:p>
          </table:table-cell>
          <table:table-cell office:value-type="float" office:value="480.64">
            <text:p>480.64</text:p>
          </table:table-cell>
          <table:table-cell office:value-type="float" office:value="480.7099914551">
            <text:p>480.7099914551</text:p>
          </table:table-cell>
          <table:table-cell office:value-type="float" office:value="6.9991455078">
            <text:p>6.9991455078</text:p>
          </table:table-cell>
          <table:table-cell office:value-type="string">
            <text:p>2455</text:p>
          </table:table-cell>
          <table:table-cell table:formula="of:=ABS([.H124])" office:value-type="float" office:value="6.9991455078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8889</text:p>
          </table:table-cell>
          <table:table-cell office:value-type="string">
            <text:p>1149</text:p>
          </table:table-cell>
          <table:table-cell office:value-type="string">
            <text:p>LFP3</text:p>
          </table:table-cell>
          <table:table-cell office:value-type="float" office:value="604662.57">
            <text:p>604662.57</text:p>
          </table:table-cell>
          <table:table-cell office:value-type="float" office:value="223108.24">
            <text:p>223108.24</text:p>
          </table:table-cell>
          <table:table-cell office:value-type="float" office:value="480.01">
            <text:p>480.01</text:p>
          </table:table-cell>
          <table:table-cell office:value-type="float" office:value="480.0700073242">
            <text:p>480.0700073242</text:p>
          </table:table-cell>
          <table:table-cell office:value-type="float" office:value="6.0007324219">
            <text:p>6.0007324219</text:p>
          </table:table-cell>
          <table:table-cell office:value-type="string">
            <text:p>2455</text:p>
          </table:table-cell>
          <table:table-cell table:formula="of:=ABS([.H125])" office:value-type="float" office:value="6.0007324219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8890</text:p>
          </table:table-cell>
          <table:table-cell office:value-type="string">
            <text:p>1150</text:p>
          </table:table-cell>
          <table:table-cell office:value-type="string">
            <text:p>LFP3</text:p>
          </table:table-cell>
          <table:table-cell office:value-type="float" office:value="604444.09">
            <text:p>604444.09</text:p>
          </table:table-cell>
          <table:table-cell office:value-type="float" office:value="223141.84">
            <text:p>223141.84</text:p>
          </table:table-cell>
          <table:table-cell office:value-type="float" office:value="485.45">
            <text:p>485.45</text:p>
          </table:table-cell>
          <table:table-cell office:value-type="float" office:value="485.4899902344">
            <text:p>485.4899902344</text:p>
          </table:table-cell>
          <table:table-cell office:value-type="float" office:value="3.9990234375">
            <text:p>3.9990234375</text:p>
          </table:table-cell>
          <table:table-cell office:value-type="string">
            <text:p>2455</text:p>
          </table:table-cell>
          <table:table-cell table:formula="of:=ABS([.H126])" office:value-type="float" office:value="3.9990234375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8891</text:p>
          </table:table-cell>
          <table:table-cell office:value-type="string">
            <text:p>1152</text:p>
          </table:table-cell>
          <table:table-cell office:value-type="string">
            <text:p>LFP3</text:p>
          </table:table-cell>
          <table:table-cell office:value-type="float" office:value="604503.69">
            <text:p>604503.69</text:p>
          </table:table-cell>
          <table:table-cell office:value-type="float" office:value="223203.1">
            <text:p>223203.1</text:p>
          </table:table-cell>
          <table:table-cell office:value-type="float" office:value="485.03">
            <text:p>485.03</text:p>
          </table:table-cell>
          <table:table-cell office:value-type="float" office:value="485.0700073242">
            <text:p>485.0700073242</text:p>
          </table:table-cell>
          <table:table-cell office:value-type="float" office:value="4.0007324219">
            <text:p>4.0007324219</text:p>
          </table:table-cell>
          <table:table-cell office:value-type="string">
            <text:p>2455</text:p>
          </table:table-cell>
          <table:table-cell table:formula="of:=ABS([.H127])" office:value-type="float" office:value="4.0007324219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8892</text:p>
          </table:table-cell>
          <table:table-cell office:value-type="string">
            <text:p>1153</text:p>
          </table:table-cell>
          <table:table-cell office:value-type="string">
            <text:p>LFP3</text:p>
          </table:table-cell>
          <table:table-cell office:value-type="float" office:value="604953.49">
            <text:p>604953.49</text:p>
          </table:table-cell>
          <table:table-cell office:value-type="float" office:value="223048.4">
            <text:p>223048.4</text:p>
          </table:table-cell>
          <table:table-cell office:value-type="float" office:value="485.9">
            <text:p>485.9</text:p>
          </table:table-cell>
          <table:table-cell office:value-type="float" office:value="486.0199890137">
            <text:p>486.0199890137</text:p>
          </table:table-cell>
          <table:table-cell office:value-type="float" office:value="11.9989013672">
            <text:p>11.9989013672</text:p>
          </table:table-cell>
          <table:table-cell office:value-type="string">
            <text:p>2455</text:p>
          </table:table-cell>
          <table:table-cell table:formula="of:=ABS([.H128])" office:value-type="float" office:value="11.9989013672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58893</text:p>
          </table:table-cell>
          <table:table-cell office:value-type="string">
            <text:p>1154</text:p>
          </table:table-cell>
          <table:table-cell office:value-type="string">
            <text:p>LFP3</text:p>
          </table:table-cell>
          <table:table-cell office:value-type="float" office:value="604769.99">
            <text:p>604769.99</text:p>
          </table:table-cell>
          <table:table-cell office:value-type="float" office:value="223124.77">
            <text:p>223124.77</text:p>
          </table:table-cell>
          <table:table-cell office:value-type="float" office:value="478.43">
            <text:p>478.43</text:p>
          </table:table-cell>
          <table:table-cell office:value-type="float" office:value="478.3200073242">
            <text:p>478.3200073242</text:p>
          </table:table-cell>
          <table:table-cell office:value-type="float" office:value="-10.9992675781">
            <text:p>-10.9992675781</text:p>
          </table:table-cell>
          <table:table-cell office:value-type="string">
            <text:p>2455</text:p>
          </table:table-cell>
          <table:table-cell table:formula="of:=ABS([.H129])" office:value-type="float" office:value="10.9992675781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8894</text:p>
          </table:table-cell>
          <table:table-cell office:value-type="string">
            <text:p>1155</text:p>
          </table:table-cell>
          <table:table-cell office:value-type="string">
            <text:p>LFP3</text:p>
          </table:table-cell>
          <table:table-cell office:value-type="float" office:value="604721.66">
            <text:p>604721.66</text:p>
          </table:table-cell>
          <table:table-cell office:value-type="float" office:value="223047.92">
            <text:p>223047.92</text:p>
          </table:table-cell>
          <table:table-cell office:value-type="float" office:value="479.71">
            <text:p>479.71</text:p>
          </table:table-cell>
          <table:table-cell office:value-type="float" office:value="479.7699890137">
            <text:p>479.7699890137</text:p>
          </table:table-cell>
          <table:table-cell office:value-type="float" office:value="5.9989013672">
            <text:p>5.9989013672</text:p>
          </table:table-cell>
          <table:table-cell office:value-type="string">
            <text:p>2455</text:p>
          </table:table-cell>
          <table:table-cell table:formula="of:=ABS([.H130])" office:value-type="float" office:value="5.9989013672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8895</text:p>
          </table:table-cell>
          <table:table-cell office:value-type="string">
            <text:p>1156</text:p>
          </table:table-cell>
          <table:table-cell office:value-type="string">
            <text:p>LFP3</text:p>
          </table:table-cell>
          <table:table-cell office:value-type="float" office:value="604930.56">
            <text:p>604930.56</text:p>
          </table:table-cell>
          <table:table-cell office:value-type="float" office:value="223161.21">
            <text:p>223161.21</text:p>
          </table:table-cell>
          <table:table-cell office:value-type="float" office:value="477.72">
            <text:p>477.72</text:p>
          </table:table-cell>
          <table:table-cell office:value-type="float" office:value="477.6900024414">
            <text:p>477.6900024414</text:p>
          </table:table-cell>
          <table:table-cell office:value-type="float" office:value="-2.9997558594">
            <text:p>-2.9997558594</text:p>
          </table:table-cell>
          <table:table-cell office:value-type="string">
            <text:p>2455</text:p>
          </table:table-cell>
          <table:table-cell table:formula="of:=ABS([.H131])" office:value-type="float" office:value="2.9997558594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8896</text:p>
          </table:table-cell>
          <table:table-cell office:value-type="string">
            <text:p>1157</text:p>
          </table:table-cell>
          <table:table-cell office:value-type="string">
            <text:p>LFP3</text:p>
          </table:table-cell>
          <table:table-cell office:value-type="float" office:value="604876.45">
            <text:p>604876.45</text:p>
          </table:table-cell>
          <table:table-cell office:value-type="float" office:value="223005.88">
            <text:p>223005.88</text:p>
          </table:table-cell>
          <table:table-cell office:value-type="float" office:value="488.74">
            <text:p>488.74</text:p>
          </table:table-cell>
          <table:table-cell office:value-type="float" office:value="488.6799926758">
            <text:p>488.6799926758</text:p>
          </table:table-cell>
          <table:table-cell office:value-type="float" office:value="-6.0007324219">
            <text:p>-6.0007324219</text:p>
          </table:table-cell>
          <table:table-cell office:value-type="string">
            <text:p>2455</text:p>
          </table:table-cell>
          <table:table-cell table:formula="of:=ABS([.H132])" office:value-type="float" office:value="6.0007324219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8897</text:p>
          </table:table-cell>
          <table:table-cell office:value-type="string">
            <text:p>1158</text:p>
          </table:table-cell>
          <table:table-cell office:value-type="string">
            <text:p>LFP3</text:p>
          </table:table-cell>
          <table:table-cell office:value-type="float" office:value="605038.87">
            <text:p>605038.87</text:p>
          </table:table-cell>
          <table:table-cell office:value-type="float" office:value="223077.01">
            <text:p>223077.01</text:p>
          </table:table-cell>
          <table:table-cell office:value-type="float" office:value="485.55">
            <text:p>485.55</text:p>
          </table:table-cell>
          <table:table-cell office:value-type="float" office:value="485.4400024414">
            <text:p>485.4400024414</text:p>
          </table:table-cell>
          <table:table-cell office:value-type="float" office:value="-10.9997558594">
            <text:p>-10.9997558594</text:p>
          </table:table-cell>
          <table:table-cell office:value-type="string">
            <text:p>2455</text:p>
          </table:table-cell>
          <table:table-cell table:formula="of:=ABS([.H133])" office:value-type="float" office:value="10.9997558594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8898</text:p>
          </table:table-cell>
          <table:table-cell office:value-type="string">
            <text:p>1159</text:p>
          </table:table-cell>
          <table:table-cell office:value-type="string">
            <text:p>LFP3</text:p>
          </table:table-cell>
          <table:table-cell office:value-type="float" office:value="605123.73">
            <text:p>605123.73</text:p>
          </table:table-cell>
          <table:table-cell office:value-type="float" office:value="223093.83">
            <text:p>223093.83</text:p>
          </table:table-cell>
          <table:table-cell office:value-type="float" office:value="484.99">
            <text:p>484.99</text:p>
          </table:table-cell>
          <table:table-cell office:value-type="float" office:value="485.0299987793">
            <text:p>485.0299987793</text:p>
          </table:table-cell>
          <table:table-cell office:value-type="float" office:value="3.9998779297">
            <text:p>3.9998779297</text:p>
          </table:table-cell>
          <table:table-cell office:value-type="string">
            <text:p>2455</text:p>
          </table:table-cell>
          <table:table-cell table:formula="of:=ABS([.H134])" office:value-type="float" office:value="3.9998779297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8899</text:p>
          </table:table-cell>
          <table:table-cell office:value-type="string">
            <text:p>1160</text:p>
          </table:table-cell>
          <table:table-cell office:value-type="string">
            <text:p>LFP3</text:p>
          </table:table-cell>
          <table:table-cell office:value-type="float" office:value="605193.64">
            <text:p>605193.64</text:p>
          </table:table-cell>
          <table:table-cell office:value-type="float" office:value="223130.21">
            <text:p>223130.21</text:p>
          </table:table-cell>
          <table:table-cell office:value-type="float" office:value="483.64">
            <text:p>483.64</text:p>
          </table:table-cell>
          <table:table-cell office:value-type="float" office:value="483.7900085449">
            <text:p>483.7900085449</text:p>
          </table:table-cell>
          <table:table-cell office:value-type="float" office:value="15.0008544922">
            <text:p>15.0008544922</text:p>
          </table:table-cell>
          <table:table-cell office:value-type="string">
            <text:p>2455</text:p>
          </table:table-cell>
          <table:table-cell table:formula="of:=ABS([.H135])" office:value-type="float" office:value="15.0008544922">
            <text:p>15</text:p>
          </table:table-cell>
          <table:table-cell table:number-columns-repeated="246"/>
        </table:table-row>
        <table:table-row table:style-name="ro1">
          <table:table-cell office:value-type="string">
            <text:p>5358900</text:p>
          </table:table-cell>
          <table:table-cell office:value-type="string">
            <text:p>1161</text:p>
          </table:table-cell>
          <table:table-cell office:value-type="string">
            <text:p>LFP3</text:p>
          </table:table-cell>
          <table:table-cell office:value-type="float" office:value="605269.53">
            <text:p>605269.53</text:p>
          </table:table-cell>
          <table:table-cell office:value-type="float" office:value="223166.31">
            <text:p>223166.31</text:p>
          </table:table-cell>
          <table:table-cell office:value-type="float" office:value="481.19">
            <text:p>481.19</text:p>
          </table:table-cell>
          <table:table-cell office:value-type="float" office:value="481.2399902344">
            <text:p>481.2399902344</text:p>
          </table:table-cell>
          <table:table-cell office:value-type="float" office:value="4.9990234375">
            <text:p>4.9990234375</text:p>
          </table:table-cell>
          <table:table-cell office:value-type="string">
            <text:p>2455</text:p>
          </table:table-cell>
          <table:table-cell table:formula="of:=ABS([.H136])" office:value-type="float" office:value="4.9990234375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8901</text:p>
          </table:table-cell>
          <table:table-cell office:value-type="string">
            <text:p>1162</text:p>
          </table:table-cell>
          <table:table-cell office:value-type="string">
            <text:p>LFP3</text:p>
          </table:table-cell>
          <table:table-cell office:value-type="float" office:value="605712.3">
            <text:p>605712.3</text:p>
          </table:table-cell>
          <table:table-cell office:value-type="float" office:value="223140.84">
            <text:p>223140.84</text:p>
          </table:table-cell>
          <table:table-cell office:value-type="float" office:value="493.01">
            <text:p>493.01</text:p>
          </table:table-cell>
          <table:table-cell office:value-type="float" office:value="493.0799865723">
            <text:p>493.0799865723</text:p>
          </table:table-cell>
          <table:table-cell office:value-type="float" office:value="6.9986572266">
            <text:p>6.9986572266</text:p>
          </table:table-cell>
          <table:table-cell office:value-type="string">
            <text:p>2455</text:p>
          </table:table-cell>
          <table:table-cell table:formula="of:=ABS([.H137])" office:value-type="float" office:value="6.9986572266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8902</text:p>
          </table:table-cell>
          <table:table-cell office:value-type="string">
            <text:p>1165</text:p>
          </table:table-cell>
          <table:table-cell office:value-type="string">
            <text:p>LFP3</text:p>
          </table:table-cell>
          <table:table-cell office:value-type="float" office:value="605999.62">
            <text:p>605999.62</text:p>
          </table:table-cell>
          <table:table-cell office:value-type="float" office:value="223133.94">
            <text:p>223133.94</text:p>
          </table:table-cell>
          <table:table-cell office:value-type="float" office:value="507.03">
            <text:p>507.03</text:p>
          </table:table-cell>
          <table:table-cell office:value-type="float" office:value="507.1099853516">
            <text:p>507.1099853516</text:p>
          </table:table-cell>
          <table:table-cell office:value-type="float" office:value="7.9985351563">
            <text:p>7.9985351563</text:p>
          </table:table-cell>
          <table:table-cell office:value-type="string">
            <text:p>2455</text:p>
          </table:table-cell>
          <table:table-cell table:formula="of:=ABS([.H138])" office:value-type="float" office:value="7.9985351563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8903</text:p>
          </table:table-cell>
          <table:table-cell office:value-type="string">
            <text:p>1166</text:p>
          </table:table-cell>
          <table:table-cell office:value-type="string">
            <text:p>LFP3</text:p>
          </table:table-cell>
          <table:table-cell office:value-type="float" office:value="605912.53">
            <text:p>605912.53</text:p>
          </table:table-cell>
          <table:table-cell office:value-type="float" office:value="223095.79">
            <text:p>223095.79</text:p>
          </table:table-cell>
          <table:table-cell office:value-type="float" office:value="518.22">
            <text:p>518.22</text:p>
          </table:table-cell>
          <table:table-cell office:value-type="float" office:value="518.2800292969">
            <text:p>518.2800292969</text:p>
          </table:table-cell>
          <table:table-cell office:value-type="float" office:value="6.0029296875">
            <text:p>6.0029296875</text:p>
          </table:table-cell>
          <table:table-cell office:value-type="string">
            <text:p>2455</text:p>
          </table:table-cell>
          <table:table-cell table:formula="of:=ABS([.H139])" office:value-type="float" office:value="6.0029296875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8904</text:p>
          </table:table-cell>
          <table:table-cell office:value-type="string">
            <text:p>1167</text:p>
          </table:table-cell>
          <table:table-cell office:value-type="string">
            <text:p>LFP3</text:p>
          </table:table-cell>
          <table:table-cell office:value-type="float" office:value="605857.25">
            <text:p>605857.25</text:p>
          </table:table-cell>
          <table:table-cell office:value-type="float" office:value="223063.57">
            <text:p>223063.57</text:p>
          </table:table-cell>
          <table:table-cell office:value-type="float" office:value="516.11">
            <text:p>516.11</text:p>
          </table:table-cell>
          <table:table-cell office:value-type="float" office:value="516.0599975586">
            <text:p>516.0599975586</text:p>
          </table:table-cell>
          <table:table-cell office:value-type="float" office:value="-5.0002441406">
            <text:p>-5.0002441406</text:p>
          </table:table-cell>
          <table:table-cell office:value-type="string">
            <text:p>2455</text:p>
          </table:table-cell>
          <table:table-cell table:formula="of:=ABS([.H140])" office:value-type="float" office:value="5.0002441406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8905</text:p>
          </table:table-cell>
          <table:table-cell office:value-type="string">
            <text:p>1168</text:p>
          </table:table-cell>
          <table:table-cell office:value-type="string">
            <text:p>LFP3</text:p>
          </table:table-cell>
          <table:table-cell office:value-type="float" office:value="606066.89">
            <text:p>606066.89</text:p>
          </table:table-cell>
          <table:table-cell office:value-type="float" office:value="223159.14">
            <text:p>223159.14</text:p>
          </table:table-cell>
          <table:table-cell office:value-type="float" office:value="497.95">
            <text:p>497.95</text:p>
          </table:table-cell>
          <table:table-cell office:value-type="float" office:value="498">
            <text:p>498</text:p>
          </table:table-cell>
          <table:table-cell office:value-type="float" office:value="5">
            <text:p>5</text:p>
          </table:table-cell>
          <table:table-cell office:value-type="string">
            <text:p>2455</text:p>
          </table:table-cell>
          <table:table-cell table:formula="of:=ABS([.H141])" office:value-type="float" office:value="5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8906</text:p>
          </table:table-cell>
          <table:table-cell office:value-type="string">
            <text:p>1169</text:p>
          </table:table-cell>
          <table:table-cell office:value-type="string">
            <text:p>LFP3</text:p>
          </table:table-cell>
          <table:table-cell office:value-type="float" office:value="605869.71">
            <text:p>605869.71</text:p>
          </table:table-cell>
          <table:table-cell office:value-type="float" office:value="223198.88">
            <text:p>223198.88</text:p>
          </table:table-cell>
          <table:table-cell office:value-type="float" office:value="490.4">
            <text:p>490.4</text:p>
          </table:table-cell>
          <table:table-cell office:value-type="float" office:value="490.5700073242">
            <text:p>490.5700073242</text:p>
          </table:table-cell>
          <table:table-cell office:value-type="float" office:value="17.0007324219">
            <text:p>17.0007324219</text:p>
          </table:table-cell>
          <table:table-cell office:value-type="string">
            <text:p>2455</text:p>
          </table:table-cell>
          <table:table-cell table:formula="of:=ABS([.H142])" office:value-type="float" office:value="17.0007324219">
            <text:p>17</text:p>
          </table:table-cell>
          <table:table-cell table:number-columns-repeated="246"/>
        </table:table-row>
        <table:table-row table:style-name="ro1">
          <table:table-cell office:value-type="string">
            <text:p>5358907</text:p>
          </table:table-cell>
          <table:table-cell office:value-type="string">
            <text:p>1170</text:p>
          </table:table-cell>
          <table:table-cell office:value-type="string">
            <text:p>LFP3</text:p>
          </table:table-cell>
          <table:table-cell office:value-type="float" office:value="605796.76">
            <text:p>605796.76</text:p>
          </table:table-cell>
          <table:table-cell office:value-type="float" office:value="223086.14">
            <text:p>223086.14</text:p>
          </table:table-cell>
          <table:table-cell office:value-type="float" office:value="501.71">
            <text:p>501.71</text:p>
          </table:table-cell>
          <table:table-cell office:value-type="float" office:value="501.7900085449">
            <text:p>501.7900085449</text:p>
          </table:table-cell>
          <table:table-cell office:value-type="float" office:value="8.0008544922">
            <text:p>8.0008544922</text:p>
          </table:table-cell>
          <table:table-cell office:value-type="string">
            <text:p>2455</text:p>
          </table:table-cell>
          <table:table-cell table:formula="of:=ABS([.H143])" office:value-type="float" office:value="8.0008544922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8908</text:p>
          </table:table-cell>
          <table:table-cell office:value-type="string">
            <text:p>1171</text:p>
          </table:table-cell>
          <table:table-cell office:value-type="string">
            <text:p>LFP3</text:p>
          </table:table-cell>
          <table:table-cell office:value-type="float" office:value="605771.3">
            <text:p>605771.3</text:p>
          </table:table-cell>
          <table:table-cell office:value-type="float" office:value="223200.78">
            <text:p>223200.78</text:p>
          </table:table-cell>
          <table:table-cell office:value-type="float" office:value="485.96">
            <text:p>485.96</text:p>
          </table:table-cell>
          <table:table-cell office:value-type="float" office:value="485.9299926758">
            <text:p>485.9299926758</text:p>
          </table:table-cell>
          <table:table-cell office:value-type="float" office:value="-3.0007324219">
            <text:p>-3.0007324219</text:p>
          </table:table-cell>
          <table:table-cell office:value-type="string">
            <text:p>2455</text:p>
          </table:table-cell>
          <table:table-cell table:formula="of:=ABS([.H144])" office:value-type="float" office:value="3.0007324219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8909</text:p>
          </table:table-cell>
          <table:table-cell office:value-type="string">
            <text:p>1172</text:p>
          </table:table-cell>
          <table:table-cell office:value-type="string">
            <text:p>LFP3</text:p>
          </table:table-cell>
          <table:table-cell office:value-type="float" office:value="605966.36">
            <text:p>605966.36</text:p>
          </table:table-cell>
          <table:table-cell office:value-type="float" office:value="223202.01">
            <text:p>223202.01</text:p>
          </table:table-cell>
          <table:table-cell office:value-type="float" office:value="490.62">
            <text:p>490.62</text:p>
          </table:table-cell>
          <table:table-cell office:value-type="float" office:value="490.6499938965">
            <text:p>490.6499938965</text:p>
          </table:table-cell>
          <table:table-cell office:value-type="float" office:value="2.9993896484">
            <text:p>2.9993896484</text:p>
          </table:table-cell>
          <table:table-cell office:value-type="string">
            <text:p>2455</text:p>
          </table:table-cell>
          <table:table-cell table:formula="of:=ABS([.H145])" office:value-type="float" office:value="2.9993896484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8910</text:p>
          </table:table-cell>
          <table:table-cell office:value-type="string">
            <text:p>1175</text:p>
          </table:table-cell>
          <table:table-cell office:value-type="string">
            <text:p>LFP3</text:p>
          </table:table-cell>
          <table:table-cell office:value-type="float" office:value="606134.33">
            <text:p>606134.33</text:p>
          </table:table-cell>
          <table:table-cell office:value-type="float" office:value="223084.79">
            <text:p>223084.79</text:p>
          </table:table-cell>
          <table:table-cell office:value-type="float" office:value="518.75">
            <text:p>518.75</text:p>
          </table:table-cell>
          <table:table-cell office:value-type="float" office:value="518.7399902344">
            <text:p>518.7399902344</text:p>
          </table:table-cell>
          <table:table-cell office:value-type="float" office:value="-1.0009765625">
            <text:p>-1.0009765625</text:p>
          </table:table-cell>
          <table:table-cell office:value-type="string">
            <text:p>2455</text:p>
          </table:table-cell>
          <table:table-cell table:formula="of:=ABS([.H146])" office:value-type="float" office:value="1.0009765625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8911</text:p>
          </table:table-cell>
          <table:table-cell office:value-type="string">
            <text:p>1176</text:p>
          </table:table-cell>
          <table:table-cell office:value-type="string">
            <text:p>LFP3</text:p>
          </table:table-cell>
          <table:table-cell office:value-type="float" office:value="606133.59">
            <text:p>606133.59</text:p>
          </table:table-cell>
          <table:table-cell office:value-type="float" office:value="223140.27">
            <text:p>223140.27</text:p>
          </table:table-cell>
          <table:table-cell office:value-type="float" office:value="498.81">
            <text:p>498.81</text:p>
          </table:table-cell>
          <table:table-cell office:value-type="float" office:value="498.9100036621">
            <text:p>498.9100036621</text:p>
          </table:table-cell>
          <table:table-cell office:value-type="float" office:value="10.0003662109">
            <text:p>10.0003662109</text:p>
          </table:table-cell>
          <table:table-cell office:value-type="string">
            <text:p>2455</text:p>
          </table:table-cell>
          <table:table-cell table:formula="of:=ABS([.H147])" office:value-type="float" office:value="10.0003662109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8912</text:p>
          </table:table-cell>
          <table:table-cell office:value-type="string">
            <text:p>1177</text:p>
          </table:table-cell>
          <table:table-cell office:value-type="string">
            <text:p>LFP3</text:p>
          </table:table-cell>
          <table:table-cell office:value-type="float" office:value="603962.355">
            <text:p>603962.355</text:p>
          </table:table-cell>
          <table:table-cell office:value-type="float" office:value="223211.495">
            <text:p>223211.495</text:p>
          </table:table-cell>
          <table:table-cell office:value-type="float" office:value="520.1">
            <text:p>520.1</text:p>
          </table:table-cell>
          <table:table-cell office:value-type="float" office:value="520.0300292969">
            <text:p>520.0300292969</text:p>
          </table:table-cell>
          <table:table-cell office:value-type="float" office:value="-6.9970703125">
            <text:p>-6.9970703125</text:p>
          </table:table-cell>
          <table:table-cell office:value-type="string">
            <text:p>2455</text:p>
          </table:table-cell>
          <table:table-cell table:formula="of:=ABS([.H148])" office:value-type="float" office:value="6.9970703125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8913</text:p>
          </table:table-cell>
          <table:table-cell office:value-type="string">
            <text:p>1178</text:p>
          </table:table-cell>
          <table:table-cell office:value-type="string">
            <text:p>LFP3</text:p>
          </table:table-cell>
          <table:table-cell office:value-type="float" office:value="603930.6">
            <text:p>603930.6</text:p>
          </table:table-cell>
          <table:table-cell office:value-type="float" office:value="223388.29">
            <text:p>223388.29</text:p>
          </table:table-cell>
          <table:table-cell office:value-type="float" office:value="550.96">
            <text:p>550.96</text:p>
          </table:table-cell>
          <table:table-cell office:value-type="float" office:value="551.0300292969">
            <text:p>551.0300292969</text:p>
          </table:table-cell>
          <table:table-cell office:value-type="float" office:value="7.0029296875">
            <text:p>7.0029296875</text:p>
          </table:table-cell>
          <table:table-cell office:value-type="string">
            <text:p>2455</text:p>
          </table:table-cell>
          <table:table-cell table:formula="of:=ABS([.H149])" office:value-type="float" office:value="7.0029296875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8914</text:p>
          </table:table-cell>
          <table:table-cell office:value-type="string">
            <text:p>1179</text:p>
          </table:table-cell>
          <table:table-cell office:value-type="string">
            <text:p>LFP3</text:p>
          </table:table-cell>
          <table:table-cell office:value-type="float" office:value="603881.99">
            <text:p>603881.99</text:p>
          </table:table-cell>
          <table:table-cell office:value-type="float" office:value="223337.25">
            <text:p>223337.25</text:p>
          </table:table-cell>
          <table:table-cell office:value-type="float" office:value="550.76">
            <text:p>550.76</text:p>
          </table:table-cell>
          <table:table-cell office:value-type="float" office:value="550.7600097656">
            <text:p>550.7600097656</text:p>
          </table:table-cell>
          <table:table-cell office:value-type="float" office:value="0.0009765625">
            <text:p>0.0009765625</text:p>
          </table:table-cell>
          <table:table-cell office:value-type="string">
            <text:p>2455</text:p>
          </table:table-cell>
          <table:table-cell table:formula="of:=ABS([.H150])" office:value-type="float" office:value="0.0009765625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58915</text:p>
          </table:table-cell>
          <table:table-cell office:value-type="string">
            <text:p>1180</text:p>
          </table:table-cell>
          <table:table-cell office:value-type="string">
            <text:p>LFP3</text:p>
          </table:table-cell>
          <table:table-cell office:value-type="float" office:value="603801.55">
            <text:p>603801.55</text:p>
          </table:table-cell>
          <table:table-cell office:value-type="float" office:value="223275.7">
            <text:p>223275.7</text:p>
          </table:table-cell>
          <table:table-cell office:value-type="float" office:value="549.82">
            <text:p>549.82</text:p>
          </table:table-cell>
          <table:table-cell office:value-type="float" office:value="549.7100219727">
            <text:p>549.7100219727</text:p>
          </table:table-cell>
          <table:table-cell office:value-type="float" office:value="-10.9978027344">
            <text:p>-10.9978027344</text:p>
          </table:table-cell>
          <table:table-cell office:value-type="string">
            <text:p>2455</text:p>
          </table:table-cell>
          <table:table-cell table:formula="of:=ABS([.H151])" office:value-type="float" office:value="10.9978027344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8916</text:p>
          </table:table-cell>
          <table:table-cell office:value-type="string">
            <text:p>1181</text:p>
          </table:table-cell>
          <table:table-cell office:value-type="string">
            <text:p>LFP3</text:p>
          </table:table-cell>
          <table:table-cell office:value-type="float" office:value="603746.86">
            <text:p>603746.86</text:p>
          </table:table-cell>
          <table:table-cell office:value-type="float" office:value="223257.47">
            <text:p>223257.47</text:p>
          </table:table-cell>
          <table:table-cell office:value-type="float" office:value="549.21">
            <text:p>549.21</text:p>
          </table:table-cell>
          <table:table-cell office:value-type="float" office:value="549.2700195312">
            <text:p>549.2700195312</text:p>
          </table:table-cell>
          <table:table-cell office:value-type="float" office:value="6.001953125">
            <text:p>6.001953125</text:p>
          </table:table-cell>
          <table:table-cell office:value-type="string">
            <text:p>2455</text:p>
          </table:table-cell>
          <table:table-cell table:formula="of:=ABS([.H152])" office:value-type="float" office:value="6.001953125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8917</text:p>
          </table:table-cell>
          <table:table-cell office:value-type="string">
            <text:p>1182</text:p>
          </table:table-cell>
          <table:table-cell office:value-type="string">
            <text:p>LFP3</text:p>
          </table:table-cell>
          <table:table-cell office:value-type="float" office:value="603695.92">
            <text:p>603695.92</text:p>
          </table:table-cell>
          <table:table-cell office:value-type="float" office:value="223221.69">
            <text:p>223221.69</text:p>
          </table:table-cell>
          <table:table-cell office:value-type="float" office:value="546.69">
            <text:p>546.69</text:p>
          </table:table-cell>
          <table:table-cell office:value-type="float" office:value="546.549987793">
            <text:p>546.549987793</text:p>
          </table:table-cell>
          <table:table-cell office:value-type="float" office:value="-14.0012207031">
            <text:p>-14.0012207031</text:p>
          </table:table-cell>
          <table:table-cell office:value-type="string">
            <text:p>2455</text:p>
          </table:table-cell>
          <table:table-cell table:formula="of:=ABS([.H153])" office:value-type="float" office:value="14.0012207031">
            <text:p>14</text:p>
          </table:table-cell>
          <table:table-cell table:number-columns-repeated="246"/>
        </table:table-row>
        <table:table-row table:style-name="ro1">
          <table:table-cell office:value-type="string">
            <text:p>5358918</text:p>
          </table:table-cell>
          <table:table-cell office:value-type="string">
            <text:p>1185</text:p>
          </table:table-cell>
          <table:table-cell office:value-type="string">
            <text:p>LFP3</text:p>
          </table:table-cell>
          <table:table-cell office:value-type="float" office:value="603947.5">
            <text:p>603947.5</text:p>
          </table:table-cell>
          <table:table-cell office:value-type="float" office:value="223279.01">
            <text:p>223279.01</text:p>
          </table:table-cell>
          <table:table-cell office:value-type="float" office:value="535.85">
            <text:p>535.85</text:p>
          </table:table-cell>
          <table:table-cell office:value-type="float" office:value="535.8300170898">
            <text:p>535.8300170898</text:p>
          </table:table-cell>
          <table:table-cell office:value-type="float" office:value="-1.9982910156">
            <text:p>-1.9982910156</text:p>
          </table:table-cell>
          <table:table-cell office:value-type="string">
            <text:p>2455</text:p>
          </table:table-cell>
          <table:table-cell table:formula="of:=ABS([.H154])" office:value-type="float" office:value="1.9982910156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8919</text:p>
          </table:table-cell>
          <table:table-cell office:value-type="string">
            <text:p>1186</text:p>
          </table:table-cell>
          <table:table-cell office:value-type="string">
            <text:p>LFP3</text:p>
          </table:table-cell>
          <table:table-cell office:value-type="float" office:value="603872.52">
            <text:p>603872.52</text:p>
          </table:table-cell>
          <table:table-cell office:value-type="float" office:value="223229.4">
            <text:p>223229.4</text:p>
          </table:table-cell>
          <table:table-cell office:value-type="float" office:value="531.53">
            <text:p>531.53</text:p>
          </table:table-cell>
          <table:table-cell office:value-type="float" office:value="531.3099975586">
            <text:p>531.3099975586</text:p>
          </table:table-cell>
          <table:table-cell office:value-type="float" office:value="-22.0002441406">
            <text:p>-22.0002441406</text:p>
          </table:table-cell>
          <table:table-cell office:value-type="string">
            <text:p>2455</text:p>
          </table:table-cell>
          <table:table-cell table:formula="of:=ABS([.H155])" office:value-type="float" office:value="22.0002441406">
            <text:p>22</text:p>
          </table:table-cell>
          <table:table-cell table:number-columns-repeated="246"/>
        </table:table-row>
        <table:table-row table:style-name="ro1">
          <table:table-cell office:value-type="string">
            <text:p>5358920</text:p>
          </table:table-cell>
          <table:table-cell office:value-type="string">
            <text:p>1187</text:p>
          </table:table-cell>
          <table:table-cell office:value-type="string">
            <text:p>LFP3</text:p>
          </table:table-cell>
          <table:table-cell office:value-type="float" office:value="604019.696">
            <text:p>604019.696</text:p>
          </table:table-cell>
          <table:table-cell office:value-type="float" office:value="223279.293">
            <text:p>223279.293</text:p>
          </table:table-cell>
          <table:table-cell office:value-type="float" office:value="525.75">
            <text:p>525.75</text:p>
          </table:table-cell>
          <table:table-cell office:value-type="float" office:value="525.8499755859">
            <text:p>525.8499755859</text:p>
          </table:table-cell>
          <table:table-cell office:value-type="float" office:value="9.9975585938">
            <text:p>9.9975585938</text:p>
          </table:table-cell>
          <table:table-cell office:value-type="string">
            <text:p>2455</text:p>
          </table:table-cell>
          <table:table-cell table:formula="of:=ABS([.H156])" office:value-type="float" office:value="9.9975585938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8921</text:p>
          </table:table-cell>
          <table:table-cell office:value-type="string">
            <text:p>1188</text:p>
          </table:table-cell>
          <table:table-cell office:value-type="string">
            <text:p>LFP3</text:p>
          </table:table-cell>
          <table:table-cell office:value-type="float" office:value="604040.749">
            <text:p>604040.749</text:p>
          </table:table-cell>
          <table:table-cell office:value-type="float" office:value="223330.302">
            <text:p>223330.302</text:p>
          </table:table-cell>
          <table:table-cell office:value-type="float" office:value="533.86">
            <text:p>533.86</text:p>
          </table:table-cell>
          <table:table-cell office:value-type="float" office:value="533.799987793">
            <text:p>533.799987793</text:p>
          </table:table-cell>
          <table:table-cell office:value-type="float" office:value="-6.0012207031">
            <text:p>-6.0012207031</text:p>
          </table:table-cell>
          <table:table-cell office:value-type="string">
            <text:p>2455</text:p>
          </table:table-cell>
          <table:table-cell table:formula="of:=ABS([.H157])" office:value-type="float" office:value="6.0012207031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8922</text:p>
          </table:table-cell>
          <table:table-cell office:value-type="string">
            <text:p>1189</text:p>
          </table:table-cell>
          <table:table-cell office:value-type="string">
            <text:p>LFP3</text:p>
          </table:table-cell>
          <table:table-cell office:value-type="float" office:value="604061.199">
            <text:p>604061.199</text:p>
          </table:table-cell>
          <table:table-cell office:value-type="float" office:value="223408.803">
            <text:p>223408.803</text:p>
          </table:table-cell>
          <table:table-cell office:value-type="float" office:value="535.25">
            <text:p>535.25</text:p>
          </table:table-cell>
          <table:table-cell office:value-type="float" office:value="535.3499755859">
            <text:p>535.3499755859</text:p>
          </table:table-cell>
          <table:table-cell office:value-type="float" office:value="9.9975585938">
            <text:p>9.9975585938</text:p>
          </table:table-cell>
          <table:table-cell office:value-type="string">
            <text:p>2455</text:p>
          </table:table-cell>
          <table:table-cell table:formula="of:=ABS([.H158])" office:value-type="float" office:value="9.9975585938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8923</text:p>
          </table:table-cell>
          <table:table-cell office:value-type="string">
            <text:p>1190</text:p>
          </table:table-cell>
          <table:table-cell office:value-type="string">
            <text:p>LFP3</text:p>
          </table:table-cell>
          <table:table-cell office:value-type="float" office:value="604319.54">
            <text:p>604319.54</text:p>
          </table:table-cell>
          <table:table-cell office:value-type="float" office:value="223227.87">
            <text:p>223227.87</text:p>
          </table:table-cell>
          <table:table-cell office:value-type="float" office:value="491.19">
            <text:p>491.19</text:p>
          </table:table-cell>
          <table:table-cell office:value-type="float" office:value="491.2600097656">
            <text:p>491.2600097656</text:p>
          </table:table-cell>
          <table:table-cell office:value-type="float" office:value="7.0009765625">
            <text:p>7.0009765625</text:p>
          </table:table-cell>
          <table:table-cell office:value-type="string">
            <text:p>2455</text:p>
          </table:table-cell>
          <table:table-cell table:formula="of:=ABS([.H159])" office:value-type="float" office:value="7.0009765625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8924</text:p>
          </table:table-cell>
          <table:table-cell office:value-type="string">
            <text:p>1191</text:p>
          </table:table-cell>
          <table:table-cell office:value-type="string">
            <text:p>LFP3</text:p>
          </table:table-cell>
          <table:table-cell office:value-type="float" office:value="604277.08">
            <text:p>604277.08</text:p>
          </table:table-cell>
          <table:table-cell office:value-type="float" office:value="223318.72">
            <text:p>223318.72</text:p>
          </table:table-cell>
          <table:table-cell office:value-type="float" office:value="500.96">
            <text:p>500.96</text:p>
          </table:table-cell>
          <table:table-cell office:value-type="float" office:value="501.0700073242">
            <text:p>501.0700073242</text:p>
          </table:table-cell>
          <table:table-cell office:value-type="float" office:value="11.0007324219">
            <text:p>11.0007324219</text:p>
          </table:table-cell>
          <table:table-cell office:value-type="string">
            <text:p>2455</text:p>
          </table:table-cell>
          <table:table-cell table:formula="of:=ABS([.H160])" office:value-type="float" office:value="11.0007324219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8925</text:p>
          </table:table-cell>
          <table:table-cell office:value-type="string">
            <text:p>1192</text:p>
          </table:table-cell>
          <table:table-cell office:value-type="string">
            <text:p>LFP3</text:p>
          </table:table-cell>
          <table:table-cell office:value-type="float" office:value="604632.11">
            <text:p>604632.11</text:p>
          </table:table-cell>
          <table:table-cell office:value-type="float" office:value="223273.16">
            <text:p>223273.16</text:p>
          </table:table-cell>
          <table:table-cell office:value-type="float" office:value="488.11">
            <text:p>488.11</text:p>
          </table:table-cell>
          <table:table-cell office:value-type="float" office:value="488.1799926758">
            <text:p>488.1799926758</text:p>
          </table:table-cell>
          <table:table-cell office:value-type="float" office:value="6.9992675781">
            <text:p>6.9992675781</text:p>
          </table:table-cell>
          <table:table-cell office:value-type="string">
            <text:p>2455</text:p>
          </table:table-cell>
          <table:table-cell table:formula="of:=ABS([.H161])" office:value-type="float" office:value="6.9992675781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8926</text:p>
          </table:table-cell>
          <table:table-cell office:value-type="string">
            <text:p>1193</text:p>
          </table:table-cell>
          <table:table-cell office:value-type="string">
            <text:p>LFP3</text:p>
          </table:table-cell>
          <table:table-cell office:value-type="float" office:value="604665.86">
            <text:p>604665.86</text:p>
          </table:table-cell>
          <table:table-cell office:value-type="float" office:value="223338.16">
            <text:p>223338.16</text:p>
          </table:table-cell>
          <table:table-cell office:value-type="float" office:value="492.64">
            <text:p>492.64</text:p>
          </table:table-cell>
          <table:table-cell office:value-type="float" office:value="492.700012207">
            <text:p>492.700012207</text:p>
          </table:table-cell>
          <table:table-cell office:value-type="float" office:value="6.0012207031">
            <text:p>6.0012207031</text:p>
          </table:table-cell>
          <table:table-cell office:value-type="string">
            <text:p>2455</text:p>
          </table:table-cell>
          <table:table-cell table:formula="of:=ABS([.H162])" office:value-type="float" office:value="6.0012207031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8927</text:p>
          </table:table-cell>
          <table:table-cell office:value-type="string">
            <text:p>1194</text:p>
          </table:table-cell>
          <table:table-cell office:value-type="string">
            <text:p>LFP3</text:p>
          </table:table-cell>
          <table:table-cell office:value-type="float" office:value="604579.19">
            <text:p>604579.19</text:p>
          </table:table-cell>
          <table:table-cell office:value-type="float" office:value="223230.63">
            <text:p>223230.63</text:p>
          </table:table-cell>
          <table:table-cell office:value-type="float" office:value="484.96">
            <text:p>484.96</text:p>
          </table:table-cell>
          <table:table-cell office:value-type="float" office:value="485.0199890137">
            <text:p>485.0199890137</text:p>
          </table:table-cell>
          <table:table-cell office:value-type="float" office:value="5.9989013672">
            <text:p>5.9989013672</text:p>
          </table:table-cell>
          <table:table-cell office:value-type="string">
            <text:p>2455</text:p>
          </table:table-cell>
          <table:table-cell table:formula="of:=ABS([.H163])" office:value-type="float" office:value="5.9989013672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8928</text:p>
          </table:table-cell>
          <table:table-cell office:value-type="string">
            <text:p>1195</text:p>
          </table:table-cell>
          <table:table-cell office:value-type="string">
            <text:p>LFP3</text:p>
          </table:table-cell>
          <table:table-cell office:value-type="float" office:value="604481.98">
            <text:p>604481.98</text:p>
          </table:table-cell>
          <table:table-cell office:value-type="float" office:value="223303.06">
            <text:p>223303.06</text:p>
          </table:table-cell>
          <table:table-cell office:value-type="float" office:value="494.22">
            <text:p>494.22</text:p>
          </table:table-cell>
          <table:table-cell office:value-type="float" office:value="494.3099975586">
            <text:p>494.3099975586</text:p>
          </table:table-cell>
          <table:table-cell office:value-type="float" office:value="8.9997558594">
            <text:p>8.9997558594</text:p>
          </table:table-cell>
          <table:table-cell office:value-type="string">
            <text:p>2455</text:p>
          </table:table-cell>
          <table:table-cell table:formula="of:=ABS([.H164])" office:value-type="float" office:value="8.9997558594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8929</text:p>
          </table:table-cell>
          <table:table-cell office:value-type="string">
            <text:p>1196</text:p>
          </table:table-cell>
          <table:table-cell office:value-type="string">
            <text:p>LFP3</text:p>
          </table:table-cell>
          <table:table-cell office:value-type="float" office:value="604465.37">
            <text:p>604465.37</text:p>
          </table:table-cell>
          <table:table-cell office:value-type="float" office:value="223412.8">
            <text:p>223412.8</text:p>
          </table:table-cell>
          <table:table-cell office:value-type="float" office:value="501.6">
            <text:p>501.6</text:p>
          </table:table-cell>
          <table:table-cell office:value-type="float" office:value="501.7200012207">
            <text:p>501.7200012207</text:p>
          </table:table-cell>
          <table:table-cell office:value-type="float" office:value="12.0001220703">
            <text:p>12.0001220703</text:p>
          </table:table-cell>
          <table:table-cell office:value-type="string">
            <text:p>2455</text:p>
          </table:table-cell>
          <table:table-cell table:formula="of:=ABS([.H165])" office:value-type="float" office:value="12.0001220703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58930</text:p>
          </table:table-cell>
          <table:table-cell office:value-type="string">
            <text:p>1197</text:p>
          </table:table-cell>
          <table:table-cell office:value-type="string">
            <text:p>LFP3</text:p>
          </table:table-cell>
          <table:table-cell office:value-type="float" office:value="604750.9">
            <text:p>604750.9</text:p>
          </table:table-cell>
          <table:table-cell office:value-type="float" office:value="223402.64">
            <text:p>223402.64</text:p>
          </table:table-cell>
          <table:table-cell office:value-type="float" office:value="495.26">
            <text:p>495.26</text:p>
          </table:table-cell>
          <table:table-cell office:value-type="float" office:value="495.1300048828">
            <text:p>495.1300048828</text:p>
          </table:table-cell>
          <table:table-cell office:value-type="float" office:value="-12.9995117187">
            <text:p>-12.9995117187</text:p>
          </table:table-cell>
          <table:table-cell office:value-type="string">
            <text:p>2455</text:p>
          </table:table-cell>
          <table:table-cell table:formula="of:=ABS([.H166])" office:value-type="float" office:value="12.9995117187">
            <text:p>13</text:p>
          </table:table-cell>
          <table:table-cell table:number-columns-repeated="246"/>
        </table:table-row>
        <table:table-row table:style-name="ro1">
          <table:table-cell office:value-type="string">
            <text:p>5358931</text:p>
          </table:table-cell>
          <table:table-cell office:value-type="string">
            <text:p>1198</text:p>
          </table:table-cell>
          <table:table-cell office:value-type="string">
            <text:p>LFP3</text:p>
          </table:table-cell>
          <table:table-cell office:value-type="float" office:value="604976.1">
            <text:p>604976.1</text:p>
          </table:table-cell>
          <table:table-cell office:value-type="float" office:value="223291.03">
            <text:p>223291.03</text:p>
          </table:table-cell>
          <table:table-cell office:value-type="float" office:value="482.39">
            <text:p>482.39</text:p>
          </table:table-cell>
          <table:table-cell office:value-type="float" office:value="482.3399963379">
            <text:p>482.3399963379</text:p>
          </table:table-cell>
          <table:table-cell office:value-type="float" office:value="-5.0003662109">
            <text:p>-5.0003662109</text:p>
          </table:table-cell>
          <table:table-cell office:value-type="string">
            <text:p>2455</text:p>
          </table:table-cell>
          <table:table-cell table:formula="of:=ABS([.H167])" office:value-type="float" office:value="5.0003662109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8932</text:p>
          </table:table-cell>
          <table:table-cell office:value-type="string">
            <text:p>1199</text:p>
          </table:table-cell>
          <table:table-cell office:value-type="string">
            <text:p>LFP3</text:p>
          </table:table-cell>
          <table:table-cell office:value-type="float" office:value="605129.41">
            <text:p>605129.41</text:p>
          </table:table-cell>
          <table:table-cell office:value-type="float" office:value="223258.3">
            <text:p>223258.3</text:p>
          </table:table-cell>
          <table:table-cell office:value-type="float" office:value="482.81">
            <text:p>482.81</text:p>
          </table:table-cell>
          <table:table-cell office:value-type="float" office:value="482.9299926758">
            <text:p>482.9299926758</text:p>
          </table:table-cell>
          <table:table-cell office:value-type="float" office:value="11.9992675781">
            <text:p>11.9992675781</text:p>
          </table:table-cell>
          <table:table-cell office:value-type="string">
            <text:p>2455</text:p>
          </table:table-cell>
          <table:table-cell table:formula="of:=ABS([.H168])" office:value-type="float" office:value="11.9992675781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58933</text:p>
          </table:table-cell>
          <table:table-cell office:value-type="string">
            <text:p>1200</text:p>
          </table:table-cell>
          <table:table-cell office:value-type="string">
            <text:p>LFP3</text:p>
          </table:table-cell>
          <table:table-cell office:value-type="float" office:value="605198.99">
            <text:p>605198.99</text:p>
          </table:table-cell>
          <table:table-cell office:value-type="float" office:value="223220.34">
            <text:p>223220.34</text:p>
          </table:table-cell>
          <table:table-cell office:value-type="float" office:value="476.16">
            <text:p>476.16</text:p>
          </table:table-cell>
          <table:table-cell office:value-type="float" office:value="476.2399902344">
            <text:p>476.2399902344</text:p>
          </table:table-cell>
          <table:table-cell office:value-type="float" office:value="7.9990234375">
            <text:p>7.9990234375</text:p>
          </table:table-cell>
          <table:table-cell office:value-type="string">
            <text:p>2455</text:p>
          </table:table-cell>
          <table:table-cell table:formula="of:=ABS([.H169])" office:value-type="float" office:value="7.9990234375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8934</text:p>
          </table:table-cell>
          <table:table-cell office:value-type="string">
            <text:p>1201</text:p>
          </table:table-cell>
          <table:table-cell office:value-type="string">
            <text:p>LFP3</text:p>
          </table:table-cell>
          <table:table-cell office:value-type="float" office:value="605101.9">
            <text:p>605101.9</text:p>
          </table:table-cell>
          <table:table-cell office:value-type="float" office:value="223317.24">
            <text:p>223317.24</text:p>
          </table:table-cell>
          <table:table-cell office:value-type="float" office:value="485.8">
            <text:p>485.8</text:p>
          </table:table-cell>
          <table:table-cell office:value-type="float" office:value="485.8999938965">
            <text:p>485.8999938965</text:p>
          </table:table-cell>
          <table:table-cell office:value-type="float" office:value="9.9993896484">
            <text:p>9.9993896484</text:p>
          </table:table-cell>
          <table:table-cell office:value-type="string">
            <text:p>2455</text:p>
          </table:table-cell>
          <table:table-cell table:formula="of:=ABS([.H170])" office:value-type="float" office:value="9.9993896484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8935</text:p>
          </table:table-cell>
          <table:table-cell office:value-type="string">
            <text:p>1202</text:p>
          </table:table-cell>
          <table:table-cell office:value-type="string">
            <text:p>LFP3</text:p>
          </table:table-cell>
          <table:table-cell office:value-type="float" office:value="605150.5">
            <text:p>605150.5</text:p>
          </table:table-cell>
          <table:table-cell office:value-type="float" office:value="223342.14">
            <text:p>223342.14</text:p>
          </table:table-cell>
          <table:table-cell office:value-type="float" office:value="485.06">
            <text:p>485.06</text:p>
          </table:table-cell>
          <table:table-cell office:value-type="float" office:value="485.1600036621">
            <text:p>485.1600036621</text:p>
          </table:table-cell>
          <table:table-cell office:value-type="float" office:value="10.0003662109">
            <text:p>10.0003662109</text:p>
          </table:table-cell>
          <table:table-cell office:value-type="string">
            <text:p>2455</text:p>
          </table:table-cell>
          <table:table-cell table:formula="of:=ABS([.H171])" office:value-type="float" office:value="10.0003662109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8936</text:p>
          </table:table-cell>
          <table:table-cell office:value-type="string">
            <text:p>1203</text:p>
          </table:table-cell>
          <table:table-cell office:value-type="string">
            <text:p>LFP3</text:p>
          </table:table-cell>
          <table:table-cell office:value-type="float" office:value="605212.61">
            <text:p>605212.61</text:p>
          </table:table-cell>
          <table:table-cell office:value-type="float" office:value="223375.66">
            <text:p>223375.66</text:p>
          </table:table-cell>
          <table:table-cell office:value-type="float" office:value="483.19">
            <text:p>483.19</text:p>
          </table:table-cell>
          <table:table-cell office:value-type="float" office:value="483.1799926758">
            <text:p>483.1799926758</text:p>
          </table:table-cell>
          <table:table-cell office:value-type="float" office:value="-1.0007324219">
            <text:p>-1.0007324219</text:p>
          </table:table-cell>
          <table:table-cell office:value-type="string">
            <text:p>2455</text:p>
          </table:table-cell>
          <table:table-cell table:formula="of:=ABS([.H172])" office:value-type="float" office:value="1.0007324219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8937</text:p>
          </table:table-cell>
          <table:table-cell office:value-type="string">
            <text:p>1204</text:p>
          </table:table-cell>
          <table:table-cell office:value-type="string">
            <text:p>LFP3</text:p>
          </table:table-cell>
          <table:table-cell office:value-type="float" office:value="605346.84">
            <text:p>605346.84</text:p>
          </table:table-cell>
          <table:table-cell office:value-type="float" office:value="223206.73">
            <text:p>223206.73</text:p>
          </table:table-cell>
          <table:table-cell office:value-type="float" office:value="479.89">
            <text:p>479.89</text:p>
          </table:table-cell>
          <table:table-cell office:value-type="float" office:value="480.049987793">
            <text:p>480.049987793</text:p>
          </table:table-cell>
          <table:table-cell office:value-type="float" office:value="15.9987792969">
            <text:p>15.9987792969</text:p>
          </table:table-cell>
          <table:table-cell office:value-type="string">
            <text:p>2455</text:p>
          </table:table-cell>
          <table:table-cell table:formula="of:=ABS([.H173])" office:value-type="float" office:value="15.9987792969">
            <text:p>16</text:p>
          </table:table-cell>
          <table:table-cell table:number-columns-repeated="246"/>
        </table:table-row>
        <table:table-row table:style-name="ro1">
          <table:table-cell office:value-type="string">
            <text:p>5358938</text:p>
          </table:table-cell>
          <table:table-cell office:value-type="string">
            <text:p>1206</text:p>
          </table:table-cell>
          <table:table-cell office:value-type="string">
            <text:p>LFP3</text:p>
          </table:table-cell>
          <table:table-cell office:value-type="float" office:value="605481.2">
            <text:p>605481.2</text:p>
          </table:table-cell>
          <table:table-cell office:value-type="float" office:value="223294.25">
            <text:p>223294.25</text:p>
          </table:table-cell>
          <table:table-cell office:value-type="float" office:value="478.52">
            <text:p>478.52</text:p>
          </table:table-cell>
          <table:table-cell office:value-type="float" office:value="478.6499938965">
            <text:p>478.6499938965</text:p>
          </table:table-cell>
          <table:table-cell office:value-type="float" office:value="12.9993896484">
            <text:p>12.9993896484</text:p>
          </table:table-cell>
          <table:table-cell office:value-type="string">
            <text:p>2455</text:p>
          </table:table-cell>
          <table:table-cell table:formula="of:=ABS([.H174])" office:value-type="float" office:value="12.9993896484">
            <text:p>13</text:p>
          </table:table-cell>
          <table:table-cell table:number-columns-repeated="246"/>
        </table:table-row>
        <table:table-row table:style-name="ro1">
          <table:table-cell office:value-type="string">
            <text:p>5358939</text:p>
          </table:table-cell>
          <table:table-cell office:value-type="string">
            <text:p>1207</text:p>
          </table:table-cell>
          <table:table-cell office:value-type="string">
            <text:p>LFP3</text:p>
          </table:table-cell>
          <table:table-cell office:value-type="float" office:value="605594.99">
            <text:p>605594.99</text:p>
          </table:table-cell>
          <table:table-cell office:value-type="float" office:value="223386.62">
            <text:p>223386.62</text:p>
          </table:table-cell>
          <table:table-cell office:value-type="float" office:value="476.15">
            <text:p>476.15</text:p>
          </table:table-cell>
          <table:table-cell office:value-type="float" office:value="476.2799987793">
            <text:p>476.2799987793</text:p>
          </table:table-cell>
          <table:table-cell office:value-type="float" office:value="12.9998779297">
            <text:p>12.9998779297</text:p>
          </table:table-cell>
          <table:table-cell office:value-type="string">
            <text:p>2455</text:p>
          </table:table-cell>
          <table:table-cell table:formula="of:=ABS([.H175])" office:value-type="float" office:value="12.9998779297">
            <text:p>13</text:p>
          </table:table-cell>
          <table:table-cell table:number-columns-repeated="246"/>
        </table:table-row>
        <table:table-row table:style-name="ro1">
          <table:table-cell office:value-type="string">
            <text:p>5358940</text:p>
          </table:table-cell>
          <table:table-cell office:value-type="string">
            <text:p>1208</text:p>
          </table:table-cell>
          <table:table-cell office:value-type="string">
            <text:p>LFP3</text:p>
          </table:table-cell>
          <table:table-cell office:value-type="float" office:value="605676.06">
            <text:p>605676.06</text:p>
          </table:table-cell>
          <table:table-cell office:value-type="float" office:value="223339.84">
            <text:p>223339.84</text:p>
          </table:table-cell>
          <table:table-cell office:value-type="float" office:value="477.01">
            <text:p>477.01</text:p>
          </table:table-cell>
          <table:table-cell office:value-type="float" office:value="477.0799865723">
            <text:p>477.0799865723</text:p>
          </table:table-cell>
          <table:table-cell office:value-type="float" office:value="6.9986572266">
            <text:p>6.9986572266</text:p>
          </table:table-cell>
          <table:table-cell office:value-type="string">
            <text:p>2455</text:p>
          </table:table-cell>
          <table:table-cell table:formula="of:=ABS([.H176])" office:value-type="float" office:value="6.9986572266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8941</text:p>
          </table:table-cell>
          <table:table-cell office:value-type="string">
            <text:p>1209</text:p>
          </table:table-cell>
          <table:table-cell office:value-type="string">
            <text:p>LFP3</text:p>
          </table:table-cell>
          <table:table-cell office:value-type="float" office:value="605480.13">
            <text:p>605480.13</text:p>
          </table:table-cell>
          <table:table-cell office:value-type="float" office:value="223218.04">
            <text:p>223218.04</text:p>
          </table:table-cell>
          <table:table-cell office:value-type="float" office:value="486.72">
            <text:p>486.72</text:p>
          </table:table-cell>
          <table:table-cell office:value-type="float" office:value="486.6700134277">
            <text:p>486.6700134277</text:p>
          </table:table-cell>
          <table:table-cell office:value-type="float" office:value="-4.9986572266">
            <text:p>-4.9986572266</text:p>
          </table:table-cell>
          <table:table-cell office:value-type="string">
            <text:p>2455</text:p>
          </table:table-cell>
          <table:table-cell table:formula="of:=ABS([.H177])" office:value-type="float" office:value="4.9986572266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8942</text:p>
          </table:table-cell>
          <table:table-cell office:value-type="string">
            <text:p>1210</text:p>
          </table:table-cell>
          <table:table-cell office:value-type="string">
            <text:p>LFP3</text:p>
          </table:table-cell>
          <table:table-cell office:value-type="float" office:value="605584.57">
            <text:p>605584.57</text:p>
          </table:table-cell>
          <table:table-cell office:value-type="float" office:value="223240.32">
            <text:p>223240.32</text:p>
          </table:table-cell>
          <table:table-cell office:value-type="float" office:value="486.01">
            <text:p>486.01</text:p>
          </table:table-cell>
          <table:table-cell office:value-type="float" office:value="485.9800109863">
            <text:p>485.9800109863</text:p>
          </table:table-cell>
          <table:table-cell office:value-type="float" office:value="-2.9989013672">
            <text:p>-2.9989013672</text:p>
          </table:table-cell>
          <table:table-cell office:value-type="string">
            <text:p>2455</text:p>
          </table:table-cell>
          <table:table-cell table:formula="of:=ABS([.H178])" office:value-type="float" office:value="2.9989013672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8943</text:p>
          </table:table-cell>
          <table:table-cell office:value-type="string">
            <text:p>1212</text:p>
          </table:table-cell>
          <table:table-cell office:value-type="string">
            <text:p>LFP3</text:p>
          </table:table-cell>
          <table:table-cell office:value-type="float" office:value="605396.88">
            <text:p>605396.88</text:p>
          </table:table-cell>
          <table:table-cell office:value-type="float" office:value="223312.51">
            <text:p>223312.51</text:p>
          </table:table-cell>
          <table:table-cell office:value-type="float" office:value="474.45">
            <text:p>474.45</text:p>
          </table:table-cell>
          <table:table-cell office:value-type="float" office:value="474.6000061035">
            <text:p>474.6000061035</text:p>
          </table:table-cell>
          <table:table-cell office:value-type="float" office:value="15.0006103516">
            <text:p>15.0006103516</text:p>
          </table:table-cell>
          <table:table-cell office:value-type="string">
            <text:p>2455</text:p>
          </table:table-cell>
          <table:table-cell table:formula="of:=ABS([.H179])" office:value-type="float" office:value="15.0006103516">
            <text:p>15</text:p>
          </table:table-cell>
          <table:table-cell table:number-columns-repeated="246"/>
        </table:table-row>
        <table:table-row table:style-name="ro1">
          <table:table-cell office:value-type="string">
            <text:p>5358944</text:p>
          </table:table-cell>
          <table:table-cell office:value-type="string">
            <text:p>1213</text:p>
          </table:table-cell>
          <table:table-cell office:value-type="string">
            <text:p>LFP3</text:p>
          </table:table-cell>
          <table:table-cell office:value-type="float" office:value="605605.42">
            <text:p>605605.42</text:p>
          </table:table-cell>
          <table:table-cell office:value-type="float" office:value="223329.35">
            <text:p>223329.35</text:p>
          </table:table-cell>
          <table:table-cell office:value-type="float" office:value="477.09">
            <text:p>477.09</text:p>
          </table:table-cell>
          <table:table-cell office:value-type="float" office:value="477.2399902344">
            <text:p>477.2399902344</text:p>
          </table:table-cell>
          <table:table-cell office:value-type="float" office:value="14.9990234375">
            <text:p>14.9990234375</text:p>
          </table:table-cell>
          <table:table-cell office:value-type="string">
            <text:p>2455</text:p>
          </table:table-cell>
          <table:table-cell table:formula="of:=ABS([.H180])" office:value-type="float" office:value="14.9990234375">
            <text:p>15</text:p>
          </table:table-cell>
          <table:table-cell table:number-columns-repeated="246"/>
        </table:table-row>
        <table:table-row table:style-name="ro1">
          <table:table-cell office:value-type="string">
            <text:p>5358945</text:p>
          </table:table-cell>
          <table:table-cell office:value-type="string">
            <text:p>1214</text:p>
          </table:table-cell>
          <table:table-cell office:value-type="string">
            <text:p>LFP3</text:p>
          </table:table-cell>
          <table:table-cell office:value-type="float" office:value="605642.66">
            <text:p>605642.66</text:p>
          </table:table-cell>
          <table:table-cell office:value-type="float" office:value="223255.68">
            <text:p>223255.68</text:p>
          </table:table-cell>
          <table:table-cell office:value-type="float" office:value="482.84">
            <text:p>482.84</text:p>
          </table:table-cell>
          <table:table-cell office:value-type="float" office:value="482.9899902344">
            <text:p>482.9899902344</text:p>
          </table:table-cell>
          <table:table-cell office:value-type="float" office:value="14.9990234375">
            <text:p>14.9990234375</text:p>
          </table:table-cell>
          <table:table-cell office:value-type="string">
            <text:p>2455</text:p>
          </table:table-cell>
          <table:table-cell table:formula="of:=ABS([.H181])" office:value-type="float" office:value="14.9990234375">
            <text:p>15</text:p>
          </table:table-cell>
          <table:table-cell table:number-columns-repeated="246"/>
        </table:table-row>
        <table:table-row table:style-name="ro1">
          <table:table-cell office:value-type="string">
            <text:p>5358946</text:p>
          </table:table-cell>
          <table:table-cell office:value-type="string">
            <text:p>1215</text:p>
          </table:table-cell>
          <table:table-cell office:value-type="string">
            <text:p>LFP3</text:p>
          </table:table-cell>
          <table:table-cell office:value-type="float" office:value="605692.71">
            <text:p>605692.71</text:p>
          </table:table-cell>
          <table:table-cell office:value-type="float" office:value="223213.71">
            <text:p>223213.71</text:p>
          </table:table-cell>
          <table:table-cell office:value-type="float" office:value="489.76">
            <text:p>489.76</text:p>
          </table:table-cell>
          <table:table-cell office:value-type="float" office:value="489.9400024414">
            <text:p>489.9400024414</text:p>
          </table:table-cell>
          <table:table-cell office:value-type="float" office:value="18.0002441406">
            <text:p>18.0002441406</text:p>
          </table:table-cell>
          <table:table-cell office:value-type="string">
            <text:p>2455</text:p>
          </table:table-cell>
          <table:table-cell table:formula="of:=ABS([.H182])" office:value-type="float" office:value="18.0002441406">
            <text:p>18</text:p>
          </table:table-cell>
          <table:table-cell table:number-columns-repeated="246"/>
        </table:table-row>
        <table:table-row table:style-name="ro1">
          <table:table-cell office:value-type="string">
            <text:p>5358947</text:p>
          </table:table-cell>
          <table:table-cell office:value-type="string">
            <text:p>1216</text:p>
          </table:table-cell>
          <table:table-cell office:value-type="string">
            <text:p>LFP3</text:p>
          </table:table-cell>
          <table:table-cell office:value-type="float" office:value="605816.06">
            <text:p>605816.06</text:p>
          </table:table-cell>
          <table:table-cell office:value-type="float" office:value="223355.2">
            <text:p>223355.2</text:p>
          </table:table-cell>
          <table:table-cell office:value-type="float" office:value="475.92">
            <text:p>475.92</text:p>
          </table:table-cell>
          <table:table-cell office:value-type="float" office:value="476.0799865723">
            <text:p>476.0799865723</text:p>
          </table:table-cell>
          <table:table-cell office:value-type="float" office:value="15.9986572266">
            <text:p>15.9986572266</text:p>
          </table:table-cell>
          <table:table-cell office:value-type="string">
            <text:p>2455</text:p>
          </table:table-cell>
          <table:table-cell table:formula="of:=ABS([.H183])" office:value-type="float" office:value="15.9986572266">
            <text:p>16</text:p>
          </table:table-cell>
          <table:table-cell table:number-columns-repeated="246"/>
        </table:table-row>
        <table:table-row table:style-name="ro1">
          <table:table-cell office:value-type="string">
            <text:p>5358948</text:p>
          </table:table-cell>
          <table:table-cell office:value-type="string">
            <text:p>1217</text:p>
          </table:table-cell>
          <table:table-cell office:value-type="string">
            <text:p>LFP3</text:p>
          </table:table-cell>
          <table:table-cell office:value-type="float" office:value="605928.16">
            <text:p>605928.16</text:p>
          </table:table-cell>
          <table:table-cell office:value-type="float" office:value="223361.66">
            <text:p>223361.66</text:p>
          </table:table-cell>
          <table:table-cell office:value-type="float" office:value="473.56">
            <text:p>473.56</text:p>
          </table:table-cell>
          <table:table-cell office:value-type="float" office:value="473.700012207">
            <text:p>473.700012207</text:p>
          </table:table-cell>
          <table:table-cell office:value-type="float" office:value="14.0012207031">
            <text:p>14.0012207031</text:p>
          </table:table-cell>
          <table:table-cell office:value-type="string">
            <text:p>2455</text:p>
          </table:table-cell>
          <table:table-cell table:formula="of:=ABS([.H184])" office:value-type="float" office:value="14.0012207031">
            <text:p>14</text:p>
          </table:table-cell>
          <table:table-cell table:number-columns-repeated="246"/>
        </table:table-row>
        <table:table-row table:style-name="ro1">
          <table:table-cell office:value-type="string">
            <text:p>5358949</text:p>
          </table:table-cell>
          <table:table-cell office:value-type="string">
            <text:p>1219</text:p>
          </table:table-cell>
          <table:table-cell office:value-type="string">
            <text:p>LFP3</text:p>
          </table:table-cell>
          <table:table-cell office:value-type="float" office:value="605760.9">
            <text:p>605760.9</text:p>
          </table:table-cell>
          <table:table-cell office:value-type="float" office:value="223274.01">
            <text:p>223274.01</text:p>
          </table:table-cell>
          <table:table-cell office:value-type="float" office:value="480.28">
            <text:p>480.28</text:p>
          </table:table-cell>
          <table:table-cell office:value-type="float" office:value="480.3999938965">
            <text:p>480.3999938965</text:p>
          </table:table-cell>
          <table:table-cell office:value-type="float" office:value="11.9993896484">
            <text:p>11.9993896484</text:p>
          </table:table-cell>
          <table:table-cell office:value-type="string">
            <text:p>2455</text:p>
          </table:table-cell>
          <table:table-cell table:formula="of:=ABS([.H185])" office:value-type="float" office:value="11.9993896484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58950</text:p>
          </table:table-cell>
          <table:table-cell office:value-type="string">
            <text:p>1220</text:p>
          </table:table-cell>
          <table:table-cell office:value-type="string">
            <text:p>LFP3</text:p>
          </table:table-cell>
          <table:table-cell office:value-type="float" office:value="605750.88">
            <text:p>605750.88</text:p>
          </table:table-cell>
          <table:table-cell office:value-type="float" office:value="223349.5">
            <text:p>223349.5</text:p>
          </table:table-cell>
          <table:table-cell office:value-type="float" office:value="476.74">
            <text:p>476.74</text:p>
          </table:table-cell>
          <table:table-cell office:value-type="float" office:value="476.9200134277">
            <text:p>476.9200134277</text:p>
          </table:table-cell>
          <table:table-cell office:value-type="float" office:value="18.0013427734">
            <text:p>18.0013427734</text:p>
          </table:table-cell>
          <table:table-cell office:value-type="string">
            <text:p>2455</text:p>
          </table:table-cell>
          <table:table-cell table:formula="of:=ABS([.H186])" office:value-type="float" office:value="18.0013427734">
            <text:p>18</text:p>
          </table:table-cell>
          <table:table-cell table:number-columns-repeated="246"/>
        </table:table-row>
        <table:table-row table:style-name="ro1">
          <table:table-cell office:value-type="string">
            <text:p>5358951</text:p>
          </table:table-cell>
          <table:table-cell office:value-type="string">
            <text:p>1221</text:p>
          </table:table-cell>
          <table:table-cell office:value-type="string">
            <text:p>LFP3</text:p>
          </table:table-cell>
          <table:table-cell office:value-type="float" office:value="606056.38">
            <text:p>606056.38</text:p>
          </table:table-cell>
          <table:table-cell office:value-type="float" office:value="223412.08">
            <text:p>223412.08</text:p>
          </table:table-cell>
          <table:table-cell office:value-type="float" office:value="472.36">
            <text:p>472.36</text:p>
          </table:table-cell>
          <table:table-cell office:value-type="float" office:value="472.4200134277">
            <text:p>472.4200134277</text:p>
          </table:table-cell>
          <table:table-cell office:value-type="float" office:value="6.0013427734">
            <text:p>6.0013427734</text:p>
          </table:table-cell>
          <table:table-cell office:value-type="string">
            <text:p>2455</text:p>
          </table:table-cell>
          <table:table-cell table:formula="of:=ABS([.H187])" office:value-type="float" office:value="6.0013427734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8952</text:p>
          </table:table-cell>
          <table:table-cell office:value-type="string">
            <text:p>1222</text:p>
          </table:table-cell>
          <table:table-cell office:value-type="string">
            <text:p>LFP3</text:p>
          </table:table-cell>
          <table:table-cell office:value-type="float" office:value="606144.31">
            <text:p>606144.31</text:p>
          </table:table-cell>
          <table:table-cell office:value-type="float" office:value="223415.48">
            <text:p>223415.48</text:p>
          </table:table-cell>
          <table:table-cell office:value-type="float" office:value="472.18">
            <text:p>472.18</text:p>
          </table:table-cell>
          <table:table-cell office:value-type="float" office:value="472.1099853516">
            <text:p>472.1099853516</text:p>
          </table:table-cell>
          <table:table-cell office:value-type="float" office:value="-7.0014648438">
            <text:p>-7.0014648438</text:p>
          </table:table-cell>
          <table:table-cell office:value-type="string">
            <text:p>2455</text:p>
          </table:table-cell>
          <table:table-cell table:formula="of:=ABS([.H188])" office:value-type="float" office:value="7.0014648438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8953</text:p>
          </table:table-cell>
          <table:table-cell office:value-type="string">
            <text:p>1223</text:p>
          </table:table-cell>
          <table:table-cell office:value-type="string">
            <text:p>LFP3</text:p>
          </table:table-cell>
          <table:table-cell office:value-type="float" office:value="606212.31">
            <text:p>606212.31</text:p>
          </table:table-cell>
          <table:table-cell office:value-type="float" office:value="223351.19">
            <text:p>223351.19</text:p>
          </table:table-cell>
          <table:table-cell office:value-type="float" office:value="472.82">
            <text:p>472.82</text:p>
          </table:table-cell>
          <table:table-cell office:value-type="float" office:value="472.7399902344">
            <text:p>472.7399902344</text:p>
          </table:table-cell>
          <table:table-cell office:value-type="float" office:value="-8.0009765625">
            <text:p>-8.0009765625</text:p>
          </table:table-cell>
          <table:table-cell office:value-type="string">
            <text:p>2455</text:p>
          </table:table-cell>
          <table:table-cell table:formula="of:=ABS([.H189])" office:value-type="float" office:value="8.0009765625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8954</text:p>
          </table:table-cell>
          <table:table-cell office:value-type="string">
            <text:p>1226</text:p>
          </table:table-cell>
          <table:table-cell office:value-type="string">
            <text:p>LFP3</text:p>
          </table:table-cell>
          <table:table-cell office:value-type="float" office:value="606376.57">
            <text:p>606376.57</text:p>
          </table:table-cell>
          <table:table-cell office:value-type="float" office:value="223350.46">
            <text:p>223350.46</text:p>
          </table:table-cell>
          <table:table-cell office:value-type="float" office:value="469.81">
            <text:p>469.81</text:p>
          </table:table-cell>
          <table:table-cell office:value-type="float" office:value="469.7600097656">
            <text:p>469.7600097656</text:p>
          </table:table-cell>
          <table:table-cell office:value-type="float" office:value="-4.9990234375">
            <text:p>-4.9990234375</text:p>
          </table:table-cell>
          <table:table-cell office:value-type="string">
            <text:p>2455</text:p>
          </table:table-cell>
          <table:table-cell table:formula="of:=ABS([.H190])" office:value-type="float" office:value="4.9990234375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8955</text:p>
          </table:table-cell>
          <table:table-cell office:value-type="string">
            <text:p>1227</text:p>
          </table:table-cell>
          <table:table-cell office:value-type="string">
            <text:p>LFP3</text:p>
          </table:table-cell>
          <table:table-cell office:value-type="float" office:value="606369.8">
            <text:p>606369.8</text:p>
          </table:table-cell>
          <table:table-cell office:value-type="float" office:value="223389.06">
            <text:p>223389.06</text:p>
          </table:table-cell>
          <table:table-cell office:value-type="float" office:value="468.59">
            <text:p>468.59</text:p>
          </table:table-cell>
          <table:table-cell office:value-type="float" office:value="468.6700134277">
            <text:p>468.6700134277</text:p>
          </table:table-cell>
          <table:table-cell office:value-type="float" office:value="8.0013427734">
            <text:p>8.0013427734</text:p>
          </table:table-cell>
          <table:table-cell office:value-type="string">
            <text:p>2455</text:p>
          </table:table-cell>
          <table:table-cell table:formula="of:=ABS([.H191])" office:value-type="float" office:value="8.0013427734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8956</text:p>
          </table:table-cell>
          <table:table-cell office:value-type="string">
            <text:p>1228</text:p>
          </table:table-cell>
          <table:table-cell office:value-type="string">
            <text:p>LFP3</text:p>
          </table:table-cell>
          <table:table-cell office:value-type="float" office:value="606279.04">
            <text:p>606279.04</text:p>
          </table:table-cell>
          <table:table-cell office:value-type="float" office:value="223369.17">
            <text:p>223369.17</text:p>
          </table:table-cell>
          <table:table-cell office:value-type="float" office:value="470.68">
            <text:p>470.68</text:p>
          </table:table-cell>
          <table:table-cell office:value-type="float" office:value="470.7600097656">
            <text:p>470.7600097656</text:p>
          </table:table-cell>
          <table:table-cell office:value-type="float" office:value="8.0009765625">
            <text:p>8.0009765625</text:p>
          </table:table-cell>
          <table:table-cell office:value-type="string">
            <text:p>2455</text:p>
          </table:table-cell>
          <table:table-cell table:formula="of:=ABS([.H192])" office:value-type="float" office:value="8.0009765625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8957</text:p>
          </table:table-cell>
          <table:table-cell office:value-type="string">
            <text:p>1229</text:p>
          </table:table-cell>
          <table:table-cell office:value-type="string">
            <text:p>LFP3</text:p>
          </table:table-cell>
          <table:table-cell office:value-type="float" office:value="606154.64">
            <text:p>606154.64</text:p>
          </table:table-cell>
          <table:table-cell office:value-type="float" office:value="223211.43">
            <text:p>223211.43</text:p>
          </table:table-cell>
          <table:table-cell office:value-type="float" office:value="484.87">
            <text:p>484.87</text:p>
          </table:table-cell>
          <table:table-cell office:value-type="float" office:value="484.9200134277">
            <text:p>484.9200134277</text:p>
          </table:table-cell>
          <table:table-cell office:value-type="float" office:value="5.0013427734">
            <text:p>5.0013427734</text:p>
          </table:table-cell>
          <table:table-cell office:value-type="string">
            <text:p>2455</text:p>
          </table:table-cell>
          <table:table-cell table:formula="of:=ABS([.H193])" office:value-type="float" office:value="5.0013427734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8958</text:p>
          </table:table-cell>
          <table:table-cell office:value-type="string">
            <text:p>1230</text:p>
          </table:table-cell>
          <table:table-cell office:value-type="string">
            <text:p>LFP3</text:p>
          </table:table-cell>
          <table:table-cell office:value-type="float" office:value="606150.81">
            <text:p>606150.81</text:p>
          </table:table-cell>
          <table:table-cell office:value-type="float" office:value="223281.42">
            <text:p>223281.42</text:p>
          </table:table-cell>
          <table:table-cell office:value-type="float" office:value="477.64">
            <text:p>477.64</text:p>
          </table:table-cell>
          <table:table-cell office:value-type="float" office:value="477.7300109863">
            <text:p>477.7300109863</text:p>
          </table:table-cell>
          <table:table-cell office:value-type="float" office:value="9.0010986328">
            <text:p>9.0010986328</text:p>
          </table:table-cell>
          <table:table-cell office:value-type="string">
            <text:p>2455</text:p>
          </table:table-cell>
          <table:table-cell table:formula="of:=ABS([.H194])" office:value-type="float" office:value="9.0010986328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8959</text:p>
          </table:table-cell>
          <table:table-cell office:value-type="string">
            <text:p>1231</text:p>
          </table:table-cell>
          <table:table-cell office:value-type="string">
            <text:p>LFP3</text:p>
          </table:table-cell>
          <table:table-cell office:value-type="float" office:value="606148.33">
            <text:p>606148.33</text:p>
          </table:table-cell>
          <table:table-cell office:value-type="float" office:value="223343.48">
            <text:p>223343.48</text:p>
          </table:table-cell>
          <table:table-cell office:value-type="float" office:value="473.72">
            <text:p>473.72</text:p>
          </table:table-cell>
          <table:table-cell office:value-type="float" office:value="473.7900085449">
            <text:p>473.7900085449</text:p>
          </table:table-cell>
          <table:table-cell office:value-type="float" office:value="7.0008544922">
            <text:p>7.0008544922</text:p>
          </table:table-cell>
          <table:table-cell office:value-type="string">
            <text:p>2455</text:p>
          </table:table-cell>
          <table:table-cell table:formula="of:=ABS([.H195])" office:value-type="float" office:value="7.0008544922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8960</text:p>
          </table:table-cell>
          <table:table-cell office:value-type="string">
            <text:p>1232</text:p>
          </table:table-cell>
          <table:table-cell office:value-type="string">
            <text:p>LFP3</text:p>
          </table:table-cell>
          <table:table-cell office:value-type="float" office:value="603975.25">
            <text:p>603975.25</text:p>
          </table:table-cell>
          <table:table-cell office:value-type="float" office:value="223452.81">
            <text:p>223452.81</text:p>
          </table:table-cell>
          <table:table-cell office:value-type="float" office:value="552.01">
            <text:p>552.01</text:p>
          </table:table-cell>
          <table:table-cell office:value-type="float" office:value="552.1099853516">
            <text:p>552.1099853516</text:p>
          </table:table-cell>
          <table:table-cell office:value-type="float" office:value="9.9985351563">
            <text:p>9.9985351563</text:p>
          </table:table-cell>
          <table:table-cell office:value-type="string">
            <text:p>2455</text:p>
          </table:table-cell>
          <table:table-cell table:formula="of:=ABS([.H196])" office:value-type="float" office:value="9.9985351563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8961</text:p>
          </table:table-cell>
          <table:table-cell office:value-type="string">
            <text:p>1233</text:p>
          </table:table-cell>
          <table:table-cell office:value-type="string">
            <text:p>LFP3</text:p>
          </table:table-cell>
          <table:table-cell office:value-type="float" office:value="604111.293">
            <text:p>604111.293</text:p>
          </table:table-cell>
          <table:table-cell office:value-type="float" office:value="223612.083">
            <text:p>223612.083</text:p>
          </table:table-cell>
          <table:table-cell office:value-type="float" office:value="557.61">
            <text:p>557.61</text:p>
          </table:table-cell>
          <table:table-cell office:value-type="float" office:value="557.6799926758">
            <text:p>557.6799926758</text:p>
          </table:table-cell>
          <table:table-cell office:value-type="float" office:value="6.9992675781">
            <text:p>6.9992675781</text:p>
          </table:table-cell>
          <table:table-cell office:value-type="string">
            <text:p>2455</text:p>
          </table:table-cell>
          <table:table-cell table:formula="of:=ABS([.H197])" office:value-type="float" office:value="6.9992675781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8962</text:p>
          </table:table-cell>
          <table:table-cell office:value-type="string">
            <text:p>1234</text:p>
          </table:table-cell>
          <table:table-cell office:value-type="string">
            <text:p>LFP3</text:p>
          </table:table-cell>
          <table:table-cell office:value-type="float" office:value="604082.884">
            <text:p>604082.884</text:p>
          </table:table-cell>
          <table:table-cell office:value-type="float" office:value="223556.951">
            <text:p>223556.951</text:p>
          </table:table-cell>
          <table:table-cell office:value-type="float" office:value="556.82">
            <text:p>556.82</text:p>
          </table:table-cell>
          <table:table-cell office:value-type="float" office:value="556.8900146484">
            <text:p>556.8900146484</text:p>
          </table:table-cell>
          <table:table-cell office:value-type="float" office:value="7.0014648437">
            <text:p>7.0014648437</text:p>
          </table:table-cell>
          <table:table-cell office:value-type="string">
            <text:p>2455</text:p>
          </table:table-cell>
          <table:table-cell table:formula="of:=ABS([.H198])" office:value-type="float" office:value="7.0014648437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8963</text:p>
          </table:table-cell>
          <table:table-cell office:value-type="string">
            <text:p>1235</text:p>
          </table:table-cell>
          <table:table-cell office:value-type="string">
            <text:p>LFP3</text:p>
          </table:table-cell>
          <table:table-cell office:value-type="float" office:value="604159.97">
            <text:p>604159.97</text:p>
          </table:table-cell>
          <table:table-cell office:value-type="float" office:value="223506.476">
            <text:p>223506.476</text:p>
          </table:table-cell>
          <table:table-cell office:value-type="float" office:value="532.77">
            <text:p>532.77</text:p>
          </table:table-cell>
          <table:table-cell office:value-type="float" office:value="532.5900268555">
            <text:p>532.5900268555</text:p>
          </table:table-cell>
          <table:table-cell office:value-type="float" office:value="-17.9973144531">
            <text:p>-17.9973144531</text:p>
          </table:table-cell>
          <table:table-cell office:value-type="string">
            <text:p>2455</text:p>
          </table:table-cell>
          <table:table-cell table:formula="of:=ABS([.H199])" office:value-type="float" office:value="17.9973144531">
            <text:p>18</text:p>
          </table:table-cell>
          <table:table-cell table:number-columns-repeated="246"/>
        </table:table-row>
        <table:table-row table:style-name="ro1">
          <table:table-cell office:value-type="string">
            <text:p>5358964</text:p>
          </table:table-cell>
          <table:table-cell office:value-type="string">
            <text:p>1236</text:p>
          </table:table-cell>
          <table:table-cell office:value-type="string">
            <text:p>LFP3</text:p>
          </table:table-cell>
          <table:table-cell office:value-type="float" office:value="604117.395">
            <text:p>604117.395</text:p>
          </table:table-cell>
          <table:table-cell office:value-type="float" office:value="223512.626">
            <text:p>223512.626</text:p>
          </table:table-cell>
          <table:table-cell office:value-type="float" office:value="548.18">
            <text:p>548.18</text:p>
          </table:table-cell>
          <table:table-cell office:value-type="float" office:value="548.0900268555">
            <text:p>548.0900268555</text:p>
          </table:table-cell>
          <table:table-cell office:value-type="float" office:value="-8.9973144531">
            <text:p>-8.9973144531</text:p>
          </table:table-cell>
          <table:table-cell office:value-type="string">
            <text:p>2455</text:p>
          </table:table-cell>
          <table:table-cell table:formula="of:=ABS([.H200])" office:value-type="float" office:value="8.9973144531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8965</text:p>
          </table:table-cell>
          <table:table-cell office:value-type="string">
            <text:p>1237</text:p>
          </table:table-cell>
          <table:table-cell office:value-type="string">
            <text:p>LFP3</text:p>
          </table:table-cell>
          <table:table-cell office:value-type="float" office:value="604104.185">
            <text:p>604104.185</text:p>
          </table:table-cell>
          <table:table-cell office:value-type="float" office:value="223452.905">
            <text:p>223452.905</text:p>
          </table:table-cell>
          <table:table-cell office:value-type="float" office:value="534.01">
            <text:p>534.01</text:p>
          </table:table-cell>
          <table:table-cell office:value-type="float" office:value="533.9000244141">
            <text:p>533.9000244141</text:p>
          </table:table-cell>
          <table:table-cell office:value-type="float" office:value="-10.9975585937">
            <text:p>-10.9975585937</text:p>
          </table:table-cell>
          <table:table-cell office:value-type="string">
            <text:p>2455</text:p>
          </table:table-cell>
          <table:table-cell table:formula="of:=ABS([.H201])" office:value-type="float" office:value="10.9975585937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8966</text:p>
          </table:table-cell>
          <table:table-cell office:value-type="string">
            <text:p>1238</text:p>
          </table:table-cell>
          <table:table-cell office:value-type="string">
            <text:p>LFP3</text:p>
          </table:table-cell>
          <table:table-cell office:value-type="float" office:value="604027.55">
            <text:p>604027.55</text:p>
          </table:table-cell>
          <table:table-cell office:value-type="float" office:value="223501">
            <text:p>223501</text:p>
          </table:table-cell>
          <table:table-cell office:value-type="float" office:value="554.14">
            <text:p>554.14</text:p>
          </table:table-cell>
          <table:table-cell office:value-type="float" office:value="554.0800170898">
            <text:p>554.0800170898</text:p>
          </table:table-cell>
          <table:table-cell office:value-type="float" office:value="-5.9982910156">
            <text:p>-5.9982910156</text:p>
          </table:table-cell>
          <table:table-cell office:value-type="string">
            <text:p>2455</text:p>
          </table:table-cell>
          <table:table-cell table:formula="of:=ABS([.H202])" office:value-type="float" office:value="5.9982910156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8967</text:p>
          </table:table-cell>
          <table:table-cell office:value-type="string">
            <text:p>1239</text:p>
          </table:table-cell>
          <table:table-cell office:value-type="string">
            <text:p>LFP3</text:p>
          </table:table-cell>
          <table:table-cell office:value-type="float" office:value="604189.29">
            <text:p>604189.29</text:p>
          </table:table-cell>
          <table:table-cell office:value-type="float" office:value="223451.82">
            <text:p>223451.82</text:p>
          </table:table-cell>
          <table:table-cell office:value-type="float" office:value="520.42">
            <text:p>520.42</text:p>
          </table:table-cell>
          <table:table-cell office:value-type="float" office:value="520.4699707031">
            <text:p>520.4699707031</text:p>
          </table:table-cell>
          <table:table-cell office:value-type="float" office:value="4.9970703125">
            <text:p>4.9970703125</text:p>
          </table:table-cell>
          <table:table-cell office:value-type="string">
            <text:p>2455</text:p>
          </table:table-cell>
          <table:table-cell table:formula="of:=ABS([.H203])" office:value-type="float" office:value="4.9970703125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8968</text:p>
          </table:table-cell>
          <table:table-cell office:value-type="string">
            <text:p>1240</text:p>
          </table:table-cell>
          <table:table-cell office:value-type="string">
            <text:p>LFP3</text:p>
          </table:table-cell>
          <table:table-cell office:value-type="float" office:value="604386.961">
            <text:p>604386.961</text:p>
          </table:table-cell>
          <table:table-cell office:value-type="float" office:value="223598.897">
            <text:p>223598.897</text:p>
          </table:table-cell>
          <table:table-cell office:value-type="float" office:value="532.57">
            <text:p>532.57</text:p>
          </table:table-cell>
          <table:table-cell office:value-type="float" office:value="532.4299926758">
            <text:p>532.4299926758</text:p>
          </table:table-cell>
          <table:table-cell office:value-type="float" office:value="-14.0007324219">
            <text:p>-14.0007324219</text:p>
          </table:table-cell>
          <table:table-cell office:value-type="string">
            <text:p>2455</text:p>
          </table:table-cell>
          <table:table-cell table:formula="of:=ABS([.H204])" office:value-type="float" office:value="14.0007324219">
            <text:p>14</text:p>
          </table:table-cell>
          <table:table-cell table:number-columns-repeated="246"/>
        </table:table-row>
        <table:table-row table:style-name="ro1">
          <table:table-cell office:value-type="string">
            <text:p>5358969</text:p>
          </table:table-cell>
          <table:table-cell office:value-type="string">
            <text:p>1241</text:p>
          </table:table-cell>
          <table:table-cell office:value-type="string">
            <text:p>LFP3</text:p>
          </table:table-cell>
          <table:table-cell office:value-type="float" office:value="604424.67">
            <text:p>604424.67</text:p>
          </table:table-cell>
          <table:table-cell office:value-type="float" office:value="223505.05">
            <text:p>223505.05</text:p>
          </table:table-cell>
          <table:table-cell office:value-type="float" office:value="516.67">
            <text:p>516.67</text:p>
          </table:table-cell>
          <table:table-cell office:value-type="float" office:value="516.7700195312">
            <text:p>516.7700195312</text:p>
          </table:table-cell>
          <table:table-cell office:value-type="float" office:value="10.001953125">
            <text:p>10.001953125</text:p>
          </table:table-cell>
          <table:table-cell office:value-type="string">
            <text:p>2455</text:p>
          </table:table-cell>
          <table:table-cell table:formula="of:=ABS([.H205])" office:value-type="float" office:value="10.001953125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8970</text:p>
          </table:table-cell>
          <table:table-cell office:value-type="string">
            <text:p>1242</text:p>
          </table:table-cell>
          <table:table-cell office:value-type="string">
            <text:p>LFP3</text:p>
          </table:table-cell>
          <table:table-cell office:value-type="float" office:value="604468.024">
            <text:p>604468.024</text:p>
          </table:table-cell>
          <table:table-cell office:value-type="float" office:value="223619.795">
            <text:p>223619.795</text:p>
          </table:table-cell>
          <table:table-cell office:value-type="float" office:value="535.98">
            <text:p>535.98</text:p>
          </table:table-cell>
          <table:table-cell office:value-type="float" office:value="535.8499755859">
            <text:p>535.8499755859</text:p>
          </table:table-cell>
          <table:table-cell office:value-type="float" office:value="-13.0024414063">
            <text:p>-13.0024414063</text:p>
          </table:table-cell>
          <table:table-cell office:value-type="string">
            <text:p>2455</text:p>
          </table:table-cell>
          <table:table-cell table:formula="of:=ABS([.H206])" office:value-type="float" office:value="13.0024414063">
            <text:p>13</text:p>
          </table:table-cell>
          <table:table-cell table:number-columns-repeated="246"/>
        </table:table-row>
        <table:table-row table:style-name="ro1">
          <table:table-cell office:value-type="string">
            <text:p>5358971</text:p>
          </table:table-cell>
          <table:table-cell office:value-type="string">
            <text:p>1243</text:p>
          </table:table-cell>
          <table:table-cell office:value-type="string">
            <text:p>LFP3</text:p>
          </table:table-cell>
          <table:table-cell office:value-type="float" office:value="604669.93">
            <text:p>604669.93</text:p>
          </table:table-cell>
          <table:table-cell office:value-type="float" office:value="223418.54">
            <text:p>223418.54</text:p>
          </table:table-cell>
          <table:table-cell office:value-type="float" office:value="498.68">
            <text:p>498.68</text:p>
          </table:table-cell>
          <table:table-cell office:value-type="float" office:value="498.7600097656">
            <text:p>498.7600097656</text:p>
          </table:table-cell>
          <table:table-cell office:value-type="float" office:value="8.0009765625">
            <text:p>8.0009765625</text:p>
          </table:table-cell>
          <table:table-cell office:value-type="string">
            <text:p>2455</text:p>
          </table:table-cell>
          <table:table-cell table:formula="of:=ABS([.H207])" office:value-type="float" office:value="8.0009765625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8972</text:p>
          </table:table-cell>
          <table:table-cell office:value-type="string">
            <text:p>1244</text:p>
          </table:table-cell>
          <table:table-cell office:value-type="string">
            <text:p>LFP3</text:p>
          </table:table-cell>
          <table:table-cell office:value-type="float" office:value="604720.56">
            <text:p>604720.56</text:p>
          </table:table-cell>
          <table:table-cell office:value-type="float" office:value="223567.19">
            <text:p>223567.19</text:p>
          </table:table-cell>
          <table:table-cell office:value-type="float" office:value="514.15">
            <text:p>514.15</text:p>
          </table:table-cell>
          <table:table-cell office:value-type="float" office:value="514.2600097656">
            <text:p>514.2600097656</text:p>
          </table:table-cell>
          <table:table-cell office:value-type="float" office:value="11.0009765625">
            <text:p>11.0009765625</text:p>
          </table:table-cell>
          <table:table-cell office:value-type="string">
            <text:p>2455</text:p>
          </table:table-cell>
          <table:table-cell table:formula="of:=ABS([.H208])" office:value-type="float" office:value="11.0009765625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8973</text:p>
          </table:table-cell>
          <table:table-cell office:value-type="string">
            <text:p>1245</text:p>
          </table:table-cell>
          <table:table-cell office:value-type="string">
            <text:p>LFP3</text:p>
          </table:table-cell>
          <table:table-cell office:value-type="float" office:value="604705.42">
            <text:p>604705.42</text:p>
          </table:table-cell>
          <table:table-cell office:value-type="float" office:value="223492.28">
            <text:p>223492.28</text:p>
          </table:table-cell>
          <table:table-cell office:value-type="float" office:value="506.52">
            <text:p>506.52</text:p>
          </table:table-cell>
          <table:table-cell office:value-type="float" office:value="506.6199951172">
            <text:p>506.6199951172</text:p>
          </table:table-cell>
          <table:table-cell office:value-type="float" office:value="9.9995117188">
            <text:p>9.9995117188</text:p>
          </table:table-cell>
          <table:table-cell office:value-type="string">
            <text:p>2455</text:p>
          </table:table-cell>
          <table:table-cell table:formula="of:=ABS([.H209])" office:value-type="float" office:value="9.9995117188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8974</text:p>
          </table:table-cell>
          <table:table-cell office:value-type="string">
            <text:p>1246</text:p>
          </table:table-cell>
          <table:table-cell office:value-type="string">
            <text:p>LFP3</text:p>
          </table:table-cell>
          <table:table-cell office:value-type="float" office:value="604922.53">
            <text:p>604922.53</text:p>
          </table:table-cell>
          <table:table-cell office:value-type="float" office:value="223531.15">
            <text:p>223531.15</text:p>
          </table:table-cell>
          <table:table-cell office:value-type="float" office:value="500.84">
            <text:p>500.84</text:p>
          </table:table-cell>
          <table:table-cell office:value-type="float" office:value="500.9599914551">
            <text:p>500.9599914551</text:p>
          </table:table-cell>
          <table:table-cell office:value-type="float" office:value="11.9991455078">
            <text:p>11.9991455078</text:p>
          </table:table-cell>
          <table:table-cell office:value-type="string">
            <text:p>2455</text:p>
          </table:table-cell>
          <table:table-cell table:formula="of:=ABS([.H210])" office:value-type="float" office:value="11.9991455078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58975</text:p>
          </table:table-cell>
          <table:table-cell office:value-type="string">
            <text:p>1247</text:p>
          </table:table-cell>
          <table:table-cell office:value-type="string">
            <text:p>LFP3</text:p>
          </table:table-cell>
          <table:table-cell office:value-type="float" office:value="604948.02">
            <text:p>604948.02</text:p>
          </table:table-cell>
          <table:table-cell office:value-type="float" office:value="223417.75">
            <text:p>223417.75</text:p>
          </table:table-cell>
          <table:table-cell office:value-type="float" office:value="489.91">
            <text:p>489.91</text:p>
          </table:table-cell>
          <table:table-cell office:value-type="float" office:value="489.9800109863">
            <text:p>489.9800109863</text:p>
          </table:table-cell>
          <table:table-cell office:value-type="float" office:value="7.0010986328">
            <text:p>7.0010986328</text:p>
          </table:table-cell>
          <table:table-cell office:value-type="string">
            <text:p>2455</text:p>
          </table:table-cell>
          <table:table-cell table:formula="of:=ABS([.H211])" office:value-type="float" office:value="7.0010986328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8976</text:p>
          </table:table-cell>
          <table:table-cell office:value-type="string">
            <text:p>1248</text:p>
          </table:table-cell>
          <table:table-cell office:value-type="string">
            <text:p>LFP3</text:p>
          </table:table-cell>
          <table:table-cell office:value-type="float" office:value="605028.25">
            <text:p>605028.25</text:p>
          </table:table-cell>
          <table:table-cell office:value-type="float" office:value="223427.73">
            <text:p>223427.73</text:p>
          </table:table-cell>
          <table:table-cell office:value-type="float" office:value="488.17">
            <text:p>488.17</text:p>
          </table:table-cell>
          <table:table-cell office:value-type="float" office:value="488.2300109863">
            <text:p>488.2300109863</text:p>
          </table:table-cell>
          <table:table-cell office:value-type="float" office:value="6.0010986328">
            <text:p>6.0010986328</text:p>
          </table:table-cell>
          <table:table-cell office:value-type="string">
            <text:p>2455</text:p>
          </table:table-cell>
          <table:table-cell table:formula="of:=ABS([.H212])" office:value-type="float" office:value="6.0010986328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8977</text:p>
          </table:table-cell>
          <table:table-cell office:value-type="string">
            <text:p>1249</text:p>
          </table:table-cell>
          <table:table-cell office:value-type="string">
            <text:p>LFP3</text:p>
          </table:table-cell>
          <table:table-cell office:value-type="float" office:value="604821.25">
            <text:p>604821.25</text:p>
          </table:table-cell>
          <table:table-cell office:value-type="float" office:value="223423.6">
            <text:p>223423.6</text:p>
          </table:table-cell>
          <table:table-cell office:value-type="float" office:value="495.69">
            <text:p>495.69</text:p>
          </table:table-cell>
          <table:table-cell office:value-type="float" office:value="495.5799865723">
            <text:p>495.5799865723</text:p>
          </table:table-cell>
          <table:table-cell office:value-type="float" office:value="-11.0013427734">
            <text:p>-11.0013427734</text:p>
          </table:table-cell>
          <table:table-cell office:value-type="string">
            <text:p>2455</text:p>
          </table:table-cell>
          <table:table-cell table:formula="of:=ABS([.H213])" office:value-type="float" office:value="11.0013427734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8978</text:p>
          </table:table-cell>
          <table:table-cell office:value-type="string">
            <text:p>1250</text:p>
          </table:table-cell>
          <table:table-cell office:value-type="string">
            <text:p>LFP3</text:p>
          </table:table-cell>
          <table:table-cell office:value-type="float" office:value="605208.407">
            <text:p>605208.407</text:p>
          </table:table-cell>
          <table:table-cell office:value-type="float" office:value="223533.837">
            <text:p>223533.837</text:p>
          </table:table-cell>
          <table:table-cell office:value-type="float" office:value="486.454">
            <text:p>486.454</text:p>
          </table:table-cell>
          <table:table-cell office:value-type="float" office:value="486.3699951172">
            <text:p>486.3699951172</text:p>
          </table:table-cell>
          <table:table-cell office:value-type="float" office:value="-8.4004882813">
            <text:p>-8.4004882813</text:p>
          </table:table-cell>
          <table:table-cell office:value-type="string">
            <text:p>2455</text:p>
          </table:table-cell>
          <table:table-cell table:formula="of:=ABS([.H214])" office:value-type="float" office:value="8.4004882813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8979</text:p>
          </table:table-cell>
          <table:table-cell office:value-type="string">
            <text:p>1251</text:p>
          </table:table-cell>
          <table:table-cell office:value-type="string">
            <text:p>LFP3</text:p>
          </table:table-cell>
          <table:table-cell office:value-type="float" office:value="605213.573">
            <text:p>605213.573</text:p>
          </table:table-cell>
          <table:table-cell office:value-type="float" office:value="223592.618">
            <text:p>223592.618</text:p>
          </table:table-cell>
          <table:table-cell office:value-type="float" office:value="493.136">
            <text:p>493.136</text:p>
          </table:table-cell>
          <table:table-cell office:value-type="float" office:value="493.0400085449">
            <text:p>493.0400085449</text:p>
          </table:table-cell>
          <table:table-cell office:value-type="float" office:value="-9.5991455078">
            <text:p>-9.5991455078</text:p>
          </table:table-cell>
          <table:table-cell office:value-type="string">
            <text:p>2455</text:p>
          </table:table-cell>
          <table:table-cell table:formula="of:=ABS([.H215])" office:value-type="float" office:value="9.5991455078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8980</text:p>
          </table:table-cell>
          <table:table-cell office:value-type="string">
            <text:p>1253</text:p>
          </table:table-cell>
          <table:table-cell office:value-type="string">
            <text:p>LFP3</text:p>
          </table:table-cell>
          <table:table-cell office:value-type="float" office:value="605099.46">
            <text:p>605099.46</text:p>
          </table:table-cell>
          <table:table-cell office:value-type="float" office:value="223460.01">
            <text:p>223460.01</text:p>
          </table:table-cell>
          <table:table-cell office:value-type="float" office:value="487.34">
            <text:p>487.34</text:p>
          </table:table-cell>
          <table:table-cell office:value-type="float" office:value="487.2799987793">
            <text:p>487.2799987793</text:p>
          </table:table-cell>
          <table:table-cell office:value-type="float" office:value="-6.0001220703">
            <text:p>-6.0001220703</text:p>
          </table:table-cell>
          <table:table-cell office:value-type="string">
            <text:p>2455</text:p>
          </table:table-cell>
          <table:table-cell table:formula="of:=ABS([.H216])" office:value-type="float" office:value="6.0001220703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8981</text:p>
          </table:table-cell>
          <table:table-cell office:value-type="string">
            <text:p>1254</text:p>
          </table:table-cell>
          <table:table-cell office:value-type="string">
            <text:p>LFP3</text:p>
          </table:table-cell>
          <table:table-cell office:value-type="float" office:value="605178.21">
            <text:p>605178.21</text:p>
          </table:table-cell>
          <table:table-cell office:value-type="float" office:value="223466.69">
            <text:p>223466.69</text:p>
          </table:table-cell>
          <table:table-cell office:value-type="float" office:value="484.328">
            <text:p>484.328</text:p>
          </table:table-cell>
          <table:table-cell office:value-type="float" office:value="484.2600097656">
            <text:p>484.2600097656</text:p>
          </table:table-cell>
          <table:table-cell office:value-type="float" office:value="-6.7990234375">
            <text:p>-6.7990234375</text:p>
          </table:table-cell>
          <table:table-cell office:value-type="string">
            <text:p>2455</text:p>
          </table:table-cell>
          <table:table-cell table:formula="of:=ABS([.H217])" office:value-type="float" office:value="6.7990234375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8982</text:p>
          </table:table-cell>
          <table:table-cell office:value-type="string">
            <text:p>1255</text:p>
          </table:table-cell>
          <table:table-cell office:value-type="string">
            <text:p>LFP3</text:p>
          </table:table-cell>
          <table:table-cell office:value-type="float" office:value="605171.09">
            <text:p>605171.09</text:p>
          </table:table-cell>
          <table:table-cell office:value-type="float" office:value="223614.69">
            <text:p>223614.69</text:p>
          </table:table-cell>
          <table:table-cell office:value-type="float" office:value="497.61">
            <text:p>497.61</text:p>
          </table:table-cell>
          <table:table-cell office:value-type="float" office:value="497.7600097656">
            <text:p>497.7600097656</text:p>
          </table:table-cell>
          <table:table-cell office:value-type="float" office:value="15.0009765625">
            <text:p>15.0009765625</text:p>
          </table:table-cell>
          <table:table-cell office:value-type="string">
            <text:p>2455</text:p>
          </table:table-cell>
          <table:table-cell table:formula="of:=ABS([.H218])" office:value-type="float" office:value="15.0009765625">
            <text:p>15</text:p>
          </table:table-cell>
          <table:table-cell table:number-columns-repeated="246"/>
        </table:table-row>
        <table:table-row table:style-name="ro1">
          <table:table-cell office:value-type="string">
            <text:p>5358983</text:p>
          </table:table-cell>
          <table:table-cell office:value-type="string">
            <text:p>1256</text:p>
          </table:table-cell>
          <table:table-cell office:value-type="string">
            <text:p>LFP3</text:p>
          </table:table-cell>
          <table:table-cell office:value-type="float" office:value="605270.08">
            <text:p>605270.08</text:p>
          </table:table-cell>
          <table:table-cell office:value-type="float" office:value="223533.41">
            <text:p>223533.41</text:p>
          </table:table-cell>
          <table:table-cell office:value-type="float" office:value="483.9">
            <text:p>483.9</text:p>
          </table:table-cell>
          <table:table-cell office:value-type="float" office:value="483.9800109863">
            <text:p>483.9800109863</text:p>
          </table:table-cell>
          <table:table-cell office:value-type="float" office:value="8.0010986328">
            <text:p>8.0010986328</text:p>
          </table:table-cell>
          <table:table-cell office:value-type="string">
            <text:p>2455</text:p>
          </table:table-cell>
          <table:table-cell table:formula="of:=ABS([.H219])" office:value-type="float" office:value="8.0010986328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8984</text:p>
          </table:table-cell>
          <table:table-cell office:value-type="string">
            <text:p>1258</text:p>
          </table:table-cell>
          <table:table-cell office:value-type="string">
            <text:p>LFP3</text:p>
          </table:table-cell>
          <table:table-cell office:value-type="float" office:value="605528.858">
            <text:p>605528.858</text:p>
          </table:table-cell>
          <table:table-cell office:value-type="float" office:value="223460.152">
            <text:p>223460.152</text:p>
          </table:table-cell>
          <table:table-cell office:value-type="float" office:value="475.197">
            <text:p>475.197</text:p>
          </table:table-cell>
          <table:table-cell office:value-type="float" office:value="475.1600036621">
            <text:p>475.1600036621</text:p>
          </table:table-cell>
          <table:table-cell office:value-type="float" office:value="-3.6996337891">
            <text:p>-3.6996337891</text:p>
          </table:table-cell>
          <table:table-cell office:value-type="string">
            <text:p>2455</text:p>
          </table:table-cell>
          <table:table-cell table:formula="of:=ABS([.H220])" office:value-type="float" office:value="3.6996337891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8985</text:p>
          </table:table-cell>
          <table:table-cell office:value-type="string">
            <text:p>1259</text:p>
          </table:table-cell>
          <table:table-cell office:value-type="string">
            <text:p>LFP3</text:p>
          </table:table-cell>
          <table:table-cell office:value-type="float" office:value="605575.084">
            <text:p>605575.084</text:p>
          </table:table-cell>
          <table:table-cell office:value-type="float" office:value="223477.141">
            <text:p>223477.141</text:p>
          </table:table-cell>
          <table:table-cell office:value-type="float" office:value="473.474">
            <text:p>473.474</text:p>
          </table:table-cell>
          <table:table-cell office:value-type="float" office:value="473.3500061035">
            <text:p>473.3500061035</text:p>
          </table:table-cell>
          <table:table-cell office:value-type="float" office:value="-12.3993896484">
            <text:p>-12.3993896484</text:p>
          </table:table-cell>
          <table:table-cell office:value-type="string">
            <text:p>2455</text:p>
          </table:table-cell>
          <table:table-cell table:formula="of:=ABS([.H221])" office:value-type="float" office:value="12.3993896484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58986</text:p>
          </table:table-cell>
          <table:table-cell office:value-type="string">
            <text:p>1260</text:p>
          </table:table-cell>
          <table:table-cell office:value-type="string">
            <text:p>LFP3</text:p>
          </table:table-cell>
          <table:table-cell office:value-type="float" office:value="605659.45">
            <text:p>605659.45</text:p>
          </table:table-cell>
          <table:table-cell office:value-type="float" office:value="223430.07">
            <text:p>223430.07</text:p>
          </table:table-cell>
          <table:table-cell office:value-type="float" office:value="477.46">
            <text:p>477.46</text:p>
          </table:table-cell>
          <table:table-cell office:value-type="float" office:value="477.5199890137">
            <text:p>477.5199890137</text:p>
          </table:table-cell>
          <table:table-cell office:value-type="float" office:value="5.9989013672">
            <text:p>5.9989013672</text:p>
          </table:table-cell>
          <table:table-cell office:value-type="string">
            <text:p>2455</text:p>
          </table:table-cell>
          <table:table-cell table:formula="of:=ABS([.H222])" office:value-type="float" office:value="5.9989013672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8987</text:p>
          </table:table-cell>
          <table:table-cell office:value-type="string">
            <text:p>1261</text:p>
          </table:table-cell>
          <table:table-cell office:value-type="string">
            <text:p>LFP3</text:p>
          </table:table-cell>
          <table:table-cell office:value-type="float" office:value="605620.22">
            <text:p>605620.22</text:p>
          </table:table-cell>
          <table:table-cell office:value-type="float" office:value="223617.36">
            <text:p>223617.36</text:p>
          </table:table-cell>
          <table:table-cell office:value-type="float" office:value="480.3">
            <text:p>480.3</text:p>
          </table:table-cell>
          <table:table-cell office:value-type="float" office:value="480.25">
            <text:p>480.25</text:p>
          </table:table-cell>
          <table:table-cell office:value-type="float" office:value="-5">
            <text:p>-5</text:p>
          </table:table-cell>
          <table:table-cell office:value-type="string">
            <text:p>2455</text:p>
          </table:table-cell>
          <table:table-cell table:formula="of:=ABS([.H223])" office:value-type="float" office:value="5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8988</text:p>
          </table:table-cell>
          <table:table-cell office:value-type="string">
            <text:p>1262</text:p>
          </table:table-cell>
          <table:table-cell office:value-type="string">
            <text:p>LFP3</text:p>
          </table:table-cell>
          <table:table-cell office:value-type="float" office:value="605687.46">
            <text:p>605687.46</text:p>
          </table:table-cell>
          <table:table-cell office:value-type="float" office:value="223493.91">
            <text:p>223493.91</text:p>
          </table:table-cell>
          <table:table-cell office:value-type="float" office:value="473.09">
            <text:p>473.09</text:p>
          </table:table-cell>
          <table:table-cell office:value-type="float" office:value="473.1199951172">
            <text:p>473.1199951172</text:p>
          </table:table-cell>
          <table:table-cell office:value-type="float" office:value="2.9995117188">
            <text:p>2.9995117188</text:p>
          </table:table-cell>
          <table:table-cell office:value-type="string">
            <text:p>2455</text:p>
          </table:table-cell>
          <table:table-cell table:formula="of:=ABS([.H224])" office:value-type="float" office:value="2.9995117188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8989</text:p>
          </table:table-cell>
          <table:table-cell office:value-type="string">
            <text:p>1263</text:p>
          </table:table-cell>
          <table:table-cell office:value-type="string">
            <text:p>LFP3</text:p>
          </table:table-cell>
          <table:table-cell office:value-type="float" office:value="605580.9">
            <text:p>605580.9</text:p>
          </table:table-cell>
          <table:table-cell office:value-type="float" office:value="223593.54">
            <text:p>223593.54</text:p>
          </table:table-cell>
          <table:table-cell office:value-type="float" office:value="477.49">
            <text:p>477.49</text:p>
          </table:table-cell>
          <table:table-cell office:value-type="float" office:value="477.6499938965">
            <text:p>477.6499938965</text:p>
          </table:table-cell>
          <table:table-cell office:value-type="float" office:value="15.9993896484">
            <text:p>15.9993896484</text:p>
          </table:table-cell>
          <table:table-cell office:value-type="string">
            <text:p>2455</text:p>
          </table:table-cell>
          <table:table-cell table:formula="of:=ABS([.H225])" office:value-type="float" office:value="15.9993896484">
            <text:p>16</text:p>
          </table:table-cell>
          <table:table-cell table:number-columns-repeated="246"/>
        </table:table-row>
        <table:table-row table:style-name="ro1">
          <table:table-cell office:value-type="string">
            <text:p>5358990</text:p>
          </table:table-cell>
          <table:table-cell office:value-type="string">
            <text:p>1264</text:p>
          </table:table-cell>
          <table:table-cell office:value-type="string">
            <text:p>LFP3</text:p>
          </table:table-cell>
          <table:table-cell office:value-type="float" office:value="605488.66">
            <text:p>605488.66</text:p>
          </table:table-cell>
          <table:table-cell office:value-type="float" office:value="223578.39">
            <text:p>223578.39</text:p>
          </table:table-cell>
          <table:table-cell office:value-type="float" office:value="479.29">
            <text:p>479.29</text:p>
          </table:table-cell>
          <table:table-cell office:value-type="float" office:value="479.2300109863">
            <text:p>479.2300109863</text:p>
          </table:table-cell>
          <table:table-cell office:value-type="float" office:value="-5.9989013672">
            <text:p>-5.9989013672</text:p>
          </table:table-cell>
          <table:table-cell office:value-type="string">
            <text:p>2455</text:p>
          </table:table-cell>
          <table:table-cell table:formula="of:=ABS([.H226])" office:value-type="float" office:value="5.9989013672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8991</text:p>
          </table:table-cell>
          <table:table-cell office:value-type="string">
            <text:p>1265</text:p>
          </table:table-cell>
          <table:table-cell office:value-type="string">
            <text:p>LFP3</text:p>
          </table:table-cell>
          <table:table-cell office:value-type="float" office:value="605417.79">
            <text:p>605417.79</text:p>
          </table:table-cell>
          <table:table-cell office:value-type="float" office:value="223500.2">
            <text:p>223500.2</text:p>
          </table:table-cell>
          <table:table-cell office:value-type="float" office:value="477.01">
            <text:p>477.01</text:p>
          </table:table-cell>
          <table:table-cell office:value-type="float" office:value="477.0299987793">
            <text:p>477.0299987793</text:p>
          </table:table-cell>
          <table:table-cell office:value-type="float" office:value="1.9998779297">
            <text:p>1.9998779297</text:p>
          </table:table-cell>
          <table:table-cell office:value-type="string">
            <text:p>2455</text:p>
          </table:table-cell>
          <table:table-cell table:formula="of:=ABS([.H227])" office:value-type="float" office:value="1.9998779297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8992</text:p>
          </table:table-cell>
          <table:table-cell office:value-type="string">
            <text:p>1266</text:p>
          </table:table-cell>
          <table:table-cell office:value-type="string">
            <text:p>LFP3</text:p>
          </table:table-cell>
          <table:table-cell office:value-type="float" office:value="605701.26">
            <text:p>605701.26</text:p>
          </table:table-cell>
          <table:table-cell office:value-type="float" office:value="223547.98">
            <text:p>223547.98</text:p>
          </table:table-cell>
          <table:table-cell office:value-type="float" office:value="474.35">
            <text:p>474.35</text:p>
          </table:table-cell>
          <table:table-cell office:value-type="float" office:value="474.4700012207">
            <text:p>474.4700012207</text:p>
          </table:table-cell>
          <table:table-cell office:value-type="float" office:value="12.0001220703">
            <text:p>12.0001220703</text:p>
          </table:table-cell>
          <table:table-cell office:value-type="string">
            <text:p>2455</text:p>
          </table:table-cell>
          <table:table-cell table:formula="of:=ABS([.H228])" office:value-type="float" office:value="12.0001220703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58993</text:p>
          </table:table-cell>
          <table:table-cell office:value-type="string">
            <text:p>1267</text:p>
          </table:table-cell>
          <table:table-cell office:value-type="string">
            <text:p>LFP3</text:p>
          </table:table-cell>
          <table:table-cell office:value-type="float" office:value="605615.48">
            <text:p>605615.48</text:p>
          </table:table-cell>
          <table:table-cell office:value-type="float" office:value="223461.37">
            <text:p>223461.37</text:p>
          </table:table-cell>
          <table:table-cell office:value-type="float" office:value="475.29">
            <text:p>475.29</text:p>
          </table:table-cell>
          <table:table-cell office:value-type="float" office:value="475.299987793">
            <text:p>475.299987793</text:p>
          </table:table-cell>
          <table:table-cell office:value-type="float" office:value="0.9987792969">
            <text:p>0.9987792969</text:p>
          </table:table-cell>
          <table:table-cell office:value-type="string">
            <text:p>2455</text:p>
          </table:table-cell>
          <table:table-cell table:formula="of:=ABS([.H229])" office:value-type="float" office:value="0.9987792969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8994</text:p>
          </table:table-cell>
          <table:table-cell office:value-type="string">
            <text:p>1268</text:p>
          </table:table-cell>
          <table:table-cell office:value-type="string">
            <text:p>LFP3</text:p>
          </table:table-cell>
          <table:table-cell office:value-type="float" office:value="605618.1">
            <text:p>605618.1</text:p>
          </table:table-cell>
          <table:table-cell office:value-type="float" office:value="223520.9">
            <text:p>223520.9</text:p>
          </table:table-cell>
          <table:table-cell office:value-type="float" office:value="472.97">
            <text:p>472.97</text:p>
          </table:table-cell>
          <table:table-cell office:value-type="float" office:value="473.0700073242">
            <text:p>473.0700073242</text:p>
          </table:table-cell>
          <table:table-cell office:value-type="float" office:value="10.0007324219">
            <text:p>10.0007324219</text:p>
          </table:table-cell>
          <table:table-cell office:value-type="string">
            <text:p>2455</text:p>
          </table:table-cell>
          <table:table-cell table:formula="of:=ABS([.H230])" office:value-type="float" office:value="10.0007324219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8995</text:p>
          </table:table-cell>
          <table:table-cell office:value-type="string">
            <text:p>1269</text:p>
          </table:table-cell>
          <table:table-cell office:value-type="string">
            <text:p>LFP3</text:p>
          </table:table-cell>
          <table:table-cell office:value-type="float" office:value="605529.84">
            <text:p>605529.84</text:p>
          </table:table-cell>
          <table:table-cell office:value-type="float" office:value="223548.6">
            <text:p>223548.6</text:p>
          </table:table-cell>
          <table:table-cell office:value-type="float" office:value="475.99">
            <text:p>475.99</text:p>
          </table:table-cell>
          <table:table-cell office:value-type="float" office:value="476.1000061035">
            <text:p>476.1000061035</text:p>
          </table:table-cell>
          <table:table-cell office:value-type="float" office:value="11.0006103516">
            <text:p>11.0006103516</text:p>
          </table:table-cell>
          <table:table-cell office:value-type="string">
            <text:p>2455</text:p>
          </table:table-cell>
          <table:table-cell table:formula="of:=ABS([.H231])" office:value-type="float" office:value="11.0006103516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8996</text:p>
          </table:table-cell>
          <table:table-cell office:value-type="string">
            <text:p>1270</text:p>
          </table:table-cell>
          <table:table-cell office:value-type="string">
            <text:p>LFP3</text:p>
          </table:table-cell>
          <table:table-cell office:value-type="float" office:value="605550.49">
            <text:p>605550.49</text:p>
          </table:table-cell>
          <table:table-cell office:value-type="float" office:value="223432.38">
            <text:p>223432.38</text:p>
          </table:table-cell>
          <table:table-cell office:value-type="float" office:value="476.17">
            <text:p>476.17</text:p>
          </table:table-cell>
          <table:table-cell office:value-type="float" office:value="476.1700134277">
            <text:p>476.1700134277</text:p>
          </table:table-cell>
          <table:table-cell office:value-type="float" office:value="0.0013427734">
            <text:p>0.0013427734</text:p>
          </table:table-cell>
          <table:table-cell office:value-type="string">
            <text:p>2455</text:p>
          </table:table-cell>
          <table:table-cell table:formula="of:=ABS([.H232])" office:value-type="float" office:value="0.0013427734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58997</text:p>
          </table:table-cell>
          <table:table-cell office:value-type="string">
            <text:p>1271</text:p>
          </table:table-cell>
          <table:table-cell office:value-type="string">
            <text:p>LFP3</text:p>
          </table:table-cell>
          <table:table-cell office:value-type="float" office:value="605423.21">
            <text:p>605423.21</text:p>
          </table:table-cell>
          <table:table-cell office:value-type="float" office:value="223577.57">
            <text:p>223577.57</text:p>
          </table:table-cell>
          <table:table-cell office:value-type="float" office:value="481.51">
            <text:p>481.51</text:p>
          </table:table-cell>
          <table:table-cell office:value-type="float" office:value="481.5799865723">
            <text:p>481.5799865723</text:p>
          </table:table-cell>
          <table:table-cell office:value-type="float" office:value="6.9986572266">
            <text:p>6.9986572266</text:p>
          </table:table-cell>
          <table:table-cell office:value-type="string">
            <text:p>2455</text:p>
          </table:table-cell>
          <table:table-cell table:formula="of:=ABS([.H233])" office:value-type="float" office:value="6.9986572266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8998</text:p>
          </table:table-cell>
          <table:table-cell office:value-type="string">
            <text:p>1272</text:p>
          </table:table-cell>
          <table:table-cell office:value-type="string">
            <text:p>LFP3</text:p>
          </table:table-cell>
          <table:table-cell office:value-type="float" office:value="605476.53">
            <text:p>605476.53</text:p>
          </table:table-cell>
          <table:table-cell office:value-type="float" office:value="223517.04">
            <text:p>223517.04</text:p>
          </table:table-cell>
          <table:table-cell office:value-type="float" office:value="476.28">
            <text:p>476.28</text:p>
          </table:table-cell>
          <table:table-cell office:value-type="float" office:value="476.2600097656">
            <text:p>476.2600097656</text:p>
          </table:table-cell>
          <table:table-cell office:value-type="float" office:value="-1.9990234375">
            <text:p>-1.9990234375</text:p>
          </table:table-cell>
          <table:table-cell office:value-type="string">
            <text:p>2455</text:p>
          </table:table-cell>
          <table:table-cell table:formula="of:=ABS([.H234])" office:value-type="float" office:value="1.9990234375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8999</text:p>
          </table:table-cell>
          <table:table-cell office:value-type="string">
            <text:p>1273</text:p>
          </table:table-cell>
          <table:table-cell office:value-type="string">
            <text:p>LFP3</text:p>
          </table:table-cell>
          <table:table-cell office:value-type="float" office:value="605575.27">
            <text:p>605575.27</text:p>
          </table:table-cell>
          <table:table-cell office:value-type="float" office:value="223455.44">
            <text:p>223455.44</text:p>
          </table:table-cell>
          <table:table-cell office:value-type="float" office:value="475.38">
            <text:p>475.38</text:p>
          </table:table-cell>
          <table:table-cell office:value-type="float" office:value="475.4400024414">
            <text:p>475.4400024414</text:p>
          </table:table-cell>
          <table:table-cell office:value-type="float" office:value="6.0002441406">
            <text:p>6.0002441406</text:p>
          </table:table-cell>
          <table:table-cell office:value-type="string">
            <text:p>2455</text:p>
          </table:table-cell>
          <table:table-cell table:formula="of:=ABS([.H235])" office:value-type="float" office:value="6.0002441406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9000</text:p>
          </table:table-cell>
          <table:table-cell office:value-type="string">
            <text:p>1274</text:p>
          </table:table-cell>
          <table:table-cell office:value-type="string">
            <text:p>LFP3</text:p>
          </table:table-cell>
          <table:table-cell office:value-type="float" office:value="605554.92">
            <text:p>605554.92</text:p>
          </table:table-cell>
          <table:table-cell office:value-type="float" office:value="223621.48">
            <text:p>223621.48</text:p>
          </table:table-cell>
          <table:table-cell office:value-type="float" office:value="479.44">
            <text:p>479.44</text:p>
          </table:table-cell>
          <table:table-cell office:value-type="float" office:value="479.25">
            <text:p>479.25</text:p>
          </table:table-cell>
          <table:table-cell office:value-type="float" office:value="-19">
            <text:p>-19</text:p>
          </table:table-cell>
          <table:table-cell office:value-type="string">
            <text:p>2455</text:p>
          </table:table-cell>
          <table:table-cell table:formula="of:=ABS([.H236])" office:value-type="float" office:value="19">
            <text:p>19</text:p>
          </table:table-cell>
          <table:table-cell table:number-columns-repeated="246"/>
        </table:table-row>
        <table:table-row table:style-name="ro1">
          <table:table-cell office:value-type="string">
            <text:p>5359001</text:p>
          </table:table-cell>
          <table:table-cell office:value-type="string">
            <text:p>1275</text:p>
          </table:table-cell>
          <table:table-cell office:value-type="string">
            <text:p>LFP3</text:p>
          </table:table-cell>
          <table:table-cell office:value-type="float" office:value="605956.35">
            <text:p>605956.35</text:p>
          </table:table-cell>
          <table:table-cell office:value-type="float" office:value="223525.13">
            <text:p>223525.13</text:p>
          </table:table-cell>
          <table:table-cell office:value-type="float" office:value="469.32">
            <text:p>469.32</text:p>
          </table:table-cell>
          <table:table-cell office:value-type="float" office:value="469.3299865723">
            <text:p>469.3299865723</text:p>
          </table:table-cell>
          <table:table-cell office:value-type="float" office:value="0.9986572266">
            <text:p>0.9986572266</text:p>
          </table:table-cell>
          <table:table-cell office:value-type="string">
            <text:p>2455</text:p>
          </table:table-cell>
          <table:table-cell table:formula="of:=ABS([.H237])" office:value-type="float" office:value="0.9986572266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9002</text:p>
          </table:table-cell>
          <table:table-cell office:value-type="string">
            <text:p>1276</text:p>
          </table:table-cell>
          <table:table-cell office:value-type="string">
            <text:p>LFP3</text:p>
          </table:table-cell>
          <table:table-cell office:value-type="float" office:value="605867.45">
            <text:p>605867.45</text:p>
          </table:table-cell>
          <table:table-cell office:value-type="float" office:value="223529.09">
            <text:p>223529.09</text:p>
          </table:table-cell>
          <table:table-cell office:value-type="float" office:value="470.06">
            <text:p>470.06</text:p>
          </table:table-cell>
          <table:table-cell office:value-type="float" office:value="470.1000061035">
            <text:p>470.1000061035</text:p>
          </table:table-cell>
          <table:table-cell office:value-type="float" office:value="4.0006103516">
            <text:p>4.0006103516</text:p>
          </table:table-cell>
          <table:table-cell office:value-type="string">
            <text:p>2455</text:p>
          </table:table-cell>
          <table:table-cell table:formula="of:=ABS([.H238])" office:value-type="float" office:value="4.0006103516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9003</text:p>
          </table:table-cell>
          <table:table-cell office:value-type="string">
            <text:p>1277</text:p>
          </table:table-cell>
          <table:table-cell office:value-type="string">
            <text:p>LFP3</text:p>
          </table:table-cell>
          <table:table-cell office:value-type="float" office:value="605786.39">
            <text:p>605786.39</text:p>
          </table:table-cell>
          <table:table-cell office:value-type="float" office:value="223515.71">
            <text:p>223515.71</text:p>
          </table:table-cell>
          <table:table-cell office:value-type="float" office:value="471.19">
            <text:p>471.19</text:p>
          </table:table-cell>
          <table:table-cell office:value-type="float" office:value="471.1499938965">
            <text:p>471.1499938965</text:p>
          </table:table-cell>
          <table:table-cell office:value-type="float" office:value="-4.0006103516">
            <text:p>-4.0006103516</text:p>
          </table:table-cell>
          <table:table-cell office:value-type="string">
            <text:p>2455</text:p>
          </table:table-cell>
          <table:table-cell table:formula="of:=ABS([.H239])" office:value-type="float" office:value="4.0006103516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9004</text:p>
          </table:table-cell>
          <table:table-cell office:value-type="string">
            <text:p>1278</text:p>
          </table:table-cell>
          <table:table-cell office:value-type="string">
            <text:p>LFP3</text:p>
          </table:table-cell>
          <table:table-cell office:value-type="float" office:value="606047.38">
            <text:p>606047.38</text:p>
          </table:table-cell>
          <table:table-cell office:value-type="float" office:value="223549.66">
            <text:p>223549.66</text:p>
          </table:table-cell>
          <table:table-cell office:value-type="float" office:value="469.51">
            <text:p>469.51</text:p>
          </table:table-cell>
          <table:table-cell office:value-type="float" office:value="469.5799865723">
            <text:p>469.5799865723</text:p>
          </table:table-cell>
          <table:table-cell office:value-type="float" office:value="6.9986572266">
            <text:p>6.9986572266</text:p>
          </table:table-cell>
          <table:table-cell office:value-type="string">
            <text:p>2455</text:p>
          </table:table-cell>
          <table:table-cell table:formula="of:=ABS([.H240])" office:value-type="float" office:value="6.9986572266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9005</text:p>
          </table:table-cell>
          <table:table-cell office:value-type="string">
            <text:p>1279</text:p>
          </table:table-cell>
          <table:table-cell office:value-type="string">
            <text:p>LFP3</text:p>
          </table:table-cell>
          <table:table-cell office:value-type="float" office:value="605752.98">
            <text:p>605752.98</text:p>
          </table:table-cell>
          <table:table-cell office:value-type="float" office:value="223591.16">
            <text:p>223591.16</text:p>
          </table:table-cell>
          <table:table-cell office:value-type="float" office:value="477.73">
            <text:p>477.73</text:p>
          </table:table-cell>
          <table:table-cell office:value-type="float" office:value="477.6900024414">
            <text:p>477.6900024414</text:p>
          </table:table-cell>
          <table:table-cell office:value-type="float" office:value="-3.9997558594">
            <text:p>-3.9997558594</text:p>
          </table:table-cell>
          <table:table-cell office:value-type="string">
            <text:p>2455</text:p>
          </table:table-cell>
          <table:table-cell table:formula="of:=ABS([.H241])" office:value-type="float" office:value="3.9997558594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9006</text:p>
          </table:table-cell>
          <table:table-cell office:value-type="string">
            <text:p>1280</text:p>
          </table:table-cell>
          <table:table-cell office:value-type="string">
            <text:p>LFP3</text:p>
          </table:table-cell>
          <table:table-cell office:value-type="float" office:value="605743.6">
            <text:p>605743.6</text:p>
          </table:table-cell>
          <table:table-cell office:value-type="float" office:value="223419.63">
            <text:p>223419.63</text:p>
          </table:table-cell>
          <table:table-cell office:value-type="float" office:value="474.76">
            <text:p>474.76</text:p>
          </table:table-cell>
          <table:table-cell office:value-type="float" office:value="474.7699890137">
            <text:p>474.7699890137</text:p>
          </table:table-cell>
          <table:table-cell office:value-type="float" office:value="0.9989013672">
            <text:p>0.9989013672</text:p>
          </table:table-cell>
          <table:table-cell office:value-type="string">
            <text:p>2455</text:p>
          </table:table-cell>
          <table:table-cell table:formula="of:=ABS([.H242])" office:value-type="float" office:value="0.9989013672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9007</text:p>
          </table:table-cell>
          <table:table-cell office:value-type="string">
            <text:p>1281</text:p>
          </table:table-cell>
          <table:table-cell office:value-type="string">
            <text:p>LFP3</text:p>
          </table:table-cell>
          <table:table-cell office:value-type="float" office:value="605749.39">
            <text:p>605749.39</text:p>
          </table:table-cell>
          <table:table-cell office:value-type="float" office:value="223470.67">
            <text:p>223470.67</text:p>
          </table:table-cell>
          <table:table-cell office:value-type="float" office:value="473.11">
            <text:p>473.11</text:p>
          </table:table-cell>
          <table:table-cell office:value-type="float" office:value="473.0899963379">
            <text:p>473.0899963379</text:p>
          </table:table-cell>
          <table:table-cell office:value-type="float" office:value="-2.0003662109">
            <text:p>-2.0003662109</text:p>
          </table:table-cell>
          <table:table-cell office:value-type="string">
            <text:p>2455</text:p>
          </table:table-cell>
          <table:table-cell table:formula="of:=ABS([.H243])" office:value-type="float" office:value="2.0003662109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9008</text:p>
          </table:table-cell>
          <table:table-cell office:value-type="string">
            <text:p>1282</text:p>
          </table:table-cell>
          <table:table-cell office:value-type="string">
            <text:p>LFP3</text:p>
          </table:table-cell>
          <table:table-cell office:value-type="float" office:value="605822.48">
            <text:p>605822.48</text:p>
          </table:table-cell>
          <table:table-cell office:value-type="float" office:value="223458.64">
            <text:p>223458.64</text:p>
          </table:table-cell>
          <table:table-cell office:value-type="float" office:value="472.89">
            <text:p>472.89</text:p>
          </table:table-cell>
          <table:table-cell office:value-type="float" office:value="472.8699951172">
            <text:p>472.8699951172</text:p>
          </table:table-cell>
          <table:table-cell office:value-type="float" office:value="-2.0004882812">
            <text:p>-2.0004882812</text:p>
          </table:table-cell>
          <table:table-cell office:value-type="string">
            <text:p>2455</text:p>
          </table:table-cell>
          <table:table-cell table:formula="of:=ABS([.H244])" office:value-type="float" office:value="2.0004882812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9009</text:p>
          </table:table-cell>
          <table:table-cell office:value-type="string">
            <text:p>1283</text:p>
          </table:table-cell>
          <table:table-cell office:value-type="string">
            <text:p>LFP3</text:p>
          </table:table-cell>
          <table:table-cell office:value-type="float" office:value="605893.15">
            <text:p>605893.15</text:p>
          </table:table-cell>
          <table:table-cell office:value-type="float" office:value="223444.67">
            <text:p>223444.67</text:p>
          </table:table-cell>
          <table:table-cell office:value-type="float" office:value="472.67">
            <text:p>472.67</text:p>
          </table:table-cell>
          <table:table-cell office:value-type="float" office:value="472.700012207">
            <text:p>472.700012207</text:p>
          </table:table-cell>
          <table:table-cell office:value-type="float" office:value="3.0012207031">
            <text:p>3.0012207031</text:p>
          </table:table-cell>
          <table:table-cell office:value-type="string">
            <text:p>2455</text:p>
          </table:table-cell>
          <table:table-cell table:formula="of:=ABS([.H245])" office:value-type="float" office:value="3.0012207031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9010</text:p>
          </table:table-cell>
          <table:table-cell office:value-type="string">
            <text:p>1284</text:p>
          </table:table-cell>
          <table:table-cell office:value-type="string">
            <text:p>LFP3</text:p>
          </table:table-cell>
          <table:table-cell office:value-type="float" office:value="605973.74">
            <text:p>605973.74</text:p>
          </table:table-cell>
          <table:table-cell office:value-type="float" office:value="223435.77">
            <text:p>223435.77</text:p>
          </table:table-cell>
          <table:table-cell office:value-type="float" office:value="472.49">
            <text:p>472.49</text:p>
          </table:table-cell>
          <table:table-cell office:value-type="float" office:value="472.4700012207">
            <text:p>472.4700012207</text:p>
          </table:table-cell>
          <table:table-cell office:value-type="float" office:value="-1.9998779297">
            <text:p>-1.9998779297</text:p>
          </table:table-cell>
          <table:table-cell office:value-type="string">
            <text:p>2455</text:p>
          </table:table-cell>
          <table:table-cell table:formula="of:=ABS([.H246])" office:value-type="float" office:value="1.9998779297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9011</text:p>
          </table:table-cell>
          <table:table-cell office:value-type="string">
            <text:p>1285</text:p>
          </table:table-cell>
          <table:table-cell office:value-type="string">
            <text:p>LFP3</text:p>
          </table:table-cell>
          <table:table-cell office:value-type="float" office:value="605831.84">
            <text:p>605831.84</text:p>
          </table:table-cell>
          <table:table-cell office:value-type="float" office:value="223627.02">
            <text:p>223627.02</text:p>
          </table:table-cell>
          <table:table-cell office:value-type="float" office:value="478.37">
            <text:p>478.37</text:p>
          </table:table-cell>
          <table:table-cell office:value-type="float" office:value="478.3099975586">
            <text:p>478.3099975586</text:p>
          </table:table-cell>
          <table:table-cell office:value-type="float" office:value="-6.0002441406">
            <text:p>-6.0002441406</text:p>
          </table:table-cell>
          <table:table-cell office:value-type="string">
            <text:p>2455</text:p>
          </table:table-cell>
          <table:table-cell table:formula="of:=ABS([.H247])" office:value-type="float" office:value="6.0002441406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9012</text:p>
          </table:table-cell>
          <table:table-cell office:value-type="string">
            <text:p>1286</text:p>
          </table:table-cell>
          <table:table-cell office:value-type="string">
            <text:p>LFP3</text:p>
          </table:table-cell>
          <table:table-cell office:value-type="float" office:value="606025.52">
            <text:p>606025.52</text:p>
          </table:table-cell>
          <table:table-cell office:value-type="float" office:value="223628.84">
            <text:p>223628.84</text:p>
          </table:table-cell>
          <table:table-cell office:value-type="float" office:value="477.12">
            <text:p>477.12</text:p>
          </table:table-cell>
          <table:table-cell office:value-type="float" office:value="477.1000061035">
            <text:p>477.1000061035</text:p>
          </table:table-cell>
          <table:table-cell office:value-type="float" office:value="-1.9993896484">
            <text:p>-1.9993896484</text:p>
          </table:table-cell>
          <table:table-cell office:value-type="string">
            <text:p>2455</text:p>
          </table:table-cell>
          <table:table-cell table:formula="of:=ABS([.H248])" office:value-type="float" office:value="1.9993896484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9013</text:p>
          </table:table-cell>
          <table:table-cell office:value-type="string">
            <text:p>1287</text:p>
          </table:table-cell>
          <table:table-cell office:value-type="string">
            <text:p>LFP3</text:p>
          </table:table-cell>
          <table:table-cell office:value-type="float" office:value="606357.9">
            <text:p>606357.9</text:p>
          </table:table-cell>
          <table:table-cell office:value-type="float" office:value="223457.1">
            <text:p>223457.1</text:p>
          </table:table-cell>
          <table:table-cell office:value-type="float" office:value="470.35">
            <text:p>470.35</text:p>
          </table:table-cell>
          <table:table-cell office:value-type="float" office:value="470.3900146484">
            <text:p>470.3900146484</text:p>
          </table:table-cell>
          <table:table-cell office:value-type="float" office:value="4.0014648437">
            <text:p>4.0014648437</text:p>
          </table:table-cell>
          <table:table-cell office:value-type="string">
            <text:p>2455</text:p>
          </table:table-cell>
          <table:table-cell table:formula="of:=ABS([.H249])" office:value-type="float" office:value="4.0014648437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9014</text:p>
          </table:table-cell>
          <table:table-cell office:value-type="string">
            <text:p>1288</text:p>
          </table:table-cell>
          <table:table-cell office:value-type="string">
            <text:p>LFP3</text:p>
          </table:table-cell>
          <table:table-cell office:value-type="float" office:value="606190.18">
            <text:p>606190.18</text:p>
          </table:table-cell>
          <table:table-cell office:value-type="float" office:value="223499.83">
            <text:p>223499.83</text:p>
          </table:table-cell>
          <table:table-cell office:value-type="float" office:value="466.94">
            <text:p>466.94</text:p>
          </table:table-cell>
          <table:table-cell office:value-type="float" office:value="467.049987793">
            <text:p>467.049987793</text:p>
          </table:table-cell>
          <table:table-cell office:value-type="float" office:value="10.9987792969">
            <text:p>10.9987792969</text:p>
          </table:table-cell>
          <table:table-cell office:value-type="string">
            <text:p>2455</text:p>
          </table:table-cell>
          <table:table-cell table:formula="of:=ABS([.H250])" office:value-type="float" office:value="10.9987792969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9015</text:p>
          </table:table-cell>
          <table:table-cell office:value-type="string">
            <text:p>1289</text:p>
          </table:table-cell>
          <table:table-cell office:value-type="string">
            <text:p>LFP3</text:p>
          </table:table-cell>
          <table:table-cell office:value-type="float" office:value="606121.52">
            <text:p>606121.52</text:p>
          </table:table-cell>
          <table:table-cell office:value-type="float" office:value="223512.65">
            <text:p>223512.65</text:p>
          </table:table-cell>
          <table:table-cell office:value-type="float" office:value="467.48">
            <text:p>467.48</text:p>
          </table:table-cell>
          <table:table-cell office:value-type="float" office:value="467.4200134277">
            <text:p>467.4200134277</text:p>
          </table:table-cell>
          <table:table-cell office:value-type="float" office:value="-5.9986572266">
            <text:p>-5.9986572266</text:p>
          </table:table-cell>
          <table:table-cell office:value-type="string">
            <text:p>2455</text:p>
          </table:table-cell>
          <table:table-cell table:formula="of:=ABS([.H251])" office:value-type="float" office:value="5.9986572266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9016</text:p>
          </table:table-cell>
          <table:table-cell office:value-type="string">
            <text:p>1290</text:p>
          </table:table-cell>
          <table:table-cell office:value-type="string">
            <text:p>LFP3</text:p>
          </table:table-cell>
          <table:table-cell office:value-type="float" office:value="606215.54">
            <text:p>606215.54</text:p>
          </table:table-cell>
          <table:table-cell office:value-type="float" office:value="223419.26">
            <text:p>223419.26</text:p>
          </table:table-cell>
          <table:table-cell office:value-type="float" office:value="472.12">
            <text:p>472.12</text:p>
          </table:table-cell>
          <table:table-cell office:value-type="float" office:value="472.0599975586">
            <text:p>472.0599975586</text:p>
          </table:table-cell>
          <table:table-cell office:value-type="float" office:value="-6.0002441406">
            <text:p>-6.0002441406</text:p>
          </table:table-cell>
          <table:table-cell office:value-type="string">
            <text:p>2455</text:p>
          </table:table-cell>
          <table:table-cell table:formula="of:=ABS([.H252])" office:value-type="float" office:value="6.0002441406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9017</text:p>
          </table:table-cell>
          <table:table-cell office:value-type="string">
            <text:p>1291</text:p>
          </table:table-cell>
          <table:table-cell office:value-type="string">
            <text:p>LFP3</text:p>
          </table:table-cell>
          <table:table-cell office:value-type="float" office:value="606285.44">
            <text:p>606285.44</text:p>
          </table:table-cell>
          <table:table-cell office:value-type="float" office:value="223443.01">
            <text:p>223443.01</text:p>
          </table:table-cell>
          <table:table-cell office:value-type="float" office:value="471.49">
            <text:p>471.49</text:p>
          </table:table-cell>
          <table:table-cell office:value-type="float" office:value="471.5599975586">
            <text:p>471.5599975586</text:p>
          </table:table-cell>
          <table:table-cell office:value-type="float" office:value="6.9997558594">
            <text:p>6.9997558594</text:p>
          </table:table-cell>
          <table:table-cell office:value-type="string">
            <text:p>2455</text:p>
          </table:table-cell>
          <table:table-cell table:formula="of:=ABS([.H253])" office:value-type="float" office:value="6.9997558594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9018</text:p>
          </table:table-cell>
          <table:table-cell office:value-type="string">
            <text:p>1292</text:p>
          </table:table-cell>
          <table:table-cell office:value-type="string">
            <text:p>LFP3</text:p>
          </table:table-cell>
          <table:table-cell office:value-type="float" office:value="604017.886">
            <text:p>604017.886</text:p>
          </table:table-cell>
          <table:table-cell office:value-type="float" office:value="223800.391">
            <text:p>223800.391</text:p>
          </table:table-cell>
          <table:table-cell office:value-type="float" office:value="549.72">
            <text:p>549.72</text:p>
          </table:table-cell>
          <table:table-cell office:value-type="float" office:value="549.7600097656">
            <text:p>549.7600097656</text:p>
          </table:table-cell>
          <table:table-cell office:value-type="float" office:value="4.0009765625">
            <text:p>4.0009765625</text:p>
          </table:table-cell>
          <table:table-cell office:value-type="string">
            <text:p>2455</text:p>
          </table:table-cell>
          <table:table-cell table:formula="of:=ABS([.H254])" office:value-type="float" office:value="4.0009765625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9019</text:p>
          </table:table-cell>
          <table:table-cell office:value-type="string">
            <text:p>1293</text:p>
          </table:table-cell>
          <table:table-cell office:value-type="string">
            <text:p>LFP3</text:p>
          </table:table-cell>
          <table:table-cell office:value-type="float" office:value="604076.753">
            <text:p>604076.753</text:p>
          </table:table-cell>
          <table:table-cell office:value-type="float" office:value="223727.799">
            <text:p>223727.799</text:p>
          </table:table-cell>
          <table:table-cell office:value-type="float" office:value="548.93">
            <text:p>548.93</text:p>
          </table:table-cell>
          <table:table-cell office:value-type="float" office:value="549.1799926758">
            <text:p>549.1799926758</text:p>
          </table:table-cell>
          <table:table-cell office:value-type="float" office:value="24.9992675781">
            <text:p>24.9992675781</text:p>
          </table:table-cell>
          <table:table-cell office:value-type="string">
            <text:p>2455</text:p>
          </table:table-cell>
          <table:table-cell table:formula="of:=ABS([.H255])" office:value-type="float" office:value="24.9992675781">
            <text:p>25</text:p>
          </table:table-cell>
          <table:table-cell table:number-columns-repeated="246"/>
        </table:table-row>
        <table:table-row table:style-name="ro1">
          <table:table-cell office:value-type="string">
            <text:p>5359020</text:p>
          </table:table-cell>
          <table:table-cell office:value-type="string">
            <text:p>1294</text:p>
          </table:table-cell>
          <table:table-cell office:value-type="string">
            <text:p>LFP3</text:p>
          </table:table-cell>
          <table:table-cell office:value-type="float" office:value="604092.672">
            <text:p>604092.672</text:p>
          </table:table-cell>
          <table:table-cell office:value-type="float" office:value="223674.91">
            <text:p>223674.91</text:p>
          </table:table-cell>
          <table:table-cell office:value-type="float" office:value="554.31">
            <text:p>554.31</text:p>
          </table:table-cell>
          <table:table-cell office:value-type="float" office:value="554.6199951172">
            <text:p>554.6199951172</text:p>
          </table:table-cell>
          <table:table-cell office:value-type="float" office:value="30.9995117188">
            <text:p>30.9995117188</text:p>
          </table:table-cell>
          <table:table-cell office:value-type="string">
            <text:p>2455</text:p>
          </table:table-cell>
          <table:table-cell table:formula="of:=ABS([.H256])" office:value-type="float" office:value="30.9995117188">
            <text:p>31</text:p>
          </table:table-cell>
          <table:table-cell table:number-columns-repeated="246"/>
        </table:table-row>
        <table:table-row table:style-name="ro1">
          <table:table-cell office:value-type="string">
            <text:p>5359021</text:p>
          </table:table-cell>
          <table:table-cell office:value-type="string">
            <text:p>1295</text:p>
          </table:table-cell>
          <table:table-cell office:value-type="string">
            <text:p>LFP3</text:p>
          </table:table-cell>
          <table:table-cell office:value-type="float" office:value="604334.24">
            <text:p>604334.24</text:p>
          </table:table-cell>
          <table:table-cell office:value-type="float" office:value="223812.77">
            <text:p>223812.77</text:p>
          </table:table-cell>
          <table:table-cell office:value-type="float" office:value="557.3">
            <text:p>557.3</text:p>
          </table:table-cell>
          <table:table-cell office:value-type="float" office:value="561.6199951172">
            <text:p>561.6199951172</text:p>
          </table:table-cell>
          <table:table-cell office:value-type="float" office:value="431.9995117188">
            <text:p>431.9995117188</text:p>
          </table:table-cell>
          <table:table-cell office:value-type="string">
            <text:p>2455</text:p>
          </table:table-cell>
          <table:table-cell table:formula="of:=ABS([.H257])" office:value-type="float" office:value="431.9995117188">
            <text:p>432</text:p>
          </table:table-cell>
          <table:table-cell table:number-columns-repeated="246"/>
        </table:table-row>
        <table:table-row table:style-name="ro1">
          <table:table-cell office:value-type="string">
            <text:p>5359022</text:p>
          </table:table-cell>
          <table:table-cell office:value-type="string">
            <text:p>1296</text:p>
          </table:table-cell>
          <table:table-cell office:value-type="string">
            <text:p>LFP3</text:p>
          </table:table-cell>
          <table:table-cell office:value-type="float" office:value="604594.86">
            <text:p>604594.86</text:p>
          </table:table-cell>
          <table:table-cell office:value-type="float" office:value="223674.88">
            <text:p>223674.88</text:p>
          </table:table-cell>
          <table:table-cell office:value-type="float" office:value="530.92">
            <text:p>530.92</text:p>
          </table:table-cell>
          <table:table-cell office:value-type="float" office:value="530.8699951172">
            <text:p>530.8699951172</text:p>
          </table:table-cell>
          <table:table-cell office:value-type="float" office:value="-5.0004882812">
            <text:p>-5.0004882812</text:p>
          </table:table-cell>
          <table:table-cell office:value-type="string">
            <text:p>2455</text:p>
          </table:table-cell>
          <table:table-cell table:formula="of:=ABS([.H258])" office:value-type="float" office:value="5.0004882812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9023</text:p>
          </table:table-cell>
          <table:table-cell office:value-type="string">
            <text:p>1297</text:p>
          </table:table-cell>
          <table:table-cell office:value-type="string">
            <text:p>LFP3</text:p>
          </table:table-cell>
          <table:table-cell office:value-type="float" office:value="604530.618">
            <text:p>604530.618</text:p>
          </table:table-cell>
          <table:table-cell office:value-type="float" office:value="223638.775">
            <text:p>223638.775</text:p>
          </table:table-cell>
          <table:table-cell office:value-type="float" office:value="533.41">
            <text:p>533.41</text:p>
          </table:table-cell>
          <table:table-cell office:value-type="float" office:value="533.3400268555">
            <text:p>533.3400268555</text:p>
          </table:table-cell>
          <table:table-cell office:value-type="float" office:value="-6.9973144531">
            <text:p>-6.9973144531</text:p>
          </table:table-cell>
          <table:table-cell office:value-type="string">
            <text:p>2455</text:p>
          </table:table-cell>
          <table:table-cell table:formula="of:=ABS([.H259])" office:value-type="float" office:value="6.9973144531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9024</text:p>
          </table:table-cell>
          <table:table-cell office:value-type="string">
            <text:p>1298</text:p>
          </table:table-cell>
          <table:table-cell office:value-type="string">
            <text:p>LFP3</text:p>
          </table:table-cell>
          <table:table-cell office:value-type="float" office:value="604478.97">
            <text:p>604478.97</text:p>
          </table:table-cell>
          <table:table-cell office:value-type="float" office:value="223810.43">
            <text:p>223810.43</text:p>
          </table:table-cell>
          <table:table-cell office:value-type="float" office:value="551.55">
            <text:p>551.55</text:p>
          </table:table-cell>
          <table:table-cell office:value-type="float" office:value="551.6300048828">
            <text:p>551.6300048828</text:p>
          </table:table-cell>
          <table:table-cell office:value-type="float" office:value="8.0004882813">
            <text:p>8.0004882813</text:p>
          </table:table-cell>
          <table:table-cell office:value-type="string">
            <text:p>2455</text:p>
          </table:table-cell>
          <table:table-cell table:formula="of:=ABS([.H260])" office:value-type="float" office:value="8.0004882813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9025</text:p>
          </table:table-cell>
          <table:table-cell office:value-type="string">
            <text:p>1299</text:p>
          </table:table-cell>
          <table:table-cell office:value-type="string">
            <text:p>LFP3</text:p>
          </table:table-cell>
          <table:table-cell office:value-type="float" office:value="604385.5">
            <text:p>604385.5</text:p>
          </table:table-cell>
          <table:table-cell office:value-type="float" office:value="223804.99">
            <text:p>223804.99</text:p>
          </table:table-cell>
          <table:table-cell office:value-type="float" office:value="556.95">
            <text:p>556.95</text:p>
          </table:table-cell>
          <table:table-cell office:value-type="float" office:value="556.9199829102">
            <text:p>556.9199829102</text:p>
          </table:table-cell>
          <table:table-cell office:value-type="float" office:value="-3.0017089844">
            <text:p>-3.0017089844</text:p>
          </table:table-cell>
          <table:table-cell office:value-type="string">
            <text:p>2455</text:p>
          </table:table-cell>
          <table:table-cell table:formula="of:=ABS([.H261])" office:value-type="float" office:value="3.0017089844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9026</text:p>
          </table:table-cell>
          <table:table-cell office:value-type="string">
            <text:p>1300</text:p>
          </table:table-cell>
          <table:table-cell office:value-type="string">
            <text:p>LFP3</text:p>
          </table:table-cell>
          <table:table-cell office:value-type="float" office:value="604421.72">
            <text:p>604421.72</text:p>
          </table:table-cell>
          <table:table-cell office:value-type="float" office:value="223750.3">
            <text:p>223750.3</text:p>
          </table:table-cell>
          <table:table-cell office:value-type="float" office:value="553.23">
            <text:p>553.23</text:p>
          </table:table-cell>
          <table:table-cell office:value-type="float" office:value="553.5300292969">
            <text:p>553.5300292969</text:p>
          </table:table-cell>
          <table:table-cell office:value-type="float" office:value="30.0029296875">
            <text:p>30.0029296875</text:p>
          </table:table-cell>
          <table:table-cell office:value-type="string">
            <text:p>2455</text:p>
          </table:table-cell>
          <table:table-cell table:formula="of:=ABS([.H262])" office:value-type="float" office:value="30.0029296875">
            <text:p>30</text:p>
          </table:table-cell>
          <table:table-cell table:number-columns-repeated="246"/>
        </table:table-row>
        <table:table-row table:style-name="ro1">
          <table:table-cell office:value-type="string">
            <text:p>5359027</text:p>
          </table:table-cell>
          <table:table-cell office:value-type="string">
            <text:p>1301</text:p>
          </table:table-cell>
          <table:table-cell office:value-type="string">
            <text:p>LFP3</text:p>
          </table:table-cell>
          <table:table-cell office:value-type="float" office:value="604759.84">
            <text:p>604759.84</text:p>
          </table:table-cell>
          <table:table-cell office:value-type="float" office:value="223759.7">
            <text:p>223759.7</text:p>
          </table:table-cell>
          <table:table-cell office:value-type="float" office:value="530.06">
            <text:p>530.06</text:p>
          </table:table-cell>
          <table:table-cell office:value-type="float" office:value="530.1699829102">
            <text:p>530.1699829102</text:p>
          </table:table-cell>
          <table:table-cell office:value-type="float" office:value="10.9982910156">
            <text:p>10.9982910156</text:p>
          </table:table-cell>
          <table:table-cell office:value-type="string">
            <text:p>2455</text:p>
          </table:table-cell>
          <table:table-cell table:formula="of:=ABS([.H263])" office:value-type="float" office:value="10.9982910156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9028</text:p>
          </table:table-cell>
          <table:table-cell office:value-type="string">
            <text:p>1302</text:p>
          </table:table-cell>
          <table:table-cell office:value-type="string">
            <text:p>LFP3</text:p>
          </table:table-cell>
          <table:table-cell office:value-type="float" office:value="604956.56">
            <text:p>604956.56</text:p>
          </table:table-cell>
          <table:table-cell office:value-type="float" office:value="223634.39">
            <text:p>223634.39</text:p>
          </table:table-cell>
          <table:table-cell office:value-type="float" office:value="514.33">
            <text:p>514.33</text:p>
          </table:table-cell>
          <table:table-cell office:value-type="float" office:value="514.4199829102">
            <text:p>514.4199829102</text:p>
          </table:table-cell>
          <table:table-cell office:value-type="float" office:value="8.9982910156">
            <text:p>8.9982910156</text:p>
          </table:table-cell>
          <table:table-cell office:value-type="string">
            <text:p>2455</text:p>
          </table:table-cell>
          <table:table-cell table:formula="of:=ABS([.H264])" office:value-type="float" office:value="8.9982910156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9029</text:p>
          </table:table-cell>
          <table:table-cell office:value-type="string">
            <text:p>1303</text:p>
          </table:table-cell>
          <table:table-cell office:value-type="string">
            <text:p>LFP3</text:p>
          </table:table-cell>
          <table:table-cell office:value-type="float" office:value="604702.39">
            <text:p>604702.39</text:p>
          </table:table-cell>
          <table:table-cell office:value-type="float" office:value="223825.29">
            <text:p>223825.29</text:p>
          </table:table-cell>
          <table:table-cell office:value-type="float" office:value="535.81">
            <text:p>535.81</text:p>
          </table:table-cell>
          <table:table-cell office:value-type="float" office:value="535.9600219727">
            <text:p>535.9600219727</text:p>
          </table:table-cell>
          <table:table-cell office:value-type="float" office:value="15.0021972656">
            <text:p>15.0021972656</text:p>
          </table:table-cell>
          <table:table-cell office:value-type="string">
            <text:p>2455</text:p>
          </table:table-cell>
          <table:table-cell table:formula="of:=ABS([.H265])" office:value-type="float" office:value="15.0021972656">
            <text:p>15</text:p>
          </table:table-cell>
          <table:table-cell table:number-columns-repeated="246"/>
        </table:table-row>
        <table:table-row table:style-name="ro1">
          <table:table-cell office:value-type="string">
            <text:p>5359030</text:p>
          </table:table-cell>
          <table:table-cell office:value-type="string">
            <text:p>1304</text:p>
          </table:table-cell>
          <table:table-cell office:value-type="string">
            <text:p>LFP3</text:p>
          </table:table-cell>
          <table:table-cell office:value-type="float" office:value="604744.74">
            <text:p>604744.74</text:p>
          </table:table-cell>
          <table:table-cell office:value-type="float" office:value="223643.03">
            <text:p>223643.03</text:p>
          </table:table-cell>
          <table:table-cell office:value-type="float" office:value="519.46">
            <text:p>519.46</text:p>
          </table:table-cell>
          <table:table-cell office:value-type="float" office:value="519.549987793">
            <text:p>519.549987793</text:p>
          </table:table-cell>
          <table:table-cell office:value-type="float" office:value="8.9987792969">
            <text:p>8.9987792969</text:p>
          </table:table-cell>
          <table:table-cell office:value-type="string">
            <text:p>2455</text:p>
          </table:table-cell>
          <table:table-cell table:formula="of:=ABS([.H266])" office:value-type="float" office:value="8.9987792969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9031</text:p>
          </table:table-cell>
          <table:table-cell office:value-type="string">
            <text:p>1305</text:p>
          </table:table-cell>
          <table:table-cell office:value-type="string">
            <text:p>LFP3</text:p>
          </table:table-cell>
          <table:table-cell office:value-type="float" office:value="605004.15">
            <text:p>605004.15</text:p>
          </table:table-cell>
          <table:table-cell office:value-type="float" office:value="223704.28">
            <text:p>223704.28</text:p>
          </table:table-cell>
          <table:table-cell office:value-type="float" office:value="516.02">
            <text:p>516.02</text:p>
          </table:table-cell>
          <table:table-cell office:value-type="float" office:value="516.1500244141">
            <text:p>516.1500244141</text:p>
          </table:table-cell>
          <table:table-cell office:value-type="float" office:value="13.0024414063">
            <text:p>13.0024414063</text:p>
          </table:table-cell>
          <table:table-cell office:value-type="string">
            <text:p>2455</text:p>
          </table:table-cell>
          <table:table-cell table:formula="of:=ABS([.H267])" office:value-type="float" office:value="13.0024414063">
            <text:p>13</text:p>
          </table:table-cell>
          <table:table-cell table:number-columns-repeated="246"/>
        </table:table-row>
        <table:table-row table:style-name="ro1">
          <table:table-cell office:value-type="string">
            <text:p>5359032</text:p>
          </table:table-cell>
          <table:table-cell office:value-type="string">
            <text:p>1306</text:p>
          </table:table-cell>
          <table:table-cell office:value-type="string">
            <text:p>LFP3</text:p>
          </table:table-cell>
          <table:table-cell office:value-type="float" office:value="604926.27">
            <text:p>604926.27</text:p>
          </table:table-cell>
          <table:table-cell office:value-type="float" office:value="223726.56">
            <text:p>223726.56</text:p>
          </table:table-cell>
          <table:table-cell office:value-type="float" office:value="518.6">
            <text:p>518.6</text:p>
          </table:table-cell>
          <table:table-cell office:value-type="float" office:value="518.6900024414">
            <text:p>518.6900024414</text:p>
          </table:table-cell>
          <table:table-cell office:value-type="float" office:value="9.0002441406">
            <text:p>9.0002441406</text:p>
          </table:table-cell>
          <table:table-cell office:value-type="string">
            <text:p>2455</text:p>
          </table:table-cell>
          <table:table-cell table:formula="of:=ABS([.H268])" office:value-type="float" office:value="9.0002441406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9033</text:p>
          </table:table-cell>
          <table:table-cell office:value-type="string">
            <text:p>1307</text:p>
          </table:table-cell>
          <table:table-cell office:value-type="string">
            <text:p>LFP3</text:p>
          </table:table-cell>
          <table:table-cell office:value-type="float" office:value="604840.87">
            <text:p>604840.87</text:p>
          </table:table-cell>
          <table:table-cell office:value-type="float" office:value="223744.79">
            <text:p>223744.79</text:p>
          </table:table-cell>
          <table:table-cell office:value-type="float" office:value="523.48">
            <text:p>523.48</text:p>
          </table:table-cell>
          <table:table-cell office:value-type="float" office:value="523.6300048828">
            <text:p>523.6300048828</text:p>
          </table:table-cell>
          <table:table-cell office:value-type="float" office:value="15.0004882812">
            <text:p>15.0004882812</text:p>
          </table:table-cell>
          <table:table-cell office:value-type="string">
            <text:p>2455</text:p>
          </table:table-cell>
          <table:table-cell table:formula="of:=ABS([.H269])" office:value-type="float" office:value="15.0004882812">
            <text:p>15</text:p>
          </table:table-cell>
          <table:table-cell table:number-columns-repeated="246"/>
        </table:table-row>
        <table:table-row table:style-name="ro1">
          <table:table-cell office:value-type="string">
            <text:p>5359034</text:p>
          </table:table-cell>
          <table:table-cell office:value-type="string">
            <text:p>1308</text:p>
          </table:table-cell>
          <table:table-cell office:value-type="string">
            <text:p>LFP3</text:p>
          </table:table-cell>
          <table:table-cell office:value-type="float" office:value="604831.76">
            <text:p>604831.76</text:p>
          </table:table-cell>
          <table:table-cell office:value-type="float" office:value="223812.33">
            <text:p>223812.33</text:p>
          </table:table-cell>
          <table:table-cell office:value-type="float" office:value="527.06">
            <text:p>527.06</text:p>
          </table:table-cell>
          <table:table-cell office:value-type="float" office:value="527.1900024414">
            <text:p>527.1900024414</text:p>
          </table:table-cell>
          <table:table-cell office:value-type="float" office:value="13.0002441406">
            <text:p>13.0002441406</text:p>
          </table:table-cell>
          <table:table-cell office:value-type="string">
            <text:p>2455</text:p>
          </table:table-cell>
          <table:table-cell table:formula="of:=ABS([.H270])" office:value-type="float" office:value="13.0002441406">
            <text:p>13</text:p>
          </table:table-cell>
          <table:table-cell table:number-columns-repeated="246"/>
        </table:table-row>
        <table:table-row table:style-name="ro1">
          <table:table-cell office:value-type="string">
            <text:p>5359035</text:p>
          </table:table-cell>
          <table:table-cell office:value-type="string">
            <text:p>1309</text:p>
          </table:table-cell>
          <table:table-cell office:value-type="string">
            <text:p>LFP3</text:p>
          </table:table-cell>
          <table:table-cell office:value-type="float" office:value="605311.997">
            <text:p>605311.997</text:p>
          </table:table-cell>
          <table:table-cell office:value-type="float" office:value="223714.58">
            <text:p>223714.58</text:p>
          </table:table-cell>
          <table:table-cell office:value-type="float" office:value="497.624">
            <text:p>497.624</text:p>
          </table:table-cell>
          <table:table-cell office:value-type="float" office:value="497.6099853516">
            <text:p>497.6099853516</text:p>
          </table:table-cell>
          <table:table-cell office:value-type="float" office:value="-1.4014648438">
            <text:p>-1.4014648438</text:p>
          </table:table-cell>
          <table:table-cell office:value-type="string">
            <text:p>2455</text:p>
          </table:table-cell>
          <table:table-cell table:formula="of:=ABS([.H271])" office:value-type="float" office:value="1.4014648438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9036</text:p>
          </table:table-cell>
          <table:table-cell office:value-type="string">
            <text:p>1310</text:p>
          </table:table-cell>
          <table:table-cell office:value-type="string">
            <text:p>LFP3</text:p>
          </table:table-cell>
          <table:table-cell office:value-type="float" office:value="605234.86">
            <text:p>605234.86</text:p>
          </table:table-cell>
          <table:table-cell office:value-type="float" office:value="223766.673">
            <text:p>223766.673</text:p>
          </table:table-cell>
          <table:table-cell office:value-type="float" office:value="502.277">
            <text:p>502.277</text:p>
          </table:table-cell>
          <table:table-cell office:value-type="float" office:value="502.2099914551">
            <text:p>502.2099914551</text:p>
          </table:table-cell>
          <table:table-cell office:value-type="float" office:value="-6.7008544922">
            <text:p>-6.7008544922</text:p>
          </table:table-cell>
          <table:table-cell office:value-type="string">
            <text:p>2455</text:p>
          </table:table-cell>
          <table:table-cell table:formula="of:=ABS([.H272])" office:value-type="float" office:value="6.7008544922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9037</text:p>
          </table:table-cell>
          <table:table-cell office:value-type="string">
            <text:p>1311</text:p>
          </table:table-cell>
          <table:table-cell office:value-type="string">
            <text:p>LFP3</text:p>
          </table:table-cell>
          <table:table-cell office:value-type="float" office:value="605196.514">
            <text:p>605196.514</text:p>
          </table:table-cell>
          <table:table-cell office:value-type="float" office:value="223833.17">
            <text:p>223833.17</text:p>
          </table:table-cell>
          <table:table-cell office:value-type="float" office:value="506.01">
            <text:p>506.01</text:p>
          </table:table-cell>
          <table:table-cell office:value-type="float" office:value="505.8099975586">
            <text:p>505.8099975586</text:p>
          </table:table-cell>
          <table:table-cell office:value-type="float" office:value="-20.0002441406">
            <text:p>-20.0002441406</text:p>
          </table:table-cell>
          <table:table-cell office:value-type="string">
            <text:p>2455</text:p>
          </table:table-cell>
          <table:table-cell table:formula="of:=ABS([.H273])" office:value-type="float" office:value="20.0002441406">
            <text:p>20</text:p>
          </table:table-cell>
          <table:table-cell table:number-columns-repeated="246"/>
        </table:table-row>
        <table:table-row table:style-name="ro1">
          <table:table-cell office:value-type="string">
            <text:p>5359038</text:p>
          </table:table-cell>
          <table:table-cell office:value-type="string">
            <text:p>1312</text:p>
          </table:table-cell>
          <table:table-cell office:value-type="string">
            <text:p>LFP3</text:p>
          </table:table-cell>
          <table:table-cell office:value-type="float" office:value="605118.2">
            <text:p>605118.2</text:p>
          </table:table-cell>
          <table:table-cell office:value-type="float" office:value="223830.69">
            <text:p>223830.69</text:p>
          </table:table-cell>
          <table:table-cell office:value-type="float" office:value="511.06">
            <text:p>511.06</text:p>
          </table:table-cell>
          <table:table-cell office:value-type="float" office:value="511.1199951172">
            <text:p>511.1199951172</text:p>
          </table:table-cell>
          <table:table-cell office:value-type="float" office:value="5.9995117187">
            <text:p>5.9995117187</text:p>
          </table:table-cell>
          <table:table-cell office:value-type="string">
            <text:p>2455</text:p>
          </table:table-cell>
          <table:table-cell table:formula="of:=ABS([.H274])" office:value-type="float" office:value="5.9995117187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9039</text:p>
          </table:table-cell>
          <table:table-cell office:value-type="string">
            <text:p>1313</text:p>
          </table:table-cell>
          <table:table-cell office:value-type="string">
            <text:p>LFP3</text:p>
          </table:table-cell>
          <table:table-cell office:value-type="float" office:value="605259.82">
            <text:p>605259.82</text:p>
          </table:table-cell>
          <table:table-cell office:value-type="float" office:value="223696.91">
            <text:p>223696.91</text:p>
          </table:table-cell>
          <table:table-cell office:value-type="float" office:value="501.4">
            <text:p>501.4</text:p>
          </table:table-cell>
          <table:table-cell office:value-type="float" office:value="501.2799987793">
            <text:p>501.2799987793</text:p>
          </table:table-cell>
          <table:table-cell office:value-type="float" office:value="-12.0001220703">
            <text:p>-12.0001220703</text:p>
          </table:table-cell>
          <table:table-cell office:value-type="string">
            <text:p>2455</text:p>
          </table:table-cell>
          <table:table-cell table:formula="of:=ABS([.H275])" office:value-type="float" office:value="12.0001220703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59040</text:p>
          </table:table-cell>
          <table:table-cell office:value-type="string">
            <text:p>1314</text:p>
          </table:table-cell>
          <table:table-cell office:value-type="string">
            <text:p>LFP3</text:p>
          </table:table-cell>
          <table:table-cell office:value-type="float" office:value="605372.26">
            <text:p>605372.26</text:p>
          </table:table-cell>
          <table:table-cell office:value-type="float" office:value="223730.07">
            <text:p>223730.07</text:p>
          </table:table-cell>
          <table:table-cell office:value-type="float" office:value="494.87">
            <text:p>494.87</text:p>
          </table:table-cell>
          <table:table-cell office:value-type="float" office:value="494.8800048828">
            <text:p>494.8800048828</text:p>
          </table:table-cell>
          <table:table-cell office:value-type="float" office:value="1.0004882812">
            <text:p>1.0004882812</text:p>
          </table:table-cell>
          <table:table-cell office:value-type="string">
            <text:p>2455</text:p>
          </table:table-cell>
          <table:table-cell table:formula="of:=ABS([.H276])" office:value-type="float" office:value="1.0004882812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9041</text:p>
          </table:table-cell>
          <table:table-cell office:value-type="string">
            <text:p>1315</text:p>
          </table:table-cell>
          <table:table-cell office:value-type="string">
            <text:p>LFP3</text:p>
          </table:table-cell>
          <table:table-cell office:value-type="float" office:value="605171.32">
            <text:p>605171.32</text:p>
          </table:table-cell>
          <table:table-cell office:value-type="float" office:value="223683.9">
            <text:p>223683.9</text:p>
          </table:table-cell>
          <table:table-cell office:value-type="float" office:value="504.94">
            <text:p>504.94</text:p>
          </table:table-cell>
          <table:table-cell office:value-type="float" office:value="505.0199890137">
            <text:p>505.0199890137</text:p>
          </table:table-cell>
          <table:table-cell office:value-type="float" office:value="7.9989013672">
            <text:p>7.9989013672</text:p>
          </table:table-cell>
          <table:table-cell office:value-type="string">
            <text:p>2455</text:p>
          </table:table-cell>
          <table:table-cell table:formula="of:=ABS([.H277])" office:value-type="float" office:value="7.9989013672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9042</text:p>
          </table:table-cell>
          <table:table-cell office:value-type="string">
            <text:p>1316</text:p>
          </table:table-cell>
          <table:table-cell office:value-type="string">
            <text:p>LFP3</text:p>
          </table:table-cell>
          <table:table-cell office:value-type="float" office:value="605084.25">
            <text:p>605084.25</text:p>
          </table:table-cell>
          <table:table-cell office:value-type="float" office:value="223703.42">
            <text:p>223703.42</text:p>
          </table:table-cell>
          <table:table-cell office:value-type="float" office:value="512.06">
            <text:p>512.06</text:p>
          </table:table-cell>
          <table:table-cell office:value-type="float" office:value="512.0300292969">
            <text:p>512.0300292969</text:p>
          </table:table-cell>
          <table:table-cell office:value-type="float" office:value="-2.9970703125">
            <text:p>-2.9970703125</text:p>
          </table:table-cell>
          <table:table-cell office:value-type="string">
            <text:p>2455</text:p>
          </table:table-cell>
          <table:table-cell table:formula="of:=ABS([.H278])" office:value-type="float" office:value="2.9970703125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9043</text:p>
          </table:table-cell>
          <table:table-cell office:value-type="string">
            <text:p>1317</text:p>
          </table:table-cell>
          <table:table-cell office:value-type="string">
            <text:p>LFP3</text:p>
          </table:table-cell>
          <table:table-cell office:value-type="float" office:value="605382.24">
            <text:p>605382.24</text:p>
          </table:table-cell>
          <table:table-cell office:value-type="float" office:value="223668.94">
            <text:p>223668.94</text:p>
          </table:table-cell>
          <table:table-cell office:value-type="float" office:value="490.95">
            <text:p>490.95</text:p>
          </table:table-cell>
          <table:table-cell office:value-type="float" office:value="490.8900146484">
            <text:p>490.8900146484</text:p>
          </table:table-cell>
          <table:table-cell office:value-type="float" office:value="-5.9985351562">
            <text:p>-5.9985351562</text:p>
          </table:table-cell>
          <table:table-cell office:value-type="string">
            <text:p>2455</text:p>
          </table:table-cell>
          <table:table-cell table:formula="of:=ABS([.H279])" office:value-type="float" office:value="5.9985351562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9046</text:p>
          </table:table-cell>
          <table:table-cell office:value-type="string">
            <text:p>1320</text:p>
          </table:table-cell>
          <table:table-cell office:value-type="string">
            <text:p>LFP3</text:p>
          </table:table-cell>
          <table:table-cell office:value-type="float" office:value="605521.79">
            <text:p>605521.79</text:p>
          </table:table-cell>
          <table:table-cell office:value-type="float" office:value="223665.92">
            <text:p>223665.92</text:p>
          </table:table-cell>
          <table:table-cell office:value-type="float" office:value="482.28">
            <text:p>482.28</text:p>
          </table:table-cell>
          <table:table-cell office:value-type="float" office:value="482.4299926758">
            <text:p>482.4299926758</text:p>
          </table:table-cell>
          <table:table-cell office:value-type="float" office:value="14.9992675781">
            <text:p>14.9992675781</text:p>
          </table:table-cell>
          <table:table-cell office:value-type="string">
            <text:p>2455</text:p>
          </table:table-cell>
          <table:table-cell table:formula="of:=ABS([.H280])" office:value-type="float" office:value="14.9992675781">
            <text:p>15</text:p>
          </table:table-cell>
          <table:table-cell table:number-columns-repeated="246"/>
        </table:table-row>
        <table:table-row table:style-name="ro1">
          <table:table-cell office:value-type="string">
            <text:p>5359047</text:p>
          </table:table-cell>
          <table:table-cell office:value-type="string">
            <text:p>1321</text:p>
          </table:table-cell>
          <table:table-cell office:value-type="string">
            <text:p>LFP3</text:p>
          </table:table-cell>
          <table:table-cell office:value-type="float" office:value="605450.96">
            <text:p>605450.96</text:p>
          </table:table-cell>
          <table:table-cell office:value-type="float" office:value="223691.47">
            <text:p>223691.47</text:p>
          </table:table-cell>
          <table:table-cell office:value-type="float" office:value="486.35">
            <text:p>486.35</text:p>
          </table:table-cell>
          <table:table-cell office:value-type="float" office:value="486.2300109863">
            <text:p>486.2300109863</text:p>
          </table:table-cell>
          <table:table-cell office:value-type="float" office:value="-11.9989013672">
            <text:p>-11.9989013672</text:p>
          </table:table-cell>
          <table:table-cell office:value-type="string">
            <text:p>2455</text:p>
          </table:table-cell>
          <table:table-cell table:formula="of:=ABS([.H281])" office:value-type="float" office:value="11.9989013672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59048</text:p>
          </table:table-cell>
          <table:table-cell office:value-type="string">
            <text:p>1322</text:p>
          </table:table-cell>
          <table:table-cell office:value-type="string">
            <text:p>LFP3</text:p>
          </table:table-cell>
          <table:table-cell office:value-type="float" office:value="605429.48">
            <text:p>605429.48</text:p>
          </table:table-cell>
          <table:table-cell office:value-type="float" office:value="223766.17">
            <text:p>223766.17</text:p>
          </table:table-cell>
          <table:table-cell office:value-type="float" office:value="489.81">
            <text:p>489.81</text:p>
          </table:table-cell>
          <table:table-cell office:value-type="float" office:value="489.7900085449">
            <text:p>489.7900085449</text:p>
          </table:table-cell>
          <table:table-cell office:value-type="float" office:value="-1.9991455078">
            <text:p>-1.9991455078</text:p>
          </table:table-cell>
          <table:table-cell office:value-type="string">
            <text:p>2455</text:p>
          </table:table-cell>
          <table:table-cell table:formula="of:=ABS([.H282])" office:value-type="float" office:value="1.9991455078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9049</text:p>
          </table:table-cell>
          <table:table-cell office:value-type="string">
            <text:p>1323</text:p>
          </table:table-cell>
          <table:table-cell office:value-type="string">
            <text:p>LFP3</text:p>
          </table:table-cell>
          <table:table-cell office:value-type="float" office:value="605462.72">
            <text:p>605462.72</text:p>
          </table:table-cell>
          <table:table-cell office:value-type="float" office:value="223643.68">
            <text:p>223643.68</text:p>
          </table:table-cell>
          <table:table-cell office:value-type="float" office:value="483.7">
            <text:p>483.7</text:p>
          </table:table-cell>
          <table:table-cell office:value-type="float" office:value="483.6499938965">
            <text:p>483.6499938965</text:p>
          </table:table-cell>
          <table:table-cell office:value-type="float" office:value="-5.0006103516">
            <text:p>-5.0006103516</text:p>
          </table:table-cell>
          <table:table-cell office:value-type="string">
            <text:p>2455</text:p>
          </table:table-cell>
          <table:table-cell table:formula="of:=ABS([.H283])" office:value-type="float" office:value="5.0006103516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9050</text:p>
          </table:table-cell>
          <table:table-cell office:value-type="string">
            <text:p>1324</text:p>
          </table:table-cell>
          <table:table-cell office:value-type="string">
            <text:p>LFP3</text:p>
          </table:table-cell>
          <table:table-cell office:value-type="float" office:value="605433.18">
            <text:p>605433.18</text:p>
          </table:table-cell>
          <table:table-cell office:value-type="float" office:value="223829.42">
            <text:p>223829.42</text:p>
          </table:table-cell>
          <table:table-cell office:value-type="float" office:value="494.24">
            <text:p>494.24</text:p>
          </table:table-cell>
          <table:table-cell office:value-type="float" office:value="494.3900146484">
            <text:p>494.3900146484</text:p>
          </table:table-cell>
          <table:table-cell office:value-type="float" office:value="15.0014648437">
            <text:p>15.0014648437</text:p>
          </table:table-cell>
          <table:table-cell office:value-type="string">
            <text:p>2455</text:p>
          </table:table-cell>
          <table:table-cell table:formula="of:=ABS([.H284])" office:value-type="float" office:value="15.0014648437">
            <text:p>15</text:p>
          </table:table-cell>
          <table:table-cell table:number-columns-repeated="246"/>
        </table:table-row>
        <table:table-row table:style-name="ro1">
          <table:table-cell office:value-type="string">
            <text:p>5359051</text:p>
          </table:table-cell>
          <table:table-cell office:value-type="string">
            <text:p>1325</text:p>
          </table:table-cell>
          <table:table-cell office:value-type="string">
            <text:p>LFP3</text:p>
          </table:table-cell>
          <table:table-cell office:value-type="float" office:value="605666.92">
            <text:p>605666.92</text:p>
          </table:table-cell>
          <table:table-cell office:value-type="float" office:value="223769.13">
            <text:p>223769.13</text:p>
          </table:table-cell>
          <table:table-cell office:value-type="float" office:value="490.91">
            <text:p>490.91</text:p>
          </table:table-cell>
          <table:table-cell office:value-type="float" office:value="491">
            <text:p>491</text:p>
          </table:table-cell>
          <table:table-cell office:value-type="float" office:value="9">
            <text:p>9</text:p>
          </table:table-cell>
          <table:table-cell office:value-type="string">
            <text:p>2455</text:p>
          </table:table-cell>
          <table:table-cell table:formula="of:=ABS([.H285])" office:value-type="float" office:value="9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9052</text:p>
          </table:table-cell>
          <table:table-cell office:value-type="string">
            <text:p>1326</text:p>
          </table:table-cell>
          <table:table-cell office:value-type="string">
            <text:p>LFP3</text:p>
          </table:table-cell>
          <table:table-cell office:value-type="float" office:value="605673.9">
            <text:p>605673.9</text:p>
          </table:table-cell>
          <table:table-cell office:value-type="float" office:value="223672.47">
            <text:p>223672.47</text:p>
          </table:table-cell>
          <table:table-cell office:value-type="float" office:value="485.05">
            <text:p>485.05</text:p>
          </table:table-cell>
          <table:table-cell office:value-type="float" office:value="484.9599914551">
            <text:p>484.9599914551</text:p>
          </table:table-cell>
          <table:table-cell office:value-type="float" office:value="-9.0008544922">
            <text:p>-9.0008544922</text:p>
          </table:table-cell>
          <table:table-cell office:value-type="string">
            <text:p>2455</text:p>
          </table:table-cell>
          <table:table-cell table:formula="of:=ABS([.H286])" office:value-type="float" office:value="9.0008544922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9053</text:p>
          </table:table-cell>
          <table:table-cell office:value-type="string">
            <text:p>1327</text:p>
          </table:table-cell>
          <table:table-cell office:value-type="string">
            <text:p>LFP3</text:p>
          </table:table-cell>
          <table:table-cell office:value-type="float" office:value="605868.85">
            <text:p>605868.85</text:p>
          </table:table-cell>
          <table:table-cell office:value-type="float" office:value="223777.34">
            <text:p>223777.34</text:p>
          </table:table-cell>
          <table:table-cell office:value-type="float" office:value="490.18">
            <text:p>490.18</text:p>
          </table:table-cell>
          <table:table-cell office:value-type="float" office:value="490.2900085449">
            <text:p>490.2900085449</text:p>
          </table:table-cell>
          <table:table-cell office:value-type="float" office:value="11.0008544922">
            <text:p>11.0008544922</text:p>
          </table:table-cell>
          <table:table-cell office:value-type="string">
            <text:p>2455</text:p>
          </table:table-cell>
          <table:table-cell table:formula="of:=ABS([.H287])" office:value-type="float" office:value="11.0008544922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9054</text:p>
          </table:table-cell>
          <table:table-cell office:value-type="string">
            <text:p>1328</text:p>
          </table:table-cell>
          <table:table-cell office:value-type="string">
            <text:p>LFP3</text:p>
          </table:table-cell>
          <table:table-cell office:value-type="float" office:value="605999.38">
            <text:p>605999.38</text:p>
          </table:table-cell>
          <table:table-cell office:value-type="float" office:value="223736.33">
            <text:p>223736.33</text:p>
          </table:table-cell>
          <table:table-cell office:value-type="float" office:value="488.38">
            <text:p>488.38</text:p>
          </table:table-cell>
          <table:table-cell office:value-type="float" office:value="488.3200073242">
            <text:p>488.3200073242</text:p>
          </table:table-cell>
          <table:table-cell office:value-type="float" office:value="-5.9992675781">
            <text:p>-5.9992675781</text:p>
          </table:table-cell>
          <table:table-cell office:value-type="string">
            <text:p>2455</text:p>
          </table:table-cell>
          <table:table-cell table:formula="of:=ABS([.H288])" office:value-type="float" office:value="5.9992675781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9055</text:p>
          </table:table-cell>
          <table:table-cell office:value-type="string">
            <text:p>1329</text:p>
          </table:table-cell>
          <table:table-cell office:value-type="string">
            <text:p>LFP3</text:p>
          </table:table-cell>
          <table:table-cell office:value-type="float" office:value="605909.6">
            <text:p>605909.6</text:p>
          </table:table-cell>
          <table:table-cell office:value-type="float" office:value="223672.89">
            <text:p>223672.89</text:p>
          </table:table-cell>
          <table:table-cell office:value-type="float" office:value="481.04">
            <text:p>481.04</text:p>
          </table:table-cell>
          <table:table-cell office:value-type="float" office:value="481.0400085449">
            <text:p>481.0400085449</text:p>
          </table:table-cell>
          <table:table-cell office:value-type="float" office:value="0.0008544922">
            <text:p>0.0008544922</text:p>
          </table:table-cell>
          <table:table-cell office:value-type="string">
            <text:p>2455</text:p>
          </table:table-cell>
          <table:table-cell table:formula="of:=ABS([.H289])" office:value-type="float" office:value="0.0008544922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59056</text:p>
          </table:table-cell>
          <table:table-cell office:value-type="string">
            <text:p>1330</text:p>
          </table:table-cell>
          <table:table-cell office:value-type="string">
            <text:p>LFP3</text:p>
          </table:table-cell>
          <table:table-cell office:value-type="float" office:value="606163.72">
            <text:p>606163.72</text:p>
          </table:table-cell>
          <table:table-cell office:value-type="float" office:value="223823.81">
            <text:p>223823.81</text:p>
          </table:table-cell>
          <table:table-cell office:value-type="float" office:value="491.37">
            <text:p>491.37</text:p>
          </table:table-cell>
          <table:table-cell office:value-type="float" office:value="491.3299865723">
            <text:p>491.3299865723</text:p>
          </table:table-cell>
          <table:table-cell office:value-type="float" office:value="-4.0013427734">
            <text:p>-4.0013427734</text:p>
          </table:table-cell>
          <table:table-cell office:value-type="string">
            <text:p>2455</text:p>
          </table:table-cell>
          <table:table-cell table:formula="of:=ABS([.H290])" office:value-type="float" office:value="4.0013427734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9057</text:p>
          </table:table-cell>
          <table:table-cell office:value-type="string">
            <text:p>1331</text:p>
          </table:table-cell>
          <table:table-cell office:value-type="string">
            <text:p>LFP3</text:p>
          </table:table-cell>
          <table:table-cell office:value-type="float" office:value="606086.31">
            <text:p>606086.31</text:p>
          </table:table-cell>
          <table:table-cell office:value-type="float" office:value="223769.2">
            <text:p>223769.2</text:p>
          </table:table-cell>
          <table:table-cell office:value-type="float" office:value="490.47">
            <text:p>490.47</text:p>
          </table:table-cell>
          <table:table-cell office:value-type="float" office:value="490.5700073242">
            <text:p>490.5700073242</text:p>
          </table:table-cell>
          <table:table-cell office:value-type="float" office:value="10.0007324219">
            <text:p>10.0007324219</text:p>
          </table:table-cell>
          <table:table-cell office:value-type="string">
            <text:p>2455</text:p>
          </table:table-cell>
          <table:table-cell table:formula="of:=ABS([.H291])" office:value-type="float" office:value="10.0007324219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9058</text:p>
          </table:table-cell>
          <table:table-cell office:value-type="string">
            <text:p>1332</text:p>
          </table:table-cell>
          <table:table-cell office:value-type="string">
            <text:p>LFP3</text:p>
          </table:table-cell>
          <table:table-cell office:value-type="float" office:value="604145.667">
            <text:p>604145.667</text:p>
          </table:table-cell>
          <table:table-cell office:value-type="float" office:value="223998.403">
            <text:p>223998.403</text:p>
          </table:table-cell>
          <table:table-cell office:value-type="float" office:value="554.45">
            <text:p>554.45</text:p>
          </table:table-cell>
          <table:table-cell office:value-type="float" office:value="554.4199829102">
            <text:p>554.4199829102</text:p>
          </table:table-cell>
          <table:table-cell office:value-type="float" office:value="-3.0017089844">
            <text:p>-3.0017089844</text:p>
          </table:table-cell>
          <table:table-cell office:value-type="string">
            <text:p>2455</text:p>
          </table:table-cell>
          <table:table-cell table:formula="of:=ABS([.H292])" office:value-type="float" office:value="3.0017089844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9059</text:p>
          </table:table-cell>
          <table:table-cell office:value-type="string">
            <text:p>1333</text:p>
          </table:table-cell>
          <table:table-cell office:value-type="string">
            <text:p>LFP3</text:p>
          </table:table-cell>
          <table:table-cell office:value-type="float" office:value="604070.308">
            <text:p>604070.308</text:p>
          </table:table-cell>
          <table:table-cell office:value-type="float" office:value="223949.5">
            <text:p>223949.5</text:p>
          </table:table-cell>
          <table:table-cell office:value-type="float" office:value="553.59">
            <text:p>553.59</text:p>
          </table:table-cell>
          <table:table-cell office:value-type="float" office:value="553.5700073242">
            <text:p>553.5700073242</text:p>
          </table:table-cell>
          <table:table-cell office:value-type="float" office:value="-1.9992675781">
            <text:p>-1.9992675781</text:p>
          </table:table-cell>
          <table:table-cell office:value-type="string">
            <text:p>2455</text:p>
          </table:table-cell>
          <table:table-cell table:formula="of:=ABS([.H293])" office:value-type="float" office:value="1.9992675781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9060</text:p>
          </table:table-cell>
          <table:table-cell office:value-type="string">
            <text:p>1334</text:p>
          </table:table-cell>
          <table:table-cell office:value-type="string">
            <text:p>LFP3</text:p>
          </table:table-cell>
          <table:table-cell office:value-type="float" office:value="604024.486">
            <text:p>604024.486</text:p>
          </table:table-cell>
          <table:table-cell office:value-type="float" office:value="223892.615">
            <text:p>223892.615</text:p>
          </table:table-cell>
          <table:table-cell office:value-type="float" office:value="551.61">
            <text:p>551.61</text:p>
          </table:table-cell>
          <table:table-cell office:value-type="float" office:value="527.1599731445">
            <text:p>527.1599731445</text:p>
          </table:table-cell>
          <table:table-cell office:value-type="float" office:value="-2445.0026855469">
            <text:p>-2445.0026855469</text:p>
          </table:table-cell>
          <table:table-cell office:value-type="string">
            <text:p>2455</text:p>
          </table:table-cell>
          <table:table-cell table:formula="of:=ABS([.H294])" office:value-type="float" office:value="2445.0026855469">
            <text:p>2445</text:p>
          </table:table-cell>
          <table:table-cell table:number-columns-repeated="246"/>
        </table:table-row>
        <table:table-row table:style-name="ro1">
          <table:table-cell office:value-type="string">
            <text:p>5359061</text:p>
          </table:table-cell>
          <table:table-cell office:value-type="string">
            <text:p>1335</text:p>
          </table:table-cell>
          <table:table-cell office:value-type="string">
            <text:p>LFP3</text:p>
          </table:table-cell>
          <table:table-cell office:value-type="float" office:value="604267.388">
            <text:p>604267.388</text:p>
          </table:table-cell>
          <table:table-cell office:value-type="float" office:value="223874.724">
            <text:p>223874.724</text:p>
          </table:table-cell>
          <table:table-cell office:value-type="float" office:value="552.37">
            <text:p>552.37</text:p>
          </table:table-cell>
          <table:table-cell office:value-type="float" office:value="552.8499755859">
            <text:p>552.8499755859</text:p>
          </table:table-cell>
          <table:table-cell office:value-type="float" office:value="47.9975585937">
            <text:p>47.9975585937</text:p>
          </table:table-cell>
          <table:table-cell office:value-type="string">
            <text:p>2455</text:p>
          </table:table-cell>
          <table:table-cell table:formula="of:=ABS([.H295])" office:value-type="float" office:value="47.9975585937">
            <text:p>48</text:p>
          </table:table-cell>
          <table:table-cell table:number-columns-repeated="246"/>
        </table:table-row>
        <table:table-row table:style-name="ro1">
          <table:table-cell office:value-type="string">
            <text:p>5359062</text:p>
          </table:table-cell>
          <table:table-cell office:value-type="string">
            <text:p>1336</text:p>
          </table:table-cell>
          <table:table-cell office:value-type="string">
            <text:p>LFP3</text:p>
          </table:table-cell>
          <table:table-cell office:value-type="float" office:value="604148.517">
            <text:p>604148.517</text:p>
          </table:table-cell>
          <table:table-cell office:value-type="float" office:value="223847.586">
            <text:p>223847.586</text:p>
          </table:table-cell>
          <table:table-cell office:value-type="float" office:value="550.36">
            <text:p>550.36</text:p>
          </table:table-cell>
          <table:table-cell office:value-type="float" office:value="544.2399902344">
            <text:p>544.2399902344</text:p>
          </table:table-cell>
          <table:table-cell office:value-type="float" office:value="-612.0009765625">
            <text:p>-612.0009765625</text:p>
          </table:table-cell>
          <table:table-cell office:value-type="string">
            <text:p>2455</text:p>
          </table:table-cell>
          <table:table-cell table:formula="of:=ABS([.H296])" office:value-type="float" office:value="612.0009765625">
            <text:p>612</text:p>
          </table:table-cell>
          <table:table-cell table:number-columns-repeated="246"/>
        </table:table-row>
        <table:table-row table:style-name="ro1">
          <table:table-cell office:value-type="string">
            <text:p>5359063</text:p>
          </table:table-cell>
          <table:table-cell office:value-type="string">
            <text:p>1337</text:p>
          </table:table-cell>
          <table:table-cell office:value-type="string">
            <text:p>LFP3</text:p>
          </table:table-cell>
          <table:table-cell office:value-type="float" office:value="604618.37">
            <text:p>604618.37</text:p>
          </table:table-cell>
          <table:table-cell office:value-type="float" office:value="224025.3">
            <text:p>224025.3</text:p>
          </table:table-cell>
          <table:table-cell office:value-type="float" office:value="556.25">
            <text:p>556.25</text:p>
          </table:table-cell>
          <table:table-cell office:value-type="float" office:value="556.299987793">
            <text:p>556.299987793</text:p>
          </table:table-cell>
          <table:table-cell office:value-type="float" office:value="4.9987792969">
            <text:p>4.9987792969</text:p>
          </table:table-cell>
          <table:table-cell office:value-type="string">
            <text:p>2455</text:p>
          </table:table-cell>
          <table:table-cell table:formula="of:=ABS([.H297])" office:value-type="float" office:value="4.9987792969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9064</text:p>
          </table:table-cell>
          <table:table-cell office:value-type="string">
            <text:p>1338</text:p>
          </table:table-cell>
          <table:table-cell office:value-type="string">
            <text:p>LFP3</text:p>
          </table:table-cell>
          <table:table-cell office:value-type="float" office:value="604651.74">
            <text:p>604651.74</text:p>
          </table:table-cell>
          <table:table-cell office:value-type="float" office:value="223956.46">
            <text:p>223956.46</text:p>
          </table:table-cell>
          <table:table-cell office:value-type="float" office:value="550.42">
            <text:p>550.42</text:p>
          </table:table-cell>
          <table:table-cell office:value-type="float" office:value="550.3099975586">
            <text:p>550.3099975586</text:p>
          </table:table-cell>
          <table:table-cell office:value-type="float" office:value="-11.0002441406">
            <text:p>-11.0002441406</text:p>
          </table:table-cell>
          <table:table-cell office:value-type="string">
            <text:p>2455</text:p>
          </table:table-cell>
          <table:table-cell table:formula="of:=ABS([.H298])" office:value-type="float" office:value="11.0002441406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9065</text:p>
          </table:table-cell>
          <table:table-cell office:value-type="string">
            <text:p>1339</text:p>
          </table:table-cell>
          <table:table-cell office:value-type="string">
            <text:p>LFP3</text:p>
          </table:table-cell>
          <table:table-cell office:value-type="float" office:value="604663.8">
            <text:p>604663.8</text:p>
          </table:table-cell>
          <table:table-cell office:value-type="float" office:value="223896.88">
            <text:p>223896.88</text:p>
          </table:table-cell>
          <table:table-cell office:value-type="float" office:value="543.93">
            <text:p>543.93</text:p>
          </table:table-cell>
          <table:table-cell office:value-type="float" office:value="544.0800170898">
            <text:p>544.0800170898</text:p>
          </table:table-cell>
          <table:table-cell office:value-type="float" office:value="15.0017089844">
            <text:p>15.0017089844</text:p>
          </table:table-cell>
          <table:table-cell office:value-type="string">
            <text:p>2455</text:p>
          </table:table-cell>
          <table:table-cell table:formula="of:=ABS([.H299])" office:value-type="float" office:value="15.0017089844">
            <text:p>15</text:p>
          </table:table-cell>
          <table:table-cell table:number-columns-repeated="246"/>
        </table:table-row>
        <table:table-row table:style-name="ro1">
          <table:table-cell office:value-type="string">
            <text:p>5359066</text:p>
          </table:table-cell>
          <table:table-cell office:value-type="string">
            <text:p>1340</text:p>
          </table:table-cell>
          <table:table-cell office:value-type="string">
            <text:p>LFP3</text:p>
          </table:table-cell>
          <table:table-cell office:value-type="float" office:value="604543.629">
            <text:p>604543.629</text:p>
          </table:table-cell>
          <table:table-cell office:value-type="float" office:value="223997.772">
            <text:p>223997.772</text:p>
          </table:table-cell>
          <table:table-cell office:value-type="float" office:value="554.43">
            <text:p>554.43</text:p>
          </table:table-cell>
          <table:table-cell office:value-type="float" office:value="554.5200195312">
            <text:p>554.5200195312</text:p>
          </table:table-cell>
          <table:table-cell office:value-type="float" office:value="9.001953125">
            <text:p>9.001953125</text:p>
          </table:table-cell>
          <table:table-cell office:value-type="string">
            <text:p>2455</text:p>
          </table:table-cell>
          <table:table-cell table:formula="of:=ABS([.H300])" office:value-type="float" office:value="9.001953125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9067</text:p>
          </table:table-cell>
          <table:table-cell office:value-type="string">
            <text:p>1341</text:p>
          </table:table-cell>
          <table:table-cell office:value-type="string">
            <text:p>LFP3</text:p>
          </table:table-cell>
          <table:table-cell office:value-type="float" office:value="604465.314">
            <text:p>604465.314</text:p>
          </table:table-cell>
          <table:table-cell office:value-type="float" office:value="223948.103">
            <text:p>223948.103</text:p>
          </table:table-cell>
          <table:table-cell office:value-type="float" office:value="554.11">
            <text:p>554.11</text:p>
          </table:table-cell>
          <table:table-cell office:value-type="float" office:value="554.1500244141">
            <text:p>554.1500244141</text:p>
          </table:table-cell>
          <table:table-cell office:value-type="float" office:value="4.0024414062">
            <text:p>4.0024414062</text:p>
          </table:table-cell>
          <table:table-cell office:value-type="string">
            <text:p>2455</text:p>
          </table:table-cell>
          <table:table-cell table:formula="of:=ABS([.H301])" office:value-type="float" office:value="4.0024414062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9068</text:p>
          </table:table-cell>
          <table:table-cell office:value-type="string">
            <text:p>1342</text:p>
          </table:table-cell>
          <table:table-cell office:value-type="string">
            <text:p>LFP3</text:p>
          </table:table-cell>
          <table:table-cell office:value-type="float" office:value="604376.664">
            <text:p>604376.664</text:p>
          </table:table-cell>
          <table:table-cell office:value-type="float" office:value="223903.256">
            <text:p>223903.256</text:p>
          </table:table-cell>
          <table:table-cell office:value-type="float" office:value="554.79">
            <text:p>554.79</text:p>
          </table:table-cell>
          <table:table-cell office:value-type="float" office:value="554.8699951172">
            <text:p>554.8699951172</text:p>
          </table:table-cell>
          <table:table-cell office:value-type="float" office:value="7.9995117188">
            <text:p>7.9995117188</text:p>
          </table:table-cell>
          <table:table-cell office:value-type="string">
            <text:p>2455</text:p>
          </table:table-cell>
          <table:table-cell table:formula="of:=ABS([.H302])" office:value-type="float" office:value="7.9995117188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9069</text:p>
          </table:table-cell>
          <table:table-cell office:value-type="string">
            <text:p>1343</text:p>
          </table:table-cell>
          <table:table-cell office:value-type="string">
            <text:p>LFP3</text:p>
          </table:table-cell>
          <table:table-cell office:value-type="float" office:value="604573.66">
            <text:p>604573.66</text:p>
          </table:table-cell>
          <table:table-cell office:value-type="float" office:value="223856.58">
            <text:p>223856.58</text:p>
          </table:table-cell>
          <table:table-cell office:value-type="float" office:value="547.47">
            <text:p>547.47</text:p>
          </table:table-cell>
          <table:table-cell office:value-type="float" office:value="547.4199829102">
            <text:p>547.4199829102</text:p>
          </table:table-cell>
          <table:table-cell office:value-type="float" office:value="-5.0017089844">
            <text:p>-5.0017089844</text:p>
          </table:table-cell>
          <table:table-cell office:value-type="string">
            <text:p>2455</text:p>
          </table:table-cell>
          <table:table-cell table:formula="of:=ABS([.H303])" office:value-type="float" office:value="5.0017089844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9070</text:p>
          </table:table-cell>
          <table:table-cell office:value-type="string">
            <text:p>1344</text:p>
          </table:table-cell>
          <table:table-cell office:value-type="string">
            <text:p>LFP3</text:p>
          </table:table-cell>
          <table:table-cell office:value-type="float" office:value="605008.16">
            <text:p>605008.16</text:p>
          </table:table-cell>
          <table:table-cell office:value-type="float" office:value="223894.64">
            <text:p>223894.64</text:p>
          </table:table-cell>
          <table:table-cell office:value-type="float" office:value="520.75">
            <text:p>520.75</text:p>
          </table:table-cell>
          <table:table-cell office:value-type="float" office:value="520.7899780273">
            <text:p>520.7899780273</text:p>
          </table:table-cell>
          <table:table-cell office:value-type="float" office:value="3.9978027344">
            <text:p>3.9978027344</text:p>
          </table:table-cell>
          <table:table-cell office:value-type="string">
            <text:p>2455</text:p>
          </table:table-cell>
          <table:table-cell table:formula="of:=ABS([.H304])" office:value-type="float" office:value="3.9978027344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9071</text:p>
          </table:table-cell>
          <table:table-cell office:value-type="string">
            <text:p>1345</text:p>
          </table:table-cell>
          <table:table-cell office:value-type="string">
            <text:p>LFP3</text:p>
          </table:table-cell>
          <table:table-cell office:value-type="float" office:value="604723.9">
            <text:p>604723.9</text:p>
          </table:table-cell>
          <table:table-cell office:value-type="float" office:value="223920.46">
            <text:p>223920.46</text:p>
          </table:table-cell>
          <table:table-cell office:value-type="float" office:value="544.59">
            <text:p>544.59</text:p>
          </table:table-cell>
          <table:table-cell office:value-type="float" office:value="544.7100219727">
            <text:p>544.7100219727</text:p>
          </table:table-cell>
          <table:table-cell office:value-type="float" office:value="12.0021972656">
            <text:p>12.0021972656</text:p>
          </table:table-cell>
          <table:table-cell office:value-type="string">
            <text:p>2455</text:p>
          </table:table-cell>
          <table:table-cell table:formula="of:=ABS([.H305])" office:value-type="float" office:value="12.0021972656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59072</text:p>
          </table:table-cell>
          <table:table-cell office:value-type="string">
            <text:p>1346</text:p>
          </table:table-cell>
          <table:table-cell office:value-type="string">
            <text:p>LFP3</text:p>
          </table:table-cell>
          <table:table-cell office:value-type="float" office:value="604799.68">
            <text:p>604799.68</text:p>
          </table:table-cell>
          <table:table-cell office:value-type="float" office:value="223949.35">
            <text:p>223949.35</text:p>
          </table:table-cell>
          <table:table-cell office:value-type="float" office:value="542.2">
            <text:p>542.2</text:p>
          </table:table-cell>
          <table:table-cell office:value-type="float" office:value="542.2100219727">
            <text:p>542.2100219727</text:p>
          </table:table-cell>
          <table:table-cell office:value-type="float" office:value="1.0021972656">
            <text:p>1.0021972656</text:p>
          </table:table-cell>
          <table:table-cell office:value-type="string">
            <text:p>2455</text:p>
          </table:table-cell>
          <table:table-cell table:formula="of:=ABS([.H306])" office:value-type="float" office:value="1.0021972656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9073</text:p>
          </table:table-cell>
          <table:table-cell office:value-type="string">
            <text:p>1347</text:p>
          </table:table-cell>
          <table:table-cell office:value-type="string">
            <text:p>LFP3</text:p>
          </table:table-cell>
          <table:table-cell office:value-type="float" office:value="604853.75">
            <text:p>604853.75</text:p>
          </table:table-cell>
          <table:table-cell office:value-type="float" office:value="223987.5">
            <text:p>223987.5</text:p>
          </table:table-cell>
          <table:table-cell office:value-type="float" office:value="540.37">
            <text:p>540.37</text:p>
          </table:table-cell>
          <table:table-cell office:value-type="float" office:value="540.4699707031">
            <text:p>540.4699707031</text:p>
          </table:table-cell>
          <table:table-cell office:value-type="float" office:value="9.9970703125">
            <text:p>9.9970703125</text:p>
          </table:table-cell>
          <table:table-cell office:value-type="string">
            <text:p>2455</text:p>
          </table:table-cell>
          <table:table-cell table:formula="of:=ABS([.H307])" office:value-type="float" office:value="9.9970703125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9074</text:p>
          </table:table-cell>
          <table:table-cell office:value-type="string">
            <text:p>1348</text:p>
          </table:table-cell>
          <table:table-cell office:value-type="string">
            <text:p>LFP3</text:p>
          </table:table-cell>
          <table:table-cell office:value-type="float" office:value="604896.35">
            <text:p>604896.35</text:p>
          </table:table-cell>
          <table:table-cell office:value-type="float" office:value="224034.13">
            <text:p>224034.13</text:p>
          </table:table-cell>
          <table:table-cell office:value-type="float" office:value="537.15">
            <text:p>537.15</text:p>
          </table:table-cell>
          <table:table-cell office:value-type="float" office:value="536.7899780273">
            <text:p>536.7899780273</text:p>
          </table:table-cell>
          <table:table-cell office:value-type="float" office:value="-36.0021972656">
            <text:p>-36.0021972656</text:p>
          </table:table-cell>
          <table:table-cell office:value-type="string">
            <text:p>2455</text:p>
          </table:table-cell>
          <table:table-cell table:formula="of:=ABS([.H308])" office:value-type="float" office:value="36.0021972656">
            <text:p>36</text:p>
          </table:table-cell>
          <table:table-cell table:number-columns-repeated="246"/>
        </table:table-row>
        <table:table-row table:style-name="ro1">
          <table:table-cell office:value-type="string">
            <text:p>5359075</text:p>
          </table:table-cell>
          <table:table-cell office:value-type="string">
            <text:p>1349</text:p>
          </table:table-cell>
          <table:table-cell office:value-type="string">
            <text:p>LFP3</text:p>
          </table:table-cell>
          <table:table-cell office:value-type="float" office:value="604875.28">
            <text:p>604875.28</text:p>
          </table:table-cell>
          <table:table-cell office:value-type="float" office:value="223885.55">
            <text:p>223885.55</text:p>
          </table:table-cell>
          <table:table-cell office:value-type="float" office:value="525.96">
            <text:p>525.96</text:p>
          </table:table-cell>
          <table:table-cell office:value-type="float" office:value="526.0800170898">
            <text:p>526.0800170898</text:p>
          </table:table-cell>
          <table:table-cell office:value-type="float" office:value="12.0017089844">
            <text:p>12.0017089844</text:p>
          </table:table-cell>
          <table:table-cell office:value-type="string">
            <text:p>2455</text:p>
          </table:table-cell>
          <table:table-cell table:formula="of:=ABS([.H309])" office:value-type="float" office:value="12.0017089844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59076</text:p>
          </table:table-cell>
          <table:table-cell office:value-type="string">
            <text:p>1350</text:p>
          </table:table-cell>
          <table:table-cell office:value-type="string">
            <text:p>LFP3</text:p>
          </table:table-cell>
          <table:table-cell office:value-type="float" office:value="604934.02">
            <text:p>604934.02</text:p>
          </table:table-cell>
          <table:table-cell office:value-type="float" office:value="223933.04">
            <text:p>223933.04</text:p>
          </table:table-cell>
          <table:table-cell office:value-type="float" office:value="527.51">
            <text:p>527.51</text:p>
          </table:table-cell>
          <table:table-cell office:value-type="float" office:value="527.6300048828">
            <text:p>527.6300048828</text:p>
          </table:table-cell>
          <table:table-cell office:value-type="float" office:value="12.0004882813">
            <text:p>12.0004882813</text:p>
          </table:table-cell>
          <table:table-cell office:value-type="string">
            <text:p>2455</text:p>
          </table:table-cell>
          <table:table-cell table:formula="of:=ABS([.H310])" office:value-type="float" office:value="12.0004882813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59077</text:p>
          </table:table-cell>
          <table:table-cell office:value-type="string">
            <text:p>1351</text:p>
          </table:table-cell>
          <table:table-cell office:value-type="string">
            <text:p>LFP3</text:p>
          </table:table-cell>
          <table:table-cell office:value-type="float" office:value="604957.12">
            <text:p>604957.12</text:p>
          </table:table-cell>
          <table:table-cell office:value-type="float" office:value="224012.78">
            <text:p>224012.78</text:p>
          </table:table-cell>
          <table:table-cell office:value-type="float" office:value="530.79">
            <text:p>530.79</text:p>
          </table:table-cell>
          <table:table-cell office:value-type="float" office:value="530.8900146484">
            <text:p>530.8900146484</text:p>
          </table:table-cell>
          <table:table-cell office:value-type="float" office:value="10.0014648438">
            <text:p>10.0014648438</text:p>
          </table:table-cell>
          <table:table-cell office:value-type="string">
            <text:p>2455</text:p>
          </table:table-cell>
          <table:table-cell table:formula="of:=ABS([.H311])" office:value-type="float" office:value="10.0014648438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9078</text:p>
          </table:table-cell>
          <table:table-cell office:value-type="string">
            <text:p>1352</text:p>
          </table:table-cell>
          <table:table-cell office:value-type="string">
            <text:p>LFP3</text:p>
          </table:table-cell>
          <table:table-cell office:value-type="float" office:value="605291.91">
            <text:p>605291.91</text:p>
          </table:table-cell>
          <table:table-cell office:value-type="float" office:value="224054.97">
            <text:p>224054.97</text:p>
          </table:table-cell>
          <table:table-cell office:value-type="float" office:value="511.84">
            <text:p>511.84</text:p>
          </table:table-cell>
          <table:table-cell office:value-type="float" office:value="511.8599853516">
            <text:p>511.8599853516</text:p>
          </table:table-cell>
          <table:table-cell office:value-type="float" office:value="1.9985351563">
            <text:p>1.9985351563</text:p>
          </table:table-cell>
          <table:table-cell office:value-type="string">
            <text:p>2455</text:p>
          </table:table-cell>
          <table:table-cell table:formula="of:=ABS([.H312])" office:value-type="float" office:value="1.9985351563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9079</text:p>
          </table:table-cell>
          <table:table-cell office:value-type="string">
            <text:p>1353</text:p>
          </table:table-cell>
          <table:table-cell office:value-type="string">
            <text:p>LFP3</text:p>
          </table:table-cell>
          <table:table-cell office:value-type="float" office:value="605198.44">
            <text:p>605198.44</text:p>
          </table:table-cell>
          <table:table-cell office:value-type="float" office:value="224052.916">
            <text:p>224052.916</text:p>
          </table:table-cell>
          <table:table-cell office:value-type="float" office:value="521.747">
            <text:p>521.747</text:p>
          </table:table-cell>
          <table:table-cell office:value-type="float" office:value="521.7399902344">
            <text:p>521.7399902344</text:p>
          </table:table-cell>
          <table:table-cell office:value-type="float" office:value="-0.7009765625">
            <text:p>-0.7009765625</text:p>
          </table:table-cell>
          <table:table-cell office:value-type="string">
            <text:p>2455</text:p>
          </table:table-cell>
          <table:table-cell table:formula="of:=ABS([.H313])" office:value-type="float" office:value="0.7009765625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9080</text:p>
          </table:table-cell>
          <table:table-cell office:value-type="string">
            <text:p>1354</text:p>
          </table:table-cell>
          <table:table-cell office:value-type="string">
            <text:p>LFP3</text:p>
          </table:table-cell>
          <table:table-cell office:value-type="float" office:value="605182.62">
            <text:p>605182.62</text:p>
          </table:table-cell>
          <table:table-cell office:value-type="float" office:value="223895.257">
            <text:p>223895.257</text:p>
          </table:table-cell>
          <table:table-cell office:value-type="float" office:value="510.641">
            <text:p>510.641</text:p>
          </table:table-cell>
          <table:table-cell office:value-type="float" office:value="510.549987793">
            <text:p>510.549987793</text:p>
          </table:table-cell>
          <table:table-cell office:value-type="float" office:value="-9.1012207031">
            <text:p>-9.1012207031</text:p>
          </table:table-cell>
          <table:table-cell office:value-type="string">
            <text:p>2455</text:p>
          </table:table-cell>
          <table:table-cell table:formula="of:=ABS([.H314])" office:value-type="float" office:value="9.1012207031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9081</text:p>
          </table:table-cell>
          <table:table-cell office:value-type="string">
            <text:p>1355</text:p>
          </table:table-cell>
          <table:table-cell office:value-type="string">
            <text:p>LFP3</text:p>
          </table:table-cell>
          <table:table-cell office:value-type="float" office:value="605186.031">
            <text:p>605186.031</text:p>
          </table:table-cell>
          <table:table-cell office:value-type="float" office:value="223978.588">
            <text:p>223978.588</text:p>
          </table:table-cell>
          <table:table-cell office:value-type="float" office:value="517.443">
            <text:p>517.443</text:p>
          </table:table-cell>
          <table:table-cell office:value-type="float" office:value="517.450012207">
            <text:p>517.450012207</text:p>
          </table:table-cell>
          <table:table-cell office:value-type="float" office:value="0.7012207031">
            <text:p>0.7012207031</text:p>
          </table:table-cell>
          <table:table-cell office:value-type="string">
            <text:p>2455</text:p>
          </table:table-cell>
          <table:table-cell table:formula="of:=ABS([.H315])" office:value-type="float" office:value="0.7012207031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9082</text:p>
          </table:table-cell>
          <table:table-cell office:value-type="string">
            <text:p>1356</text:p>
          </table:table-cell>
          <table:table-cell office:value-type="string">
            <text:p>LFP3</text:p>
          </table:table-cell>
          <table:table-cell office:value-type="float" office:value="605201.97">
            <text:p>605201.97</text:p>
          </table:table-cell>
          <table:table-cell office:value-type="float" office:value="223918.11">
            <text:p>223918.11</text:p>
          </table:table-cell>
          <table:table-cell office:value-type="float" office:value="512.54">
            <text:p>512.54</text:p>
          </table:table-cell>
          <table:table-cell office:value-type="float" office:value="512.6300048828">
            <text:p>512.6300048828</text:p>
          </table:table-cell>
          <table:table-cell office:value-type="float" office:value="9.0004882813">
            <text:p>9.0004882813</text:p>
          </table:table-cell>
          <table:table-cell office:value-type="string">
            <text:p>2455</text:p>
          </table:table-cell>
          <table:table-cell table:formula="of:=ABS([.H316])" office:value-type="float" office:value="9.0004882813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9084</text:p>
          </table:table-cell>
          <table:table-cell office:value-type="string">
            <text:p>1358</text:p>
          </table:table-cell>
          <table:table-cell office:value-type="string">
            <text:p>LFP3</text:p>
          </table:table-cell>
          <table:table-cell office:value-type="float" office:value="605104.08">
            <text:p>605104.08</text:p>
          </table:table-cell>
          <table:table-cell office:value-type="float" office:value="223985.9">
            <text:p>223985.9</text:p>
          </table:table-cell>
          <table:table-cell office:value-type="float" office:value="521.83">
            <text:p>521.83</text:p>
          </table:table-cell>
          <table:table-cell office:value-type="float" office:value="521.9299926758">
            <text:p>521.9299926758</text:p>
          </table:table-cell>
          <table:table-cell office:value-type="float" office:value="9.9992675781">
            <text:p>9.9992675781</text:p>
          </table:table-cell>
          <table:table-cell office:value-type="string">
            <text:p>2455</text:p>
          </table:table-cell>
          <table:table-cell table:formula="of:=ABS([.H317])" office:value-type="float" office:value="9.9992675781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9085</text:p>
          </table:table-cell>
          <table:table-cell office:value-type="string">
            <text:p>1359</text:p>
          </table:table-cell>
          <table:table-cell office:value-type="string">
            <text:p>LFP3</text:p>
          </table:table-cell>
          <table:table-cell office:value-type="float" office:value="605086.47">
            <text:p>605086.47</text:p>
          </table:table-cell>
          <table:table-cell office:value-type="float" office:value="223908.11">
            <text:p>223908.11</text:p>
          </table:table-cell>
          <table:table-cell office:value-type="float" office:value="517.74">
            <text:p>517.74</text:p>
          </table:table-cell>
          <table:table-cell office:value-type="float" office:value="517.7199707031">
            <text:p>517.7199707031</text:p>
          </table:table-cell>
          <table:table-cell office:value-type="float" office:value="-2.0029296875">
            <text:p>-2.0029296875</text:p>
          </table:table-cell>
          <table:table-cell office:value-type="string">
            <text:p>2455</text:p>
          </table:table-cell>
          <table:table-cell table:formula="of:=ABS([.H318])" office:value-type="float" office:value="2.0029296875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9086</text:p>
          </table:table-cell>
          <table:table-cell office:value-type="string">
            <text:p>1360</text:p>
          </table:table-cell>
          <table:table-cell office:value-type="string">
            <text:p>LFP3</text:p>
          </table:table-cell>
          <table:table-cell office:value-type="float" office:value="605238.43">
            <text:p>605238.43</text:p>
          </table:table-cell>
          <table:table-cell office:value-type="float" office:value="223908.54">
            <text:p>223908.54</text:p>
          </table:table-cell>
          <table:table-cell office:value-type="float" office:value="510.76">
            <text:p>510.76</text:p>
          </table:table-cell>
          <table:table-cell office:value-type="float" office:value="510.8500061035">
            <text:p>510.8500061035</text:p>
          </table:table-cell>
          <table:table-cell office:value-type="float" office:value="9.0006103516">
            <text:p>9.0006103516</text:p>
          </table:table-cell>
          <table:table-cell office:value-type="string">
            <text:p>2455</text:p>
          </table:table-cell>
          <table:table-cell table:formula="of:=ABS([.H319])" office:value-type="float" office:value="9.0006103516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9087</text:p>
          </table:table-cell>
          <table:table-cell office:value-type="string">
            <text:p>1361</text:p>
          </table:table-cell>
          <table:table-cell office:value-type="string">
            <text:p>LFP3</text:p>
          </table:table-cell>
          <table:table-cell office:value-type="float" office:value="605282.13">
            <text:p>605282.13</text:p>
          </table:table-cell>
          <table:table-cell office:value-type="float" office:value="223931.01">
            <text:p>223931.01</text:p>
          </table:table-cell>
          <table:table-cell office:value-type="float" office:value="508.21">
            <text:p>508.21</text:p>
          </table:table-cell>
          <table:table-cell office:value-type="float" office:value="508.1499938965">
            <text:p>508.1499938965</text:p>
          </table:table-cell>
          <table:table-cell office:value-type="float" office:value="-6.0006103516">
            <text:p>-6.0006103516</text:p>
          </table:table-cell>
          <table:table-cell office:value-type="string">
            <text:p>2455</text:p>
          </table:table-cell>
          <table:table-cell table:formula="of:=ABS([.H320])" office:value-type="float" office:value="6.0006103516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9088</text:p>
          </table:table-cell>
          <table:table-cell office:value-type="string">
            <text:p>1362</text:p>
          </table:table-cell>
          <table:table-cell office:value-type="string">
            <text:p>LFP3</text:p>
          </table:table-cell>
          <table:table-cell office:value-type="float" office:value="605377.41">
            <text:p>605377.41</text:p>
          </table:table-cell>
          <table:table-cell office:value-type="float" office:value="223996.29">
            <text:p>223996.29</text:p>
          </table:table-cell>
          <table:table-cell office:value-type="float" office:value="499.59">
            <text:p>499.59</text:p>
          </table:table-cell>
          <table:table-cell office:value-type="float" office:value="499.5199890137">
            <text:p>499.5199890137</text:p>
          </table:table-cell>
          <table:table-cell office:value-type="float" office:value="-7.0010986328">
            <text:p>-7.0010986328</text:p>
          </table:table-cell>
          <table:table-cell office:value-type="string">
            <text:p>2455</text:p>
          </table:table-cell>
          <table:table-cell table:formula="of:=ABS([.H321])" office:value-type="float" office:value="7.0010986328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9089</text:p>
          </table:table-cell>
          <table:table-cell office:value-type="string">
            <text:p>1363</text:p>
          </table:table-cell>
          <table:table-cell office:value-type="string">
            <text:p>LFP3</text:p>
          </table:table-cell>
          <table:table-cell office:value-type="float" office:value="605141.013">
            <text:p>605141.013</text:p>
          </table:table-cell>
          <table:table-cell office:value-type="float" office:value="223985.559">
            <text:p>223985.559</text:p>
          </table:table-cell>
          <table:table-cell office:value-type="float" office:value="520.416">
            <text:p>520.416</text:p>
          </table:table-cell>
          <table:table-cell office:value-type="float" office:value="520.3699951172">
            <text:p>520.3699951172</text:p>
          </table:table-cell>
          <table:table-cell office:value-type="float" office:value="-4.6004882813">
            <text:p>-4.6004882813</text:p>
          </table:table-cell>
          <table:table-cell office:value-type="string">
            <text:p>2455</text:p>
          </table:table-cell>
          <table:table-cell table:formula="of:=ABS([.H322])" office:value-type="float" office:value="4.6004882813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9090</text:p>
          </table:table-cell>
          <table:table-cell office:value-type="string">
            <text:p>1364</text:p>
          </table:table-cell>
          <table:table-cell office:value-type="string">
            <text:p>LFP3</text:p>
          </table:table-cell>
          <table:table-cell office:value-type="float" office:value="605173.951">
            <text:p>605173.951</text:p>
          </table:table-cell>
          <table:table-cell office:value-type="float" office:value="223997.557">
            <text:p>223997.557</text:p>
          </table:table-cell>
          <table:table-cell office:value-type="float" office:value="519.743">
            <text:p>519.743</text:p>
          </table:table-cell>
          <table:table-cell office:value-type="float" office:value="519.7199707031">
            <text:p>519.7199707031</text:p>
          </table:table-cell>
          <table:table-cell office:value-type="float" office:value="-2.3029296875">
            <text:p>-2.3029296875</text:p>
          </table:table-cell>
          <table:table-cell office:value-type="string">
            <text:p>2455</text:p>
          </table:table-cell>
          <table:table-cell table:formula="of:=ABS([.H323])" office:value-type="float" office:value="2.3029296875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9091</text:p>
          </table:table-cell>
          <table:table-cell office:value-type="string">
            <text:p>1365</text:p>
          </table:table-cell>
          <table:table-cell office:value-type="string">
            <text:p>LFP3</text:p>
          </table:table-cell>
          <table:table-cell office:value-type="float" office:value="605392.14">
            <text:p>605392.14</text:p>
          </table:table-cell>
          <table:table-cell office:value-type="float" office:value="223908.61">
            <text:p>223908.61</text:p>
          </table:table-cell>
          <table:table-cell office:value-type="float" office:value="496.78">
            <text:p>496.78</text:p>
          </table:table-cell>
          <table:table-cell office:value-type="float" office:value="496.950012207">
            <text:p>496.950012207</text:p>
          </table:table-cell>
          <table:table-cell office:value-type="float" office:value="17.0012207031">
            <text:p>17.0012207031</text:p>
          </table:table-cell>
          <table:table-cell office:value-type="string">
            <text:p>2455</text:p>
          </table:table-cell>
          <table:table-cell table:formula="of:=ABS([.H324])" office:value-type="float" office:value="17.0012207031">
            <text:p>17</text:p>
          </table:table-cell>
          <table:table-cell table:number-columns-repeated="246"/>
        </table:table-row>
        <table:table-row table:style-name="ro1">
          <table:table-cell office:value-type="string">
            <text:p>5359092</text:p>
          </table:table-cell>
          <table:table-cell office:value-type="string">
            <text:p>1366</text:p>
          </table:table-cell>
          <table:table-cell office:value-type="string">
            <text:p>LFP3</text:p>
          </table:table-cell>
          <table:table-cell office:value-type="float" office:value="605652.57">
            <text:p>605652.57</text:p>
          </table:table-cell>
          <table:table-cell office:value-type="float" office:value="223955.39">
            <text:p>223955.39</text:p>
          </table:table-cell>
          <table:table-cell office:value-type="float" office:value="505.21">
            <text:p>505.21</text:p>
          </table:table-cell>
          <table:table-cell office:value-type="float" office:value="505.2699890137">
            <text:p>505.2699890137</text:p>
          </table:table-cell>
          <table:table-cell office:value-type="float" office:value="5.9989013672">
            <text:p>5.9989013672</text:p>
          </table:table-cell>
          <table:table-cell office:value-type="string">
            <text:p>2455</text:p>
          </table:table-cell>
          <table:table-cell table:formula="of:=ABS([.H325])" office:value-type="float" office:value="5.9989013672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9093</text:p>
          </table:table-cell>
          <table:table-cell office:value-type="string">
            <text:p>1367</text:p>
          </table:table-cell>
          <table:table-cell office:value-type="string">
            <text:p>LFP3</text:p>
          </table:table-cell>
          <table:table-cell office:value-type="float" office:value="605632.71">
            <text:p>605632.71</text:p>
          </table:table-cell>
          <table:table-cell office:value-type="float" office:value="223860.91">
            <text:p>223860.91</text:p>
          </table:table-cell>
          <table:table-cell office:value-type="float" office:value="496.28">
            <text:p>496.28</text:p>
          </table:table-cell>
          <table:table-cell office:value-type="float" office:value="496.25">
            <text:p>496.25</text:p>
          </table:table-cell>
          <table:table-cell office:value-type="float" office:value="-3">
            <text:p>-3</text:p>
          </table:table-cell>
          <table:table-cell office:value-type="string">
            <text:p>2455</text:p>
          </table:table-cell>
          <table:table-cell table:formula="of:=ABS([.H326])"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9094</text:p>
          </table:table-cell>
          <table:table-cell office:value-type="string">
            <text:p>1368</text:p>
          </table:table-cell>
          <table:table-cell office:value-type="string">
            <text:p>LFP3</text:p>
          </table:table-cell>
          <table:table-cell office:value-type="float" office:value="605658.58">
            <text:p>605658.58</text:p>
          </table:table-cell>
          <table:table-cell office:value-type="float" office:value="224042.85">
            <text:p>224042.85</text:p>
          </table:table-cell>
          <table:table-cell office:value-type="float" office:value="512.44">
            <text:p>512.44</text:p>
          </table:table-cell>
          <table:table-cell office:value-type="float" office:value="512.5">
            <text:p>512.5</text:p>
          </table:table-cell>
          <table:table-cell office:value-type="float" office:value="6">
            <text:p>6</text:p>
          </table:table-cell>
          <table:table-cell office:value-type="string">
            <text:p>2455</text:p>
          </table:table-cell>
          <table:table-cell table:formula="of:=ABS([.H327])" office:value-type="float" office:value="6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9095</text:p>
          </table:table-cell>
          <table:table-cell office:value-type="string">
            <text:p>1369</text:p>
          </table:table-cell>
          <table:table-cell office:value-type="string">
            <text:p>LFP3</text:p>
          </table:table-cell>
          <table:table-cell office:value-type="float" office:value="605831.31">
            <text:p>605831.31</text:p>
          </table:table-cell>
          <table:table-cell office:value-type="float" office:value="223892.66">
            <text:p>223892.66</text:p>
          </table:table-cell>
          <table:table-cell office:value-type="float" office:value="499.44">
            <text:p>499.44</text:p>
          </table:table-cell>
          <table:table-cell office:value-type="float" office:value="499.5400085449">
            <text:p>499.5400085449</text:p>
          </table:table-cell>
          <table:table-cell office:value-type="float" office:value="10.0008544922">
            <text:p>10.0008544922</text:p>
          </table:table-cell>
          <table:table-cell office:value-type="string">
            <text:p>2455</text:p>
          </table:table-cell>
          <table:table-cell table:formula="of:=ABS([.H328])" office:value-type="float" office:value="10.0008544922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9096</text:p>
          </table:table-cell>
          <table:table-cell office:value-type="string">
            <text:p>1370</text:p>
          </table:table-cell>
          <table:table-cell office:value-type="string">
            <text:p>LFP3</text:p>
          </table:table-cell>
          <table:table-cell office:value-type="float" office:value="605796.52">
            <text:p>605796.52</text:p>
          </table:table-cell>
          <table:table-cell office:value-type="float" office:value="224001.79">
            <text:p>224001.79</text:p>
          </table:table-cell>
          <table:table-cell office:value-type="float" office:value="507.83">
            <text:p>507.83</text:p>
          </table:table-cell>
          <table:table-cell office:value-type="float" office:value="507.7799987793">
            <text:p>507.7799987793</text:p>
          </table:table-cell>
          <table:table-cell office:value-type="float" office:value="-5.0001220703">
            <text:p>-5.0001220703</text:p>
          </table:table-cell>
          <table:table-cell office:value-type="string">
            <text:p>2455</text:p>
          </table:table-cell>
          <table:table-cell table:formula="of:=ABS([.H329])" office:value-type="float" office:value="5.0001220703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9097</text:p>
          </table:table-cell>
          <table:table-cell office:value-type="string">
            <text:p>1371</text:p>
          </table:table-cell>
          <table:table-cell office:value-type="string">
            <text:p>LFP3</text:p>
          </table:table-cell>
          <table:table-cell office:value-type="float" office:value="605886.34">
            <text:p>605886.34</text:p>
          </table:table-cell>
          <table:table-cell office:value-type="float" office:value="224020.2">
            <text:p>224020.2</text:p>
          </table:table-cell>
          <table:table-cell office:value-type="float" office:value="509.38">
            <text:p>509.38</text:p>
          </table:table-cell>
          <table:table-cell office:value-type="float" office:value="509.3699951172">
            <text:p>509.3699951172</text:p>
          </table:table-cell>
          <table:table-cell office:value-type="float" office:value="-1.0004882812">
            <text:p>-1.0004882812</text:p>
          </table:table-cell>
          <table:table-cell office:value-type="string">
            <text:p>2455</text:p>
          </table:table-cell>
          <table:table-cell table:formula="of:=ABS([.H330])" office:value-type="float" office:value="1.0004882812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9098</text:p>
          </table:table-cell>
          <table:table-cell office:value-type="string">
            <text:p>1372</text:p>
          </table:table-cell>
          <table:table-cell office:value-type="string">
            <text:p>LFP3</text:p>
          </table:table-cell>
          <table:table-cell office:value-type="float" office:value="605975.9">
            <text:p>605975.9</text:p>
          </table:table-cell>
          <table:table-cell office:value-type="float" office:value="223990.09">
            <text:p>223990.09</text:p>
          </table:table-cell>
          <table:table-cell office:value-type="float" office:value="503.27">
            <text:p>503.27</text:p>
          </table:table-cell>
          <table:table-cell office:value-type="float" office:value="503.2600097656">
            <text:p>503.2600097656</text:p>
          </table:table-cell>
          <table:table-cell office:value-type="float" office:value="-0.9990234375">
            <text:p>-0.9990234375</text:p>
          </table:table-cell>
          <table:table-cell office:value-type="string">
            <text:p>2455</text:p>
          </table:table-cell>
          <table:table-cell table:formula="of:=ABS([.H331])" office:value-type="float" office:value="0.9990234375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9099</text:p>
          </table:table-cell>
          <table:table-cell office:value-type="string">
            <text:p>1373</text:p>
          </table:table-cell>
          <table:table-cell office:value-type="string">
            <text:p>LFP3</text:p>
          </table:table-cell>
          <table:table-cell office:value-type="float" office:value="606019.46">
            <text:p>606019.46</text:p>
          </table:table-cell>
          <table:table-cell office:value-type="float" office:value="223920.23">
            <text:p>223920.23</text:p>
          </table:table-cell>
          <table:table-cell office:value-type="float" office:value="499.6">
            <text:p>499.6</text:p>
          </table:table-cell>
          <table:table-cell office:value-type="float" office:value="499.549987793">
            <text:p>499.549987793</text:p>
          </table:table-cell>
          <table:table-cell office:value-type="float" office:value="-5.0012207031">
            <text:p>-5.0012207031</text:p>
          </table:table-cell>
          <table:table-cell office:value-type="string">
            <text:p>2455</text:p>
          </table:table-cell>
          <table:table-cell table:formula="of:=ABS([.H332])" office:value-type="float" office:value="5.0012207031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9100</text:p>
          </table:table-cell>
          <table:table-cell office:value-type="string">
            <text:p>1374</text:p>
          </table:table-cell>
          <table:table-cell office:value-type="string">
            <text:p>LFP3</text:p>
          </table:table-cell>
          <table:table-cell office:value-type="float" office:value="606141.02">
            <text:p>606141.02</text:p>
          </table:table-cell>
          <table:table-cell office:value-type="float" office:value="223907.03">
            <text:p>223907.03</text:p>
          </table:table-cell>
          <table:table-cell office:value-type="float" office:value="495.47">
            <text:p>495.47</text:p>
          </table:table-cell>
          <table:table-cell office:value-type="float" office:value="495.4100036621">
            <text:p>495.4100036621</text:p>
          </table:table-cell>
          <table:table-cell office:value-type="float" office:value="-5.9996337891">
            <text:p>-5.9996337891</text:p>
          </table:table-cell>
          <table:table-cell office:value-type="string">
            <text:p>2455</text:p>
          </table:table-cell>
          <table:table-cell table:formula="of:=ABS([.H333])" office:value-type="float" office:value="5.9996337891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9101</text:p>
          </table:table-cell>
          <table:table-cell office:value-type="string">
            <text:p>1375</text:p>
          </table:table-cell>
          <table:table-cell office:value-type="string">
            <text:p>LFP3</text:p>
          </table:table-cell>
          <table:table-cell office:value-type="float" office:value="604249.159">
            <text:p>604249.159</text:p>
          </table:table-cell>
          <table:table-cell office:value-type="float" office:value="224102.822">
            <text:p>224102.822</text:p>
          </table:table-cell>
          <table:table-cell office:value-type="float" office:value="552.9">
            <text:p>552.9</text:p>
          </table:table-cell>
          <table:table-cell office:value-type="float" office:value="552.8900146484">
            <text:p>552.8900146484</text:p>
          </table:table-cell>
          <table:table-cell office:value-type="float" office:value="-0.9985351562">
            <text:p>-0.9985351562</text:p>
          </table:table-cell>
          <table:table-cell office:value-type="string">
            <text:p>2455</text:p>
          </table:table-cell>
          <table:table-cell table:formula="of:=ABS([.H334])" office:value-type="float" office:value="0.9985351562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9102</text:p>
          </table:table-cell>
          <table:table-cell office:value-type="string">
            <text:p>1376</text:p>
          </table:table-cell>
          <table:table-cell office:value-type="string">
            <text:p>LFP3</text:p>
          </table:table-cell>
          <table:table-cell office:value-type="float" office:value="604617.72">
            <text:p>604617.72</text:p>
          </table:table-cell>
          <table:table-cell office:value-type="float" office:value="224253.75">
            <text:p>224253.75</text:p>
          </table:table-cell>
          <table:table-cell office:value-type="float" office:value="554.02">
            <text:p>554.02</text:p>
          </table:table-cell>
          <table:table-cell office:value-type="float" office:value="554.1099853516">
            <text:p>554.1099853516</text:p>
          </table:table-cell>
          <table:table-cell office:value-type="float" office:value="8.9985351563">
            <text:p>8.9985351563</text:p>
          </table:table-cell>
          <table:table-cell office:value-type="string">
            <text:p>2455</text:p>
          </table:table-cell>
          <table:table-cell table:formula="of:=ABS([.H335])" office:value-type="float" office:value="8.9985351563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9103</text:p>
          </table:table-cell>
          <table:table-cell office:value-type="string">
            <text:p>1377</text:p>
          </table:table-cell>
          <table:table-cell office:value-type="string">
            <text:p>LFP3</text:p>
          </table:table-cell>
          <table:table-cell office:value-type="float" office:value="604682.81">
            <text:p>604682.81</text:p>
          </table:table-cell>
          <table:table-cell office:value-type="float" office:value="224061.3">
            <text:p>224061.3</text:p>
          </table:table-cell>
          <table:table-cell office:value-type="float" office:value="558.55">
            <text:p>558.55</text:p>
          </table:table-cell>
          <table:table-cell office:value-type="float" office:value="558.6199951172">
            <text:p>558.6199951172</text:p>
          </table:table-cell>
          <table:table-cell office:value-type="float" office:value="6.9995117188">
            <text:p>6.9995117188</text:p>
          </table:table-cell>
          <table:table-cell office:value-type="string">
            <text:p>2455</text:p>
          </table:table-cell>
          <table:table-cell table:formula="of:=ABS([.H336])" office:value-type="float" office:value="6.9995117188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9104</text:p>
          </table:table-cell>
          <table:table-cell office:value-type="string">
            <text:p>1378</text:p>
          </table:table-cell>
          <table:table-cell office:value-type="string">
            <text:p>LFP3</text:p>
          </table:table-cell>
          <table:table-cell office:value-type="float" office:value="604355.552">
            <text:p>604355.552</text:p>
          </table:table-cell>
          <table:table-cell office:value-type="float" office:value="224188.262">
            <text:p>224188.262</text:p>
          </table:table-cell>
          <table:table-cell office:value-type="float" office:value="551.66">
            <text:p>551.66</text:p>
          </table:table-cell>
          <table:table-cell office:value-type="float" office:value="551.6199951172">
            <text:p>551.6199951172</text:p>
          </table:table-cell>
          <table:table-cell office:value-type="float" office:value="-4.0004882812">
            <text:p>-4.0004882812</text:p>
          </table:table-cell>
          <table:table-cell office:value-type="string">
            <text:p>2455</text:p>
          </table:table-cell>
          <table:table-cell table:formula="of:=ABS([.H337])" office:value-type="float" office:value="4.0004882812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9105</text:p>
          </table:table-cell>
          <table:table-cell office:value-type="string">
            <text:p>1379</text:p>
          </table:table-cell>
          <table:table-cell office:value-type="string">
            <text:p>LFP3</text:p>
          </table:table-cell>
          <table:table-cell office:value-type="float" office:value="604427.929">
            <text:p>604427.929</text:p>
          </table:table-cell>
          <table:table-cell office:value-type="float" office:value="224245.611">
            <text:p>224245.611</text:p>
          </table:table-cell>
          <table:table-cell office:value-type="float" office:value="552.3">
            <text:p>552.3</text:p>
          </table:table-cell>
          <table:table-cell office:value-type="float" office:value="552.3200073242">
            <text:p>552.3200073242</text:p>
          </table:table-cell>
          <table:table-cell office:value-type="float" office:value="2.0007324219">
            <text:p>2.0007324219</text:p>
          </table:table-cell>
          <table:table-cell office:value-type="string">
            <text:p>2455</text:p>
          </table:table-cell>
          <table:table-cell table:formula="of:=ABS([.H338])" office:value-type="float" office:value="2.0007324219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9106</text:p>
          </table:table-cell>
          <table:table-cell office:value-type="string">
            <text:p>1380</text:p>
          </table:table-cell>
          <table:table-cell office:value-type="string">
            <text:p>LFP3</text:p>
          </table:table-cell>
          <table:table-cell office:value-type="float" office:value="604520.53">
            <text:p>604520.53</text:p>
          </table:table-cell>
          <table:table-cell office:value-type="float" office:value="224255.61">
            <text:p>224255.61</text:p>
          </table:table-cell>
          <table:table-cell office:value-type="float" office:value="552.33">
            <text:p>552.33</text:p>
          </table:table-cell>
          <table:table-cell office:value-type="float" office:value="552.3200073242">
            <text:p>552.3200073242</text:p>
          </table:table-cell>
          <table:table-cell office:value-type="float" office:value="-0.9992675781">
            <text:p>-0.9992675781</text:p>
          </table:table-cell>
          <table:table-cell office:value-type="string">
            <text:p>2455</text:p>
          </table:table-cell>
          <table:table-cell table:formula="of:=ABS([.H339])" office:value-type="float" office:value="0.9992675781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9107</text:p>
          </table:table-cell>
          <table:table-cell office:value-type="string">
            <text:p>1381</text:p>
          </table:table-cell>
          <table:table-cell office:value-type="string">
            <text:p>LFP3</text:p>
          </table:table-cell>
          <table:table-cell office:value-type="float" office:value="604546.17">
            <text:p>604546.17</text:p>
          </table:table-cell>
          <table:table-cell office:value-type="float" office:value="224192.25">
            <text:p>224192.25</text:p>
          </table:table-cell>
          <table:table-cell office:value-type="float" office:value="553.09">
            <text:p>553.09</text:p>
          </table:table-cell>
          <table:table-cell office:value-type="float" office:value="553.049987793">
            <text:p>553.049987793</text:p>
          </table:table-cell>
          <table:table-cell office:value-type="float" office:value="-4.0012207031">
            <text:p>-4.0012207031</text:p>
          </table:table-cell>
          <table:table-cell office:value-type="string">
            <text:p>2455</text:p>
          </table:table-cell>
          <table:table-cell table:formula="of:=ABS([.H340])" office:value-type="float" office:value="4.0012207031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9108</text:p>
          </table:table-cell>
          <table:table-cell office:value-type="string">
            <text:p>1382</text:p>
          </table:table-cell>
          <table:table-cell office:value-type="string">
            <text:p>LFP3</text:p>
          </table:table-cell>
          <table:table-cell office:value-type="float" office:value="604581.2">
            <text:p>604581.2</text:p>
          </table:table-cell>
          <table:table-cell office:value-type="float" office:value="224113.2">
            <text:p>224113.2</text:p>
          </table:table-cell>
          <table:table-cell office:value-type="float" office:value="555.97">
            <text:p>555.97</text:p>
          </table:table-cell>
          <table:table-cell office:value-type="float" office:value="556.0800170898">
            <text:p>556.0800170898</text:p>
          </table:table-cell>
          <table:table-cell office:value-type="float" office:value="11.0017089844">
            <text:p>11.0017089844</text:p>
          </table:table-cell>
          <table:table-cell office:value-type="string">
            <text:p>2455</text:p>
          </table:table-cell>
          <table:table-cell table:formula="of:=ABS([.H341])" office:value-type="float" office:value="11.0017089844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9109</text:p>
          </table:table-cell>
          <table:table-cell office:value-type="string">
            <text:p>1383</text:p>
          </table:table-cell>
          <table:table-cell office:value-type="string">
            <text:p>LFP3</text:p>
          </table:table-cell>
          <table:table-cell office:value-type="float" office:value="604879.72">
            <text:p>604879.72</text:p>
          </table:table-cell>
          <table:table-cell office:value-type="float" office:value="224256.6">
            <text:p>224256.6</text:p>
          </table:table-cell>
          <table:table-cell office:value-type="float" office:value="562.35">
            <text:p>562.35</text:p>
          </table:table-cell>
          <table:table-cell office:value-type="float" office:value="562.2899780273">
            <text:p>562.2899780273</text:p>
          </table:table-cell>
          <table:table-cell office:value-type="float" office:value="-6.0021972656">
            <text:p>-6.0021972656</text:p>
          </table:table-cell>
          <table:table-cell office:value-type="string">
            <text:p>2455</text:p>
          </table:table-cell>
          <table:table-cell table:formula="of:=ABS([.H342])" office:value-type="float" office:value="6.0021972656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9110</text:p>
          </table:table-cell>
          <table:table-cell office:value-type="string">
            <text:p>1384</text:p>
          </table:table-cell>
          <table:table-cell office:value-type="string">
            <text:p>LFP3</text:p>
          </table:table-cell>
          <table:table-cell office:value-type="float" office:value="604932.48">
            <text:p>604932.48</text:p>
          </table:table-cell>
          <table:table-cell office:value-type="float" office:value="224227.98">
            <text:p>224227.98</text:p>
          </table:table-cell>
          <table:table-cell office:value-type="float" office:value="562.53">
            <text:p>562.53</text:p>
          </table:table-cell>
          <table:table-cell office:value-type="float" office:value="562.5100097656">
            <text:p>562.5100097656</text:p>
          </table:table-cell>
          <table:table-cell office:value-type="float" office:value="-1.9990234375">
            <text:p>-1.9990234375</text:p>
          </table:table-cell>
          <table:table-cell office:value-type="string">
            <text:p>2455</text:p>
          </table:table-cell>
          <table:table-cell table:formula="of:=ABS([.H343])" office:value-type="float" office:value="1.9990234375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9111</text:p>
          </table:table-cell>
          <table:table-cell office:value-type="string">
            <text:p>1385</text:p>
          </table:table-cell>
          <table:table-cell office:value-type="string">
            <text:p>LFP3</text:p>
          </table:table-cell>
          <table:table-cell office:value-type="float" office:value="604854.03">
            <text:p>604854.03</text:p>
          </table:table-cell>
          <table:table-cell office:value-type="float" office:value="224157.57">
            <text:p>224157.57</text:p>
          </table:table-cell>
          <table:table-cell office:value-type="float" office:value="562.56">
            <text:p>562.56</text:p>
          </table:table-cell>
          <table:table-cell office:value-type="float" office:value="562.6699829102">
            <text:p>562.6699829102</text:p>
          </table:table-cell>
          <table:table-cell office:value-type="float" office:value="10.9982910156">
            <text:p>10.9982910156</text:p>
          </table:table-cell>
          <table:table-cell office:value-type="string">
            <text:p>2455</text:p>
          </table:table-cell>
          <table:table-cell table:formula="of:=ABS([.H344])" office:value-type="float" office:value="10.9982910156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9112</text:p>
          </table:table-cell>
          <table:table-cell office:value-type="string">
            <text:p>1386</text:p>
          </table:table-cell>
          <table:table-cell office:value-type="string">
            <text:p>LFP3</text:p>
          </table:table-cell>
          <table:table-cell office:value-type="float" office:value="604803.92">
            <text:p>604803.92</text:p>
          </table:table-cell>
          <table:table-cell office:value-type="float" office:value="224103.71">
            <text:p>224103.71</text:p>
          </table:table-cell>
          <table:table-cell office:value-type="float" office:value="561.59">
            <text:p>561.59</text:p>
          </table:table-cell>
          <table:table-cell office:value-type="float" office:value="561.6799926758">
            <text:p>561.6799926758</text:p>
          </table:table-cell>
          <table:table-cell office:value-type="float" office:value="8.9992675781">
            <text:p>8.9992675781</text:p>
          </table:table-cell>
          <table:table-cell office:value-type="string">
            <text:p>2455</text:p>
          </table:table-cell>
          <table:table-cell table:formula="of:=ABS([.H345])" office:value-type="float" office:value="8.9992675781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9113</text:p>
          </table:table-cell>
          <table:table-cell office:value-type="string">
            <text:p>1387</text:p>
          </table:table-cell>
          <table:table-cell office:value-type="string">
            <text:p>LFP3</text:p>
          </table:table-cell>
          <table:table-cell office:value-type="float" office:value="604741.52">
            <text:p>604741.52</text:p>
          </table:table-cell>
          <table:table-cell office:value-type="float" office:value="224086">
            <text:p>224086</text:p>
          </table:table-cell>
          <table:table-cell office:value-type="float" office:value="560.4">
            <text:p>560.4</text:p>
          </table:table-cell>
          <table:table-cell office:value-type="float" office:value="560.450012207">
            <text:p>560.450012207</text:p>
          </table:table-cell>
          <table:table-cell office:value-type="float" office:value="5.0012207031">
            <text:p>5.0012207031</text:p>
          </table:table-cell>
          <table:table-cell office:value-type="string">
            <text:p>2455</text:p>
          </table:table-cell>
          <table:table-cell table:formula="of:=ABS([.H346])" office:value-type="float" office:value="5.0012207031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9114</text:p>
          </table:table-cell>
          <table:table-cell office:value-type="string">
            <text:p>1388</text:p>
          </table:table-cell>
          <table:table-cell office:value-type="string">
            <text:p>LFP3</text:p>
          </table:table-cell>
          <table:table-cell office:value-type="float" office:value="604964.99">
            <text:p>604964.99</text:p>
          </table:table-cell>
          <table:table-cell office:value-type="float" office:value="224099.57">
            <text:p>224099.57</text:p>
          </table:table-cell>
          <table:table-cell office:value-type="float" office:value="531.97">
            <text:p>531.97</text:p>
          </table:table-cell>
          <table:table-cell office:value-type="float" office:value="532.1199951172">
            <text:p>532.1199951172</text:p>
          </table:table-cell>
          <table:table-cell office:value-type="float" office:value="14.9995117187">
            <text:p>14.9995117187</text:p>
          </table:table-cell>
          <table:table-cell office:value-type="string">
            <text:p>2455</text:p>
          </table:table-cell>
          <table:table-cell table:formula="of:=ABS([.H347])" office:value-type="float" office:value="14.9995117187">
            <text:p>15</text:p>
          </table:table-cell>
          <table:table-cell table:number-columns-repeated="246"/>
        </table:table-row>
        <table:table-row table:style-name="ro1">
          <table:table-cell office:value-type="string">
            <text:p>5359115</text:p>
          </table:table-cell>
          <table:table-cell office:value-type="string">
            <text:p>1389</text:p>
          </table:table-cell>
          <table:table-cell office:value-type="string">
            <text:p>LFP3</text:p>
          </table:table-cell>
          <table:table-cell office:value-type="float" office:value="605019.57">
            <text:p>605019.57</text:p>
          </table:table-cell>
          <table:table-cell office:value-type="float" office:value="224158.94">
            <text:p>224158.94</text:p>
          </table:table-cell>
          <table:table-cell office:value-type="float" office:value="531.48">
            <text:p>531.48</text:p>
          </table:table-cell>
          <table:table-cell office:value-type="float" office:value="531.6099853516">
            <text:p>531.6099853516</text:p>
          </table:table-cell>
          <table:table-cell office:value-type="float" office:value="12.9985351562">
            <text:p>12.9985351562</text:p>
          </table:table-cell>
          <table:table-cell office:value-type="string">
            <text:p>2455</text:p>
          </table:table-cell>
          <table:table-cell table:formula="of:=ABS([.H348])" office:value-type="float" office:value="12.9985351562">
            <text:p>13</text:p>
          </table:table-cell>
          <table:table-cell table:number-columns-repeated="246"/>
        </table:table-row>
        <table:table-row table:style-name="ro1">
          <table:table-cell office:value-type="string">
            <text:p>5359116</text:p>
          </table:table-cell>
          <table:table-cell office:value-type="string">
            <text:p>1390</text:p>
          </table:table-cell>
          <table:table-cell office:value-type="string">
            <text:p>LFP3</text:p>
          </table:table-cell>
          <table:table-cell office:value-type="float" office:value="605188.286">
            <text:p>605188.286</text:p>
          </table:table-cell>
          <table:table-cell office:value-type="float" office:value="224108.718">
            <text:p>224108.718</text:p>
          </table:table-cell>
          <table:table-cell office:value-type="float" office:value="522.912">
            <text:p>522.912</text:p>
          </table:table-cell>
          <table:table-cell office:value-type="float" office:value="522.9299926758">
            <text:p>522.9299926758</text:p>
          </table:table-cell>
          <table:table-cell office:value-type="float" office:value="1.7992675781">
            <text:p>1.7992675781</text:p>
          </table:table-cell>
          <table:table-cell office:value-type="string">
            <text:p>2455</text:p>
          </table:table-cell>
          <table:table-cell table:formula="of:=ABS([.H349])" office:value-type="float" office:value="1.7992675781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9117</text:p>
          </table:table-cell>
          <table:table-cell office:value-type="string">
            <text:p>1391</text:p>
          </table:table-cell>
          <table:table-cell office:value-type="string">
            <text:p>LFP3</text:p>
          </table:table-cell>
          <table:table-cell office:value-type="float" office:value="605150.747">
            <text:p>605150.747</text:p>
          </table:table-cell>
          <table:table-cell office:value-type="float" office:value="224232.891">
            <text:p>224232.891</text:p>
          </table:table-cell>
          <table:table-cell office:value-type="float" office:value="528.808">
            <text:p>528.808</text:p>
          </table:table-cell>
          <table:table-cell office:value-type="float" office:value="528.8200073242">
            <text:p>528.8200073242</text:p>
          </table:table-cell>
          <table:table-cell office:value-type="float" office:value="1.2007324219">
            <text:p>1.2007324219</text:p>
          </table:table-cell>
          <table:table-cell office:value-type="string">
            <text:p>2455</text:p>
          </table:table-cell>
          <table:table-cell table:formula="of:=ABS([.H350])" office:value-type="float" office:value="1.2007324219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9120</text:p>
          </table:table-cell>
          <table:table-cell office:value-type="string">
            <text:p>1394</text:p>
          </table:table-cell>
          <table:table-cell office:value-type="string">
            <text:p>LFP3</text:p>
          </table:table-cell>
          <table:table-cell office:value-type="float" office:value="605245.75">
            <text:p>605245.75</text:p>
          </table:table-cell>
          <table:table-cell office:value-type="float" office:value="224116.53">
            <text:p>224116.53</text:p>
          </table:table-cell>
          <table:table-cell office:value-type="float" office:value="520.54">
            <text:p>520.54</text:p>
          </table:table-cell>
          <table:table-cell office:value-type="float" office:value="520.799987793">
            <text:p>520.799987793</text:p>
          </table:table-cell>
          <table:table-cell office:value-type="float" office:value="25.9987792969">
            <text:p>25.9987792969</text:p>
          </table:table-cell>
          <table:table-cell office:value-type="string">
            <text:p>2455</text:p>
          </table:table-cell>
          <table:table-cell table:formula="of:=ABS([.H351])" office:value-type="float" office:value="25.9987792969">
            <text:p>26</text:p>
          </table:table-cell>
          <table:table-cell table:number-columns-repeated="246"/>
        </table:table-row>
        <table:table-row table:style-name="ro1">
          <table:table-cell office:value-type="string">
            <text:p>5359121</text:p>
          </table:table-cell>
          <table:table-cell office:value-type="string">
            <text:p>1395</text:p>
          </table:table-cell>
          <table:table-cell office:value-type="string">
            <text:p>LFP3</text:p>
          </table:table-cell>
          <table:table-cell office:value-type="float" office:value="605099.95">
            <text:p>605099.95</text:p>
          </table:table-cell>
          <table:table-cell office:value-type="float" office:value="224125.08">
            <text:p>224125.08</text:p>
          </table:table-cell>
          <table:table-cell office:value-type="float" office:value="525.16">
            <text:p>525.16</text:p>
          </table:table-cell>
          <table:table-cell office:value-type="float" office:value="525.3499755859">
            <text:p>525.3499755859</text:p>
          </table:table-cell>
          <table:table-cell office:value-type="float" office:value="18.9975585938">
            <text:p>18.9975585938</text:p>
          </table:table-cell>
          <table:table-cell office:value-type="string">
            <text:p>2455</text:p>
          </table:table-cell>
          <table:table-cell table:formula="of:=ABS([.H352])" office:value-type="float" office:value="18.9975585938">
            <text:p>19</text:p>
          </table:table-cell>
          <table:table-cell table:number-columns-repeated="246"/>
        </table:table-row>
        <table:table-row table:style-name="ro1">
          <table:table-cell office:value-type="string">
            <text:p>5359122</text:p>
          </table:table-cell>
          <table:table-cell office:value-type="string">
            <text:p>1396</text:p>
          </table:table-cell>
          <table:table-cell office:value-type="string">
            <text:p>LFP3</text:p>
          </table:table-cell>
          <table:table-cell office:value-type="float" office:value="605170.93">
            <text:p>605170.93</text:p>
          </table:table-cell>
          <table:table-cell office:value-type="float" office:value="224164.24">
            <text:p>224164.24</text:p>
          </table:table-cell>
          <table:table-cell office:value-type="float" office:value="524.74">
            <text:p>524.74</text:p>
          </table:table-cell>
          <table:table-cell office:value-type="float" office:value="524.75">
            <text:p>524.75</text:p>
          </table:table-cell>
          <table:table-cell office:value-type="float" office:value="1">
            <text:p>1</text:p>
          </table:table-cell>
          <table:table-cell office:value-type="string">
            <text:p>2455</text:p>
          </table:table-cell>
          <table:table-cell table:formula="of:=ABS([.H353])"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9123</text:p>
          </table:table-cell>
          <table:table-cell office:value-type="string">
            <text:p>1397</text:p>
          </table:table-cell>
          <table:table-cell office:value-type="string">
            <text:p>LFP3</text:p>
          </table:table-cell>
          <table:table-cell office:value-type="float" office:value="605356.41">
            <text:p>605356.41</text:p>
          </table:table-cell>
          <table:table-cell office:value-type="float" office:value="224077.09">
            <text:p>224077.09</text:p>
          </table:table-cell>
          <table:table-cell office:value-type="float" office:value="502.66">
            <text:p>502.66</text:p>
          </table:table-cell>
          <table:table-cell office:value-type="float" office:value="502.5199890137">
            <text:p>502.5199890137</text:p>
          </table:table-cell>
          <table:table-cell office:value-type="float" office:value="-14.0010986328">
            <text:p>-14.0010986328</text:p>
          </table:table-cell>
          <table:table-cell office:value-type="string">
            <text:p>2455</text:p>
          </table:table-cell>
          <table:table-cell table:formula="of:=ABS([.H354])" office:value-type="float" office:value="14.0010986328">
            <text:p>14</text:p>
          </table:table-cell>
          <table:table-cell table:number-columns-repeated="246"/>
        </table:table-row>
        <table:table-row table:style-name="ro1">
          <table:table-cell office:value-type="string">
            <text:p>5359124</text:p>
          </table:table-cell>
          <table:table-cell office:value-type="string">
            <text:p>1398</text:p>
          </table:table-cell>
          <table:table-cell office:value-type="string">
            <text:p>LFP3</text:p>
          </table:table-cell>
          <table:table-cell office:value-type="float" office:value="605341.22">
            <text:p>605341.22</text:p>
          </table:table-cell>
          <table:table-cell office:value-type="float" office:value="224170.41">
            <text:p>224170.41</text:p>
          </table:table-cell>
          <table:table-cell office:value-type="float" office:value="508.17">
            <text:p>508.17</text:p>
          </table:table-cell>
          <table:table-cell office:value-type="float" office:value="508.1300048828">
            <text:p>508.1300048828</text:p>
          </table:table-cell>
          <table:table-cell office:value-type="float" office:value="-3.9995117188">
            <text:p>-3.9995117188</text:p>
          </table:table-cell>
          <table:table-cell office:value-type="string">
            <text:p>2455</text:p>
          </table:table-cell>
          <table:table-cell table:formula="of:=ABS([.H355])" office:value-type="float" office:value="3.9995117188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9125</text:p>
          </table:table-cell>
          <table:table-cell office:value-type="string">
            <text:p>1399</text:p>
          </table:table-cell>
          <table:table-cell office:value-type="string">
            <text:p>LFP3</text:p>
          </table:table-cell>
          <table:table-cell office:value-type="float" office:value="605232.33">
            <text:p>605232.33</text:p>
          </table:table-cell>
          <table:table-cell office:value-type="float" office:value="224202.75">
            <text:p>224202.75</text:p>
          </table:table-cell>
          <table:table-cell office:value-type="float" office:value="524.92">
            <text:p>524.92</text:p>
          </table:table-cell>
          <table:table-cell office:value-type="float" office:value="524.9799804688">
            <text:p>524.9799804688</text:p>
          </table:table-cell>
          <table:table-cell office:value-type="float" office:value="5.998046875">
            <text:p>5.998046875</text:p>
          </table:table-cell>
          <table:table-cell office:value-type="string">
            <text:p>2455</text:p>
          </table:table-cell>
          <table:table-cell table:formula="of:=ABS([.H356])" office:value-type="float" office:value="5.998046875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9126</text:p>
          </table:table-cell>
          <table:table-cell office:value-type="string">
            <text:p>1400</text:p>
          </table:table-cell>
          <table:table-cell office:value-type="string">
            <text:p>LFP3</text:p>
          </table:table-cell>
          <table:table-cell office:value-type="float" office:value="605079.3">
            <text:p>605079.3</text:p>
          </table:table-cell>
          <table:table-cell office:value-type="float" office:value="224213.95">
            <text:p>224213.95</text:p>
          </table:table-cell>
          <table:table-cell office:value-type="float" office:value="532.14">
            <text:p>532.14</text:p>
          </table:table-cell>
          <table:table-cell office:value-type="float" office:value="532.3300170898">
            <text:p>532.3300170898</text:p>
          </table:table-cell>
          <table:table-cell office:value-type="float" office:value="19.0017089844">
            <text:p>19.0017089844</text:p>
          </table:table-cell>
          <table:table-cell office:value-type="string">
            <text:p>2455</text:p>
          </table:table-cell>
          <table:table-cell table:formula="of:=ABS([.H357])" office:value-type="float" office:value="19.0017089844">
            <text:p>19</text:p>
          </table:table-cell>
          <table:table-cell table:number-columns-repeated="246"/>
        </table:table-row>
        <table:table-row table:style-name="ro1">
          <table:table-cell office:value-type="string">
            <text:p>5359127</text:p>
          </table:table-cell>
          <table:table-cell office:value-type="string">
            <text:p>1401</text:p>
          </table:table-cell>
          <table:table-cell office:value-type="string">
            <text:p>LFP3</text:p>
          </table:table-cell>
          <table:table-cell office:value-type="float" office:value="605400.15">
            <text:p>605400.15</text:p>
          </table:table-cell>
          <table:table-cell office:value-type="float" office:value="224229.47">
            <text:p>224229.47</text:p>
          </table:table-cell>
          <table:table-cell office:value-type="float" office:value="525.32">
            <text:p>525.32</text:p>
          </table:table-cell>
          <table:table-cell office:value-type="float" office:value="525.3400268555">
            <text:p>525.3400268555</text:p>
          </table:table-cell>
          <table:table-cell office:value-type="float" office:value="2.0026855469">
            <text:p>2.0026855469</text:p>
          </table:table-cell>
          <table:table-cell office:value-type="string">
            <text:p>2455</text:p>
          </table:table-cell>
          <table:table-cell table:formula="of:=ABS([.H358])" office:value-type="float" office:value="2.0026855469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9128</text:p>
          </table:table-cell>
          <table:table-cell office:value-type="string">
            <text:p>1402</text:p>
          </table:table-cell>
          <table:table-cell office:value-type="string">
            <text:p>LFP3</text:p>
          </table:table-cell>
          <table:table-cell office:value-type="float" office:value="605702.93">
            <text:p>605702.93</text:p>
          </table:table-cell>
          <table:table-cell office:value-type="float" office:value="224138.67">
            <text:p>224138.67</text:p>
          </table:table-cell>
          <table:table-cell office:value-type="float" office:value="514.83">
            <text:p>514.83</text:p>
          </table:table-cell>
          <table:table-cell office:value-type="float" office:value="514.9199829102">
            <text:p>514.9199829102</text:p>
          </table:table-cell>
          <table:table-cell office:value-type="float" office:value="8.9982910156">
            <text:p>8.9982910156</text:p>
          </table:table-cell>
          <table:table-cell office:value-type="string">
            <text:p>2455</text:p>
          </table:table-cell>
          <table:table-cell table:formula="of:=ABS([.H359])" office:value-type="float" office:value="8.9982910156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9129</text:p>
          </table:table-cell>
          <table:table-cell office:value-type="string">
            <text:p>1403</text:p>
          </table:table-cell>
          <table:table-cell office:value-type="string">
            <text:p>LFP3</text:p>
          </table:table-cell>
          <table:table-cell office:value-type="float" office:value="605520.28">
            <text:p>605520.28</text:p>
          </table:table-cell>
          <table:table-cell office:value-type="float" office:value="224086.8">
            <text:p>224086.8</text:p>
          </table:table-cell>
          <table:table-cell office:value-type="float" office:value="521.06">
            <text:p>521.06</text:p>
          </table:table-cell>
          <table:table-cell office:value-type="float" office:value="521.0700073242">
            <text:p>521.0700073242</text:p>
          </table:table-cell>
          <table:table-cell office:value-type="float" office:value="1.0007324219">
            <text:p>1.0007324219</text:p>
          </table:table-cell>
          <table:table-cell office:value-type="string">
            <text:p>2455</text:p>
          </table:table-cell>
          <table:table-cell table:formula="of:=ABS([.H360])" office:value-type="float" office:value="1.0007324219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9130</text:p>
          </table:table-cell>
          <table:table-cell office:value-type="string">
            <text:p>1404</text:p>
          </table:table-cell>
          <table:table-cell office:value-type="string">
            <text:p>LFP3</text:p>
          </table:table-cell>
          <table:table-cell office:value-type="float" office:value="605404.14">
            <text:p>605404.14</text:p>
          </table:table-cell>
          <table:table-cell office:value-type="float" office:value="224126.13">
            <text:p>224126.13</text:p>
          </table:table-cell>
          <table:table-cell office:value-type="float" office:value="519.34">
            <text:p>519.34</text:p>
          </table:table-cell>
          <table:table-cell office:value-type="float" office:value="519.4799804688">
            <text:p>519.4799804688</text:p>
          </table:table-cell>
          <table:table-cell office:value-type="float" office:value="13.998046875">
            <text:p>13.998046875</text:p>
          </table:table-cell>
          <table:table-cell office:value-type="string">
            <text:p>2455</text:p>
          </table:table-cell>
          <table:table-cell table:formula="of:=ABS([.H361])" office:value-type="float" office:value="13.998046875">
            <text:p>14</text:p>
          </table:table-cell>
          <table:table-cell table:number-columns-repeated="246"/>
        </table:table-row>
        <table:table-row table:style-name="ro1">
          <table:table-cell office:value-type="string">
            <text:p>5359131</text:p>
          </table:table-cell>
          <table:table-cell office:value-type="string">
            <text:p>1405</text:p>
          </table:table-cell>
          <table:table-cell office:value-type="string">
            <text:p>LFP3</text:p>
          </table:table-cell>
          <table:table-cell office:value-type="float" office:value="605833.23">
            <text:p>605833.23</text:p>
          </table:table-cell>
          <table:table-cell office:value-type="float" office:value="224226.94">
            <text:p>224226.94</text:p>
          </table:table-cell>
          <table:table-cell office:value-type="float" office:value="511.94">
            <text:p>511.94</text:p>
          </table:table-cell>
          <table:table-cell office:value-type="float" office:value="511.9100036621">
            <text:p>511.9100036621</text:p>
          </table:table-cell>
          <table:table-cell office:value-type="float" office:value="-2.9996337891">
            <text:p>-2.9996337891</text:p>
          </table:table-cell>
          <table:table-cell office:value-type="string">
            <text:p>2455</text:p>
          </table:table-cell>
          <table:table-cell table:formula="of:=ABS([.H362])" office:value-type="float" office:value="2.9996337891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9132</text:p>
          </table:table-cell>
          <table:table-cell office:value-type="string">
            <text:p>1406</text:p>
          </table:table-cell>
          <table:table-cell office:value-type="string">
            <text:p>LFP3</text:p>
          </table:table-cell>
          <table:table-cell office:value-type="float" office:value="605886.71">
            <text:p>605886.71</text:p>
          </table:table-cell>
          <table:table-cell office:value-type="float" office:value="224130.32">
            <text:p>224130.32</text:p>
          </table:table-cell>
          <table:table-cell office:value-type="float" office:value="513.1">
            <text:p>513.1</text:p>
          </table:table-cell>
          <table:table-cell office:value-type="float" office:value="513.1199951172">
            <text:p>513.1199951172</text:p>
          </table:table-cell>
          <table:table-cell office:value-type="float" office:value="1.9995117187">
            <text:p>1.9995117187</text:p>
          </table:table-cell>
          <table:table-cell office:value-type="string">
            <text:p>2455</text:p>
          </table:table-cell>
          <table:table-cell table:formula="of:=ABS([.H363])" office:value-type="float" office:value="1.9995117187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9133</text:p>
          </table:table-cell>
          <table:table-cell office:value-type="string">
            <text:p>1407</text:p>
          </table:table-cell>
          <table:table-cell office:value-type="string">
            <text:p>LFP3</text:p>
          </table:table-cell>
          <table:table-cell office:value-type="float" office:value="605745.39">
            <text:p>605745.39</text:p>
          </table:table-cell>
          <table:table-cell office:value-type="float" office:value="224217.85">
            <text:p>224217.85</text:p>
          </table:table-cell>
          <table:table-cell office:value-type="float" office:value="515.29">
            <text:p>515.29</text:p>
          </table:table-cell>
          <table:table-cell office:value-type="float" office:value="515.3800048828">
            <text:p>515.3800048828</text:p>
          </table:table-cell>
          <table:table-cell office:value-type="float" office:value="9.0004882813">
            <text:p>9.0004882813</text:p>
          </table:table-cell>
          <table:table-cell office:value-type="string">
            <text:p>2455</text:p>
          </table:table-cell>
          <table:table-cell table:formula="of:=ABS([.H364])" office:value-type="float" office:value="9.0004882813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9134</text:p>
          </table:table-cell>
          <table:table-cell office:value-type="string">
            <text:p>1408</text:p>
          </table:table-cell>
          <table:table-cell office:value-type="string">
            <text:p>LFP3</text:p>
          </table:table-cell>
          <table:table-cell office:value-type="float" office:value="604495.93">
            <text:p>604495.93</text:p>
          </table:table-cell>
          <table:table-cell office:value-type="float" office:value="224307.27">
            <text:p>224307.27</text:p>
          </table:table-cell>
          <table:table-cell office:value-type="float" office:value="554">
            <text:p>554</text:p>
          </table:table-cell>
          <table:table-cell office:value-type="float" office:value="554.0399780273">
            <text:p>554.0399780273</text:p>
          </table:table-cell>
          <table:table-cell office:value-type="float" office:value="3.9978027344">
            <text:p>3.9978027344</text:p>
          </table:table-cell>
          <table:table-cell office:value-type="string">
            <text:p>2455</text:p>
          </table:table-cell>
          <table:table-cell table:formula="of:=ABS([.H365])" office:value-type="float" office:value="3.9978027344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9135</text:p>
          </table:table-cell>
          <table:table-cell office:value-type="string">
            <text:p>1409</text:p>
          </table:table-cell>
          <table:table-cell office:value-type="string">
            <text:p>LFP3</text:p>
          </table:table-cell>
          <table:table-cell office:value-type="float" office:value="604693.18">
            <text:p>604693.18</text:p>
          </table:table-cell>
          <table:table-cell office:value-type="float" office:value="224285.5">
            <text:p>224285.5</text:p>
          </table:table-cell>
          <table:table-cell office:value-type="float" office:value="554.12">
            <text:p>554.12</text:p>
          </table:table-cell>
          <table:table-cell office:value-type="float" office:value="554.0700073242">
            <text:p>554.0700073242</text:p>
          </table:table-cell>
          <table:table-cell office:value-type="float" office:value="-4.9992675781">
            <text:p>-4.9992675781</text:p>
          </table:table-cell>
          <table:table-cell office:value-type="string">
            <text:p>2455</text:p>
          </table:table-cell>
          <table:table-cell table:formula="of:=ABS([.H366])" office:value-type="float" office:value="4.9992675781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9136</text:p>
          </table:table-cell>
          <table:table-cell office:value-type="string">
            <text:p>1410</text:p>
          </table:table-cell>
          <table:table-cell office:value-type="string">
            <text:p>LFP3</text:p>
          </table:table-cell>
          <table:table-cell office:value-type="float" office:value="604673.5">
            <text:p>604673.5</text:p>
          </table:table-cell>
          <table:table-cell office:value-type="float" office:value="224405.73">
            <text:p>224405.73</text:p>
          </table:table-cell>
          <table:table-cell office:value-type="float" office:value="549.95">
            <text:p>549.95</text:p>
          </table:table-cell>
          <table:table-cell office:value-type="float" office:value="549.8800048828">
            <text:p>549.8800048828</text:p>
          </table:table-cell>
          <table:table-cell office:value-type="float" office:value="-6.9995117188">
            <text:p>-6.9995117188</text:p>
          </table:table-cell>
          <table:table-cell office:value-type="string">
            <text:p>2455</text:p>
          </table:table-cell>
          <table:table-cell table:formula="of:=ABS([.H367])" office:value-type="float" office:value="6.9995117188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9137</text:p>
          </table:table-cell>
          <table:table-cell office:value-type="string">
            <text:p>1411</text:p>
          </table:table-cell>
          <table:table-cell office:value-type="string">
            <text:p>LFP3</text:p>
          </table:table-cell>
          <table:table-cell office:value-type="float" office:value="604625.11">
            <text:p>604625.11</text:p>
          </table:table-cell>
          <table:table-cell office:value-type="float" office:value="224407.14">
            <text:p>224407.14</text:p>
          </table:table-cell>
          <table:table-cell office:value-type="float" office:value="553.5">
            <text:p>553.5</text:p>
          </table:table-cell>
          <table:table-cell office:value-type="float" office:value="553.4600219727">
            <text:p>553.4600219727</text:p>
          </table:table-cell>
          <table:table-cell office:value-type="float" office:value="-3.9978027344">
            <text:p>-3.9978027344</text:p>
          </table:table-cell>
          <table:table-cell office:value-type="string">
            <text:p>2455</text:p>
          </table:table-cell>
          <table:table-cell table:formula="of:=ABS([.H368])" office:value-type="float" office:value="3.9978027344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9138</text:p>
          </table:table-cell>
          <table:table-cell office:value-type="string">
            <text:p>1412</text:p>
          </table:table-cell>
          <table:table-cell office:value-type="string">
            <text:p>LFP3</text:p>
          </table:table-cell>
          <table:table-cell office:value-type="float" office:value="604566.41">
            <text:p>604566.41</text:p>
          </table:table-cell>
          <table:table-cell office:value-type="float" office:value="224391.13">
            <text:p>224391.13</text:p>
          </table:table-cell>
          <table:table-cell office:value-type="float" office:value="554.83">
            <text:p>554.83</text:p>
          </table:table-cell>
          <table:table-cell office:value-type="float" office:value="554.8400268555">
            <text:p>554.8400268555</text:p>
          </table:table-cell>
          <table:table-cell office:value-type="float" office:value="1.0026855469">
            <text:p>1.0026855469</text:p>
          </table:table-cell>
          <table:table-cell office:value-type="string">
            <text:p>2455</text:p>
          </table:table-cell>
          <table:table-cell table:formula="of:=ABS([.H369])" office:value-type="float" office:value="1.0026855469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9139</text:p>
          </table:table-cell>
          <table:table-cell office:value-type="string">
            <text:p>1413</text:p>
          </table:table-cell>
          <table:table-cell office:value-type="string">
            <text:p>LFP3</text:p>
          </table:table-cell>
          <table:table-cell office:value-type="float" office:value="604512.09">
            <text:p>604512.09</text:p>
          </table:table-cell>
          <table:table-cell office:value-type="float" office:value="224363.62">
            <text:p>224363.62</text:p>
          </table:table-cell>
          <table:table-cell office:value-type="float" office:value="555.66">
            <text:p>555.66</text:p>
          </table:table-cell>
          <table:table-cell office:value-type="float" office:value="555.6099853516">
            <text:p>555.6099853516</text:p>
          </table:table-cell>
          <table:table-cell office:value-type="float" office:value="-5.0014648437">
            <text:p>-5.0014648437</text:p>
          </table:table-cell>
          <table:table-cell office:value-type="string">
            <text:p>2455</text:p>
          </table:table-cell>
          <table:table-cell table:formula="of:=ABS([.H370])" office:value-type="float" office:value="5.0014648437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9140</text:p>
          </table:table-cell>
          <table:table-cell office:value-type="string">
            <text:p>1414</text:p>
          </table:table-cell>
          <table:table-cell office:value-type="string">
            <text:p>LFP3</text:p>
          </table:table-cell>
          <table:table-cell office:value-type="float" office:value="604455.42">
            <text:p>604455.42</text:p>
          </table:table-cell>
          <table:table-cell office:value-type="float" office:value="224401.56">
            <text:p>224401.56</text:p>
          </table:table-cell>
          <table:table-cell office:value-type="float" office:value="556.1">
            <text:p>556.1</text:p>
          </table:table-cell>
          <table:table-cell office:value-type="float" office:value="556.0399780273">
            <text:p>556.0399780273</text:p>
          </table:table-cell>
          <table:table-cell office:value-type="float" office:value="-6.0021972656">
            <text:p>-6.0021972656</text:p>
          </table:table-cell>
          <table:table-cell office:value-type="string">
            <text:p>2455</text:p>
          </table:table-cell>
          <table:table-cell table:formula="of:=ABS([.H371])" office:value-type="float" office:value="6.0021972656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9141</text:p>
          </table:table-cell>
          <table:table-cell office:value-type="string">
            <text:p>1415</text:p>
          </table:table-cell>
          <table:table-cell office:value-type="string">
            <text:p>LFP3</text:p>
          </table:table-cell>
          <table:table-cell office:value-type="float" office:value="605038.71">
            <text:p>605038.71</text:p>
          </table:table-cell>
          <table:table-cell office:value-type="float" office:value="224431.57">
            <text:p>224431.57</text:p>
          </table:table-cell>
          <table:table-cell office:value-type="float" office:value="530.48">
            <text:p>530.48</text:p>
          </table:table-cell>
          <table:table-cell office:value-type="float" office:value="530.7299804688">
            <text:p>530.7299804688</text:p>
          </table:table-cell>
          <table:table-cell office:value-type="float" office:value="24.998046875">
            <text:p>24.998046875</text:p>
          </table:table-cell>
          <table:table-cell office:value-type="string">
            <text:p>2455</text:p>
          </table:table-cell>
          <table:table-cell table:formula="of:=ABS([.H372])" office:value-type="float" office:value="24.998046875">
            <text:p>25</text:p>
          </table:table-cell>
          <table:table-cell table:number-columns-repeated="246"/>
        </table:table-row>
        <table:table-row table:style-name="ro1">
          <table:table-cell office:value-type="string">
            <text:p>5359142</text:p>
          </table:table-cell>
          <table:table-cell office:value-type="string">
            <text:p>1416</text:p>
          </table:table-cell>
          <table:table-cell office:value-type="string">
            <text:p>LFP3</text:p>
          </table:table-cell>
          <table:table-cell office:value-type="float" office:value="605010.09">
            <text:p>605010.09</text:p>
          </table:table-cell>
          <table:table-cell office:value-type="float" office:value="224366.54">
            <text:p>224366.54</text:p>
          </table:table-cell>
          <table:table-cell office:value-type="float" office:value="546.03">
            <text:p>546.03</text:p>
          </table:table-cell>
          <table:table-cell office:value-type="float" office:value="545.9600219727">
            <text:p>545.9600219727</text:p>
          </table:table-cell>
          <table:table-cell office:value-type="float" office:value="-6.9978027344">
            <text:p>-6.9978027344</text:p>
          </table:table-cell>
          <table:table-cell office:value-type="string">
            <text:p>2455</text:p>
          </table:table-cell>
          <table:table-cell table:formula="of:=ABS([.H373])" office:value-type="float" office:value="6.9978027344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9143</text:p>
          </table:table-cell>
          <table:table-cell office:value-type="string">
            <text:p>1417</text:p>
          </table:table-cell>
          <table:table-cell office:value-type="string">
            <text:p>LFP3</text:p>
          </table:table-cell>
          <table:table-cell office:value-type="float" office:value="604983.61">
            <text:p>604983.61</text:p>
          </table:table-cell>
          <table:table-cell office:value-type="float" office:value="224408.3">
            <text:p>224408.3</text:p>
          </table:table-cell>
          <table:table-cell office:value-type="float" office:value="543.67">
            <text:p>543.67</text:p>
          </table:table-cell>
          <table:table-cell office:value-type="float" office:value="543.7299804688">
            <text:p>543.7299804688</text:p>
          </table:table-cell>
          <table:table-cell office:value-type="float" office:value="5.998046875">
            <text:p>5.998046875</text:p>
          </table:table-cell>
          <table:table-cell office:value-type="string">
            <text:p>2455</text:p>
          </table:table-cell>
          <table:table-cell table:formula="of:=ABS([.H374])" office:value-type="float" office:value="5.998046875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9144</text:p>
          </table:table-cell>
          <table:table-cell office:value-type="string">
            <text:p>1418</text:p>
          </table:table-cell>
          <table:table-cell office:value-type="string">
            <text:p>LFP3</text:p>
          </table:table-cell>
          <table:table-cell office:value-type="float" office:value="604924.15">
            <text:p>604924.15</text:p>
          </table:table-cell>
          <table:table-cell office:value-type="float" office:value="224314.32">
            <text:p>224314.32</text:p>
          </table:table-cell>
          <table:table-cell office:value-type="float" office:value="557.48">
            <text:p>557.48</text:p>
          </table:table-cell>
          <table:table-cell office:value-type="float" office:value="557.5700073242">
            <text:p>557.5700073242</text:p>
          </table:table-cell>
          <table:table-cell office:value-type="float" office:value="9.0007324219">
            <text:p>9.0007324219</text:p>
          </table:table-cell>
          <table:table-cell office:value-type="string">
            <text:p>2455</text:p>
          </table:table-cell>
          <table:table-cell table:formula="of:=ABS([.H375])" office:value-type="float" office:value="9.0007324219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9145</text:p>
          </table:table-cell>
          <table:table-cell office:value-type="string">
            <text:p>1419</text:p>
          </table:table-cell>
          <table:table-cell office:value-type="string">
            <text:p>LFP3</text:p>
          </table:table-cell>
          <table:table-cell office:value-type="float" office:value="604856.81">
            <text:p>604856.81</text:p>
          </table:table-cell>
          <table:table-cell office:value-type="float" office:value="224311.13">
            <text:p>224311.13</text:p>
          </table:table-cell>
          <table:table-cell office:value-type="float" office:value="555.82">
            <text:p>555.82</text:p>
          </table:table-cell>
          <table:table-cell office:value-type="float" office:value="555.8800048828">
            <text:p>555.8800048828</text:p>
          </table:table-cell>
          <table:table-cell office:value-type="float" office:value="6.0004882812">
            <text:p>6.0004882812</text:p>
          </table:table-cell>
          <table:table-cell office:value-type="string">
            <text:p>2455</text:p>
          </table:table-cell>
          <table:table-cell table:formula="of:=ABS([.H376])" office:value-type="float" office:value="6.0004882812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9146</text:p>
          </table:table-cell>
          <table:table-cell office:value-type="string">
            <text:p>1420</text:p>
          </table:table-cell>
          <table:table-cell office:value-type="string">
            <text:p>LFP3</text:p>
          </table:table-cell>
          <table:table-cell office:value-type="float" office:value="604771.97">
            <text:p>604771.97</text:p>
          </table:table-cell>
          <table:table-cell office:value-type="float" office:value="224309.53">
            <text:p>224309.53</text:p>
          </table:table-cell>
          <table:table-cell office:value-type="float" office:value="553.92">
            <text:p>553.92</text:p>
          </table:table-cell>
          <table:table-cell office:value-type="float" office:value="553.9799804688">
            <text:p>553.9799804688</text:p>
          </table:table-cell>
          <table:table-cell office:value-type="float" office:value="5.998046875">
            <text:p>5.998046875</text:p>
          </table:table-cell>
          <table:table-cell office:value-type="string">
            <text:p>2455</text:p>
          </table:table-cell>
          <table:table-cell table:formula="of:=ABS([.H377])" office:value-type="float" office:value="5.998046875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9147</text:p>
          </table:table-cell>
          <table:table-cell office:value-type="string">
            <text:p>1421</text:p>
          </table:table-cell>
          <table:table-cell office:value-type="string">
            <text:p>LFP3</text:p>
          </table:table-cell>
          <table:table-cell office:value-type="float" office:value="605019.24">
            <text:p>605019.24</text:p>
          </table:table-cell>
          <table:table-cell office:value-type="float" office:value="224273.06">
            <text:p>224273.06</text:p>
          </table:table-cell>
          <table:table-cell office:value-type="float" office:value="556.45">
            <text:p>556.45</text:p>
          </table:table-cell>
          <table:table-cell office:value-type="float" office:value="556.6599731445">
            <text:p>556.6599731445</text:p>
          </table:table-cell>
          <table:table-cell office:value-type="float" office:value="20.9973144531">
            <text:p>20.9973144531</text:p>
          </table:table-cell>
          <table:table-cell office:value-type="string">
            <text:p>2455</text:p>
          </table:table-cell>
          <table:table-cell table:formula="of:=ABS([.H378])" office:value-type="float" office:value="20.9973144531">
            <text:p>21</text:p>
          </table:table-cell>
          <table:table-cell table:number-columns-repeated="246"/>
        </table:table-row>
        <table:table-row table:style-name="ro1">
          <table:table-cell office:value-type="string">
            <text:p>5359148</text:p>
          </table:table-cell>
          <table:table-cell office:value-type="string">
            <text:p>1422</text:p>
          </table:table-cell>
          <table:table-cell office:value-type="string">
            <text:p>LFP3</text:p>
          </table:table-cell>
          <table:table-cell office:value-type="float" office:value="604827.45">
            <text:p>604827.45</text:p>
          </table:table-cell>
          <table:table-cell office:value-type="float" office:value="224449.7">
            <text:p>224449.7</text:p>
          </table:table-cell>
          <table:table-cell office:value-type="float" office:value="533.42">
            <text:p>533.42</text:p>
          </table:table-cell>
          <table:table-cell office:value-type="float" office:value="533.5300292969">
            <text:p>533.5300292969</text:p>
          </table:table-cell>
          <table:table-cell office:value-type="float" office:value="11.0029296875">
            <text:p>11.0029296875</text:p>
          </table:table-cell>
          <table:table-cell office:value-type="string">
            <text:p>2455</text:p>
          </table:table-cell>
          <table:table-cell table:formula="of:=ABS([.H379])" office:value-type="float" office:value="11.0029296875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9149</text:p>
          </table:table-cell>
          <table:table-cell office:value-type="string">
            <text:p>1423</text:p>
          </table:table-cell>
          <table:table-cell office:value-type="string">
            <text:p>LFP3</text:p>
          </table:table-cell>
          <table:table-cell office:value-type="float" office:value="604777.66">
            <text:p>604777.66</text:p>
          </table:table-cell>
          <table:table-cell office:value-type="float" office:value="224456.02">
            <text:p>224456.02</text:p>
          </table:table-cell>
          <table:table-cell office:value-type="float" office:value="538.38">
            <text:p>538.38</text:p>
          </table:table-cell>
          <table:table-cell office:value-type="float" office:value="538.4699707031">
            <text:p>538.4699707031</text:p>
          </table:table-cell>
          <table:table-cell office:value-type="float" office:value="8.9970703125">
            <text:p>8.9970703125</text:p>
          </table:table-cell>
          <table:table-cell office:value-type="string">
            <text:p>2455</text:p>
          </table:table-cell>
          <table:table-cell table:formula="of:=ABS([.H380])" office:value-type="float" office:value="8.9970703125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9150</text:p>
          </table:table-cell>
          <table:table-cell office:value-type="string">
            <text:p>1424</text:p>
          </table:table-cell>
          <table:table-cell office:value-type="string">
            <text:p>LFP3</text:p>
          </table:table-cell>
          <table:table-cell office:value-type="float" office:value="604733.13">
            <text:p>604733.13</text:p>
          </table:table-cell>
          <table:table-cell office:value-type="float" office:value="224438.44">
            <text:p>224438.44</text:p>
          </table:table-cell>
          <table:table-cell office:value-type="float" office:value="543.25">
            <text:p>543.25</text:p>
          </table:table-cell>
          <table:table-cell office:value-type="float" office:value="543.2600097656">
            <text:p>543.2600097656</text:p>
          </table:table-cell>
          <table:table-cell office:value-type="float" office:value="1.0009765625">
            <text:p>1.0009765625</text:p>
          </table:table-cell>
          <table:table-cell office:value-type="string">
            <text:p>2455</text:p>
          </table:table-cell>
          <table:table-cell table:formula="of:=ABS([.H381])" office:value-type="float" office:value="1.0009765625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9151</text:p>
          </table:table-cell>
          <table:table-cell office:value-type="string">
            <text:p>1425</text:p>
          </table:table-cell>
          <table:table-cell office:value-type="string">
            <text:p>LFP3</text:p>
          </table:table-cell>
          <table:table-cell office:value-type="float" office:value="604961.91">
            <text:p>604961.91</text:p>
          </table:table-cell>
          <table:table-cell office:value-type="float" office:value="224469.23">
            <text:p>224469.23</text:p>
          </table:table-cell>
          <table:table-cell office:value-type="float" office:value="528.91">
            <text:p>528.91</text:p>
          </table:table-cell>
          <table:table-cell office:value-type="float" office:value="528.9099731445">
            <text:p>528.9099731445</text:p>
          </table:table-cell>
          <table:table-cell office:value-type="float" office:value="-0.0026855469">
            <text:p>-0.0026855469</text:p>
          </table:table-cell>
          <table:table-cell office:value-type="string">
            <text:p>2455</text:p>
          </table:table-cell>
          <table:table-cell table:formula="of:=ABS([.H382])" office:value-type="float" office:value="0.0026855469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59152</text:p>
          </table:table-cell>
          <table:table-cell office:value-type="string">
            <text:p>1426</text:p>
          </table:table-cell>
          <table:table-cell office:value-type="string">
            <text:p>LFP3</text:p>
          </table:table-cell>
          <table:table-cell office:value-type="float" office:value="605123.513">
            <text:p>605123.513</text:p>
          </table:table-cell>
          <table:table-cell office:value-type="float" office:value="224293.569">
            <text:p>224293.569</text:p>
          </table:table-cell>
          <table:table-cell office:value-type="float" office:value="532.579">
            <text:p>532.579</text:p>
          </table:table-cell>
          <table:table-cell office:value-type="float" office:value="532.6199951172">
            <text:p>532.6199951172</text:p>
          </table:table-cell>
          <table:table-cell office:value-type="float" office:value="4.0995117188">
            <text:p>4.0995117188</text:p>
          </table:table-cell>
          <table:table-cell office:value-type="string">
            <text:p>2455</text:p>
          </table:table-cell>
          <table:table-cell table:formula="of:=ABS([.H383])" office:value-type="float" office:value="4.0995117188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9153</text:p>
          </table:table-cell>
          <table:table-cell office:value-type="string">
            <text:p>1427</text:p>
          </table:table-cell>
          <table:table-cell office:value-type="string">
            <text:p>LFP3</text:p>
          </table:table-cell>
          <table:table-cell office:value-type="float" office:value="605379.27">
            <text:p>605379.27</text:p>
          </table:table-cell>
          <table:table-cell office:value-type="float" office:value="224331.78">
            <text:p>224331.78</text:p>
          </table:table-cell>
          <table:table-cell office:value-type="float" office:value="542.22">
            <text:p>542.22</text:p>
          </table:table-cell>
          <table:table-cell office:value-type="float" office:value="542.1799926758">
            <text:p>542.1799926758</text:p>
          </table:table-cell>
          <table:table-cell office:value-type="float" office:value="-4.0007324219">
            <text:p>-4.0007324219</text:p>
          </table:table-cell>
          <table:table-cell office:value-type="string">
            <text:p>2455</text:p>
          </table:table-cell>
          <table:table-cell table:formula="of:=ABS([.H384])" office:value-type="float" office:value="4.0007324219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9154</text:p>
          </table:table-cell>
          <table:table-cell office:value-type="string">
            <text:p>1428</text:p>
          </table:table-cell>
          <table:table-cell office:value-type="string">
            <text:p>LFP3</text:p>
          </table:table-cell>
          <table:table-cell office:value-type="float" office:value="605079.3">
            <text:p>605079.3</text:p>
          </table:table-cell>
          <table:table-cell office:value-type="float" office:value="224297.11">
            <text:p>224297.11</text:p>
          </table:table-cell>
          <table:table-cell office:value-type="float" office:value="534.53">
            <text:p>534.53</text:p>
          </table:table-cell>
          <table:table-cell office:value-type="float" office:value="534.700012207">
            <text:p>534.700012207</text:p>
          </table:table-cell>
          <table:table-cell office:value-type="float" office:value="17.0012207031">
            <text:p>17.0012207031</text:p>
          </table:table-cell>
          <table:table-cell office:value-type="string">
            <text:p>2455</text:p>
          </table:table-cell>
          <table:table-cell table:formula="of:=ABS([.H385])" office:value-type="float" office:value="17.0012207031">
            <text:p>17</text:p>
          </table:table-cell>
          <table:table-cell table:number-columns-repeated="246"/>
        </table:table-row>
        <table:table-row table:style-name="ro1">
          <table:table-cell office:value-type="string">
            <text:p>5359155</text:p>
          </table:table-cell>
          <table:table-cell office:value-type="string">
            <text:p>1429</text:p>
          </table:table-cell>
          <table:table-cell office:value-type="string">
            <text:p>LFP3</text:p>
          </table:table-cell>
          <table:table-cell office:value-type="float" office:value="605090.01">
            <text:p>605090.01</text:p>
          </table:table-cell>
          <table:table-cell office:value-type="float" office:value="224363.19">
            <text:p>224363.19</text:p>
          </table:table-cell>
          <table:table-cell office:value-type="float" office:value="532.81">
            <text:p>532.81</text:p>
          </table:table-cell>
          <table:table-cell office:value-type="float" office:value="533.0300292969">
            <text:p>533.0300292969</text:p>
          </table:table-cell>
          <table:table-cell office:value-type="float" office:value="22.0029296875">
            <text:p>22.0029296875</text:p>
          </table:table-cell>
          <table:table-cell office:value-type="string">
            <text:p>2455</text:p>
          </table:table-cell>
          <table:table-cell table:formula="of:=ABS([.H386])" office:value-type="float" office:value="22.0029296875">
            <text:p>22</text:p>
          </table:table-cell>
          <table:table-cell table:number-columns-repeated="246"/>
        </table:table-row>
        <table:table-row table:style-name="ro1">
          <table:table-cell office:value-type="string">
            <text:p>5359156</text:p>
          </table:table-cell>
          <table:table-cell office:value-type="string">
            <text:p>1430</text:p>
          </table:table-cell>
          <table:table-cell office:value-type="string">
            <text:p>LFP3</text:p>
          </table:table-cell>
          <table:table-cell office:value-type="float" office:value="605116.11">
            <text:p>605116.11</text:p>
          </table:table-cell>
          <table:table-cell office:value-type="float" office:value="224423.82">
            <text:p>224423.82</text:p>
          </table:table-cell>
          <table:table-cell office:value-type="float" office:value="526.89">
            <text:p>526.89</text:p>
          </table:table-cell>
          <table:table-cell office:value-type="float" office:value="526.9699707031">
            <text:p>526.9699707031</text:p>
          </table:table-cell>
          <table:table-cell office:value-type="float" office:value="7.9970703125">
            <text:p>7.9970703125</text:p>
          </table:table-cell>
          <table:table-cell office:value-type="string">
            <text:p>2455</text:p>
          </table:table-cell>
          <table:table-cell table:formula="of:=ABS([.H387])" office:value-type="float" office:value="7.9970703125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9157</text:p>
          </table:table-cell>
          <table:table-cell office:value-type="string">
            <text:p>1431</text:p>
          </table:table-cell>
          <table:table-cell office:value-type="string">
            <text:p>LFP3</text:p>
          </table:table-cell>
          <table:table-cell office:value-type="float" office:value="605559.94">
            <text:p>605559.94</text:p>
          </table:table-cell>
          <table:table-cell office:value-type="float" office:value="224312.79">
            <text:p>224312.79</text:p>
          </table:table-cell>
          <table:table-cell office:value-type="float" office:value="534.64">
            <text:p>534.64</text:p>
          </table:table-cell>
          <table:table-cell office:value-type="float" office:value="534.8099975586">
            <text:p>534.8099975586</text:p>
          </table:table-cell>
          <table:table-cell office:value-type="float" office:value="16.9997558594">
            <text:p>16.9997558594</text:p>
          </table:table-cell>
          <table:table-cell office:value-type="string">
            <text:p>2455</text:p>
          </table:table-cell>
          <table:table-cell table:formula="of:=ABS([.H388])" office:value-type="float" office:value="16.9997558594">
            <text:p>17</text:p>
          </table:table-cell>
          <table:table-cell table:number-columns-repeated="246"/>
        </table:table-row>
        <table:table-row table:style-name="ro1">
          <table:table-cell office:value-type="string">
            <text:p>5359158</text:p>
          </table:table-cell>
          <table:table-cell office:value-type="string">
            <text:p>1432</text:p>
          </table:table-cell>
          <table:table-cell office:value-type="string">
            <text:p>LFP3</text:p>
          </table:table-cell>
          <table:table-cell office:value-type="float" office:value="605657.05">
            <text:p>605657.05</text:p>
          </table:table-cell>
          <table:table-cell office:value-type="float" office:value="224322.25">
            <text:p>224322.25</text:p>
          </table:table-cell>
          <table:table-cell office:value-type="float" office:value="526.37">
            <text:p>526.37</text:p>
          </table:table-cell>
          <table:table-cell office:value-type="float" office:value="526.549987793">
            <text:p>526.549987793</text:p>
          </table:table-cell>
          <table:table-cell office:value-type="float" office:value="17.9987792969">
            <text:p>17.9987792969</text:p>
          </table:table-cell>
          <table:table-cell office:value-type="string">
            <text:p>2455</text:p>
          </table:table-cell>
          <table:table-cell table:formula="of:=ABS([.H389])" office:value-type="float" office:value="17.9987792969">
            <text:p>18</text:p>
          </table:table-cell>
          <table:table-cell table:number-columns-repeated="246"/>
        </table:table-row>
        <table:table-row table:style-name="ro1">
          <table:table-cell office:value-type="string">
            <text:p>5359159</text:p>
          </table:table-cell>
          <table:table-cell office:value-type="string">
            <text:p>1433</text:p>
          </table:table-cell>
          <table:table-cell office:value-type="string">
            <text:p>LFP3</text:p>
          </table:table-cell>
          <table:table-cell office:value-type="float" office:value="605387.67">
            <text:p>605387.67</text:p>
          </table:table-cell>
          <table:table-cell office:value-type="float" office:value="224390.93">
            <text:p>224390.93</text:p>
          </table:table-cell>
          <table:table-cell office:value-type="float" office:value="538.89">
            <text:p>538.89</text:p>
          </table:table-cell>
          <table:table-cell office:value-type="float" office:value="539.1099853516">
            <text:p>539.1099853516</text:p>
          </table:table-cell>
          <table:table-cell office:value-type="float" office:value="21.9985351563">
            <text:p>21.9985351563</text:p>
          </table:table-cell>
          <table:table-cell office:value-type="string">
            <text:p>2455</text:p>
          </table:table-cell>
          <table:table-cell table:formula="of:=ABS([.H390])" office:value-type="float" office:value="21.9985351563">
            <text:p>22</text:p>
          </table:table-cell>
          <table:table-cell table:number-columns-repeated="246"/>
        </table:table-row>
        <table:table-row table:style-name="ro1">
          <table:table-cell office:value-type="string">
            <text:p>5359160</text:p>
          </table:table-cell>
          <table:table-cell office:value-type="string">
            <text:p>1434</text:p>
          </table:table-cell>
          <table:table-cell office:value-type="string">
            <text:p>LFP3</text:p>
          </table:table-cell>
          <table:table-cell office:value-type="float" office:value="605433.83">
            <text:p>605433.83</text:p>
          </table:table-cell>
          <table:table-cell office:value-type="float" office:value="224273.66">
            <text:p>224273.66</text:p>
          </table:table-cell>
          <table:table-cell office:value-type="float" office:value="534.62">
            <text:p>534.62</text:p>
          </table:table-cell>
          <table:table-cell office:value-type="float" office:value="534.6799926758">
            <text:p>534.6799926758</text:p>
          </table:table-cell>
          <table:table-cell office:value-type="float" office:value="5.9992675781">
            <text:p>5.9992675781</text:p>
          </table:table-cell>
          <table:table-cell office:value-type="string">
            <text:p>2455</text:p>
          </table:table-cell>
          <table:table-cell table:formula="of:=ABS([.H391])" office:value-type="float" office:value="5.9992675781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9161</text:p>
          </table:table-cell>
          <table:table-cell office:value-type="string">
            <text:p>1435</text:p>
          </table:table-cell>
          <table:table-cell office:value-type="string">
            <text:p>LFP3</text:p>
          </table:table-cell>
          <table:table-cell office:value-type="float" office:value="605704.58">
            <text:p>605704.58</text:p>
          </table:table-cell>
          <table:table-cell office:value-type="float" office:value="224479.62">
            <text:p>224479.62</text:p>
          </table:table-cell>
          <table:table-cell office:value-type="float" office:value="525.92">
            <text:p>525.92</text:p>
          </table:table-cell>
          <table:table-cell office:value-type="float" office:value="526.0900268555">
            <text:p>526.0900268555</text:p>
          </table:table-cell>
          <table:table-cell office:value-type="float" office:value="17.0026855469">
            <text:p>17.0026855469</text:p>
          </table:table-cell>
          <table:table-cell office:value-type="string">
            <text:p>2455</text:p>
          </table:table-cell>
          <table:table-cell table:formula="of:=ABS([.H392])" office:value-type="float" office:value="17.0026855469">
            <text:p>17</text:p>
          </table:table-cell>
          <table:table-cell table:number-columns-repeated="246"/>
        </table:table-row>
        <table:table-row table:style-name="ro1">
          <table:table-cell office:value-type="string">
            <text:p>5359162</text:p>
          </table:table-cell>
          <table:table-cell office:value-type="string">
            <text:p>1436</text:p>
          </table:table-cell>
          <table:table-cell office:value-type="string">
            <text:p>LFP3</text:p>
          </table:table-cell>
          <table:table-cell office:value-type="float" office:value="605744.73">
            <text:p>605744.73</text:p>
          </table:table-cell>
          <table:table-cell office:value-type="float" office:value="224322.64">
            <text:p>224322.64</text:p>
          </table:table-cell>
          <table:table-cell office:value-type="float" office:value="518.33">
            <text:p>518.33</text:p>
          </table:table-cell>
          <table:table-cell office:value-type="float" office:value="518.4000244141">
            <text:p>518.4000244141</text:p>
          </table:table-cell>
          <table:table-cell office:value-type="float" office:value="7.0024414062">
            <text:p>7.0024414062</text:p>
          </table:table-cell>
          <table:table-cell office:value-type="string">
            <text:p>2455</text:p>
          </table:table-cell>
          <table:table-cell table:formula="of:=ABS([.H393])" office:value-type="float" office:value="7.0024414062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9163</text:p>
          </table:table-cell>
          <table:table-cell office:value-type="string">
            <text:p>1437</text:p>
          </table:table-cell>
          <table:table-cell office:value-type="string">
            <text:p>LFP3</text:p>
          </table:table-cell>
          <table:table-cell office:value-type="float" office:value="605755.44">
            <text:p>605755.44</text:p>
          </table:table-cell>
          <table:table-cell office:value-type="float" office:value="224416.79">
            <text:p>224416.79</text:p>
          </table:table-cell>
          <table:table-cell office:value-type="float" office:value="522.24">
            <text:p>522.24</text:p>
          </table:table-cell>
          <table:table-cell office:value-type="float" office:value="522.4199829102">
            <text:p>522.4199829102</text:p>
          </table:table-cell>
          <table:table-cell office:value-type="float" office:value="17.9982910156">
            <text:p>17.9982910156</text:p>
          </table:table-cell>
          <table:table-cell office:value-type="string">
            <text:p>2455</text:p>
          </table:table-cell>
          <table:table-cell table:formula="of:=ABS([.H394])" office:value-type="float" office:value="17.9982910156">
            <text:p>18</text:p>
          </table:table-cell>
          <table:table-cell table:number-columns-repeated="246"/>
        </table:table-row>
        <table:table-row table:style-name="ro1">
          <table:table-cell office:value-type="string">
            <text:p>5359165</text:p>
          </table:table-cell>
          <table:table-cell office:value-type="string">
            <text:p>1439</text:p>
          </table:table-cell>
          <table:table-cell office:value-type="string">
            <text:p>LFP3</text:p>
          </table:table-cell>
          <table:table-cell office:value-type="float" office:value="604499.94">
            <text:p>604499.94</text:p>
          </table:table-cell>
          <table:table-cell office:value-type="float" office:value="224545.74">
            <text:p>224545.74</text:p>
          </table:table-cell>
          <table:table-cell office:value-type="float" office:value="537.26">
            <text:p>537.26</text:p>
          </table:table-cell>
          <table:table-cell office:value-type="float" office:value="537.2199707031">
            <text:p>537.2199707031</text:p>
          </table:table-cell>
          <table:table-cell office:value-type="float" office:value="-4.0029296875">
            <text:p>-4.0029296875</text:p>
          </table:table-cell>
          <table:table-cell office:value-type="string">
            <text:p>2455</text:p>
          </table:table-cell>
          <table:table-cell table:formula="of:=ABS([.H395])" office:value-type="float" office:value="4.0029296875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9166</text:p>
          </table:table-cell>
          <table:table-cell office:value-type="string">
            <text:p>1440</text:p>
          </table:table-cell>
          <table:table-cell office:value-type="string">
            <text:p>LFP3</text:p>
          </table:table-cell>
          <table:table-cell office:value-type="float" office:value="604642.46">
            <text:p>604642.46</text:p>
          </table:table-cell>
          <table:table-cell office:value-type="float" office:value="224563.07">
            <text:p>224563.07</text:p>
          </table:table-cell>
          <table:table-cell office:value-type="float" office:value="532.4">
            <text:p>532.4</text:p>
          </table:table-cell>
          <table:table-cell office:value-type="float" office:value="532.4400024414">
            <text:p>532.4400024414</text:p>
          </table:table-cell>
          <table:table-cell office:value-type="float" office:value="4.0002441406">
            <text:p>4.0002441406</text:p>
          </table:table-cell>
          <table:table-cell office:value-type="string">
            <text:p>2455</text:p>
          </table:table-cell>
          <table:table-cell table:formula="of:=ABS([.H396])" office:value-type="float" office:value="4.0002441406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9167</text:p>
          </table:table-cell>
          <table:table-cell office:value-type="string">
            <text:p>1441</text:p>
          </table:table-cell>
          <table:table-cell office:value-type="string">
            <text:p>LFP3</text:p>
          </table:table-cell>
          <table:table-cell office:value-type="float" office:value="604400.28">
            <text:p>604400.28</text:p>
          </table:table-cell>
          <table:table-cell office:value-type="float" office:value="224530.06">
            <text:p>224530.06</text:p>
          </table:table-cell>
          <table:table-cell office:value-type="float" office:value="537.46">
            <text:p>537.46</text:p>
          </table:table-cell>
          <table:table-cell office:value-type="float" office:value="537.5">
            <text:p>537.5</text:p>
          </table:table-cell>
          <table:table-cell office:value-type="float" office:value="4">
            <text:p>4</text:p>
          </table:table-cell>
          <table:table-cell office:value-type="string">
            <text:p>2455</text:p>
          </table:table-cell>
          <table:table-cell table:formula="of:=ABS([.H397])" office:value-type="float" office:value="4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9168</text:p>
          </table:table-cell>
          <table:table-cell office:value-type="string">
            <text:p>1442</text:p>
          </table:table-cell>
          <table:table-cell office:value-type="string">
            <text:p>LFP3</text:p>
          </table:table-cell>
          <table:table-cell office:value-type="float" office:value="604553.18">
            <text:p>604553.18</text:p>
          </table:table-cell>
          <table:table-cell office:value-type="float" office:value="224556.71">
            <text:p>224556.71</text:p>
          </table:table-cell>
          <table:table-cell office:value-type="float" office:value="535.34">
            <text:p>535.34</text:p>
          </table:table-cell>
          <table:table-cell office:value-type="float" office:value="535.3800048828">
            <text:p>535.3800048828</text:p>
          </table:table-cell>
          <table:table-cell office:value-type="float" office:value="4.0004882812">
            <text:p>4.0004882812</text:p>
          </table:table-cell>
          <table:table-cell office:value-type="string">
            <text:p>2455</text:p>
          </table:table-cell>
          <table:table-cell table:formula="of:=ABS([.H398])" office:value-type="float" office:value="4.0004882812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9169</text:p>
          </table:table-cell>
          <table:table-cell office:value-type="string">
            <text:p>1443</text:p>
          </table:table-cell>
          <table:table-cell office:value-type="string">
            <text:p>LFP3</text:p>
          </table:table-cell>
          <table:table-cell office:value-type="float" office:value="604814.44">
            <text:p>604814.44</text:p>
          </table:table-cell>
          <table:table-cell office:value-type="float" office:value="224687.06">
            <text:p>224687.06</text:p>
          </table:table-cell>
          <table:table-cell office:value-type="float" office:value="546.89">
            <text:p>546.89</text:p>
          </table:table-cell>
          <table:table-cell office:value-type="float" office:value="546.8200073242">
            <text:p>546.8200073242</text:p>
          </table:table-cell>
          <table:table-cell office:value-type="float" office:value="-6.9992675781">
            <text:p>-6.9992675781</text:p>
          </table:table-cell>
          <table:table-cell office:value-type="string">
            <text:p>2455</text:p>
          </table:table-cell>
          <table:table-cell table:formula="of:=ABS([.H399])" office:value-type="float" office:value="6.9992675781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9170</text:p>
          </table:table-cell>
          <table:table-cell office:value-type="string">
            <text:p>1444</text:p>
          </table:table-cell>
          <table:table-cell office:value-type="string">
            <text:p>LFP3</text:p>
          </table:table-cell>
          <table:table-cell office:value-type="float" office:value="604698.98">
            <text:p>604698.98</text:p>
          </table:table-cell>
          <table:table-cell office:value-type="float" office:value="224619.96">
            <text:p>224619.96</text:p>
          </table:table-cell>
          <table:table-cell office:value-type="float" office:value="538.33">
            <text:p>538.33</text:p>
          </table:table-cell>
          <table:table-cell office:value-type="float" office:value="538.2199707031">
            <text:p>538.2199707031</text:p>
          </table:table-cell>
          <table:table-cell office:value-type="float" office:value="-11.0029296875">
            <text:p>-11.0029296875</text:p>
          </table:table-cell>
          <table:table-cell office:value-type="string">
            <text:p>2455</text:p>
          </table:table-cell>
          <table:table-cell table:formula="of:=ABS([.H400])" office:value-type="float" office:value="11.0029296875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9171</text:p>
          </table:table-cell>
          <table:table-cell office:value-type="string">
            <text:p>1445</text:p>
          </table:table-cell>
          <table:table-cell office:value-type="string">
            <text:p>LFP3</text:p>
          </table:table-cell>
          <table:table-cell office:value-type="float" office:value="604826.6">
            <text:p>604826.6</text:p>
          </table:table-cell>
          <table:table-cell office:value-type="float" office:value="224547.37">
            <text:p>224547.37</text:p>
          </table:table-cell>
          <table:table-cell office:value-type="float" office:value="531.74">
            <text:p>531.74</text:p>
          </table:table-cell>
          <table:table-cell office:value-type="float" office:value="531.75">
            <text:p>531.75</text:p>
          </table:table-cell>
          <table:table-cell office:value-type="float" office:value="1">
            <text:p>1</text:p>
          </table:table-cell>
          <table:table-cell office:value-type="string">
            <text:p>2455</text:p>
          </table:table-cell>
          <table:table-cell table:formula="of:=ABS([.H401])"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9172</text:p>
          </table:table-cell>
          <table:table-cell office:value-type="string">
            <text:p>1446</text:p>
          </table:table-cell>
          <table:table-cell office:value-type="string">
            <text:p>LFP3</text:p>
          </table:table-cell>
          <table:table-cell office:value-type="float" office:value="604800.9">
            <text:p>604800.9</text:p>
          </table:table-cell>
          <table:table-cell office:value-type="float" office:value="224622.04">
            <text:p>224622.04</text:p>
          </table:table-cell>
          <table:table-cell office:value-type="float" office:value="539.53">
            <text:p>539.53</text:p>
          </table:table-cell>
          <table:table-cell office:value-type="float" office:value="539.6400146484">
            <text:p>539.6400146484</text:p>
          </table:table-cell>
          <table:table-cell office:value-type="float" office:value="11.0014648438">
            <text:p>11.0014648438</text:p>
          </table:table-cell>
          <table:table-cell office:value-type="string">
            <text:p>2455</text:p>
          </table:table-cell>
          <table:table-cell table:formula="of:=ABS([.H402])" office:value-type="float" office:value="11.0014648438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9173</text:p>
          </table:table-cell>
          <table:table-cell office:value-type="string">
            <text:p>1447</text:p>
          </table:table-cell>
          <table:table-cell office:value-type="string">
            <text:p>LFP3</text:p>
          </table:table-cell>
          <table:table-cell office:value-type="float" office:value="604765.19">
            <text:p>604765.19</text:p>
          </table:table-cell>
          <table:table-cell office:value-type="float" office:value="224659.8">
            <text:p>224659.8</text:p>
          </table:table-cell>
          <table:table-cell office:value-type="float" office:value="542.89">
            <text:p>542.89</text:p>
          </table:table-cell>
          <table:table-cell office:value-type="float" office:value="542.8099975586">
            <text:p>542.8099975586</text:p>
          </table:table-cell>
          <table:table-cell office:value-type="float" office:value="-8.0002441406">
            <text:p>-8.0002441406</text:p>
          </table:table-cell>
          <table:table-cell office:value-type="string">
            <text:p>2455</text:p>
          </table:table-cell>
          <table:table-cell table:formula="of:=ABS([.H403])" office:value-type="float" office:value="8.0002441406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9174</text:p>
          </table:table-cell>
          <table:table-cell office:value-type="string">
            <text:p>1448</text:p>
          </table:table-cell>
          <table:table-cell office:value-type="string">
            <text:p>LFP3</text:p>
          </table:table-cell>
          <table:table-cell office:value-type="float" office:value="604717.4">
            <text:p>604717.4</text:p>
          </table:table-cell>
          <table:table-cell office:value-type="float" office:value="224543.65">
            <text:p>224543.65</text:p>
          </table:table-cell>
          <table:table-cell office:value-type="float" office:value="530.51">
            <text:p>530.51</text:p>
          </table:table-cell>
          <table:table-cell office:value-type="float" office:value="530.7199707031">
            <text:p>530.7199707031</text:p>
          </table:table-cell>
          <table:table-cell office:value-type="float" office:value="20.9970703125">
            <text:p>20.9970703125</text:p>
          </table:table-cell>
          <table:table-cell office:value-type="string">
            <text:p>2455</text:p>
          </table:table-cell>
          <table:table-cell table:formula="of:=ABS([.H404])" office:value-type="float" office:value="20.9970703125">
            <text:p>21</text:p>
          </table:table-cell>
          <table:table-cell table:number-columns-repeated="246"/>
        </table:table-row>
        <table:table-row table:style-name="ro1">
          <table:table-cell office:value-type="string">
            <text:p>5359175</text:p>
          </table:table-cell>
          <table:table-cell office:value-type="string">
            <text:p>1449</text:p>
          </table:table-cell>
          <table:table-cell office:value-type="string">
            <text:p>LFP3</text:p>
          </table:table-cell>
          <table:table-cell office:value-type="float" office:value="604790.17">
            <text:p>604790.17</text:p>
          </table:table-cell>
          <table:table-cell office:value-type="float" office:value="224521.83">
            <text:p>224521.83</text:p>
          </table:table-cell>
          <table:table-cell office:value-type="float" office:value="529.79">
            <text:p>529.79</text:p>
          </table:table-cell>
          <table:table-cell office:value-type="float" office:value="529.8200073242">
            <text:p>529.8200073242</text:p>
          </table:table-cell>
          <table:table-cell office:value-type="float" office:value="3.0007324219">
            <text:p>3.0007324219</text:p>
          </table:table-cell>
          <table:table-cell office:value-type="string">
            <text:p>2455</text:p>
          </table:table-cell>
          <table:table-cell table:formula="of:=ABS([.H405])" office:value-type="float" office:value="3.0007324219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9176</text:p>
          </table:table-cell>
          <table:table-cell office:value-type="string">
            <text:p>1450</text:p>
          </table:table-cell>
          <table:table-cell office:value-type="string">
            <text:p>LFP3</text:p>
          </table:table-cell>
          <table:table-cell office:value-type="float" office:value="604878.52">
            <text:p>604878.52</text:p>
          </table:table-cell>
          <table:table-cell office:value-type="float" office:value="224498.43">
            <text:p>224498.43</text:p>
          </table:table-cell>
          <table:table-cell office:value-type="float" office:value="528.62">
            <text:p>528.62</text:p>
          </table:table-cell>
          <table:table-cell office:value-type="float" office:value="528.8200073242">
            <text:p>528.8200073242</text:p>
          </table:table-cell>
          <table:table-cell office:value-type="float" office:value="20.0007324219">
            <text:p>20.0007324219</text:p>
          </table:table-cell>
          <table:table-cell office:value-type="string">
            <text:p>2455</text:p>
          </table:table-cell>
          <table:table-cell table:formula="of:=ABS([.H406])" office:value-type="float" office:value="20.0007324219">
            <text:p>20</text:p>
          </table:table-cell>
          <table:table-cell table:number-columns-repeated="246"/>
        </table:table-row>
        <table:table-row table:style-name="ro1">
          <table:table-cell office:value-type="string">
            <text:p>5359177</text:p>
          </table:table-cell>
          <table:table-cell office:value-type="string">
            <text:p>1451</text:p>
          </table:table-cell>
          <table:table-cell office:value-type="string">
            <text:p>LFP3</text:p>
          </table:table-cell>
          <table:table-cell office:value-type="float" office:value="605071.86">
            <text:p>605071.86</text:p>
          </table:table-cell>
          <table:table-cell office:value-type="float" office:value="224643.94">
            <text:p>224643.94</text:p>
          </table:table-cell>
          <table:table-cell office:value-type="float" office:value="537.93">
            <text:p>537.93</text:p>
          </table:table-cell>
          <table:table-cell office:value-type="float" office:value="538.1099853516">
            <text:p>538.1099853516</text:p>
          </table:table-cell>
          <table:table-cell office:value-type="float" office:value="17.9985351563">
            <text:p>17.9985351563</text:p>
          </table:table-cell>
          <table:table-cell office:value-type="string">
            <text:p>2455</text:p>
          </table:table-cell>
          <table:table-cell table:formula="of:=ABS([.H407])" office:value-type="float" office:value="17.9985351563">
            <text:p>18</text:p>
          </table:table-cell>
          <table:table-cell table:number-columns-repeated="246"/>
        </table:table-row>
        <table:table-row table:style-name="ro1">
          <table:table-cell office:value-type="string">
            <text:p>5359178</text:p>
          </table:table-cell>
          <table:table-cell office:value-type="string">
            <text:p>1452</text:p>
          </table:table-cell>
          <table:table-cell office:value-type="string">
            <text:p>LFP3</text:p>
          </table:table-cell>
          <table:table-cell office:value-type="float" office:value="605334.55">
            <text:p>605334.55</text:p>
          </table:table-cell>
          <table:table-cell office:value-type="float" office:value="224605.12">
            <text:p>224605.12</text:p>
          </table:table-cell>
          <table:table-cell office:value-type="float" office:value="528.25">
            <text:p>528.25</text:p>
          </table:table-cell>
          <table:table-cell office:value-type="float" office:value="528.450012207">
            <text:p>528.450012207</text:p>
          </table:table-cell>
          <table:table-cell office:value-type="float" office:value="20.0012207031">
            <text:p>20.0012207031</text:p>
          </table:table-cell>
          <table:table-cell office:value-type="string">
            <text:p>2455</text:p>
          </table:table-cell>
          <table:table-cell table:formula="of:=ABS([.H408])" office:value-type="float" office:value="20.0012207031">
            <text:p>20</text:p>
          </table:table-cell>
          <table:table-cell table:number-columns-repeated="246"/>
        </table:table-row>
        <table:table-row table:style-name="ro1">
          <table:table-cell office:value-type="string">
            <text:p>5359179</text:p>
          </table:table-cell>
          <table:table-cell office:value-type="string">
            <text:p>1453</text:p>
          </table:table-cell>
          <table:table-cell office:value-type="string">
            <text:p>LFP3</text:p>
          </table:table-cell>
          <table:table-cell office:value-type="float" office:value="605344.05">
            <text:p>605344.05</text:p>
          </table:table-cell>
          <table:table-cell office:value-type="float" office:value="224507.13">
            <text:p>224507.13</text:p>
          </table:table-cell>
          <table:table-cell office:value-type="float" office:value="526.68">
            <text:p>526.68</text:p>
          </table:table-cell>
          <table:table-cell office:value-type="float" office:value="526.8400268555">
            <text:p>526.8400268555</text:p>
          </table:table-cell>
          <table:table-cell office:value-type="float" office:value="16.0026855469">
            <text:p>16.0026855469</text:p>
          </table:table-cell>
          <table:table-cell office:value-type="string">
            <text:p>2455</text:p>
          </table:table-cell>
          <table:table-cell table:formula="of:=ABS([.H409])" office:value-type="float" office:value="16.0026855469">
            <text:p>16</text:p>
          </table:table-cell>
          <table:table-cell table:number-columns-repeated="246"/>
        </table:table-row>
        <table:table-row table:style-name="ro1">
          <table:table-cell office:value-type="string">
            <text:p>5359180</text:p>
          </table:table-cell>
          <table:table-cell office:value-type="string">
            <text:p>1454</text:p>
          </table:table-cell>
          <table:table-cell office:value-type="string">
            <text:p>LFP3</text:p>
          </table:table-cell>
          <table:table-cell office:value-type="float" office:value="605248.7">
            <text:p>605248.7</text:p>
          </table:table-cell>
          <table:table-cell office:value-type="float" office:value="224670.52">
            <text:p>224670.52</text:p>
          </table:table-cell>
          <table:table-cell office:value-type="float" office:value="532.47">
            <text:p>532.47</text:p>
          </table:table-cell>
          <table:table-cell office:value-type="float" office:value="532.6400146484">
            <text:p>532.6400146484</text:p>
          </table:table-cell>
          <table:table-cell office:value-type="float" office:value="17.0014648437">
            <text:p>17.0014648437</text:p>
          </table:table-cell>
          <table:table-cell office:value-type="string">
            <text:p>2455</text:p>
          </table:table-cell>
          <table:table-cell table:formula="of:=ABS([.H410])" office:value-type="float" office:value="17.0014648437">
            <text:p>17</text:p>
          </table:table-cell>
          <table:table-cell table:number-columns-repeated="246"/>
        </table:table-row>
        <table:table-row table:style-name="ro1">
          <table:table-cell office:value-type="string">
            <text:p>5359181</text:p>
          </table:table-cell>
          <table:table-cell office:value-type="string">
            <text:p>1455</text:p>
          </table:table-cell>
          <table:table-cell office:value-type="string">
            <text:p>LFP3</text:p>
          </table:table-cell>
          <table:table-cell office:value-type="float" office:value="605182.01">
            <text:p>605182.01</text:p>
          </table:table-cell>
          <table:table-cell office:value-type="float" office:value="224672.41">
            <text:p>224672.41</text:p>
          </table:table-cell>
          <table:table-cell office:value-type="float" office:value="535.2">
            <text:p>535.2</text:p>
          </table:table-cell>
          <table:table-cell office:value-type="float" office:value="535.0599975586">
            <text:p>535.0599975586</text:p>
          </table:table-cell>
          <table:table-cell office:value-type="float" office:value="-14.0002441406">
            <text:p>-14.0002441406</text:p>
          </table:table-cell>
          <table:table-cell office:value-type="string">
            <text:p>2455</text:p>
          </table:table-cell>
          <table:table-cell table:formula="of:=ABS([.H411])" office:value-type="float" office:value="14.0002441406">
            <text:p>14</text:p>
          </table:table-cell>
          <table:table-cell table:number-columns-repeated="246"/>
        </table:table-row>
        <table:table-row table:style-name="ro1">
          <table:table-cell office:value-type="string">
            <text:p>5359182</text:p>
          </table:table-cell>
          <table:table-cell office:value-type="string">
            <text:p>1456</text:p>
          </table:table-cell>
          <table:table-cell office:value-type="string">
            <text:p>LFP3</text:p>
          </table:table-cell>
          <table:table-cell office:value-type="float" office:value="605174.15">
            <text:p>605174.15</text:p>
          </table:table-cell>
          <table:table-cell office:value-type="float" office:value="224598.25">
            <text:p>224598.25</text:p>
          </table:table-cell>
          <table:table-cell office:value-type="float" office:value="529.77">
            <text:p>529.77</text:p>
          </table:table-cell>
          <table:table-cell office:value-type="float" office:value="529.9600219727">
            <text:p>529.9600219727</text:p>
          </table:table-cell>
          <table:table-cell office:value-type="float" office:value="19.0021972656">
            <text:p>19.0021972656</text:p>
          </table:table-cell>
          <table:table-cell office:value-type="string">
            <text:p>2455</text:p>
          </table:table-cell>
          <table:table-cell table:formula="of:=ABS([.H412])" office:value-type="float" office:value="19.0021972656">
            <text:p>19</text:p>
          </table:table-cell>
          <table:table-cell table:number-columns-repeated="246"/>
        </table:table-row>
        <table:table-row table:style-name="ro1">
          <table:table-cell office:value-type="string">
            <text:p>5359183</text:p>
          </table:table-cell>
          <table:table-cell office:value-type="string">
            <text:p>1457</text:p>
          </table:table-cell>
          <table:table-cell office:value-type="string">
            <text:p>LFP3</text:p>
          </table:table-cell>
          <table:table-cell office:value-type="float" office:value="605137.9">
            <text:p>605137.9</text:p>
          </table:table-cell>
          <table:table-cell office:value-type="float" office:value="224521">
            <text:p>224521</text:p>
          </table:table-cell>
          <table:table-cell office:value-type="float" office:value="523.43">
            <text:p>523.43</text:p>
          </table:table-cell>
          <table:table-cell office:value-type="float" office:value="523.5900268555">
            <text:p>523.5900268555</text:p>
          </table:table-cell>
          <table:table-cell office:value-type="float" office:value="16.0026855469">
            <text:p>16.0026855469</text:p>
          </table:table-cell>
          <table:table-cell office:value-type="string">
            <text:p>2455</text:p>
          </table:table-cell>
          <table:table-cell table:formula="of:=ABS([.H413])" office:value-type="float" office:value="16.0026855469">
            <text:p>16</text:p>
          </table:table-cell>
          <table:table-cell table:number-columns-repeated="246"/>
        </table:table-row>
        <table:table-row table:style-name="ro1">
          <table:table-cell office:value-type="string">
            <text:p>5359184</text:p>
          </table:table-cell>
          <table:table-cell office:value-type="string">
            <text:p>1458</text:p>
          </table:table-cell>
          <table:table-cell office:value-type="string">
            <text:p>LFP3</text:p>
          </table:table-cell>
          <table:table-cell office:value-type="float" office:value="605509.84">
            <text:p>605509.84</text:p>
          </table:table-cell>
          <table:table-cell office:value-type="float" office:value="224530.92">
            <text:p>224530.92</text:p>
          </table:table-cell>
          <table:table-cell office:value-type="float" office:value="532.57">
            <text:p>532.57</text:p>
          </table:table-cell>
          <table:table-cell office:value-type="float" office:value="532.7899780273">
            <text:p>532.7899780273</text:p>
          </table:table-cell>
          <table:table-cell office:value-type="float" office:value="21.9978027344">
            <text:p>21.9978027344</text:p>
          </table:table-cell>
          <table:table-cell office:value-type="string">
            <text:p>2455</text:p>
          </table:table-cell>
          <table:table-cell table:formula="of:=ABS([.H414])" office:value-type="float" office:value="21.9978027344">
            <text:p>22</text:p>
          </table:table-cell>
          <table:table-cell table:number-columns-repeated="246"/>
        </table:table-row>
        <table:table-row table:style-name="ro1">
          <table:table-cell office:value-type="string">
            <text:p>5359185</text:p>
          </table:table-cell>
          <table:table-cell office:value-type="string">
            <text:p>1459</text:p>
          </table:table-cell>
          <table:table-cell office:value-type="string">
            <text:p>LFP3</text:p>
          </table:table-cell>
          <table:table-cell office:value-type="float" office:value="605585.19">
            <text:p>605585.19</text:p>
          </table:table-cell>
          <table:table-cell office:value-type="float" office:value="224539.18">
            <text:p>224539.18</text:p>
          </table:table-cell>
          <table:table-cell office:value-type="float" office:value="532.87">
            <text:p>532.87</text:p>
          </table:table-cell>
          <table:table-cell office:value-type="float" office:value="532.8400268555">
            <text:p>532.8400268555</text:p>
          </table:table-cell>
          <table:table-cell office:value-type="float" office:value="-2.9973144531">
            <text:p>-2.9973144531</text:p>
          </table:table-cell>
          <table:table-cell office:value-type="string">
            <text:p>2455</text:p>
          </table:table-cell>
          <table:table-cell table:formula="of:=ABS([.H415])" office:value-type="float" office:value="2.9973144531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9186</text:p>
          </table:table-cell>
          <table:table-cell office:value-type="string">
            <text:p>1460</text:p>
          </table:table-cell>
          <table:table-cell office:value-type="string">
            <text:p>LFP3</text:p>
          </table:table-cell>
          <table:table-cell office:value-type="float" office:value="605675.13">
            <text:p>605675.13</text:p>
          </table:table-cell>
          <table:table-cell office:value-type="float" office:value="224548.16">
            <text:p>224548.16</text:p>
          </table:table-cell>
          <table:table-cell office:value-type="float" office:value="529.15">
            <text:p>529.15</text:p>
          </table:table-cell>
          <table:table-cell office:value-type="float" office:value="529.3900146484">
            <text:p>529.3900146484</text:p>
          </table:table-cell>
          <table:table-cell office:value-type="float" office:value="24.0014648438">
            <text:p>24.0014648438</text:p>
          </table:table-cell>
          <table:table-cell office:value-type="string">
            <text:p>2455</text:p>
          </table:table-cell>
          <table:table-cell table:formula="of:=ABS([.H416])" office:value-type="float" office:value="24.0014648438">
            <text:p>24</text:p>
          </table:table-cell>
          <table:table-cell table:number-columns-repeated="246"/>
        </table:table-row>
        <table:table-row table:style-name="ro1">
          <table:table-cell office:value-type="string">
            <text:p>5359187</text:p>
          </table:table-cell>
          <table:table-cell office:value-type="string">
            <text:p>1461</text:p>
          </table:table-cell>
          <table:table-cell office:value-type="string">
            <text:p>LFP3</text:p>
          </table:table-cell>
          <table:table-cell office:value-type="float" office:value="605674.27">
            <text:p>605674.27</text:p>
          </table:table-cell>
          <table:table-cell office:value-type="float" office:value="224654.29">
            <text:p>224654.29</text:p>
          </table:table-cell>
          <table:table-cell office:value-type="float" office:value="539.62">
            <text:p>539.62</text:p>
          </table:table-cell>
          <table:table-cell office:value-type="float" office:value="539.8099975586">
            <text:p>539.8099975586</text:p>
          </table:table-cell>
          <table:table-cell office:value-type="float" office:value="18.9997558594">
            <text:p>18.9997558594</text:p>
          </table:table-cell>
          <table:table-cell office:value-type="string">
            <text:p>2455</text:p>
          </table:table-cell>
          <table:table-cell table:formula="of:=ABS([.H417])" office:value-type="float" office:value="18.9997558594">
            <text:p>19</text:p>
          </table:table-cell>
          <table:table-cell table:number-columns-repeated="246"/>
        </table:table-row>
        <table:table-row table:style-name="ro1">
          <table:table-cell office:value-type="string">
            <text:p>5359188</text:p>
          </table:table-cell>
          <table:table-cell office:value-type="string">
            <text:p>1462</text:p>
          </table:table-cell>
          <table:table-cell office:value-type="string">
            <text:p>LFP3</text:p>
          </table:table-cell>
          <table:table-cell office:value-type="float" office:value="604913.03">
            <text:p>604913.03</text:p>
          </table:table-cell>
          <table:table-cell office:value-type="float" office:value="224739.94">
            <text:p>224739.94</text:p>
          </table:table-cell>
          <table:table-cell office:value-type="float" office:value="552.46">
            <text:p>552.46</text:p>
          </table:table-cell>
          <table:table-cell office:value-type="float" office:value="552.3800048828">
            <text:p>552.3800048828</text:p>
          </table:table-cell>
          <table:table-cell office:value-type="float" office:value="-7.9995117188">
            <text:p>-7.9995117188</text:p>
          </table:table-cell>
          <table:table-cell office:value-type="string">
            <text:p>2455</text:p>
          </table:table-cell>
          <table:table-cell table:formula="of:=ABS([.H418])" office:value-type="float" office:value="7.9995117188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9189</text:p>
          </table:table-cell>
          <table:table-cell office:value-type="string">
            <text:p>1463</text:p>
          </table:table-cell>
          <table:table-cell office:value-type="string">
            <text:p>LFP3</text:p>
          </table:table-cell>
          <table:table-cell office:value-type="float" office:value="605008.89">
            <text:p>605008.89</text:p>
          </table:table-cell>
          <table:table-cell office:value-type="float" office:value="224783.19">
            <text:p>224783.19</text:p>
          </table:table-cell>
          <table:table-cell office:value-type="float" office:value="551.84">
            <text:p>551.84</text:p>
          </table:table-cell>
          <table:table-cell office:value-type="float" office:value="551.75">
            <text:p>551.75</text:p>
          </table:table-cell>
          <table:table-cell office:value-type="float" office:value="-9">
            <text:p>-9</text:p>
          </table:table-cell>
          <table:table-cell office:value-type="string">
            <text:p>2455</text:p>
          </table:table-cell>
          <table:table-cell table:formula="of:=ABS([.H419])" office:value-type="float" office:value="9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9190</text:p>
          </table:table-cell>
          <table:table-cell office:value-type="string">
            <text:p>1464</text:p>
          </table:table-cell>
          <table:table-cell office:value-type="string">
            <text:p>LFP3</text:p>
          </table:table-cell>
          <table:table-cell office:value-type="float" office:value="605344.04">
            <text:p>605344.04</text:p>
          </table:table-cell>
          <table:table-cell office:value-type="float" office:value="224698.63">
            <text:p>224698.63</text:p>
          </table:table-cell>
          <table:table-cell office:value-type="float" office:value="534.07">
            <text:p>534.07</text:p>
          </table:table-cell>
          <table:table-cell office:value-type="float" office:value="534.1900024414">
            <text:p>534.1900024414</text:p>
          </table:table-cell>
          <table:table-cell office:value-type="float" office:value="12.0002441406">
            <text:p>12.0002441406</text:p>
          </table:table-cell>
          <table:table-cell office:value-type="string">
            <text:p>2455</text:p>
          </table:table-cell>
          <table:table-cell table:formula="of:=ABS([.H420])" office:value-type="float" office:value="12.0002441406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59191</text:p>
          </table:table-cell>
          <table:table-cell office:value-type="string">
            <text:p>1465</text:p>
          </table:table-cell>
          <table:table-cell office:value-type="string">
            <text:p>LFP3</text:p>
          </table:table-cell>
          <table:table-cell office:value-type="float" office:value="605202.98">
            <text:p>605202.98</text:p>
          </table:table-cell>
          <table:table-cell office:value-type="float" office:value="224809.37">
            <text:p>224809.37</text:p>
          </table:table-cell>
          <table:table-cell office:value-type="float" office:value="544.05">
            <text:p>544.05</text:p>
          </table:table-cell>
          <table:table-cell office:value-type="float" office:value="544.1099853516">
            <text:p>544.1099853516</text:p>
          </table:table-cell>
          <table:table-cell office:value-type="float" office:value="5.9985351563">
            <text:p>5.9985351563</text:p>
          </table:table-cell>
          <table:table-cell office:value-type="string">
            <text:p>2455</text:p>
          </table:table-cell>
          <table:table-cell table:formula="of:=ABS([.H421])" office:value-type="float" office:value="5.9985351563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9192</text:p>
          </table:table-cell>
          <table:table-cell office:value-type="string">
            <text:p>1466</text:p>
          </table:table-cell>
          <table:table-cell office:value-type="string">
            <text:p>LFP3</text:p>
          </table:table-cell>
          <table:table-cell office:value-type="float" office:value="605290.18">
            <text:p>605290.18</text:p>
          </table:table-cell>
          <table:table-cell office:value-type="float" office:value="224893.75">
            <text:p>224893.75</text:p>
          </table:table-cell>
          <table:table-cell office:value-type="float" office:value="546.46">
            <text:p>546.46</text:p>
          </table:table-cell>
          <table:table-cell office:value-type="float" office:value="546.5">
            <text:p>546.5</text:p>
          </table:table-cell>
          <table:table-cell office:value-type="float" office:value="4">
            <text:p>4</text:p>
          </table:table-cell>
          <table:table-cell office:value-type="string">
            <text:p>2455</text:p>
          </table:table-cell>
          <table:table-cell table:formula="of:=ABS([.H422])" office:value-type="float" office:value="4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9193</text:p>
          </table:table-cell>
          <table:table-cell office:value-type="string">
            <text:p>1467</text:p>
          </table:table-cell>
          <table:table-cell office:value-type="string">
            <text:p>LFP3</text:p>
          </table:table-cell>
          <table:table-cell office:value-type="float" office:value="605469.3">
            <text:p>605469.3</text:p>
          </table:table-cell>
          <table:table-cell office:value-type="float" office:value="224727.28">
            <text:p>224727.28</text:p>
          </table:table-cell>
          <table:table-cell office:value-type="float" office:value="546.47">
            <text:p>546.47</text:p>
          </table:table-cell>
          <table:table-cell office:value-type="float" office:value="546.549987793">
            <text:p>546.549987793</text:p>
          </table:table-cell>
          <table:table-cell office:value-type="float" office:value="7.9987792969">
            <text:p>7.9987792969</text:p>
          </table:table-cell>
          <table:table-cell office:value-type="string">
            <text:p>2455</text:p>
          </table:table-cell>
          <table:table-cell table:formula="of:=ABS([.H423])" office:value-type="float" office:value="7.9987792969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9194</text:p>
          </table:table-cell>
          <table:table-cell office:value-type="string">
            <text:p>1468</text:p>
          </table:table-cell>
          <table:table-cell office:value-type="string">
            <text:p>LFP3</text:p>
          </table:table-cell>
          <table:table-cell office:value-type="float" office:value="605465">
            <text:p>605465</text:p>
          </table:table-cell>
          <table:table-cell office:value-type="float" office:value="224840.94">
            <text:p>224840.94</text:p>
          </table:table-cell>
          <table:table-cell office:value-type="float" office:value="556.34">
            <text:p>556.34</text:p>
          </table:table-cell>
          <table:table-cell office:value-type="float" office:value="556.3699951172">
            <text:p>556.3699951172</text:p>
          </table:table-cell>
          <table:table-cell office:value-type="float" office:value="2.9995117187">
            <text:p>2.9995117187</text:p>
          </table:table-cell>
          <table:table-cell office:value-type="string">
            <text:p>2455</text:p>
          </table:table-cell>
          <table:table-cell table:formula="of:=ABS([.H424])" office:value-type="float" office:value="2.9995117187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9195</text:p>
          </table:table-cell>
          <table:table-cell office:value-type="string">
            <text:p>1469</text:p>
          </table:table-cell>
          <table:table-cell office:value-type="string">
            <text:p>LFP3</text:p>
          </table:table-cell>
          <table:table-cell office:value-type="float" office:value="605523.57">
            <text:p>605523.57</text:p>
          </table:table-cell>
          <table:table-cell office:value-type="float" office:value="224785.22">
            <text:p>224785.22</text:p>
          </table:table-cell>
          <table:table-cell office:value-type="float" office:value="558.02">
            <text:p>558.02</text:p>
          </table:table-cell>
          <table:table-cell office:value-type="float" office:value="558.1300048828">
            <text:p>558.1300048828</text:p>
          </table:table-cell>
          <table:table-cell office:value-type="float" office:value="11.0004882813">
            <text:p>11.0004882813</text:p>
          </table:table-cell>
          <table:table-cell office:value-type="string">
            <text:p>2455</text:p>
          </table:table-cell>
          <table:table-cell table:formula="of:=ABS([.H425])" office:value-type="float" office:value="11.0004882813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9196</text:p>
          </table:table-cell>
          <table:table-cell office:value-type="string">
            <text:p>1470</text:p>
          </table:table-cell>
          <table:table-cell office:value-type="string">
            <text:p>LFP3</text:p>
          </table:table-cell>
          <table:table-cell office:value-type="float" office:value="604580.071">
            <text:p>604580.071</text:p>
          </table:table-cell>
          <table:table-cell office:value-type="float" office:value="222984.267">
            <text:p>222984.267</text:p>
          </table:table-cell>
          <table:table-cell office:value-type="float" office:value="481.189">
            <text:p>481.189</text:p>
          </table:table-cell>
          <table:table-cell office:value-type="float" office:value="481.2300109863">
            <text:p>481.2300109863</text:p>
          </table:table-cell>
          <table:table-cell office:value-type="float" office:value="4.1010986328">
            <text:p>4.1010986328</text:p>
          </table:table-cell>
          <table:table-cell office:value-type="string">
            <text:p>2455</text:p>
          </table:table-cell>
          <table:table-cell table:formula="of:=ABS([.H426])" office:value-type="float" office:value="4.1010986328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9197</text:p>
          </table:table-cell>
          <table:table-cell office:value-type="string">
            <text:p>1471</text:p>
          </table:table-cell>
          <table:table-cell office:value-type="string">
            <text:p>LFP3</text:p>
          </table:table-cell>
          <table:table-cell office:value-type="float" office:value="604468.92">
            <text:p>604468.92</text:p>
          </table:table-cell>
          <table:table-cell office:value-type="float" office:value="222893.83">
            <text:p>222893.83</text:p>
          </table:table-cell>
          <table:table-cell office:value-type="float" office:value="483.67">
            <text:p>483.67</text:p>
          </table:table-cell>
          <table:table-cell office:value-type="float" office:value="483.8900146484">
            <text:p>483.8900146484</text:p>
          </table:table-cell>
          <table:table-cell office:value-type="float" office:value="22.0014648437">
            <text:p>22.0014648437</text:p>
          </table:table-cell>
          <table:table-cell office:value-type="string">
            <text:p>2455</text:p>
          </table:table-cell>
          <table:table-cell table:formula="of:=ABS([.H427])" office:value-type="float" office:value="22.0014648437">
            <text:p>22</text:p>
          </table:table-cell>
          <table:table-cell table:number-columns-repeated="246"/>
        </table:table-row>
        <table:table-row table:style-name="ro1">
          <table:table-cell office:value-type="string">
            <text:p>5359198</text:p>
          </table:table-cell>
          <table:table-cell office:value-type="string">
            <text:p>1482</text:p>
          </table:table-cell>
          <table:table-cell office:value-type="string">
            <text:p>LFP3</text:p>
          </table:table-cell>
          <table:table-cell office:value-type="float" office:value="605418.841">
            <text:p>605418.841</text:p>
          </table:table-cell>
          <table:table-cell office:value-type="float" office:value="223245.266">
            <text:p>223245.266</text:p>
          </table:table-cell>
          <table:table-cell office:value-type="float" office:value="479.823">
            <text:p>479.823</text:p>
          </table:table-cell>
          <table:table-cell office:value-type="float" office:value="479.7900085449">
            <text:p>479.7900085449</text:p>
          </table:table-cell>
          <table:table-cell office:value-type="float" office:value="-3.2991455078">
            <text:p>-3.2991455078</text:p>
          </table:table-cell>
          <table:table-cell office:value-type="string">
            <text:p>2455</text:p>
          </table:table-cell>
          <table:table-cell table:formula="of:=ABS([.H428])" office:value-type="float" office:value="3.2991455078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9199</text:p>
          </table:table-cell>
          <table:table-cell office:value-type="string">
            <text:p>1483</text:p>
          </table:table-cell>
          <table:table-cell office:value-type="string">
            <text:p>LFP3</text:p>
          </table:table-cell>
          <table:table-cell office:value-type="float" office:value="605351.158">
            <text:p>605351.158</text:p>
          </table:table-cell>
          <table:table-cell office:value-type="float" office:value="223411.199">
            <text:p>223411.199</text:p>
          </table:table-cell>
          <table:table-cell office:value-type="float" office:value="478.31">
            <text:p>478.31</text:p>
          </table:table-cell>
          <table:table-cell office:value-type="float" office:value="478.299987793">
            <text:p>478.299987793</text:p>
          </table:table-cell>
          <table:table-cell office:value-type="float" office:value="-1.0012207031">
            <text:p>-1.0012207031</text:p>
          </table:table-cell>
          <table:table-cell office:value-type="string">
            <text:p>2455</text:p>
          </table:table-cell>
          <table:table-cell table:formula="of:=ABS([.H429])" office:value-type="float" office:value="1.0012207031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9200</text:p>
          </table:table-cell>
          <table:table-cell office:value-type="string">
            <text:p>1484</text:p>
          </table:table-cell>
          <table:table-cell office:value-type="string">
            <text:p>LFP3</text:p>
          </table:table-cell>
          <table:table-cell office:value-type="float" office:value="605332.936">
            <text:p>605332.936</text:p>
          </table:table-cell>
          <table:table-cell office:value-type="float" office:value="223476.765">
            <text:p>223476.765</text:p>
          </table:table-cell>
          <table:table-cell office:value-type="float" office:value="478.98">
            <text:p>478.98</text:p>
          </table:table-cell>
          <table:table-cell office:value-type="float" office:value="478.950012207">
            <text:p>478.950012207</text:p>
          </table:table-cell>
          <table:table-cell office:value-type="float" office:value="-2.9987792969">
            <text:p>-2.9987792969</text:p>
          </table:table-cell>
          <table:table-cell office:value-type="string">
            <text:p>2455</text:p>
          </table:table-cell>
          <table:table-cell table:formula="of:=ABS([.H430])" office:value-type="float" office:value="2.9987792969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9201</text:p>
          </table:table-cell>
          <table:table-cell office:value-type="string">
            <text:p>1485</text:p>
          </table:table-cell>
          <table:table-cell office:value-type="string">
            <text:p>LFP3</text:p>
          </table:table-cell>
          <table:table-cell office:value-type="float" office:value="604583.101">
            <text:p>604583.101</text:p>
          </table:table-cell>
          <table:table-cell office:value-type="float" office:value="222773.725">
            <text:p>222773.725</text:p>
          </table:table-cell>
          <table:table-cell office:value-type="float" office:value="503.365">
            <text:p>503.365</text:p>
          </table:table-cell>
          <table:table-cell office:value-type="float" office:value="503.3999938965">
            <text:p>503.3999938965</text:p>
          </table:table-cell>
          <table:table-cell office:value-type="float" office:value="3.4993896484">
            <text:p>3.4993896484</text:p>
          </table:table-cell>
          <table:table-cell office:value-type="string">
            <text:p>2455</text:p>
          </table:table-cell>
          <table:table-cell table:formula="of:=ABS([.H431])" office:value-type="float" office:value="3.4993896484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9202</text:p>
          </table:table-cell>
          <table:table-cell office:value-type="string">
            <text:p>1486</text:p>
          </table:table-cell>
          <table:table-cell office:value-type="string">
            <text:p>LFP3</text:p>
          </table:table-cell>
          <table:table-cell office:value-type="float" office:value="605357.923">
            <text:p>605357.923</text:p>
          </table:table-cell>
          <table:table-cell office:value-type="float" office:value="223513.187">
            <text:p>223513.187</text:p>
          </table:table-cell>
          <table:table-cell office:value-type="float" office:value="479.381">
            <text:p>479.381</text:p>
          </table:table-cell>
          <table:table-cell office:value-type="float" office:value="479.3200073242">
            <text:p>479.3200073242</text:p>
          </table:table-cell>
          <table:table-cell office:value-type="float" office:value="-6.0992675781">
            <text:p>-6.0992675781</text:p>
          </table:table-cell>
          <table:table-cell office:value-type="string">
            <text:p>2455</text:p>
          </table:table-cell>
          <table:table-cell table:formula="of:=ABS([.H432])" office:value-type="float" office:value="6.0992675781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9203</text:p>
          </table:table-cell>
          <table:table-cell office:value-type="string">
            <text:p>1487</text:p>
          </table:table-cell>
          <table:table-cell office:value-type="string">
            <text:p>LFP3</text:p>
          </table:table-cell>
          <table:table-cell office:value-type="float" office:value="605339.265">
            <text:p>605339.265</text:p>
          </table:table-cell>
          <table:table-cell office:value-type="float" office:value="223562.868">
            <text:p>223562.868</text:p>
          </table:table-cell>
          <table:table-cell office:value-type="float" office:value="482.758">
            <text:p>482.758</text:p>
          </table:table-cell>
          <table:table-cell office:value-type="float" office:value="482.6199951172">
            <text:p>482.6199951172</text:p>
          </table:table-cell>
          <table:table-cell office:value-type="float" office:value="-13.8004882812">
            <text:p>-13.8004882812</text:p>
          </table:table-cell>
          <table:table-cell office:value-type="string">
            <text:p>2455</text:p>
          </table:table-cell>
          <table:table-cell table:formula="of:=ABS([.H433])" office:value-type="float" office:value="13.8004882812">
            <text:p>14</text:p>
          </table:table-cell>
          <table:table-cell table:number-columns-repeated="246"/>
        </table:table-row>
        <table:table-row table:style-name="ro1">
          <table:table-cell office:value-type="string">
            <text:p>5359204</text:p>
          </table:table-cell>
          <table:table-cell office:value-type="string">
            <text:p>1488</text:p>
          </table:table-cell>
          <table:table-cell office:value-type="string">
            <text:p>LFP3</text:p>
          </table:table-cell>
          <table:table-cell office:value-type="float" office:value="605348.774">
            <text:p>605348.774</text:p>
          </table:table-cell>
          <table:table-cell office:value-type="float" office:value="223597.437">
            <text:p>223597.437</text:p>
          </table:table-cell>
          <table:table-cell office:value-type="float" office:value="486.151">
            <text:p>486.151</text:p>
          </table:table-cell>
          <table:table-cell office:value-type="float" office:value="486.3099975586">
            <text:p>486.3099975586</text:p>
          </table:table-cell>
          <table:table-cell office:value-type="float" office:value="15.8997558594">
            <text:p>15.8997558594</text:p>
          </table:table-cell>
          <table:table-cell office:value-type="string">
            <text:p>2455</text:p>
          </table:table-cell>
          <table:table-cell table:formula="of:=ABS([.H434])" office:value-type="float" office:value="15.8997558594">
            <text:p>16</text:p>
          </table:table-cell>
          <table:table-cell table:number-columns-repeated="246"/>
        </table:table-row>
        <table:table-row table:style-name="ro1">
          <table:table-cell office:value-type="string">
            <text:p>5359205</text:p>
          </table:table-cell>
          <table:table-cell office:value-type="string">
            <text:p>1489</text:p>
          </table:table-cell>
          <table:table-cell office:value-type="string">
            <text:p>LFP3</text:p>
          </table:table-cell>
          <table:table-cell office:value-type="float" office:value="605288.747">
            <text:p>605288.747</text:p>
          </table:table-cell>
          <table:table-cell office:value-type="float" office:value="223584.435">
            <text:p>223584.435</text:p>
          </table:table-cell>
          <table:table-cell office:value-type="float" office:value="487.237">
            <text:p>487.237</text:p>
          </table:table-cell>
          <table:table-cell office:value-type="float" office:value="487.200012207">
            <text:p>487.200012207</text:p>
          </table:table-cell>
          <table:table-cell office:value-type="float" office:value="-3.6987792969">
            <text:p>-3.6987792969</text:p>
          </table:table-cell>
          <table:table-cell office:value-type="string">
            <text:p>2455</text:p>
          </table:table-cell>
          <table:table-cell table:formula="of:=ABS([.H435])" office:value-type="float" office:value="3.6987792969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1862</text:p>
          </table:table-cell>
          <table:table-cell office:value-type="string">
            <text:p>11271250</text:p>
          </table:table-cell>
          <table:table-cell office:value-type="string">
            <text:p>LFP2</text:p>
          </table:table-cell>
          <table:table-cell office:value-type="float" office:value="605969.07">
            <text:p>605969.07</text:p>
          </table:table-cell>
          <table:table-cell office:value-type="float" office:value="224752.11">
            <text:p>224752.11</text:p>
          </table:table-cell>
          <table:table-cell office:value-type="float" office:value="550.73">
            <text:p>550.73</text:p>
          </table:table-cell>
          <table:table-cell office:value-type="float" office:value="550.8400268555">
            <text:p>550.8400268555</text:p>
          </table:table-cell>
          <table:table-cell office:value-type="float" office:value="11.0026855469">
            <text:p>11.0026855469</text:p>
          </table:table-cell>
          <table:table-cell office:value-type="string">
            <text:p>2526</text:p>
          </table:table-cell>
          <table:table-cell table:formula="of:=ABS([.H436])" office:value-type="float" office:value="11.0026855469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41863</text:p>
          </table:table-cell>
          <table:table-cell office:value-type="string">
            <text:p>11272290</text:p>
          </table:table-cell>
          <table:table-cell office:value-type="string">
            <text:p>LFP2</text:p>
          </table:table-cell>
          <table:table-cell office:value-type="float" office:value="606450.84">
            <text:p>606450.84</text:p>
          </table:table-cell>
          <table:table-cell office:value-type="float" office:value="225808.04">
            <text:p>225808.04</text:p>
          </table:table-cell>
          <table:table-cell office:value-type="float" office:value="534.72">
            <text:p>534.72</text:p>
          </table:table-cell>
          <table:table-cell office:value-type="float" office:value="534.7199707031">
            <text:p>534.7199707031</text:p>
          </table:table-cell>
          <table:table-cell office:value-type="float" office:value="-0.0029296875">
            <text:p>-0.0029296875</text:p>
          </table:table-cell>
          <table:table-cell office:value-type="string">
            <text:p>2526</text:p>
          </table:table-cell>
          <table:table-cell table:formula="of:=ABS([.H437])" office:value-type="float" office:value="0.0029296875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1864</text:p>
          </table:table-cell>
          <table:table-cell office:value-type="string">
            <text:p>11272370</text:p>
          </table:table-cell>
          <table:table-cell office:value-type="string">
            <text:p>LFP2</text:p>
          </table:table-cell>
          <table:table-cell office:value-type="float" office:value="607319.96">
            <text:p>607319.96</text:p>
          </table:table-cell>
          <table:table-cell office:value-type="float" office:value="223979.59">
            <text:p>223979.59</text:p>
          </table:table-cell>
          <table:table-cell office:value-type="float" office:value="462.55">
            <text:p>462.55</text:p>
          </table:table-cell>
          <table:table-cell office:value-type="float" office:value="462.6400146484">
            <text:p>462.6400146484</text:p>
          </table:table-cell>
          <table:table-cell office:value-type="float" office:value="9.0014648437">
            <text:p>9.0014648437</text:p>
          </table:table-cell>
          <table:table-cell office:value-type="string">
            <text:p>2526</text:p>
          </table:table-cell>
          <table:table-cell table:formula="of:=ABS([.H438])" office:value-type="float" office:value="9.0014648437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41865</text:p>
          </table:table-cell>
          <table:table-cell office:value-type="string">
            <text:p>11272396</text:p>
          </table:table-cell>
          <table:table-cell office:value-type="string">
            <text:p>LFP2</text:p>
          </table:table-cell>
          <table:table-cell office:value-type="float" office:value="606708.78">
            <text:p>606708.78</text:p>
          </table:table-cell>
          <table:table-cell office:value-type="float" office:value="223743.73">
            <text:p>223743.73</text:p>
          </table:table-cell>
          <table:table-cell office:value-type="float" office:value="516.7">
            <text:p>516.7</text:p>
          </table:table-cell>
          <table:table-cell office:value-type="float" office:value="463.0899963379">
            <text:p>463.0899963379</text:p>
          </table:table-cell>
          <table:table-cell office:value-type="float" office:value="-5361.0003662109">
            <text:p>-5361.0003662109</text:p>
          </table:table-cell>
          <table:table-cell office:value-type="string">
            <text:p>2526</text:p>
          </table:table-cell>
          <table:table-cell table:formula="of:=ABS([.H439])" office:value-type="float" office:value="5361.0003662109">
            <text:p>5361</text:p>
          </table:table-cell>
          <table:table-cell table:number-columns-repeated="246"/>
        </table:table-row>
        <table:table-row table:style-name="ro1">
          <table:table-cell office:value-type="string">
            <text:p>5341869</text:p>
          </table:table-cell>
          <table:table-cell office:value-type="string">
            <text:p>24552390</text:p>
          </table:table-cell>
          <table:table-cell office:value-type="string">
            <text:p>LFP3</text:p>
          </table:table-cell>
          <table:table-cell office:value-type="float" office:value="606376.57">
            <text:p>606376.57</text:p>
          </table:table-cell>
          <table:table-cell office:value-type="float" office:value="223350.46">
            <text:p>223350.46</text:p>
          </table:table-cell>
          <table:table-cell office:value-type="float" office:value="469.81">
            <text:p>469.81</text:p>
          </table:table-cell>
          <table:table-cell office:value-type="float" office:value="469.7600097656">
            <text:p>469.7600097656</text:p>
          </table:table-cell>
          <table:table-cell office:value-type="float" office:value="-4.9990234375">
            <text:p>-4.9990234375</text:p>
          </table:table-cell>
          <table:table-cell office:value-type="string">
            <text:p>2526</text:p>
          </table:table-cell>
          <table:table-cell table:formula="of:=ABS([.H440])" office:value-type="float" office:value="4.9990234375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1870</text:p>
          </table:table-cell>
          <table:table-cell office:value-type="string">
            <text:p>24553800</text:p>
          </table:table-cell>
          <table:table-cell office:value-type="string">
            <text:p>LFP3</text:p>
          </table:table-cell>
          <table:table-cell office:value-type="float" office:value="605465">
            <text:p>605465</text:p>
          </table:table-cell>
          <table:table-cell office:value-type="float" office:value="224840.94">
            <text:p>224840.94</text:p>
          </table:table-cell>
          <table:table-cell office:value-type="float" office:value="556.34">
            <text:p>556.34</text:p>
          </table:table-cell>
          <table:table-cell office:value-type="float" office:value="556.3699951172">
            <text:p>556.3699951172</text:p>
          </table:table-cell>
          <table:table-cell office:value-type="float" office:value="2.9995117187">
            <text:p>2.9995117187</text:p>
          </table:table-cell>
          <table:table-cell office:value-type="string">
            <text:p>2526</text:p>
          </table:table-cell>
          <table:table-cell table:formula="of:=ABS([.H441])" office:value-type="float" office:value="2.9995117187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1871</text:p>
          </table:table-cell>
          <table:table-cell office:value-type="string">
            <text:p>24553900</text:p>
          </table:table-cell>
          <table:table-cell office:value-type="string">
            <text:p>LFP3</text:p>
          </table:table-cell>
          <table:table-cell office:value-type="float" office:value="605523.57">
            <text:p>605523.57</text:p>
          </table:table-cell>
          <table:table-cell office:value-type="float" office:value="224785.22">
            <text:p>224785.22</text:p>
          </table:table-cell>
          <table:table-cell office:value-type="float" office:value="558.02">
            <text:p>558.02</text:p>
          </table:table-cell>
          <table:table-cell office:value-type="float" office:value="558.1300048828">
            <text:p>558.1300048828</text:p>
          </table:table-cell>
          <table:table-cell office:value-type="float" office:value="11.0004882813">
            <text:p>11.0004882813</text:p>
          </table:table-cell>
          <table:table-cell office:value-type="string">
            <text:p>2526</text:p>
          </table:table-cell>
          <table:table-cell table:formula="of:=ABS([.H442])" office:value-type="float" office:value="11.0004882813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41872</text:p>
          </table:table-cell>
          <table:table-cell office:value-type="string">
            <text:p>24554030</text:p>
          </table:table-cell>
          <table:table-cell office:value-type="string">
            <text:p>LFP3</text:p>
          </table:table-cell>
          <table:table-cell office:value-type="float" office:value="606163.72">
            <text:p>606163.72</text:p>
          </table:table-cell>
          <table:table-cell office:value-type="float" office:value="223823.81">
            <text:p>223823.81</text:p>
          </table:table-cell>
          <table:table-cell office:value-type="float" office:value="491.37">
            <text:p>491.37</text:p>
          </table:table-cell>
          <table:table-cell office:value-type="float" office:value="491.3299865723">
            <text:p>491.3299865723</text:p>
          </table:table-cell>
          <table:table-cell office:value-type="float" office:value="-4.0013427734">
            <text:p>-4.0013427734</text:p>
          </table:table-cell>
          <table:table-cell office:value-type="string">
            <text:p>2526</text:p>
          </table:table-cell>
          <table:table-cell table:formula="of:=ABS([.H443])" office:value-type="float" office:value="4.0013427734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1873</text:p>
          </table:table-cell>
          <table:table-cell office:value-type="string">
            <text:p>24554070</text:p>
          </table:table-cell>
          <table:table-cell office:value-type="string">
            <text:p>LFP3</text:p>
          </table:table-cell>
          <table:table-cell office:value-type="float" office:value="606190.18">
            <text:p>606190.18</text:p>
          </table:table-cell>
          <table:table-cell office:value-type="float" office:value="223499.83">
            <text:p>223499.83</text:p>
          </table:table-cell>
          <table:table-cell office:value-type="float" office:value="466.94">
            <text:p>466.94</text:p>
          </table:table-cell>
          <table:table-cell office:value-type="float" office:value="467.049987793">
            <text:p>467.049987793</text:p>
          </table:table-cell>
          <table:table-cell office:value-type="float" office:value="10.9987792969">
            <text:p>10.9987792969</text:p>
          </table:table-cell>
          <table:table-cell office:value-type="string">
            <text:p>2526</text:p>
          </table:table-cell>
          <table:table-cell table:formula="of:=ABS([.H444])" office:value-type="float" office:value="10.9987792969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41874</text:p>
          </table:table-cell>
          <table:table-cell office:value-type="string">
            <text:p>24554130</text:p>
          </table:table-cell>
          <table:table-cell office:value-type="string">
            <text:p>LFP3</text:p>
          </table:table-cell>
          <table:table-cell office:value-type="float" office:value="605886.71">
            <text:p>605886.71</text:p>
          </table:table-cell>
          <table:table-cell office:value-type="float" office:value="224130.32">
            <text:p>224130.32</text:p>
          </table:table-cell>
          <table:table-cell office:value-type="float" office:value="513.1">
            <text:p>513.1</text:p>
          </table:table-cell>
          <table:table-cell office:value-type="float" office:value="513.1199951172">
            <text:p>513.1199951172</text:p>
          </table:table-cell>
          <table:table-cell office:value-type="float" office:value="1.9995117187">
            <text:p>1.9995117187</text:p>
          </table:table-cell>
          <table:table-cell office:value-type="string">
            <text:p>2526</text:p>
          </table:table-cell>
          <table:table-cell table:formula="of:=ABS([.H445])" office:value-type="float" office:value="1.9995117187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1875</text:p>
          </table:table-cell>
          <table:table-cell office:value-type="string">
            <text:p>25130864</text:p>
          </table:table-cell>
          <table:table-cell office:value-type="string">
            <text:p>LFP3</text:p>
          </table:table-cell>
          <table:table-cell office:value-type="float" office:value="606345.56">
            <text:p>606345.56</text:p>
          </table:table-cell>
          <table:table-cell office:value-type="float" office:value="226360.96">
            <text:p>226360.96</text:p>
          </table:table-cell>
          <table:table-cell office:value-type="float" office:value="501.55">
            <text:p>501.55</text:p>
          </table:table-cell>
          <table:table-cell office:value-type="float" office:value="501.0899963379">
            <text:p>501.0899963379</text:p>
          </table:table-cell>
          <table:table-cell office:value-type="float" office:value="-46.0003662109">
            <text:p>-46.0003662109</text:p>
          </table:table-cell>
          <table:table-cell office:value-type="string">
            <text:p>2526</text:p>
          </table:table-cell>
          <table:table-cell table:formula="of:=ABS([.H446])" office:value-type="float" office:value="46.0003662109">
            <text:p>46</text:p>
          </table:table-cell>
          <table:table-cell table:number-columns-repeated="246"/>
        </table:table-row>
        <table:table-row table:style-name="ro1">
          <table:table-cell office:value-type="string">
            <text:p>5341876</text:p>
          </table:table-cell>
          <table:table-cell office:value-type="string">
            <text:p>25130880</text:p>
          </table:table-cell>
          <table:table-cell office:value-type="string">
            <text:p>LFP3</text:p>
          </table:table-cell>
          <table:table-cell office:value-type="float" office:value="606728.059">
            <text:p>606728.059</text:p>
          </table:table-cell>
          <table:table-cell office:value-type="float" office:value="225754.14">
            <text:p>225754.14</text:p>
          </table:table-cell>
          <table:table-cell office:value-type="float" office:value="535.64">
            <text:p>535.64</text:p>
          </table:table-cell>
          <table:table-cell office:value-type="float" office:value="535.1699829102">
            <text:p>535.1699829102</text:p>
          </table:table-cell>
          <table:table-cell office:value-type="float" office:value="-47.0017089844">
            <text:p>-47.0017089844</text:p>
          </table:table-cell>
          <table:table-cell office:value-type="string">
            <text:p>2526</text:p>
          </table:table-cell>
          <table:table-cell table:formula="of:=ABS([.H447])" office:value-type="float" office:value="47.0017089844">
            <text:p>47</text:p>
          </table:table-cell>
          <table:table-cell table:number-columns-repeated="246"/>
        </table:table-row>
        <table:table-row table:style-name="ro1">
          <table:table-cell office:value-type="string">
            <text:p>5341877</text:p>
          </table:table-cell>
          <table:table-cell office:value-type="string">
            <text:p>25130901</text:p>
          </table:table-cell>
          <table:table-cell office:value-type="string">
            <text:p>LFP3</text:p>
          </table:table-cell>
          <table:table-cell office:value-type="float" office:value="605837.28">
            <text:p>605837.28</text:p>
          </table:table-cell>
          <table:table-cell office:value-type="float" office:value="225367.28">
            <text:p>225367.28</text:p>
          </table:table-cell>
          <table:table-cell office:value-type="float" office:value="543.49">
            <text:p>543.49</text:p>
          </table:table-cell>
          <table:table-cell office:value-type="float" office:value="542.8200073242">
            <text:p>542.8200073242</text:p>
          </table:table-cell>
          <table:table-cell office:value-type="float" office:value="-66.9992675781">
            <text:p>-66.9992675781</text:p>
          </table:table-cell>
          <table:table-cell office:value-type="string">
            <text:p>2526</text:p>
          </table:table-cell>
          <table:table-cell table:formula="of:=ABS([.H448])" office:value-type="float" office:value="66.9992675781">
            <text:p>67</text:p>
          </table:table-cell>
          <table:table-cell table:number-columns-repeated="246"/>
        </table:table-row>
        <table:table-row table:style-name="ro1">
          <table:table-cell office:value-type="string">
            <text:p>5341878</text:p>
          </table:table-cell>
          <table:table-cell office:value-type="string">
            <text:p>25130902</text:p>
          </table:table-cell>
          <table:table-cell office:value-type="string">
            <text:p>LFP3</text:p>
          </table:table-cell>
          <table:table-cell office:value-type="float" office:value="605914.42">
            <text:p>605914.42</text:p>
          </table:table-cell>
          <table:table-cell office:value-type="float" office:value="225456.72">
            <text:p>225456.72</text:p>
          </table:table-cell>
          <table:table-cell office:value-type="float" office:value="543">
            <text:p>543</text:p>
          </table:table-cell>
          <table:table-cell office:value-type="float" office:value="542.549987793">
            <text:p>542.549987793</text:p>
          </table:table-cell>
          <table:table-cell office:value-type="float" office:value="-45.0012207031">
            <text:p>-45.0012207031</text:p>
          </table:table-cell>
          <table:table-cell office:value-type="string">
            <text:p>2526</text:p>
          </table:table-cell>
          <table:table-cell table:formula="of:=ABS([.H449])" office:value-type="float" office:value="45.0012207031">
            <text:p>45</text:p>
          </table:table-cell>
          <table:table-cell table:number-columns-repeated="246"/>
        </table:table-row>
        <table:table-row table:style-name="ro1">
          <table:table-cell office:value-type="string">
            <text:p>5341879</text:p>
          </table:table-cell>
          <table:table-cell office:value-type="string">
            <text:p>25130903</text:p>
          </table:table-cell>
          <table:table-cell office:value-type="string">
            <text:p>LFP3</text:p>
          </table:table-cell>
          <table:table-cell office:value-type="float" office:value="605992.64">
            <text:p>605992.64</text:p>
          </table:table-cell>
          <table:table-cell office:value-type="float" office:value="225477.2">
            <text:p>225477.2</text:p>
          </table:table-cell>
          <table:table-cell office:value-type="float" office:value="542.56">
            <text:p>542.56</text:p>
          </table:table-cell>
          <table:table-cell office:value-type="float" office:value="541.9600219727">
            <text:p>541.9600219727</text:p>
          </table:table-cell>
          <table:table-cell office:value-type="float" office:value="-59.9978027344">
            <text:p>-59.9978027344</text:p>
          </table:table-cell>
          <table:table-cell office:value-type="string">
            <text:p>2526</text:p>
          </table:table-cell>
          <table:table-cell table:formula="of:=ABS([.H450])" office:value-type="float" office:value="59.9978027344">
            <text:p>60</text:p>
          </table:table-cell>
          <table:table-cell table:number-columns-repeated="246"/>
        </table:table-row>
        <table:table-row table:style-name="ro1">
          <table:table-cell office:value-type="string">
            <text:p>5341880</text:p>
          </table:table-cell>
          <table:table-cell office:value-type="string">
            <text:p>25130904</text:p>
          </table:table-cell>
          <table:table-cell office:value-type="string">
            <text:p>LFP3</text:p>
          </table:table-cell>
          <table:table-cell office:value-type="float" office:value="606067.64">
            <text:p>606067.64</text:p>
          </table:table-cell>
          <table:table-cell office:value-type="float" office:value="225503.93">
            <text:p>225503.93</text:p>
          </table:table-cell>
          <table:table-cell office:value-type="float" office:value="541.71">
            <text:p>541.71</text:p>
          </table:table-cell>
          <table:table-cell office:value-type="float" office:value="541.2299804688">
            <text:p>541.2299804688</text:p>
          </table:table-cell>
          <table:table-cell office:value-type="float" office:value="-48.001953125">
            <text:p>-48.001953125</text:p>
          </table:table-cell>
          <table:table-cell office:value-type="string">
            <text:p>2526</text:p>
          </table:table-cell>
          <table:table-cell table:formula="of:=ABS([.H451])" office:value-type="float" office:value="48.001953125">
            <text:p>48</text:p>
          </table:table-cell>
          <table:table-cell table:number-columns-repeated="246"/>
        </table:table-row>
        <table:table-row table:style-name="ro1">
          <table:table-cell office:value-type="string">
            <text:p>5341881</text:p>
          </table:table-cell>
          <table:table-cell office:value-type="string">
            <text:p>25130905</text:p>
          </table:table-cell>
          <table:table-cell office:value-type="string">
            <text:p>LFP3</text:p>
          </table:table-cell>
          <table:table-cell office:value-type="float" office:value="606102.85">
            <text:p>606102.85</text:p>
          </table:table-cell>
          <table:table-cell office:value-type="float" office:value="225524.39">
            <text:p>225524.39</text:p>
          </table:table-cell>
          <table:table-cell office:value-type="float" office:value="541.39">
            <text:p>541.39</text:p>
          </table:table-cell>
          <table:table-cell office:value-type="float" office:value="540.9600219727">
            <text:p>540.9600219727</text:p>
          </table:table-cell>
          <table:table-cell office:value-type="float" office:value="-42.9978027344">
            <text:p>-42.9978027344</text:p>
          </table:table-cell>
          <table:table-cell office:value-type="string">
            <text:p>2526</text:p>
          </table:table-cell>
          <table:table-cell table:formula="of:=ABS([.H452])" office:value-type="float" office:value="42.9978027344">
            <text:p>43</text:p>
          </table:table-cell>
          <table:table-cell table:number-columns-repeated="246"/>
        </table:table-row>
        <table:table-row table:style-name="ro1">
          <table:table-cell office:value-type="string">
            <text:p>5341882</text:p>
          </table:table-cell>
          <table:table-cell office:value-type="string">
            <text:p>25130906</text:p>
          </table:table-cell>
          <table:table-cell office:value-type="string">
            <text:p>LFP3</text:p>
          </table:table-cell>
          <table:table-cell office:value-type="float" office:value="606131.05">
            <text:p>606131.05</text:p>
          </table:table-cell>
          <table:table-cell office:value-type="float" office:value="225542.45">
            <text:p>225542.45</text:p>
          </table:table-cell>
          <table:table-cell office:value-type="float" office:value="541.09">
            <text:p>541.09</text:p>
          </table:table-cell>
          <table:table-cell office:value-type="float" office:value="540.4799804688">
            <text:p>540.4799804688</text:p>
          </table:table-cell>
          <table:table-cell office:value-type="float" office:value="-61.001953125">
            <text:p>-61.001953125</text:p>
          </table:table-cell>
          <table:table-cell office:value-type="string">
            <text:p>2526</text:p>
          </table:table-cell>
          <table:table-cell table:formula="of:=ABS([.H453])" office:value-type="float" office:value="61.001953125">
            <text:p>61</text:p>
          </table:table-cell>
          <table:table-cell table:number-columns-repeated="246"/>
        </table:table-row>
        <table:table-row table:style-name="ro1">
          <table:table-cell office:value-type="string">
            <text:p>5341883</text:p>
          </table:table-cell>
          <table:table-cell office:value-type="string">
            <text:p>25130907</text:p>
          </table:table-cell>
          <table:table-cell office:value-type="string">
            <text:p>LFP3</text:p>
          </table:table-cell>
          <table:table-cell office:value-type="float" office:value="606169.01">
            <text:p>606169.01</text:p>
          </table:table-cell>
          <table:table-cell office:value-type="float" office:value="225545.61">
            <text:p>225545.61</text:p>
          </table:table-cell>
          <table:table-cell office:value-type="float" office:value="540.56">
            <text:p>540.56</text:p>
          </table:table-cell>
          <table:table-cell office:value-type="float" office:value="540.0700073242">
            <text:p>540.0700073242</text:p>
          </table:table-cell>
          <table:table-cell office:value-type="float" office:value="-48.9992675781">
            <text:p>-48.9992675781</text:p>
          </table:table-cell>
          <table:table-cell office:value-type="string">
            <text:p>2526</text:p>
          </table:table-cell>
          <table:table-cell table:formula="of:=ABS([.H454])" office:value-type="float" office:value="48.9992675781">
            <text:p>49</text:p>
          </table:table-cell>
          <table:table-cell table:number-columns-repeated="246"/>
        </table:table-row>
        <table:table-row table:style-name="ro1">
          <table:table-cell office:value-type="string">
            <text:p>5341884</text:p>
          </table:table-cell>
          <table:table-cell office:value-type="string">
            <text:p>25130908</text:p>
          </table:table-cell>
          <table:table-cell office:value-type="string">
            <text:p>LFP3</text:p>
          </table:table-cell>
          <table:table-cell office:value-type="float" office:value="606195.65">
            <text:p>606195.65</text:p>
          </table:table-cell>
          <table:table-cell office:value-type="float" office:value="225551.51">
            <text:p>225551.51</text:p>
          </table:table-cell>
          <table:table-cell office:value-type="float" office:value="540.17">
            <text:p>540.17</text:p>
          </table:table-cell>
          <table:table-cell office:value-type="float" office:value="539.9600219727">
            <text:p>539.9600219727</text:p>
          </table:table-cell>
          <table:table-cell office:value-type="float" office:value="-20.9978027344">
            <text:p>-20.9978027344</text:p>
          </table:table-cell>
          <table:table-cell office:value-type="string">
            <text:p>2526</text:p>
          </table:table-cell>
          <table:table-cell table:formula="of:=ABS([.H455])" office:value-type="float" office:value="20.9978027344">
            <text:p>21</text:p>
          </table:table-cell>
          <table:table-cell table:number-columns-repeated="246"/>
        </table:table-row>
        <table:table-row table:style-name="ro1">
          <table:table-cell office:value-type="string">
            <text:p>5341885</text:p>
          </table:table-cell>
          <table:table-cell office:value-type="string">
            <text:p>25130909</text:p>
          </table:table-cell>
          <table:table-cell office:value-type="string">
            <text:p>LFP3</text:p>
          </table:table-cell>
          <table:table-cell office:value-type="float" office:value="606219.23">
            <text:p>606219.23</text:p>
          </table:table-cell>
          <table:table-cell office:value-type="float" office:value="225536.55">
            <text:p>225536.55</text:p>
          </table:table-cell>
          <table:table-cell office:value-type="float" office:value="540.92">
            <text:p>540.92</text:p>
          </table:table-cell>
          <table:table-cell office:value-type="float" office:value="540.4699707031">
            <text:p>540.4699707031</text:p>
          </table:table-cell>
          <table:table-cell office:value-type="float" office:value="-45.0029296875">
            <text:p>-45.0029296875</text:p>
          </table:table-cell>
          <table:table-cell office:value-type="string">
            <text:p>2526</text:p>
          </table:table-cell>
          <table:table-cell table:formula="of:=ABS([.H456])" office:value-type="float" office:value="45.0029296875">
            <text:p>45</text:p>
          </table:table-cell>
          <table:table-cell table:number-columns-repeated="246"/>
        </table:table-row>
        <table:table-row table:style-name="ro1">
          <table:table-cell office:value-type="string">
            <text:p>5341886</text:p>
          </table:table-cell>
          <table:table-cell office:value-type="string">
            <text:p>25130910</text:p>
          </table:table-cell>
          <table:table-cell office:value-type="string">
            <text:p>LFP3</text:p>
          </table:table-cell>
          <table:table-cell office:value-type="float" office:value="606267.457">
            <text:p>606267.457</text:p>
          </table:table-cell>
          <table:table-cell office:value-type="float" office:value="225508.36">
            <text:p>225508.36</text:p>
          </table:table-cell>
          <table:table-cell office:value-type="float" office:value="541.25">
            <text:p>541.25</text:p>
          </table:table-cell>
          <table:table-cell office:value-type="float" office:value="540.9699707031">
            <text:p>540.9699707031</text:p>
          </table:table-cell>
          <table:table-cell office:value-type="float" office:value="-28.0029296875">
            <text:p>-28.0029296875</text:p>
          </table:table-cell>
          <table:table-cell office:value-type="string">
            <text:p>2526</text:p>
          </table:table-cell>
          <table:table-cell table:formula="of:=ABS([.H457])" office:value-type="float" office:value="28.0029296875">
            <text:p>28</text:p>
          </table:table-cell>
          <table:table-cell table:number-columns-repeated="246"/>
        </table:table-row>
        <table:table-row table:style-name="ro1">
          <table:table-cell office:value-type="string">
            <text:p>5341887</text:p>
          </table:table-cell>
          <table:table-cell office:value-type="string">
            <text:p>25130911</text:p>
          </table:table-cell>
          <table:table-cell office:value-type="string">
            <text:p>LFP3</text:p>
          </table:table-cell>
          <table:table-cell office:value-type="float" office:value="606314.533">
            <text:p>606314.533</text:p>
          </table:table-cell>
          <table:table-cell office:value-type="float" office:value="225477.27">
            <text:p>225477.27</text:p>
          </table:table-cell>
          <table:table-cell office:value-type="float" office:value="541.21">
            <text:p>541.21</text:p>
          </table:table-cell>
          <table:table-cell office:value-type="float" office:value="540.5">
            <text:p>540.5</text:p>
          </table:table-cell>
          <table:table-cell office:value-type="float" office:value="-71">
            <text:p>-71</text:p>
          </table:table-cell>
          <table:table-cell office:value-type="string">
            <text:p>2526</text:p>
          </table:table-cell>
          <table:table-cell table:formula="of:=ABS([.H458])" office:value-type="float" office:value="71">
            <text:p>71</text:p>
          </table:table-cell>
          <table:table-cell table:number-columns-repeated="246"/>
        </table:table-row>
        <table:table-row table:style-name="ro1">
          <table:table-cell office:value-type="string">
            <text:p>5341888</text:p>
          </table:table-cell>
          <table:table-cell office:value-type="string">
            <text:p>25130919</text:p>
          </table:table-cell>
          <table:table-cell office:value-type="string">
            <text:p>LFP3</text:p>
          </table:table-cell>
          <table:table-cell office:value-type="float" office:value="606227.48">
            <text:p>606227.48</text:p>
          </table:table-cell>
          <table:table-cell office:value-type="float" office:value="226226.89">
            <text:p>226226.89</text:p>
          </table:table-cell>
          <table:table-cell office:value-type="float" office:value="510.05">
            <text:p>510.05</text:p>
          </table:table-cell>
          <table:table-cell office:value-type="float" office:value="509.9400024414">
            <text:p>509.9400024414</text:p>
          </table:table-cell>
          <table:table-cell office:value-type="float" office:value="-10.9997558594">
            <text:p>-10.9997558594</text:p>
          </table:table-cell>
          <table:table-cell office:value-type="string">
            <text:p>2526</text:p>
          </table:table-cell>
          <table:table-cell table:formula="of:=ABS([.H459])" office:value-type="float" office:value="10.9997558594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41889</text:p>
          </table:table-cell>
          <table:table-cell office:value-type="string">
            <text:p>25130920</text:p>
          </table:table-cell>
          <table:table-cell office:value-type="string">
            <text:p>LFP3</text:p>
          </table:table-cell>
          <table:table-cell office:value-type="float" office:value="606209.77">
            <text:p>606209.77</text:p>
          </table:table-cell>
          <table:table-cell office:value-type="float" office:value="226086.53">
            <text:p>226086.53</text:p>
          </table:table-cell>
          <table:table-cell office:value-type="float" office:value="516.13">
            <text:p>516.13</text:p>
          </table:table-cell>
          <table:table-cell office:value-type="float" office:value="516.1099853516">
            <text:p>516.1099853516</text:p>
          </table:table-cell>
          <table:table-cell office:value-type="float" office:value="-2.0014648437">
            <text:p>-2.0014648437</text:p>
          </table:table-cell>
          <table:table-cell office:value-type="string">
            <text:p>2526</text:p>
          </table:table-cell>
          <table:table-cell table:formula="of:=ABS([.H460])" office:value-type="float" office:value="2.0014648437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1890</text:p>
          </table:table-cell>
          <table:table-cell office:value-type="string">
            <text:p>25130922</text:p>
          </table:table-cell>
          <table:table-cell office:value-type="string">
            <text:p>LFP3</text:p>
          </table:table-cell>
          <table:table-cell office:value-type="float" office:value="606124.09">
            <text:p>606124.09</text:p>
          </table:table-cell>
          <table:table-cell office:value-type="float" office:value="225948.88">
            <text:p>225948.88</text:p>
          </table:table-cell>
          <table:table-cell office:value-type="float" office:value="531.23">
            <text:p>531.23</text:p>
          </table:table-cell>
          <table:table-cell office:value-type="float" office:value="530.75">
            <text:p>530.75</text:p>
          </table:table-cell>
          <table:table-cell office:value-type="float" office:value="-48">
            <text:p>-48</text:p>
          </table:table-cell>
          <table:table-cell office:value-type="string">
            <text:p>2526</text:p>
          </table:table-cell>
          <table:table-cell table:formula="of:=ABS([.H461])" office:value-type="float" office:value="48">
            <text:p>48</text:p>
          </table:table-cell>
          <table:table-cell table:number-columns-repeated="246"/>
        </table:table-row>
        <table:table-row table:style-name="ro1">
          <table:table-cell office:value-type="string">
            <text:p>5341891</text:p>
          </table:table-cell>
          <table:table-cell office:value-type="string">
            <text:p>25130923</text:p>
          </table:table-cell>
          <table:table-cell office:value-type="string">
            <text:p>LFP3</text:p>
          </table:table-cell>
          <table:table-cell office:value-type="float" office:value="606130.06">
            <text:p>606130.06</text:p>
          </table:table-cell>
          <table:table-cell office:value-type="float" office:value="225805.92">
            <text:p>225805.92</text:p>
          </table:table-cell>
          <table:table-cell office:value-type="float" office:value="534.11">
            <text:p>534.11</text:p>
          </table:table-cell>
          <table:table-cell office:value-type="float" office:value="533.9000244141">
            <text:p>533.9000244141</text:p>
          </table:table-cell>
          <table:table-cell office:value-type="float" office:value="-20.9975585938">
            <text:p>-20.9975585938</text:p>
          </table:table-cell>
          <table:table-cell office:value-type="string">
            <text:p>2526</text:p>
          </table:table-cell>
          <table:table-cell table:formula="of:=ABS([.H462])" office:value-type="float" office:value="20.9975585938">
            <text:p>21</text:p>
          </table:table-cell>
          <table:table-cell table:number-columns-repeated="246"/>
        </table:table-row>
        <table:table-row table:style-name="ro1">
          <table:table-cell office:value-type="string">
            <text:p>5341892</text:p>
          </table:table-cell>
          <table:table-cell office:value-type="string">
            <text:p>25130924</text:p>
          </table:table-cell>
          <table:table-cell office:value-type="string">
            <text:p>LFP3</text:p>
          </table:table-cell>
          <table:table-cell office:value-type="float" office:value="606212.01">
            <text:p>606212.01</text:p>
          </table:table-cell>
          <table:table-cell office:value-type="float" office:value="225753.59">
            <text:p>225753.59</text:p>
          </table:table-cell>
          <table:table-cell office:value-type="float" office:value="535.84">
            <text:p>535.84</text:p>
          </table:table-cell>
          <table:table-cell office:value-type="float" office:value="535.6699829102">
            <text:p>535.6699829102</text:p>
          </table:table-cell>
          <table:table-cell office:value-type="float" office:value="-17.0017089844">
            <text:p>-17.0017089844</text:p>
          </table:table-cell>
          <table:table-cell office:value-type="string">
            <text:p>2526</text:p>
          </table:table-cell>
          <table:table-cell table:formula="of:=ABS([.H463])" office:value-type="float" office:value="17.0017089844">
            <text:p>17</text:p>
          </table:table-cell>
          <table:table-cell table:number-columns-repeated="246"/>
        </table:table-row>
        <table:table-row table:style-name="ro1">
          <table:table-cell office:value-type="string">
            <text:p>5341893</text:p>
          </table:table-cell>
          <table:table-cell office:value-type="string">
            <text:p>25130926</text:p>
          </table:table-cell>
          <table:table-cell office:value-type="string">
            <text:p>LFP3</text:p>
          </table:table-cell>
          <table:table-cell office:value-type="float" office:value="606365.63">
            <text:p>606365.63</text:p>
          </table:table-cell>
          <table:table-cell office:value-type="float" office:value="225711.49">
            <text:p>225711.49</text:p>
          </table:table-cell>
          <table:table-cell office:value-type="float" office:value="538.03">
            <text:p>538.03</text:p>
          </table:table-cell>
          <table:table-cell office:value-type="float" office:value="537.8200073242">
            <text:p>537.8200073242</text:p>
          </table:table-cell>
          <table:table-cell office:value-type="float" office:value="-20.9992675781">
            <text:p>-20.9992675781</text:p>
          </table:table-cell>
          <table:table-cell office:value-type="string">
            <text:p>2526</text:p>
          </table:table-cell>
          <table:table-cell table:formula="of:=ABS([.H464])" office:value-type="float" office:value="20.9992675781">
            <text:p>21</text:p>
          </table:table-cell>
          <table:table-cell table:number-columns-repeated="246"/>
        </table:table-row>
        <table:table-row table:style-name="ro1">
          <table:table-cell office:value-type="string">
            <text:p>5341894</text:p>
          </table:table-cell>
          <table:table-cell office:value-type="string">
            <text:p>25130928</text:p>
          </table:table-cell>
          <table:table-cell office:value-type="string">
            <text:p>LFP3</text:p>
          </table:table-cell>
          <table:table-cell office:value-type="float" office:value="606333.704">
            <text:p>606333.704</text:p>
          </table:table-cell>
          <table:table-cell office:value-type="float" office:value="225526.3">
            <text:p>225526.3</text:p>
          </table:table-cell>
          <table:table-cell office:value-type="float" office:value="537.75">
            <text:p>537.75</text:p>
          </table:table-cell>
          <table:table-cell office:value-type="float" office:value="537.6900024414">
            <text:p>537.6900024414</text:p>
          </table:table-cell>
          <table:table-cell office:value-type="float" office:value="-5.9997558594">
            <text:p>-5.9997558594</text:p>
          </table:table-cell>
          <table:table-cell office:value-type="string">
            <text:p>2526</text:p>
          </table:table-cell>
          <table:table-cell table:formula="of:=ABS([.H465])" office:value-type="float" office:value="5.9997558594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1895</text:p>
          </table:table-cell>
          <table:table-cell office:value-type="string">
            <text:p>25130945</text:p>
          </table:table-cell>
          <table:table-cell office:value-type="string">
            <text:p>LFP3</text:p>
          </table:table-cell>
          <table:table-cell office:value-type="float" office:value="606949.835">
            <text:p>606949.835</text:p>
          </table:table-cell>
          <table:table-cell office:value-type="float" office:value="225820.18">
            <text:p>225820.18</text:p>
          </table:table-cell>
          <table:table-cell office:value-type="float" office:value="540.9">
            <text:p>540.9</text:p>
          </table:table-cell>
          <table:table-cell office:value-type="float" office:value="540.9600219727">
            <text:p>540.9600219727</text:p>
          </table:table-cell>
          <table:table-cell office:value-type="float" office:value="6.0021972656">
            <text:p>6.0021972656</text:p>
          </table:table-cell>
          <table:table-cell office:value-type="string">
            <text:p>2526</text:p>
          </table:table-cell>
          <table:table-cell table:formula="of:=ABS([.H466])" office:value-type="float" office:value="6.0021972656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1896</text:p>
          </table:table-cell>
          <table:table-cell office:value-type="string">
            <text:p>25130948</text:p>
          </table:table-cell>
          <table:table-cell office:value-type="string">
            <text:p>LFP3</text:p>
          </table:table-cell>
          <table:table-cell office:value-type="float" office:value="606861.208">
            <text:p>606861.208</text:p>
          </table:table-cell>
          <table:table-cell office:value-type="float" office:value="225621.26">
            <text:p>225621.26</text:p>
          </table:table-cell>
          <table:table-cell office:value-type="float" office:value="538.14">
            <text:p>538.14</text:p>
          </table:table-cell>
          <table:table-cell office:value-type="float" office:value="537.950012207">
            <text:p>537.950012207</text:p>
          </table:table-cell>
          <table:table-cell office:value-type="float" office:value="-18.9987792969">
            <text:p>-18.9987792969</text:p>
          </table:table-cell>
          <table:table-cell office:value-type="string">
            <text:p>2526</text:p>
          </table:table-cell>
          <table:table-cell table:formula="of:=ABS([.H467])" office:value-type="float" office:value="18.9987792969">
            <text:p>19</text:p>
          </table:table-cell>
          <table:table-cell table:number-columns-repeated="246"/>
        </table:table-row>
        <table:table-row table:style-name="ro1">
          <table:table-cell office:value-type="string">
            <text:p>5341897</text:p>
          </table:table-cell>
          <table:table-cell office:value-type="string">
            <text:p>25130951</text:p>
          </table:table-cell>
          <table:table-cell office:value-type="string">
            <text:p>LFP3</text:p>
          </table:table-cell>
          <table:table-cell office:value-type="float" office:value="607141.09">
            <text:p>607141.09</text:p>
          </table:table-cell>
          <table:table-cell office:value-type="float" office:value="225804.29">
            <text:p>225804.29</text:p>
          </table:table-cell>
          <table:table-cell office:value-type="float" office:value="525.53">
            <text:p>525.53</text:p>
          </table:table-cell>
          <table:table-cell office:value-type="float" office:value="524.9000244141">
            <text:p>524.9000244141</text:p>
          </table:table-cell>
          <table:table-cell office:value-type="float" office:value="-62.9975585937">
            <text:p>-62.9975585937</text:p>
          </table:table-cell>
          <table:table-cell office:value-type="string">
            <text:p>2526</text:p>
          </table:table-cell>
          <table:table-cell table:formula="of:=ABS([.H468])" office:value-type="float" office:value="62.9975585937">
            <text:p>63</text:p>
          </table:table-cell>
          <table:table-cell table:number-columns-repeated="246"/>
        </table:table-row>
        <table:table-row table:style-name="ro1">
          <table:table-cell office:value-type="string">
            <text:p>5341898</text:p>
          </table:table-cell>
          <table:table-cell office:value-type="string">
            <text:p>25130952</text:p>
          </table:table-cell>
          <table:table-cell office:value-type="string">
            <text:p>LFP3</text:p>
          </table:table-cell>
          <table:table-cell office:value-type="float" office:value="607163.73">
            <text:p>607163.73</text:p>
          </table:table-cell>
          <table:table-cell office:value-type="float" office:value="225752.15">
            <text:p>225752.15</text:p>
          </table:table-cell>
          <table:table-cell office:value-type="float" office:value="526.44">
            <text:p>526.44</text:p>
          </table:table-cell>
          <table:table-cell office:value-type="float" office:value="525.9199829102">
            <text:p>525.9199829102</text:p>
          </table:table-cell>
          <table:table-cell office:value-type="float" office:value="-52.0017089844">
            <text:p>-52.0017089844</text:p>
          </table:table-cell>
          <table:table-cell office:value-type="string">
            <text:p>2526</text:p>
          </table:table-cell>
          <table:table-cell table:formula="of:=ABS([.H469])" office:value-type="float" office:value="52.0017089844">
            <text:p>52</text:p>
          </table:table-cell>
          <table:table-cell table:number-columns-repeated="246"/>
        </table:table-row>
        <table:table-row table:style-name="ro1">
          <table:table-cell office:value-type="string">
            <text:p>5341899</text:p>
          </table:table-cell>
          <table:table-cell office:value-type="string">
            <text:p>25130953</text:p>
          </table:table-cell>
          <table:table-cell office:value-type="string">
            <text:p>LFP3</text:p>
          </table:table-cell>
          <table:table-cell office:value-type="float" office:value="607239.2">
            <text:p>607239.2</text:p>
          </table:table-cell>
          <table:table-cell office:value-type="float" office:value="225691.49">
            <text:p>225691.49</text:p>
          </table:table-cell>
          <table:table-cell office:value-type="float" office:value="526.08">
            <text:p>526.08</text:p>
          </table:table-cell>
          <table:table-cell office:value-type="float" office:value="525.700012207">
            <text:p>525.700012207</text:p>
          </table:table-cell>
          <table:table-cell office:value-type="float" office:value="-37.9987792969">
            <text:p>-37.9987792969</text:p>
          </table:table-cell>
          <table:table-cell office:value-type="string">
            <text:p>2526</text:p>
          </table:table-cell>
          <table:table-cell table:formula="of:=ABS([.H470])" office:value-type="float" office:value="37.9987792969">
            <text:p>38</text:p>
          </table:table-cell>
          <table:table-cell table:number-columns-repeated="246"/>
        </table:table-row>
        <table:table-row table:style-name="ro1">
          <table:table-cell office:value-type="string">
            <text:p>5341900</text:p>
          </table:table-cell>
          <table:table-cell office:value-type="string">
            <text:p>25130954</text:p>
          </table:table-cell>
          <table:table-cell office:value-type="string">
            <text:p>LFP3</text:p>
          </table:table-cell>
          <table:table-cell office:value-type="float" office:value="607322.53">
            <text:p>607322.53</text:p>
          </table:table-cell>
          <table:table-cell office:value-type="float" office:value="225634.35">
            <text:p>225634.35</text:p>
          </table:table-cell>
          <table:table-cell office:value-type="float" office:value="531.61">
            <text:p>531.61</text:p>
          </table:table-cell>
          <table:table-cell office:value-type="float" office:value="531.0599975586">
            <text:p>531.0599975586</text:p>
          </table:table-cell>
          <table:table-cell office:value-type="float" office:value="-55.0002441406">
            <text:p>-55.0002441406</text:p>
          </table:table-cell>
          <table:table-cell office:value-type="string">
            <text:p>2526</text:p>
          </table:table-cell>
          <table:table-cell table:formula="of:=ABS([.H471])" office:value-type="float" office:value="55.0002441406">
            <text:p>55</text:p>
          </table:table-cell>
          <table:table-cell table:number-columns-repeated="246"/>
        </table:table-row>
        <table:table-row table:style-name="ro1">
          <table:table-cell office:value-type="string">
            <text:p>5341901</text:p>
          </table:table-cell>
          <table:table-cell office:value-type="string">
            <text:p>25130955</text:p>
          </table:table-cell>
          <table:table-cell office:value-type="string">
            <text:p>LFP3</text:p>
          </table:table-cell>
          <table:table-cell office:value-type="float" office:value="607374.72">
            <text:p>607374.72</text:p>
          </table:table-cell>
          <table:table-cell office:value-type="float" office:value="225596.21">
            <text:p>225596.21</text:p>
          </table:table-cell>
          <table:table-cell office:value-type="float" office:value="535.81">
            <text:p>535.81</text:p>
          </table:table-cell>
          <table:table-cell office:value-type="float" office:value="535.0900268555">
            <text:p>535.0900268555</text:p>
          </table:table-cell>
          <table:table-cell office:value-type="float" office:value="-71.9973144531">
            <text:p>-71.9973144531</text:p>
          </table:table-cell>
          <table:table-cell office:value-type="string">
            <text:p>2526</text:p>
          </table:table-cell>
          <table:table-cell table:formula="of:=ABS([.H472])" office:value-type="float" office:value="71.9973144531">
            <text:p>72</text:p>
          </table:table-cell>
          <table:table-cell table:number-columns-repeated="246"/>
        </table:table-row>
        <table:table-row table:style-name="ro1">
          <table:table-cell office:value-type="string">
            <text:p>5341902</text:p>
          </table:table-cell>
          <table:table-cell office:value-type="string">
            <text:p>25130956</text:p>
          </table:table-cell>
          <table:table-cell office:value-type="string">
            <text:p>LFP3</text:p>
          </table:table-cell>
          <table:table-cell office:value-type="float" office:value="607422.8">
            <text:p>607422.8</text:p>
          </table:table-cell>
          <table:table-cell office:value-type="float" office:value="225542.13">
            <text:p>225542.13</text:p>
          </table:table-cell>
          <table:table-cell office:value-type="float" office:value="534.75">
            <text:p>534.75</text:p>
          </table:table-cell>
          <table:table-cell office:value-type="float" office:value="534.2299804688">
            <text:p>534.2299804688</text:p>
          </table:table-cell>
          <table:table-cell office:value-type="float" office:value="-52.001953125">
            <text:p>-52.001953125</text:p>
          </table:table-cell>
          <table:table-cell office:value-type="string">
            <text:p>2526</text:p>
          </table:table-cell>
          <table:table-cell table:formula="of:=ABS([.H473])" office:value-type="float" office:value="52.001953125">
            <text:p>52</text:p>
          </table:table-cell>
          <table:table-cell table:number-columns-repeated="246"/>
        </table:table-row>
        <table:table-row table:style-name="ro1">
          <table:table-cell office:value-type="string">
            <text:p>5341903</text:p>
          </table:table-cell>
          <table:table-cell office:value-type="string">
            <text:p>25130957</text:p>
          </table:table-cell>
          <table:table-cell office:value-type="string">
            <text:p>LFP3</text:p>
          </table:table-cell>
          <table:table-cell office:value-type="float" office:value="607453.32">
            <text:p>607453.32</text:p>
          </table:table-cell>
          <table:table-cell office:value-type="float" office:value="225508.01">
            <text:p>225508.01</text:p>
          </table:table-cell>
          <table:table-cell office:value-type="float" office:value="530.47">
            <text:p>530.47</text:p>
          </table:table-cell>
          <table:table-cell office:value-type="float" office:value="530.3800048828">
            <text:p>530.3800048828</text:p>
          </table:table-cell>
          <table:table-cell office:value-type="float" office:value="-8.9995117188">
            <text:p>-8.9995117188</text:p>
          </table:table-cell>
          <table:table-cell office:value-type="string">
            <text:p>2526</text:p>
          </table:table-cell>
          <table:table-cell table:formula="of:=ABS([.H474])" office:value-type="float" office:value="8.9995117188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41904</text:p>
          </table:table-cell>
          <table:table-cell office:value-type="string">
            <text:p>25130958</text:p>
          </table:table-cell>
          <table:table-cell office:value-type="string">
            <text:p>LFP3</text:p>
          </table:table-cell>
          <table:table-cell office:value-type="float" office:value="607480.51">
            <text:p>607480.51</text:p>
          </table:table-cell>
          <table:table-cell office:value-type="float" office:value="225478.41">
            <text:p>225478.41</text:p>
          </table:table-cell>
          <table:table-cell office:value-type="float" office:value="524.81">
            <text:p>524.81</text:p>
          </table:table-cell>
          <table:table-cell office:value-type="float" office:value="524.3800048828">
            <text:p>524.3800048828</text:p>
          </table:table-cell>
          <table:table-cell office:value-type="float" office:value="-42.9995117187">
            <text:p>-42.9995117187</text:p>
          </table:table-cell>
          <table:table-cell office:value-type="string">
            <text:p>2526</text:p>
          </table:table-cell>
          <table:table-cell table:formula="of:=ABS([.H475])" office:value-type="float" office:value="42.9995117187">
            <text:p>43</text:p>
          </table:table-cell>
          <table:table-cell table:number-columns-repeated="246"/>
        </table:table-row>
        <table:table-row table:style-name="ro1">
          <table:table-cell office:value-type="string">
            <text:p>5341905</text:p>
          </table:table-cell>
          <table:table-cell office:value-type="string">
            <text:p>25130959</text:p>
          </table:table-cell>
          <table:table-cell office:value-type="string">
            <text:p>LFP3</text:p>
          </table:table-cell>
          <table:table-cell office:value-type="float" office:value="607500.48">
            <text:p>607500.48</text:p>
          </table:table-cell>
          <table:table-cell office:value-type="float" office:value="225438.71">
            <text:p>225438.71</text:p>
          </table:table-cell>
          <table:table-cell office:value-type="float" office:value="520.93">
            <text:p>520.93</text:p>
          </table:table-cell>
          <table:table-cell office:value-type="float" office:value="520.7800292969">
            <text:p>520.7800292969</text:p>
          </table:table-cell>
          <table:table-cell office:value-type="float" office:value="-14.9970703125">
            <text:p>-14.9970703125</text:p>
          </table:table-cell>
          <table:table-cell office:value-type="string">
            <text:p>2526</text:p>
          </table:table-cell>
          <table:table-cell table:formula="of:=ABS([.H476])" office:value-type="float" office:value="14.9970703125">
            <text:p>15</text:p>
          </table:table-cell>
          <table:table-cell table:number-columns-repeated="246"/>
        </table:table-row>
        <table:table-row table:style-name="ro1">
          <table:table-cell office:value-type="string">
            <text:p>5341906</text:p>
          </table:table-cell>
          <table:table-cell office:value-type="string">
            <text:p>25130960</text:p>
          </table:table-cell>
          <table:table-cell office:value-type="string">
            <text:p>LFP3</text:p>
          </table:table-cell>
          <table:table-cell office:value-type="float" office:value="607515.27">
            <text:p>607515.27</text:p>
          </table:table-cell>
          <table:table-cell office:value-type="float" office:value="225407.79">
            <text:p>225407.79</text:p>
          </table:table-cell>
          <table:table-cell office:value-type="float" office:value="511.31">
            <text:p>511.31</text:p>
          </table:table-cell>
          <table:table-cell office:value-type="float" office:value="511.4400024414">
            <text:p>511.4400024414</text:p>
          </table:table-cell>
          <table:table-cell office:value-type="float" office:value="13.0002441406">
            <text:p>13.0002441406</text:p>
          </table:table-cell>
          <table:table-cell office:value-type="string">
            <text:p>2526</text:p>
          </table:table-cell>
          <table:table-cell table:formula="of:=ABS([.H477])" office:value-type="float" office:value="13.0002441406">
            <text:p>13</text:p>
          </table:table-cell>
          <table:table-cell table:number-columns-repeated="246"/>
        </table:table-row>
        <table:table-row table:style-name="ro1">
          <table:table-cell office:value-type="string">
            <text:p>5341907</text:p>
          </table:table-cell>
          <table:table-cell office:value-type="string">
            <text:p>25130991</text:p>
          </table:table-cell>
          <table:table-cell office:value-type="string">
            <text:p>LFP3</text:p>
          </table:table-cell>
          <table:table-cell office:value-type="float" office:value="606779.74">
            <text:p>606779.74</text:p>
          </table:table-cell>
          <table:table-cell office:value-type="float" office:value="226157.18">
            <text:p>226157.18</text:p>
          </table:table-cell>
          <table:table-cell office:value-type="float" office:value="444.921">
            <text:p>444.921</text:p>
          </table:table-cell>
          <table:table-cell office:value-type="float" office:value="522.3400268555">
            <text:p>522.3400268555</text:p>
          </table:table-cell>
          <table:table-cell office:value-type="float" office:value="7741.9026855469">
            <text:p>7741.9026855469</text:p>
          </table:table-cell>
          <table:table-cell office:value-type="string">
            <text:p>2526</text:p>
          </table:table-cell>
          <table:table-cell table:formula="of:=ABS([.H478])" office:value-type="float" office:value="7741.9026855469">
            <text:p>7742</text:p>
          </table:table-cell>
          <table:table-cell table:number-columns-repeated="246"/>
        </table:table-row>
        <table:table-row table:style-name="ro1">
          <table:table-cell office:value-type="string">
            <text:p>5341908</text:p>
          </table:table-cell>
          <table:table-cell office:value-type="string">
            <text:p>25130992</text:p>
          </table:table-cell>
          <table:table-cell office:value-type="string">
            <text:p>LFP3</text:p>
          </table:table-cell>
          <table:table-cell office:value-type="float" office:value="606806.68">
            <text:p>606806.68</text:p>
          </table:table-cell>
          <table:table-cell office:value-type="float" office:value="226188.19">
            <text:p>226188.19</text:p>
          </table:table-cell>
          <table:table-cell office:value-type="float" office:value="445.447">
            <text:p>445.447</text:p>
          </table:table-cell>
          <table:table-cell office:value-type="float" office:value="518.9099731445">
            <text:p>518.9099731445</text:p>
          </table:table-cell>
          <table:table-cell office:value-type="float" office:value="7346.2973144531">
            <text:p>7346.2973144531</text:p>
          </table:table-cell>
          <table:table-cell office:value-type="string">
            <text:p>2526</text:p>
          </table:table-cell>
          <table:table-cell table:formula="of:=ABS([.H479])" office:value-type="float" office:value="7346.2973144531">
            <text:p>7346</text:p>
          </table:table-cell>
          <table:table-cell table:number-columns-repeated="246"/>
        </table:table-row>
        <table:table-row table:style-name="ro1">
          <table:table-cell office:value-type="string">
            <text:p>5341909</text:p>
          </table:table-cell>
          <table:table-cell office:value-type="string">
            <text:p>25131000</text:p>
          </table:table-cell>
          <table:table-cell office:value-type="string">
            <text:p>LFP3</text:p>
          </table:table-cell>
          <table:table-cell office:value-type="float" office:value="606759.51">
            <text:p>606759.51</text:p>
          </table:table-cell>
          <table:table-cell office:value-type="float" office:value="226093.97">
            <text:p>226093.97</text:p>
          </table:table-cell>
          <table:table-cell office:value-type="float" office:value="520.36">
            <text:p>520.36</text:p>
          </table:table-cell>
          <table:table-cell office:value-type="float" office:value="520.0599975586">
            <text:p>520.0599975586</text:p>
          </table:table-cell>
          <table:table-cell office:value-type="float" office:value="-30.0002441406">
            <text:p>-30.0002441406</text:p>
          </table:table-cell>
          <table:table-cell office:value-type="string">
            <text:p>2526</text:p>
          </table:table-cell>
          <table:table-cell table:formula="of:=ABS([.H480])" office:value-type="float" office:value="30.0002441406">
            <text:p>30</text:p>
          </table:table-cell>
          <table:table-cell table:number-columns-repeated="246"/>
        </table:table-row>
        <table:table-row table:style-name="ro1">
          <table:table-cell office:value-type="string">
            <text:p>5341910</text:p>
          </table:table-cell>
          <table:table-cell office:value-type="string">
            <text:p>25131001</text:p>
          </table:table-cell>
          <table:table-cell office:value-type="string">
            <text:p>LFP3</text:p>
          </table:table-cell>
          <table:table-cell office:value-type="float" office:value="606749.4">
            <text:p>606749.4</text:p>
          </table:table-cell>
          <table:table-cell office:value-type="float" office:value="226063.36">
            <text:p>226063.36</text:p>
          </table:table-cell>
          <table:table-cell office:value-type="float" office:value="519.08">
            <text:p>519.08</text:p>
          </table:table-cell>
          <table:table-cell office:value-type="float" office:value="518.8200073242">
            <text:p>518.8200073242</text:p>
          </table:table-cell>
          <table:table-cell office:value-type="float" office:value="-25.9992675781">
            <text:p>-25.9992675781</text:p>
          </table:table-cell>
          <table:table-cell office:value-type="string">
            <text:p>2526</text:p>
          </table:table-cell>
          <table:table-cell table:formula="of:=ABS([.H481])" office:value-type="float" office:value="25.9992675781">
            <text:p>26</text:p>
          </table:table-cell>
          <table:table-cell table:number-columns-repeated="246"/>
        </table:table-row>
        <table:table-row table:style-name="ro1">
          <table:table-cell office:value-type="string">
            <text:p>5341911</text:p>
          </table:table-cell>
          <table:table-cell office:value-type="string">
            <text:p>25131002</text:p>
          </table:table-cell>
          <table:table-cell office:value-type="string">
            <text:p>LFP3</text:p>
          </table:table-cell>
          <table:table-cell office:value-type="float" office:value="606736.35">
            <text:p>606736.35</text:p>
          </table:table-cell>
          <table:table-cell office:value-type="float" office:value="226016.56">
            <text:p>226016.56</text:p>
          </table:table-cell>
          <table:table-cell office:value-type="float" office:value="522.35">
            <text:p>522.35</text:p>
          </table:table-cell>
          <table:table-cell office:value-type="float" office:value="522.3699951172">
            <text:p>522.3699951172</text:p>
          </table:table-cell>
          <table:table-cell office:value-type="float" office:value="1.9995117187">
            <text:p>1.9995117187</text:p>
          </table:table-cell>
          <table:table-cell office:value-type="string">
            <text:p>2526</text:p>
          </table:table-cell>
          <table:table-cell table:formula="of:=ABS([.H482])" office:value-type="float" office:value="1.9995117187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1912</text:p>
          </table:table-cell>
          <table:table-cell office:value-type="string">
            <text:p>25131003</text:p>
          </table:table-cell>
          <table:table-cell office:value-type="string">
            <text:p>LFP3</text:p>
          </table:table-cell>
          <table:table-cell office:value-type="float" office:value="606726.39">
            <text:p>606726.39</text:p>
          </table:table-cell>
          <table:table-cell office:value-type="float" office:value="225943.24">
            <text:p>225943.24</text:p>
          </table:table-cell>
          <table:table-cell office:value-type="float" office:value="526.27">
            <text:p>526.27</text:p>
          </table:table-cell>
          <table:table-cell office:value-type="float" office:value="526.3699951172">
            <text:p>526.3699951172</text:p>
          </table:table-cell>
          <table:table-cell office:value-type="float" office:value="9.9995117188">
            <text:p>9.9995117188</text:p>
          </table:table-cell>
          <table:table-cell office:value-type="string">
            <text:p>2526</text:p>
          </table:table-cell>
          <table:table-cell table:formula="of:=ABS([.H483])" office:value-type="float" office:value="9.9995117188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41913</text:p>
          </table:table-cell>
          <table:table-cell office:value-type="string">
            <text:p>25134137</text:p>
          </table:table-cell>
          <table:table-cell office:value-type="string">
            <text:p>LFP3</text:p>
          </table:table-cell>
          <table:table-cell office:value-type="float" office:value="607591.04">
            <text:p>607591.04</text:p>
          </table:table-cell>
          <table:table-cell office:value-type="float" office:value="225367.95">
            <text:p>225367.95</text:p>
          </table:table-cell>
          <table:table-cell office:value-type="float" office:value="497.55">
            <text:p>497.55</text:p>
          </table:table-cell>
          <table:table-cell office:value-type="float" office:value="497.4899902344">
            <text:p>497.4899902344</text:p>
          </table:table-cell>
          <table:table-cell office:value-type="float" office:value="-6.0009765625">
            <text:p>-6.0009765625</text:p>
          </table:table-cell>
          <table:table-cell office:value-type="string">
            <text:p>2526</text:p>
          </table:table-cell>
          <table:table-cell table:formula="of:=ABS([.H484])" office:value-type="float" office:value="6.0009765625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1914</text:p>
          </table:table-cell>
          <table:table-cell office:value-type="string">
            <text:p>25134138</text:p>
          </table:table-cell>
          <table:table-cell office:value-type="string">
            <text:p>LFP3</text:p>
          </table:table-cell>
          <table:table-cell office:value-type="float" office:value="607667.31">
            <text:p>607667.31</text:p>
          </table:table-cell>
          <table:table-cell office:value-type="float" office:value="225430.6">
            <text:p>225430.6</text:p>
          </table:table-cell>
          <table:table-cell office:value-type="float" office:value="497.61">
            <text:p>497.61</text:p>
          </table:table-cell>
          <table:table-cell office:value-type="float" office:value="497.6799926758">
            <text:p>497.6799926758</text:p>
          </table:table-cell>
          <table:table-cell office:value-type="float" office:value="6.9992675781">
            <text:p>6.9992675781</text:p>
          </table:table-cell>
          <table:table-cell office:value-type="string">
            <text:p>2526</text:p>
          </table:table-cell>
          <table:table-cell table:formula="of:=ABS([.H485])" office:value-type="float" office:value="6.9992675781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1915</text:p>
          </table:table-cell>
          <table:table-cell office:value-type="string">
            <text:p>25134140</text:p>
          </table:table-cell>
          <table:table-cell office:value-type="string">
            <text:p>LFP3</text:p>
          </table:table-cell>
          <table:table-cell office:value-type="float" office:value="607551.06">
            <text:p>607551.06</text:p>
          </table:table-cell>
          <table:table-cell office:value-type="float" office:value="225334.94">
            <text:p>225334.94</text:p>
          </table:table-cell>
          <table:table-cell office:value-type="float" office:value="497.78">
            <text:p>497.78</text:p>
          </table:table-cell>
          <table:table-cell office:value-type="float" office:value="497.7900085449">
            <text:p>497.7900085449</text:p>
          </table:table-cell>
          <table:table-cell office:value-type="float" office:value="1.0008544922">
            <text:p>1.0008544922</text:p>
          </table:table-cell>
          <table:table-cell office:value-type="string">
            <text:p>2526</text:p>
          </table:table-cell>
          <table:table-cell table:formula="of:=ABS([.H486])" office:value-type="float" office:value="1.0008544922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1916</text:p>
          </table:table-cell>
          <table:table-cell office:value-type="string">
            <text:p>25261000</text:p>
          </table:table-cell>
          <table:table-cell office:value-type="string">
            <text:p>LFP3</text:p>
          </table:table-cell>
          <table:table-cell office:value-type="float" office:value="606770.889">
            <text:p>606770.889</text:p>
          </table:table-cell>
          <table:table-cell office:value-type="float" office:value="225403.878">
            <text:p>225403.878</text:p>
          </table:table-cell>
          <table:table-cell office:value-type="float" office:value="537.368">
            <text:p>537.368</text:p>
          </table:table-cell>
          <table:table-cell office:value-type="float" office:value="537.3800048828">
            <text:p>537.3800048828</text:p>
          </table:table-cell>
          <table:table-cell office:value-type="float" office:value="1.2004882812">
            <text:p>1.2004882812</text:p>
          </table:table-cell>
          <table:table-cell office:value-type="string">
            <text:p>2526</text:p>
          </table:table-cell>
          <table:table-cell table:formula="of:=ABS([.H487])" office:value-type="float" office:value="1.2004882812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1917</text:p>
          </table:table-cell>
          <table:table-cell office:value-type="string">
            <text:p>25261001</text:p>
          </table:table-cell>
          <table:table-cell office:value-type="string">
            <text:p>LFP3</text:p>
          </table:table-cell>
          <table:table-cell office:value-type="float" office:value="606861.001">
            <text:p>606861.001</text:p>
          </table:table-cell>
          <table:table-cell office:value-type="float" office:value="225615.453">
            <text:p>225615.453</text:p>
          </table:table-cell>
          <table:table-cell office:value-type="float" office:value="537.801">
            <text:p>537.801</text:p>
          </table:table-cell>
          <table:table-cell office:value-type="float" office:value="537.9000244141">
            <text:p>537.9000244141</text:p>
          </table:table-cell>
          <table:table-cell office:value-type="float" office:value="9.9024414062">
            <text:p>9.9024414062</text:p>
          </table:table-cell>
          <table:table-cell office:value-type="string">
            <text:p>2526</text:p>
          </table:table-cell>
          <table:table-cell table:formula="of:=ABS([.H488])" office:value-type="float" office:value="9.9024414062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41918</text:p>
          </table:table-cell>
          <table:table-cell office:value-type="string">
            <text:p>25261002</text:p>
          </table:table-cell>
          <table:table-cell office:value-type="string">
            <text:p>LFP3</text:p>
          </table:table-cell>
          <table:table-cell office:value-type="float" office:value="606619.139">
            <text:p>606619.139</text:p>
          </table:table-cell>
          <table:table-cell office:value-type="float" office:value="225705.618">
            <text:p>225705.618</text:p>
          </table:table-cell>
          <table:table-cell office:value-type="float" office:value="534.267">
            <text:p>534.267</text:p>
          </table:table-cell>
          <table:table-cell office:value-type="float" office:value="534.4299926758">
            <text:p>534.4299926758</text:p>
          </table:table-cell>
          <table:table-cell office:value-type="float" office:value="16.2992675781">
            <text:p>16.2992675781</text:p>
          </table:table-cell>
          <table:table-cell office:value-type="string">
            <text:p>2526</text:p>
          </table:table-cell>
          <table:table-cell table:formula="of:=ABS([.H489])" office:value-type="float" office:value="16.2992675781">
            <text:p>16</text:p>
          </table:table-cell>
          <table:table-cell table:number-columns-repeated="246"/>
        </table:table-row>
        <table:table-row table:style-name="ro1">
          <table:table-cell office:value-type="string">
            <text:p>5341919</text:p>
          </table:table-cell>
          <table:table-cell office:value-type="string">
            <text:p>25261003</text:p>
          </table:table-cell>
          <table:table-cell office:value-type="string">
            <text:p>LFP3</text:p>
          </table:table-cell>
          <table:table-cell office:value-type="float" office:value="606569.468">
            <text:p>606569.468</text:p>
          </table:table-cell>
          <table:table-cell office:value-type="float" office:value="224926.39">
            <text:p>224926.39</text:p>
          </table:table-cell>
          <table:table-cell office:value-type="float" office:value="536.204">
            <text:p>536.204</text:p>
          </table:table-cell>
          <table:table-cell office:value-type="float" office:value="536.1900024414">
            <text:p>536.1900024414</text:p>
          </table:table-cell>
          <table:table-cell office:value-type="float" office:value="-1.3997558594">
            <text:p>-1.3997558594</text:p>
          </table:table-cell>
          <table:table-cell office:value-type="string">
            <text:p>2526</text:p>
          </table:table-cell>
          <table:table-cell table:formula="of:=ABS([.H490])" office:value-type="float" office:value="1.3997558594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1920</text:p>
          </table:table-cell>
          <table:table-cell office:value-type="string">
            <text:p>25261004</text:p>
          </table:table-cell>
          <table:table-cell office:value-type="string">
            <text:p>LFP3</text:p>
          </table:table-cell>
          <table:table-cell office:value-type="float" office:value="606450.337">
            <text:p>606450.337</text:p>
          </table:table-cell>
          <table:table-cell office:value-type="float" office:value="224971.979">
            <text:p>224971.979</text:p>
          </table:table-cell>
          <table:table-cell office:value-type="float" office:value="537.702">
            <text:p>537.702</text:p>
          </table:table-cell>
          <table:table-cell office:value-type="float" office:value="537.7399902344">
            <text:p>537.7399902344</text:p>
          </table:table-cell>
          <table:table-cell office:value-type="float" office:value="3.7990234375">
            <text:p>3.7990234375</text:p>
          </table:table-cell>
          <table:table-cell office:value-type="string">
            <text:p>2526</text:p>
          </table:table-cell>
          <table:table-cell table:formula="of:=ABS([.H491])" office:value-type="float" office:value="3.7990234375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1921</text:p>
          </table:table-cell>
          <table:table-cell office:value-type="string">
            <text:p>25261005</text:p>
          </table:table-cell>
          <table:table-cell office:value-type="string">
            <text:p>LFP3</text:p>
          </table:table-cell>
          <table:table-cell office:value-type="float" office:value="606171.603">
            <text:p>606171.603</text:p>
          </table:table-cell>
          <table:table-cell office:value-type="float" office:value="224782.375">
            <text:p>224782.375</text:p>
          </table:table-cell>
          <table:table-cell office:value-type="float" office:value="549.023">
            <text:p>549.023</text:p>
          </table:table-cell>
          <table:table-cell office:value-type="float" office:value="549.1599731445">
            <text:p>549.1599731445</text:p>
          </table:table-cell>
          <table:table-cell office:value-type="float" office:value="13.6973144531">
            <text:p>13.6973144531</text:p>
          </table:table-cell>
          <table:table-cell office:value-type="string">
            <text:p>2526</text:p>
          </table:table-cell>
          <table:table-cell table:formula="of:=ABS([.H492])" office:value-type="float" office:value="13.6973144531">
            <text:p>14</text:p>
          </table:table-cell>
          <table:table-cell table:number-columns-repeated="246"/>
        </table:table-row>
        <table:table-row table:style-name="ro1">
          <table:table-cell office:value-type="string">
            <text:p>5341922</text:p>
          </table:table-cell>
          <table:table-cell office:value-type="string">
            <text:p>25261007</text:p>
          </table:table-cell>
          <table:table-cell office:value-type="string">
            <text:p>LFP3</text:p>
          </table:table-cell>
          <table:table-cell office:value-type="float" office:value="606732.857">
            <text:p>606732.857</text:p>
          </table:table-cell>
          <table:table-cell office:value-type="float" office:value="225152.364">
            <text:p>225152.364</text:p>
          </table:table-cell>
          <table:table-cell office:value-type="float" office:value="544.074">
            <text:p>544.074</text:p>
          </table:table-cell>
          <table:table-cell office:value-type="float" office:value="544.1599731445">
            <text:p>544.1599731445</text:p>
          </table:table-cell>
          <table:table-cell office:value-type="float" office:value="8.5973144531">
            <text:p>8.5973144531</text:p>
          </table:table-cell>
          <table:table-cell office:value-type="string">
            <text:p>2526</text:p>
          </table:table-cell>
          <table:table-cell table:formula="of:=ABS([.H493])" office:value-type="float" office:value="8.5973144531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41923</text:p>
          </table:table-cell>
          <table:table-cell office:value-type="string">
            <text:p>25261009</text:p>
          </table:table-cell>
          <table:table-cell office:value-type="string">
            <text:p>LFP3</text:p>
          </table:table-cell>
          <table:table-cell office:value-type="float" office:value="606526.222">
            <text:p>606526.222</text:p>
          </table:table-cell>
          <table:table-cell office:value-type="float" office:value="224835.171">
            <text:p>224835.171</text:p>
          </table:table-cell>
          <table:table-cell office:value-type="float" office:value="541.272">
            <text:p>541.272</text:p>
          </table:table-cell>
          <table:table-cell office:value-type="float" office:value="541.2600097656">
            <text:p>541.2600097656</text:p>
          </table:table-cell>
          <table:table-cell office:value-type="float" office:value="-1.1990234375">
            <text:p>-1.1990234375</text:p>
          </table:table-cell>
          <table:table-cell office:value-type="string">
            <text:p>2526</text:p>
          </table:table-cell>
          <table:table-cell table:formula="of:=ABS([.H494])" office:value-type="float" office:value="1.1990234375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1924</text:p>
          </table:table-cell>
          <table:table-cell office:value-type="string">
            <text:p>25261010</text:p>
          </table:table-cell>
          <table:table-cell office:value-type="string">
            <text:p>LFP3</text:p>
          </table:table-cell>
          <table:table-cell office:value-type="float" office:value="606522.905">
            <text:p>606522.905</text:p>
          </table:table-cell>
          <table:table-cell office:value-type="float" office:value="224767.787">
            <text:p>224767.787</text:p>
          </table:table-cell>
          <table:table-cell office:value-type="float" office:value="543.063">
            <text:p>543.063</text:p>
          </table:table-cell>
          <table:table-cell office:value-type="float" office:value="543.0599975586">
            <text:p>543.0599975586</text:p>
          </table:table-cell>
          <table:table-cell office:value-type="float" office:value="-0.3002441406">
            <text:p>-0.3002441406</text:p>
          </table:table-cell>
          <table:table-cell office:value-type="string">
            <text:p>2526</text:p>
          </table:table-cell>
          <table:table-cell table:formula="of:=ABS([.H495])" office:value-type="float" office:value="0.3002441406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1925</text:p>
          </table:table-cell>
          <table:table-cell office:value-type="string">
            <text:p>25261011</text:p>
          </table:table-cell>
          <table:table-cell office:value-type="string">
            <text:p>LFP3</text:p>
          </table:table-cell>
          <table:table-cell office:value-type="float" office:value="606514.097">
            <text:p>606514.097</text:p>
          </table:table-cell>
          <table:table-cell office:value-type="float" office:value="224711.951">
            <text:p>224711.951</text:p>
          </table:table-cell>
          <table:table-cell office:value-type="float" office:value="540.373">
            <text:p>540.373</text:p>
          </table:table-cell>
          <table:table-cell office:value-type="float" office:value="540.4299926758">
            <text:p>540.4299926758</text:p>
          </table:table-cell>
          <table:table-cell office:value-type="float" office:value="5.6992675781">
            <text:p>5.6992675781</text:p>
          </table:table-cell>
          <table:table-cell office:value-type="string">
            <text:p>2526</text:p>
          </table:table-cell>
          <table:table-cell table:formula="of:=ABS([.H496])" office:value-type="float" office:value="5.6992675781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1926</text:p>
          </table:table-cell>
          <table:table-cell office:value-type="string">
            <text:p>25261016</text:p>
          </table:table-cell>
          <table:table-cell office:value-type="string">
            <text:p>LFP3</text:p>
          </table:table-cell>
          <table:table-cell office:value-type="float" office:value="607136.392">
            <text:p>607136.392</text:p>
          </table:table-cell>
          <table:table-cell office:value-type="float" office:value="225796.716">
            <text:p>225796.716</text:p>
          </table:table-cell>
          <table:table-cell office:value-type="float" office:value="525.966">
            <text:p>525.966</text:p>
          </table:table-cell>
          <table:table-cell office:value-type="float" office:value="526.0300292969">
            <text:p>526.0300292969</text:p>
          </table:table-cell>
          <table:table-cell office:value-type="float" office:value="6.4029296875">
            <text:p>6.4029296875</text:p>
          </table:table-cell>
          <table:table-cell office:value-type="string">
            <text:p>2526</text:p>
          </table:table-cell>
          <table:table-cell table:formula="of:=ABS([.H497])" office:value-type="float" office:value="6.4029296875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1927</text:p>
          </table:table-cell>
          <table:table-cell office:value-type="string">
            <text:p>25261018</text:p>
          </table:table-cell>
          <table:table-cell office:value-type="string">
            <text:p>LFP3</text:p>
          </table:table-cell>
          <table:table-cell office:value-type="float" office:value="607272.014">
            <text:p>607272.014</text:p>
          </table:table-cell>
          <table:table-cell office:value-type="float" office:value="225649.038">
            <text:p>225649.038</text:p>
          </table:table-cell>
          <table:table-cell office:value-type="float" office:value="528.828">
            <text:p>528.828</text:p>
          </table:table-cell>
          <table:table-cell office:value-type="float" office:value="528.7600097656">
            <text:p>528.7600097656</text:p>
          </table:table-cell>
          <table:table-cell office:value-type="float" office:value="-6.7990234375">
            <text:p>-6.7990234375</text:p>
          </table:table-cell>
          <table:table-cell office:value-type="string">
            <text:p>2526</text:p>
          </table:table-cell>
          <table:table-cell table:formula="of:=ABS([.H498])" office:value-type="float" office:value="6.7990234375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1928</text:p>
          </table:table-cell>
          <table:table-cell office:value-type="string">
            <text:p>25261019</text:p>
          </table:table-cell>
          <table:table-cell office:value-type="string">
            <text:p>LFP3</text:p>
          </table:table-cell>
          <table:table-cell office:value-type="float" office:value="607345.891">
            <text:p>607345.891</text:p>
          </table:table-cell>
          <table:table-cell office:value-type="float" office:value="225598.882">
            <text:p>225598.882</text:p>
          </table:table-cell>
          <table:table-cell office:value-type="float" office:value="535.594">
            <text:p>535.594</text:p>
          </table:table-cell>
          <table:table-cell office:value-type="float" office:value="535.6900024414">
            <text:p>535.6900024414</text:p>
          </table:table-cell>
          <table:table-cell office:value-type="float" office:value="9.6002441406">
            <text:p>9.6002441406</text:p>
          </table:table-cell>
          <table:table-cell office:value-type="string">
            <text:p>2526</text:p>
          </table:table-cell>
          <table:table-cell table:formula="of:=ABS([.H499])" office:value-type="float" office:value="9.6002441406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41929</text:p>
          </table:table-cell>
          <table:table-cell office:value-type="string">
            <text:p>25261020</text:p>
          </table:table-cell>
          <table:table-cell office:value-type="string">
            <text:p>LFP3</text:p>
          </table:table-cell>
          <table:table-cell office:value-type="float" office:value="607409.672">
            <text:p>607409.672</text:p>
          </table:table-cell>
          <table:table-cell office:value-type="float" office:value="225553.417">
            <text:p>225553.417</text:p>
          </table:table-cell>
          <table:table-cell office:value-type="float" office:value="535.113">
            <text:p>535.113</text:p>
          </table:table-cell>
          <table:table-cell office:value-type="float" office:value="535.0900268555">
            <text:p>535.0900268555</text:p>
          </table:table-cell>
          <table:table-cell office:value-type="float" office:value="-2.2973144531">
            <text:p>-2.2973144531</text:p>
          </table:table-cell>
          <table:table-cell office:value-type="string">
            <text:p>2526</text:p>
          </table:table-cell>
          <table:table-cell table:formula="of:=ABS([.H500])" office:value-type="float" office:value="2.2973144531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1930</text:p>
          </table:table-cell>
          <table:table-cell office:value-type="string">
            <text:p>25261021</text:p>
          </table:table-cell>
          <table:table-cell office:value-type="string">
            <text:p>LFP3</text:p>
          </table:table-cell>
          <table:table-cell office:value-type="float" office:value="607453.743">
            <text:p>607453.743</text:p>
          </table:table-cell>
          <table:table-cell office:value-type="float" office:value="225496.806">
            <text:p>225496.806</text:p>
          </table:table-cell>
          <table:table-cell office:value-type="float" office:value="529.67">
            <text:p>529.67</text:p>
          </table:table-cell>
          <table:table-cell office:value-type="float" office:value="529.700012207">
            <text:p>529.700012207</text:p>
          </table:table-cell>
          <table:table-cell office:value-type="float" office:value="3.0012207031">
            <text:p>3.0012207031</text:p>
          </table:table-cell>
          <table:table-cell office:value-type="string">
            <text:p>2526</text:p>
          </table:table-cell>
          <table:table-cell table:formula="of:=ABS([.H501])" office:value-type="float" office:value="3.0012207031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1931</text:p>
          </table:table-cell>
          <table:table-cell office:value-type="string">
            <text:p>25261024</text:p>
          </table:table-cell>
          <table:table-cell office:value-type="string">
            <text:p>LFP3</text:p>
          </table:table-cell>
          <table:table-cell office:value-type="float" office:value="607305.691">
            <text:p>607305.691</text:p>
          </table:table-cell>
          <table:table-cell office:value-type="float" office:value="225302.068">
            <text:p>225302.068</text:p>
          </table:table-cell>
          <table:table-cell office:value-type="float" office:value="520.719">
            <text:p>520.719</text:p>
          </table:table-cell>
          <table:table-cell office:value-type="float" office:value="520.7399902344">
            <text:p>520.7399902344</text:p>
          </table:table-cell>
          <table:table-cell office:value-type="float" office:value="2.0990234375">
            <text:p>2.0990234375</text:p>
          </table:table-cell>
          <table:table-cell office:value-type="string">
            <text:p>2526</text:p>
          </table:table-cell>
          <table:table-cell table:formula="of:=ABS([.H502])" office:value-type="float" office:value="2.0990234375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1932</text:p>
          </table:table-cell>
          <table:table-cell office:value-type="string">
            <text:p>25261028</text:p>
          </table:table-cell>
          <table:table-cell office:value-type="string">
            <text:p>LFP3</text:p>
          </table:table-cell>
          <table:table-cell office:value-type="float" office:value="607277.857">
            <text:p>607277.857</text:p>
          </table:table-cell>
          <table:table-cell office:value-type="float" office:value="225142.275">
            <text:p>225142.275</text:p>
          </table:table-cell>
          <table:table-cell office:value-type="float" office:value="507.746">
            <text:p>507.746</text:p>
          </table:table-cell>
          <table:table-cell office:value-type="float" office:value="507.7900085449">
            <text:p>507.7900085449</text:p>
          </table:table-cell>
          <table:table-cell office:value-type="float" office:value="4.4008544922">
            <text:p>4.4008544922</text:p>
          </table:table-cell>
          <table:table-cell office:value-type="string">
            <text:p>2526</text:p>
          </table:table-cell>
          <table:table-cell table:formula="of:=ABS([.H503])" office:value-type="float" office:value="4.4008544922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1933</text:p>
          </table:table-cell>
          <table:table-cell office:value-type="string">
            <text:p>25261029</text:p>
          </table:table-cell>
          <table:table-cell office:value-type="string">
            <text:p>LFP3</text:p>
          </table:table-cell>
          <table:table-cell office:value-type="float" office:value="607285.637">
            <text:p>607285.637</text:p>
          </table:table-cell>
          <table:table-cell office:value-type="float" office:value="225089.982">
            <text:p>225089.982</text:p>
          </table:table-cell>
          <table:table-cell office:value-type="float" office:value="504.261">
            <text:p>504.261</text:p>
          </table:table-cell>
          <table:table-cell office:value-type="float" office:value="504.2600097656">
            <text:p>504.2600097656</text:p>
          </table:table-cell>
          <table:table-cell office:value-type="float" office:value="-0.0990234375">
            <text:p>-0.0990234375</text:p>
          </table:table-cell>
          <table:table-cell office:value-type="string">
            <text:p>2526</text:p>
          </table:table-cell>
          <table:table-cell table:formula="of:=ABS([.H504])" office:value-type="float" office:value="0.0990234375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1934</text:p>
          </table:table-cell>
          <table:table-cell office:value-type="string">
            <text:p>25261030</text:p>
          </table:table-cell>
          <table:table-cell office:value-type="string">
            <text:p>LFP3</text:p>
          </table:table-cell>
          <table:table-cell office:value-type="float" office:value="607306.08">
            <text:p>607306.08</text:p>
          </table:table-cell>
          <table:table-cell office:value-type="float" office:value="225053.082">
            <text:p>225053.082</text:p>
          </table:table-cell>
          <table:table-cell office:value-type="float" office:value="499.474">
            <text:p>499.474</text:p>
          </table:table-cell>
          <table:table-cell office:value-type="float" office:value="499.549987793">
            <text:p>499.549987793</text:p>
          </table:table-cell>
          <table:table-cell office:value-type="float" office:value="7.5987792969">
            <text:p>7.5987792969</text:p>
          </table:table-cell>
          <table:table-cell office:value-type="string">
            <text:p>2526</text:p>
          </table:table-cell>
          <table:table-cell table:formula="of:=ABS([.H505])" office:value-type="float" office:value="7.5987792969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1935</text:p>
          </table:table-cell>
          <table:table-cell office:value-type="string">
            <text:p>25261031</text:p>
          </table:table-cell>
          <table:table-cell office:value-type="string">
            <text:p>LFP3</text:p>
          </table:table-cell>
          <table:table-cell office:value-type="float" office:value="607315.675">
            <text:p>607315.675</text:p>
          </table:table-cell>
          <table:table-cell office:value-type="float" office:value="225003.036">
            <text:p>225003.036</text:p>
          </table:table-cell>
          <table:table-cell office:value-type="float" office:value="497.18">
            <text:p>497.18</text:p>
          </table:table-cell>
          <table:table-cell office:value-type="float" office:value="497.2300109863">
            <text:p>497.2300109863</text:p>
          </table:table-cell>
          <table:table-cell office:value-type="float" office:value="5.0010986328">
            <text:p>5.0010986328</text:p>
          </table:table-cell>
          <table:table-cell office:value-type="string">
            <text:p>2526</text:p>
          </table:table-cell>
          <table:table-cell table:formula="of:=ABS([.H506])" office:value-type="float" office:value="5.0010986328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1936</text:p>
          </table:table-cell>
          <table:table-cell office:value-type="string">
            <text:p>25261032</text:p>
          </table:table-cell>
          <table:table-cell office:value-type="string">
            <text:p>LFP3</text:p>
          </table:table-cell>
          <table:table-cell office:value-type="float" office:value="607298.193">
            <text:p>607298.193</text:p>
          </table:table-cell>
          <table:table-cell office:value-type="float" office:value="224924.321">
            <text:p>224924.321</text:p>
          </table:table-cell>
          <table:table-cell office:value-type="float" office:value="494.829">
            <text:p>494.829</text:p>
          </table:table-cell>
          <table:table-cell office:value-type="float" office:value="494.8599853516">
            <text:p>494.8599853516</text:p>
          </table:table-cell>
          <table:table-cell office:value-type="float" office:value="3.0985351562">
            <text:p>3.0985351562</text:p>
          </table:table-cell>
          <table:table-cell office:value-type="string">
            <text:p>2526</text:p>
          </table:table-cell>
          <table:table-cell table:formula="of:=ABS([.H507])" office:value-type="float" office:value="3.0985351562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1937</text:p>
          </table:table-cell>
          <table:table-cell office:value-type="string">
            <text:p>25261033</text:p>
          </table:table-cell>
          <table:table-cell office:value-type="string">
            <text:p>LFP3</text:p>
          </table:table-cell>
          <table:table-cell office:value-type="float" office:value="606924.126">
            <text:p>606924.126</text:p>
          </table:table-cell>
          <table:table-cell office:value-type="float" office:value="225063.95">
            <text:p>225063.95</text:p>
          </table:table-cell>
          <table:table-cell office:value-type="float" office:value="529.86">
            <text:p>529.86</text:p>
          </table:table-cell>
          <table:table-cell office:value-type="float" office:value="529.9199829102">
            <text:p>529.9199829102</text:p>
          </table:table-cell>
          <table:table-cell office:value-type="float" office:value="5.9982910156">
            <text:p>5.9982910156</text:p>
          </table:table-cell>
          <table:table-cell office:value-type="string">
            <text:p>2526</text:p>
          </table:table-cell>
          <table:table-cell table:formula="of:=ABS([.H508])" office:value-type="float" office:value="5.9982910156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1938</text:p>
          </table:table-cell>
          <table:table-cell office:value-type="string">
            <text:p>25261034</text:p>
          </table:table-cell>
          <table:table-cell office:value-type="string">
            <text:p>LFP3</text:p>
          </table:table-cell>
          <table:table-cell office:value-type="float" office:value="607316.462">
            <text:p>607316.462</text:p>
          </table:table-cell>
          <table:table-cell office:value-type="float" office:value="224862.329">
            <text:p>224862.329</text:p>
          </table:table-cell>
          <table:table-cell office:value-type="float" office:value="488.995">
            <text:p>488.995</text:p>
          </table:table-cell>
          <table:table-cell office:value-type="float" office:value="488.9800109863">
            <text:p>488.9800109863</text:p>
          </table:table-cell>
          <table:table-cell office:value-type="float" office:value="-1.4989013672">
            <text:p>-1.4989013672</text:p>
          </table:table-cell>
          <table:table-cell office:value-type="string">
            <text:p>2526</text:p>
          </table:table-cell>
          <table:table-cell table:formula="of:=ABS([.H509])" office:value-type="float" office:value="1.4989013672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1939</text:p>
          </table:table-cell>
          <table:table-cell office:value-type="string">
            <text:p>25261035</text:p>
          </table:table-cell>
          <table:table-cell office:value-type="string">
            <text:p>LFP3</text:p>
          </table:table-cell>
          <table:table-cell office:value-type="float" office:value="607322.32">
            <text:p>607322.32</text:p>
          </table:table-cell>
          <table:table-cell office:value-type="float" office:value="224795.167">
            <text:p>224795.167</text:p>
          </table:table-cell>
          <table:table-cell office:value-type="float" office:value="484.825">
            <text:p>484.825</text:p>
          </table:table-cell>
          <table:table-cell office:value-type="float" office:value="484.9400024414">
            <text:p>484.9400024414</text:p>
          </table:table-cell>
          <table:table-cell office:value-type="float" office:value="11.5002441406">
            <text:p>11.5002441406</text:p>
          </table:table-cell>
          <table:table-cell office:value-type="string">
            <text:p>2526</text:p>
          </table:table-cell>
          <table:table-cell table:formula="of:=ABS([.H510])" office:value-type="float" office:value="11.5002441406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41940</text:p>
          </table:table-cell>
          <table:table-cell office:value-type="string">
            <text:p>25261036</text:p>
          </table:table-cell>
          <table:table-cell office:value-type="string">
            <text:p>LFP3</text:p>
          </table:table-cell>
          <table:table-cell office:value-type="float" office:value="607351.848">
            <text:p>607351.848</text:p>
          </table:table-cell>
          <table:table-cell office:value-type="float" office:value="224709.27">
            <text:p>224709.27</text:p>
          </table:table-cell>
          <table:table-cell office:value-type="float" office:value="482.705">
            <text:p>482.705</text:p>
          </table:table-cell>
          <table:table-cell office:value-type="float" office:value="482.7300109863">
            <text:p>482.7300109863</text:p>
          </table:table-cell>
          <table:table-cell office:value-type="float" office:value="2.5010986328">
            <text:p>2.5010986328</text:p>
          </table:table-cell>
          <table:table-cell office:value-type="string">
            <text:p>2526</text:p>
          </table:table-cell>
          <table:table-cell table:formula="of:=ABS([.H511])" office:value-type="float" office:value="2.5010986328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1941</text:p>
          </table:table-cell>
          <table:table-cell office:value-type="string">
            <text:p>25261037</text:p>
          </table:table-cell>
          <table:table-cell office:value-type="string">
            <text:p>LFP3</text:p>
          </table:table-cell>
          <table:table-cell office:value-type="float" office:value="607422.459">
            <text:p>607422.459</text:p>
          </table:table-cell>
          <table:table-cell office:value-type="float" office:value="224674.766">
            <text:p>224674.766</text:p>
          </table:table-cell>
          <table:table-cell office:value-type="float" office:value="479.835">
            <text:p>479.835</text:p>
          </table:table-cell>
          <table:table-cell office:value-type="float" office:value="479.7900085449">
            <text:p>479.7900085449</text:p>
          </table:table-cell>
          <table:table-cell office:value-type="float" office:value="-4.4991455078">
            <text:p>-4.4991455078</text:p>
          </table:table-cell>
          <table:table-cell office:value-type="string">
            <text:p>2526</text:p>
          </table:table-cell>
          <table:table-cell table:formula="of:=ABS([.H512])" office:value-type="float" office:value="4.4991455078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1942</text:p>
          </table:table-cell>
          <table:table-cell office:value-type="string">
            <text:p>25261038</text:p>
          </table:table-cell>
          <table:table-cell office:value-type="string">
            <text:p>LFP3</text:p>
          </table:table-cell>
          <table:table-cell office:value-type="float" office:value="607224.322">
            <text:p>607224.322</text:p>
          </table:table-cell>
          <table:table-cell office:value-type="float" office:value="224790.947">
            <text:p>224790.947</text:p>
          </table:table-cell>
          <table:table-cell office:value-type="float" office:value="490.392">
            <text:p>490.392</text:p>
          </table:table-cell>
          <table:table-cell office:value-type="float" office:value="490.3500061035">
            <text:p>490.3500061035</text:p>
          </table:table-cell>
          <table:table-cell office:value-type="float" office:value="-4.1993896484">
            <text:p>-4.1993896484</text:p>
          </table:table-cell>
          <table:table-cell office:value-type="string">
            <text:p>2526</text:p>
          </table:table-cell>
          <table:table-cell table:formula="of:=ABS([.H513])" office:value-type="float" office:value="4.1993896484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1943</text:p>
          </table:table-cell>
          <table:table-cell office:value-type="string">
            <text:p>25261039</text:p>
          </table:table-cell>
          <table:table-cell office:value-type="string">
            <text:p>LFP3</text:p>
          </table:table-cell>
          <table:table-cell office:value-type="float" office:value="607009.01">
            <text:p>607009.01</text:p>
          </table:table-cell>
          <table:table-cell office:value-type="float" office:value="224708.547">
            <text:p>224708.547</text:p>
          </table:table-cell>
          <table:table-cell office:value-type="float" office:value="491.763">
            <text:p>491.763</text:p>
          </table:table-cell>
          <table:table-cell office:value-type="float" office:value="491.8299865723">
            <text:p>491.8299865723</text:p>
          </table:table-cell>
          <table:table-cell office:value-type="float" office:value="6.6986572266">
            <text:p>6.6986572266</text:p>
          </table:table-cell>
          <table:table-cell office:value-type="string">
            <text:p>2526</text:p>
          </table:table-cell>
          <table:table-cell table:formula="of:=ABS([.H514])" office:value-type="float" office:value="6.6986572266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1944</text:p>
          </table:table-cell>
          <table:table-cell office:value-type="string">
            <text:p>25261040</text:p>
          </table:table-cell>
          <table:table-cell office:value-type="string">
            <text:p>LFP3</text:p>
          </table:table-cell>
          <table:table-cell office:value-type="float" office:value="607082.728">
            <text:p>607082.728</text:p>
          </table:table-cell>
          <table:table-cell office:value-type="float" office:value="224584.071">
            <text:p>224584.071</text:p>
          </table:table-cell>
          <table:table-cell office:value-type="float" office:value="481.587">
            <text:p>481.587</text:p>
          </table:table-cell>
          <table:table-cell office:value-type="float" office:value="481.5899963379">
            <text:p>481.5899963379</text:p>
          </table:table-cell>
          <table:table-cell office:value-type="float" office:value="0.2996337891">
            <text:p>0.2996337891</text:p>
          </table:table-cell>
          <table:table-cell office:value-type="string">
            <text:p>2526</text:p>
          </table:table-cell>
          <table:table-cell table:formula="of:=ABS([.H515])" office:value-type="float" office:value="0.2996337891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1945</text:p>
          </table:table-cell>
          <table:table-cell office:value-type="string">
            <text:p>25261041</text:p>
          </table:table-cell>
          <table:table-cell office:value-type="string">
            <text:p>LFP3</text:p>
          </table:table-cell>
          <table:table-cell office:value-type="float" office:value="607103.357">
            <text:p>607103.357</text:p>
          </table:table-cell>
          <table:table-cell office:value-type="float" office:value="224498.296">
            <text:p>224498.296</text:p>
          </table:table-cell>
          <table:table-cell office:value-type="float" office:value="475.518">
            <text:p>475.518</text:p>
          </table:table-cell>
          <table:table-cell office:value-type="float" office:value="475.5899963379">
            <text:p>475.5899963379</text:p>
          </table:table-cell>
          <table:table-cell office:value-type="float" office:value="7.1996337891">
            <text:p>7.1996337891</text:p>
          </table:table-cell>
          <table:table-cell office:value-type="string">
            <text:p>2526</text:p>
          </table:table-cell>
          <table:table-cell table:formula="of:=ABS([.H516])" office:value-type="float" office:value="7.1996337891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1946</text:p>
          </table:table-cell>
          <table:table-cell office:value-type="string">
            <text:p>25261042</text:p>
          </table:table-cell>
          <table:table-cell office:value-type="string">
            <text:p>LFP3</text:p>
          </table:table-cell>
          <table:table-cell office:value-type="float" office:value="607126.171">
            <text:p>607126.171</text:p>
          </table:table-cell>
          <table:table-cell office:value-type="float" office:value="224351.463">
            <text:p>224351.463</text:p>
          </table:table-cell>
          <table:table-cell office:value-type="float" office:value="468.741">
            <text:p>468.741</text:p>
          </table:table-cell>
          <table:table-cell office:value-type="float" office:value="468.6600036621">
            <text:p>468.6600036621</text:p>
          </table:table-cell>
          <table:table-cell office:value-type="float" office:value="-8.0996337891">
            <text:p>-8.0996337891</text:p>
          </table:table-cell>
          <table:table-cell office:value-type="string">
            <text:p>2526</text:p>
          </table:table-cell>
          <table:table-cell table:formula="of:=ABS([.H517])" office:value-type="float" office:value="8.0996337891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1947</text:p>
          </table:table-cell>
          <table:table-cell office:value-type="string">
            <text:p>25261043</text:p>
          </table:table-cell>
          <table:table-cell office:value-type="string">
            <text:p>LFP3</text:p>
          </table:table-cell>
          <table:table-cell office:value-type="float" office:value="606898.453">
            <text:p>606898.453</text:p>
          </table:table-cell>
          <table:table-cell office:value-type="float" office:value="224953.866">
            <text:p>224953.866</text:p>
          </table:table-cell>
          <table:table-cell office:value-type="float" office:value="513.242">
            <text:p>513.242</text:p>
          </table:table-cell>
          <table:table-cell office:value-type="float" office:value="513.3200073242">
            <text:p>513.3200073242</text:p>
          </table:table-cell>
          <table:table-cell office:value-type="float" office:value="7.8007324219">
            <text:p>7.8007324219</text:p>
          </table:table-cell>
          <table:table-cell office:value-type="string">
            <text:p>2526</text:p>
          </table:table-cell>
          <table:table-cell table:formula="of:=ABS([.H518])" office:value-type="float" office:value="7.8007324219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1948</text:p>
          </table:table-cell>
          <table:table-cell office:value-type="string">
            <text:p>25261044</text:p>
          </table:table-cell>
          <table:table-cell office:value-type="string">
            <text:p>LFP3</text:p>
          </table:table-cell>
          <table:table-cell office:value-type="float" office:value="606959.185">
            <text:p>606959.185</text:p>
          </table:table-cell>
          <table:table-cell office:value-type="float" office:value="224897.615">
            <text:p>224897.615</text:p>
          </table:table-cell>
          <table:table-cell office:value-type="float" office:value="507.909">
            <text:p>507.909</text:p>
          </table:table-cell>
          <table:table-cell office:value-type="float" office:value="507.8200073242">
            <text:p>507.8200073242</text:p>
          </table:table-cell>
          <table:table-cell office:value-type="float" office:value="-8.8992675781">
            <text:p>-8.8992675781</text:p>
          </table:table-cell>
          <table:table-cell office:value-type="string">
            <text:p>2526</text:p>
          </table:table-cell>
          <table:table-cell table:formula="of:=ABS([.H519])" office:value-type="float" office:value="8.8992675781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41949</text:p>
          </table:table-cell>
          <table:table-cell office:value-type="string">
            <text:p>25261045</text:p>
          </table:table-cell>
          <table:table-cell office:value-type="string">
            <text:p>LFP3</text:p>
          </table:table-cell>
          <table:table-cell office:value-type="float" office:value="607022.426">
            <text:p>607022.426</text:p>
          </table:table-cell>
          <table:table-cell office:value-type="float" office:value="224860.625">
            <text:p>224860.625</text:p>
          </table:table-cell>
          <table:table-cell office:value-type="float" office:value="501.958">
            <text:p>501.958</text:p>
          </table:table-cell>
          <table:table-cell office:value-type="float" office:value="502.0400085449">
            <text:p>502.0400085449</text:p>
          </table:table-cell>
          <table:table-cell office:value-type="float" office:value="8.2008544922">
            <text:p>8.2008544922</text:p>
          </table:table-cell>
          <table:table-cell office:value-type="string">
            <text:p>2526</text:p>
          </table:table-cell>
          <table:table-cell table:formula="of:=ABS([.H520])" office:value-type="float" office:value="8.2008544922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1950</text:p>
          </table:table-cell>
          <table:table-cell office:value-type="string">
            <text:p>25261046</text:p>
          </table:table-cell>
          <table:table-cell office:value-type="string">
            <text:p>LFP3</text:p>
          </table:table-cell>
          <table:table-cell office:value-type="float" office:value="607229.738">
            <text:p>607229.738</text:p>
          </table:table-cell>
          <table:table-cell office:value-type="float" office:value="224466.424">
            <text:p>224466.424</text:p>
          </table:table-cell>
          <table:table-cell office:value-type="float" office:value="472.477">
            <text:p>472.477</text:p>
          </table:table-cell>
          <table:table-cell office:value-type="float" office:value="472.549987793">
            <text:p>472.549987793</text:p>
          </table:table-cell>
          <table:table-cell office:value-type="float" office:value="7.2987792969">
            <text:p>7.2987792969</text:p>
          </table:table-cell>
          <table:table-cell office:value-type="string">
            <text:p>2526</text:p>
          </table:table-cell>
          <table:table-cell table:formula="of:=ABS([.H521])" office:value-type="float" office:value="7.2987792969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1951</text:p>
          </table:table-cell>
          <table:table-cell office:value-type="string">
            <text:p>25261047</text:p>
          </table:table-cell>
          <table:table-cell office:value-type="string">
            <text:p>LFP3</text:p>
          </table:table-cell>
          <table:table-cell office:value-type="float" office:value="607292.963">
            <text:p>607292.963</text:p>
          </table:table-cell>
          <table:table-cell office:value-type="float" office:value="224538.842">
            <text:p>224538.842</text:p>
          </table:table-cell>
          <table:table-cell office:value-type="float" office:value="475.478">
            <text:p>475.478</text:p>
          </table:table-cell>
          <table:table-cell office:value-type="float" office:value="475.4200134277">
            <text:p>475.4200134277</text:p>
          </table:table-cell>
          <table:table-cell office:value-type="float" office:value="-5.7986572266">
            <text:p>-5.7986572266</text:p>
          </table:table-cell>
          <table:table-cell office:value-type="string">
            <text:p>2526</text:p>
          </table:table-cell>
          <table:table-cell table:formula="of:=ABS([.H522])" office:value-type="float" office:value="5.7986572266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1952</text:p>
          </table:table-cell>
          <table:table-cell office:value-type="string">
            <text:p>25261048</text:p>
          </table:table-cell>
          <table:table-cell office:value-type="string">
            <text:p>LFP3</text:p>
          </table:table-cell>
          <table:table-cell office:value-type="float" office:value="607360.255">
            <text:p>607360.255</text:p>
          </table:table-cell>
          <table:table-cell office:value-type="float" office:value="224613.775">
            <text:p>224613.775</text:p>
          </table:table-cell>
          <table:table-cell office:value-type="float" office:value="478.461">
            <text:p>478.461</text:p>
          </table:table-cell>
          <table:table-cell office:value-type="float" office:value="478.4100036621">
            <text:p>478.4100036621</text:p>
          </table:table-cell>
          <table:table-cell office:value-type="float" office:value="-5.0996337891">
            <text:p>-5.0996337891</text:p>
          </table:table-cell>
          <table:table-cell office:value-type="string">
            <text:p>2526</text:p>
          </table:table-cell>
          <table:table-cell table:formula="of:=ABS([.H523])" office:value-type="float" office:value="5.0996337891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1953</text:p>
          </table:table-cell>
          <table:table-cell office:value-type="string">
            <text:p>25261049</text:p>
          </table:table-cell>
          <table:table-cell office:value-type="string">
            <text:p>LFP3</text:p>
          </table:table-cell>
          <table:table-cell office:value-type="float" office:value="607001.231">
            <text:p>607001.231</text:p>
          </table:table-cell>
          <table:table-cell office:value-type="float" office:value="224207.282">
            <text:p>224207.282</text:p>
          </table:table-cell>
          <table:table-cell office:value-type="float" office:value="467.521">
            <text:p>467.521</text:p>
          </table:table-cell>
          <table:table-cell office:value-type="float" office:value="467.4700012207">
            <text:p>467.4700012207</text:p>
          </table:table-cell>
          <table:table-cell office:value-type="float" office:value="-5.0998779297">
            <text:p>-5.0998779297</text:p>
          </table:table-cell>
          <table:table-cell office:value-type="string">
            <text:p>2526</text:p>
          </table:table-cell>
          <table:table-cell table:formula="of:=ABS([.H524])" office:value-type="float" office:value="5.0998779297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1954</text:p>
          </table:table-cell>
          <table:table-cell office:value-type="string">
            <text:p>25261051</text:p>
          </table:table-cell>
          <table:table-cell office:value-type="string">
            <text:p>LFP3</text:p>
          </table:table-cell>
          <table:table-cell office:value-type="float" office:value="606868.242">
            <text:p>606868.242</text:p>
          </table:table-cell>
          <table:table-cell office:value-type="float" office:value="224053.307">
            <text:p>224053.307</text:p>
          </table:table-cell>
          <table:table-cell office:value-type="float" office:value="467.303">
            <text:p>467.303</text:p>
          </table:table-cell>
          <table:table-cell office:value-type="float" office:value="467.2799987793">
            <text:p>467.2799987793</text:p>
          </table:table-cell>
          <table:table-cell office:value-type="float" office:value="-2.3001220703">
            <text:p>-2.3001220703</text:p>
          </table:table-cell>
          <table:table-cell office:value-type="string">
            <text:p>2526</text:p>
          </table:table-cell>
          <table:table-cell table:formula="of:=ABS([.H525])" office:value-type="float" office:value="2.3001220703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1955</text:p>
          </table:table-cell>
          <table:table-cell office:value-type="string">
            <text:p>25261052</text:p>
          </table:table-cell>
          <table:table-cell office:value-type="string">
            <text:p>LFP3</text:p>
          </table:table-cell>
          <table:table-cell office:value-type="float" office:value="606805.49">
            <text:p>606805.49</text:p>
          </table:table-cell>
          <table:table-cell office:value-type="float" office:value="223980.667">
            <text:p>223980.667</text:p>
          </table:table-cell>
          <table:table-cell office:value-type="float" office:value="467.187">
            <text:p>467.187</text:p>
          </table:table-cell>
          <table:table-cell office:value-type="float" office:value="467.1799926758">
            <text:p>467.1799926758</text:p>
          </table:table-cell>
          <table:table-cell office:value-type="float" office:value="-0.7007324219">
            <text:p>-0.7007324219</text:p>
          </table:table-cell>
          <table:table-cell office:value-type="string">
            <text:p>2526</text:p>
          </table:table-cell>
          <table:table-cell table:formula="of:=ABS([.H526])" office:value-type="float" office:value="0.7007324219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1956</text:p>
          </table:table-cell>
          <table:table-cell office:value-type="string">
            <text:p>25261053</text:p>
          </table:table-cell>
          <table:table-cell office:value-type="string">
            <text:p>LFP3</text:p>
          </table:table-cell>
          <table:table-cell office:value-type="float" office:value="606631.637">
            <text:p>606631.637</text:p>
          </table:table-cell>
          <table:table-cell office:value-type="float" office:value="223713.446">
            <text:p>223713.446</text:p>
          </table:table-cell>
          <table:table-cell office:value-type="float" office:value="465.362">
            <text:p>465.362</text:p>
          </table:table-cell>
          <table:table-cell office:value-type="float" office:value="465.3200073242">
            <text:p>465.3200073242</text:p>
          </table:table-cell>
          <table:table-cell office:value-type="float" office:value="-4.1992675781">
            <text:p>-4.1992675781</text:p>
          </table:table-cell>
          <table:table-cell office:value-type="string">
            <text:p>2526</text:p>
          </table:table-cell>
          <table:table-cell table:formula="of:=ABS([.H527])" office:value-type="float" office:value="4.1992675781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1957</text:p>
          </table:table-cell>
          <table:table-cell office:value-type="string">
            <text:p>25261054</text:p>
          </table:table-cell>
          <table:table-cell office:value-type="string">
            <text:p>LFP3</text:p>
          </table:table-cell>
          <table:table-cell office:value-type="float" office:value="606620.367">
            <text:p>606620.367</text:p>
          </table:table-cell>
          <table:table-cell office:value-type="float" office:value="223814.027">
            <text:p>223814.027</text:p>
          </table:table-cell>
          <table:table-cell office:value-type="float" office:value="468.204">
            <text:p>468.204</text:p>
          </table:table-cell>
          <table:table-cell office:value-type="float" office:value="468.2699890137">
            <text:p>468.2699890137</text:p>
          </table:table-cell>
          <table:table-cell office:value-type="float" office:value="6.5989013672">
            <text:p>6.5989013672</text:p>
          </table:table-cell>
          <table:table-cell office:value-type="string">
            <text:p>2526</text:p>
          </table:table-cell>
          <table:table-cell table:formula="of:=ABS([.H528])" office:value-type="float" office:value="6.5989013672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1958</text:p>
          </table:table-cell>
          <table:table-cell office:value-type="string">
            <text:p>25261056</text:p>
          </table:table-cell>
          <table:table-cell office:value-type="string">
            <text:p>LFP3</text:p>
          </table:table-cell>
          <table:table-cell office:value-type="float" office:value="606583.217">
            <text:p>606583.217</text:p>
          </table:table-cell>
          <table:table-cell office:value-type="float" office:value="224001.557">
            <text:p>224001.557</text:p>
          </table:table-cell>
          <table:table-cell office:value-type="float" office:value="485.538">
            <text:p>485.538</text:p>
          </table:table-cell>
          <table:table-cell office:value-type="float" office:value="485.5799865723">
            <text:p>485.5799865723</text:p>
          </table:table-cell>
          <table:table-cell office:value-type="float" office:value="4.1986572266">
            <text:p>4.1986572266</text:p>
          </table:table-cell>
          <table:table-cell office:value-type="string">
            <text:p>2526</text:p>
          </table:table-cell>
          <table:table-cell table:formula="of:=ABS([.H529])" office:value-type="float" office:value="4.1986572266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1959</text:p>
          </table:table-cell>
          <table:table-cell office:value-type="string">
            <text:p>25261057</text:p>
          </table:table-cell>
          <table:table-cell office:value-type="string">
            <text:p>LFP3</text:p>
          </table:table-cell>
          <table:table-cell office:value-type="float" office:value="606544.975">
            <text:p>606544.975</text:p>
          </table:table-cell>
          <table:table-cell office:value-type="float" office:value="224049.359">
            <text:p>224049.359</text:p>
          </table:table-cell>
          <table:table-cell office:value-type="float" office:value="489.974">
            <text:p>489.974</text:p>
          </table:table-cell>
          <table:table-cell office:value-type="float" office:value="490">
            <text:p>490</text:p>
          </table:table-cell>
          <table:table-cell office:value-type="float" office:value="2.6">
            <text:p>2.6</text:p>
          </table:table-cell>
          <table:table-cell office:value-type="string">
            <text:p>2526</text:p>
          </table:table-cell>
          <table:table-cell table:formula="of:=ABS([.H530])" office:value-type="float" office:value="2.6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1960</text:p>
          </table:table-cell>
          <table:table-cell office:value-type="string">
            <text:p>25261058</text:p>
          </table:table-cell>
          <table:table-cell office:value-type="string">
            <text:p>LFP3</text:p>
          </table:table-cell>
          <table:table-cell office:value-type="float" office:value="606508.757">
            <text:p>606508.757</text:p>
          </table:table-cell>
          <table:table-cell office:value-type="float" office:value="224110.548">
            <text:p>224110.548</text:p>
          </table:table-cell>
          <table:table-cell office:value-type="float" office:value="493.682">
            <text:p>493.682</text:p>
          </table:table-cell>
          <table:table-cell office:value-type="float" office:value="493.7099914551">
            <text:p>493.7099914551</text:p>
          </table:table-cell>
          <table:table-cell office:value-type="float" office:value="2.7991455078">
            <text:p>2.7991455078</text:p>
          </table:table-cell>
          <table:table-cell office:value-type="string">
            <text:p>2526</text:p>
          </table:table-cell>
          <table:table-cell table:formula="of:=ABS([.H531])" office:value-type="float" office:value="2.7991455078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1961</text:p>
          </table:table-cell>
          <table:table-cell office:value-type="string">
            <text:p>25261061</text:p>
          </table:table-cell>
          <table:table-cell office:value-type="string">
            <text:p>LFP3</text:p>
          </table:table-cell>
          <table:table-cell office:value-type="float" office:value="606489.128">
            <text:p>606489.128</text:p>
          </table:table-cell>
          <table:table-cell office:value-type="float" office:value="224312.981">
            <text:p>224312.981</text:p>
          </table:table-cell>
          <table:table-cell office:value-type="float" office:value="505.265">
            <text:p>505.265</text:p>
          </table:table-cell>
          <table:table-cell office:value-type="float" office:value="505.25">
            <text:p>505.25</text:p>
          </table:table-cell>
          <table:table-cell office:value-type="float" office:value="-1.5">
            <text:p>-1.5</text:p>
          </table:table-cell>
          <table:table-cell office:value-type="string">
            <text:p>2526</text:p>
          </table:table-cell>
          <table:table-cell table:formula="of:=ABS([.H532])" office:value-type="float" office:value="1.5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1962</text:p>
          </table:table-cell>
          <table:table-cell office:value-type="string">
            <text:p>25261062</text:p>
          </table:table-cell>
          <table:table-cell office:value-type="string">
            <text:p>LFP3</text:p>
          </table:table-cell>
          <table:table-cell office:value-type="float" office:value="606614.317">
            <text:p>606614.317</text:p>
          </table:table-cell>
          <table:table-cell office:value-type="float" office:value="224294.454">
            <text:p>224294.454</text:p>
          </table:table-cell>
          <table:table-cell office:value-type="float" office:value="498.023">
            <text:p>498.023</text:p>
          </table:table-cell>
          <table:table-cell office:value-type="float" office:value="498.049987793">
            <text:p>498.049987793</text:p>
          </table:table-cell>
          <table:table-cell office:value-type="float" office:value="2.6987792969">
            <text:p>2.6987792969</text:p>
          </table:table-cell>
          <table:table-cell office:value-type="string">
            <text:p>2526</text:p>
          </table:table-cell>
          <table:table-cell table:formula="of:=ABS([.H533])" office:value-type="float" office:value="2.6987792969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1963</text:p>
          </table:table-cell>
          <table:table-cell office:value-type="string">
            <text:p>25261063</text:p>
          </table:table-cell>
          <table:table-cell office:value-type="string">
            <text:p>LFP3</text:p>
          </table:table-cell>
          <table:table-cell office:value-type="float" office:value="606704.2">
            <text:p>606704.2</text:p>
          </table:table-cell>
          <table:table-cell office:value-type="float" office:value="224353.18">
            <text:p>224353.18</text:p>
          </table:table-cell>
          <table:table-cell office:value-type="float" office:value="496.85">
            <text:p>496.85</text:p>
          </table:table-cell>
          <table:table-cell office:value-type="float" office:value="496.8999938965">
            <text:p>496.8999938965</text:p>
          </table:table-cell>
          <table:table-cell office:value-type="float" office:value="4.9993896484">
            <text:p>4.9993896484</text:p>
          </table:table-cell>
          <table:table-cell office:value-type="string">
            <text:p>2526</text:p>
          </table:table-cell>
          <table:table-cell table:formula="of:=ABS([.H534])" office:value-type="float" office:value="4.9993896484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1964</text:p>
          </table:table-cell>
          <table:table-cell office:value-type="string">
            <text:p>25261064</text:p>
          </table:table-cell>
          <table:table-cell office:value-type="string">
            <text:p>LFP3</text:p>
          </table:table-cell>
          <table:table-cell office:value-type="float" office:value="606826.71">
            <text:p>606826.71</text:p>
          </table:table-cell>
          <table:table-cell office:value-type="float" office:value="224401.35">
            <text:p>224401.35</text:p>
          </table:table-cell>
          <table:table-cell office:value-type="float" office:value="494.47">
            <text:p>494.47</text:p>
          </table:table-cell>
          <table:table-cell office:value-type="float" office:value="494.5">
            <text:p>494.5</text:p>
          </table:table-cell>
          <table:table-cell office:value-type="float" office:value="3">
            <text:p>3</text:p>
          </table:table-cell>
          <table:table-cell office:value-type="string">
            <text:p>2526</text:p>
          </table:table-cell>
          <table:table-cell table:formula="of:=ABS([.H535])"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1965</text:p>
          </table:table-cell>
          <table:table-cell office:value-type="string">
            <text:p>25261065</text:p>
          </table:table-cell>
          <table:table-cell office:value-type="string">
            <text:p>LFP3</text:p>
          </table:table-cell>
          <table:table-cell office:value-type="float" office:value="606931.376">
            <text:p>606931.376</text:p>
          </table:table-cell>
          <table:table-cell office:value-type="float" office:value="224485.219">
            <text:p>224485.219</text:p>
          </table:table-cell>
          <table:table-cell office:value-type="float" office:value="487.359">
            <text:p>487.359</text:p>
          </table:table-cell>
          <table:table-cell office:value-type="float" office:value="487.3500061035">
            <text:p>487.3500061035</text:p>
          </table:table-cell>
          <table:table-cell office:value-type="float" office:value="-0.8993896484">
            <text:p>-0.8993896484</text:p>
          </table:table-cell>
          <table:table-cell office:value-type="string">
            <text:p>2526</text:p>
          </table:table-cell>
          <table:table-cell table:formula="of:=ABS([.H536])" office:value-type="float" office:value="0.8993896484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1966</text:p>
          </table:table-cell>
          <table:table-cell office:value-type="string">
            <text:p>25261066</text:p>
          </table:table-cell>
          <table:table-cell office:value-type="string">
            <text:p>LFP3</text:p>
          </table:table-cell>
          <table:table-cell office:value-type="float" office:value="606427.359">
            <text:p>606427.359</text:p>
          </table:table-cell>
          <table:table-cell office:value-type="float" office:value="224072.481">
            <text:p>224072.481</text:p>
          </table:table-cell>
          <table:table-cell office:value-type="float" office:value="493.775">
            <text:p>493.775</text:p>
          </table:table-cell>
          <table:table-cell office:value-type="float" office:value="493.7799987793">
            <text:p>493.7799987793</text:p>
          </table:table-cell>
          <table:table-cell office:value-type="float" office:value="0.4998779297">
            <text:p>0.4998779297</text:p>
          </table:table-cell>
          <table:table-cell office:value-type="string">
            <text:p>2526</text:p>
          </table:table-cell>
          <table:table-cell table:formula="of:=ABS([.H537])" office:value-type="float" office:value="0.4998779297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1967</text:p>
          </table:table-cell>
          <table:table-cell office:value-type="string">
            <text:p>25261067</text:p>
          </table:table-cell>
          <table:table-cell office:value-type="string">
            <text:p>LFP3</text:p>
          </table:table-cell>
          <table:table-cell office:value-type="float" office:value="606370.219">
            <text:p>606370.219</text:p>
          </table:table-cell>
          <table:table-cell office:value-type="float" office:value="224042.715">
            <text:p>224042.715</text:p>
          </table:table-cell>
          <table:table-cell office:value-type="float" office:value="487.946">
            <text:p>487.946</text:p>
          </table:table-cell>
          <table:table-cell office:value-type="float" office:value="487.9599914551">
            <text:p>487.9599914551</text:p>
          </table:table-cell>
          <table:table-cell office:value-type="float" office:value="1.3991455078">
            <text:p>1.3991455078</text:p>
          </table:table-cell>
          <table:table-cell office:value-type="string">
            <text:p>2526</text:p>
          </table:table-cell>
          <table:table-cell table:formula="of:=ABS([.H538])" office:value-type="float" office:value="1.3991455078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1968</text:p>
          </table:table-cell>
          <table:table-cell office:value-type="string">
            <text:p>25261068</text:p>
          </table:table-cell>
          <table:table-cell office:value-type="string">
            <text:p>LFP3</text:p>
          </table:table-cell>
          <table:table-cell office:value-type="float" office:value="606329.983">
            <text:p>606329.983</text:p>
          </table:table-cell>
          <table:table-cell office:value-type="float" office:value="224014.925">
            <text:p>224014.925</text:p>
          </table:table-cell>
          <table:table-cell office:value-type="float" office:value="484.144">
            <text:p>484.144</text:p>
          </table:table-cell>
          <table:table-cell office:value-type="float" office:value="484.0100097656">
            <text:p>484.0100097656</text:p>
          </table:table-cell>
          <table:table-cell office:value-type="float" office:value="-13.3990234375">
            <text:p>-13.3990234375</text:p>
          </table:table-cell>
          <table:table-cell office:value-type="string">
            <text:p>2526</text:p>
          </table:table-cell>
          <table:table-cell table:formula="of:=ABS([.H539])" office:value-type="float" office:value="13.3990234375">
            <text:p>13</text:p>
          </table:table-cell>
          <table:table-cell table:number-columns-repeated="246"/>
        </table:table-row>
        <table:table-row table:style-name="ro1">
          <table:table-cell office:value-type="string">
            <text:p>5341969</text:p>
          </table:table-cell>
          <table:table-cell office:value-type="string">
            <text:p>25261072</text:p>
          </table:table-cell>
          <table:table-cell office:value-type="string">
            <text:p>LFP3</text:p>
          </table:table-cell>
          <table:table-cell office:value-type="float" office:value="606416.849">
            <text:p>606416.849</text:p>
          </table:table-cell>
          <table:table-cell office:value-type="float" office:value="224313.179">
            <text:p>224313.179</text:p>
          </table:table-cell>
          <table:table-cell office:value-type="float" office:value="508.014">
            <text:p>508.014</text:p>
          </table:table-cell>
          <table:table-cell office:value-type="float" office:value="508.1000061035">
            <text:p>508.1000061035</text:p>
          </table:table-cell>
          <table:table-cell office:value-type="float" office:value="8.6006103516">
            <text:p>8.6006103516</text:p>
          </table:table-cell>
          <table:table-cell office:value-type="string">
            <text:p>2526</text:p>
          </table:table-cell>
          <table:table-cell table:formula="of:=ABS([.H540])" office:value-type="float" office:value="8.6006103516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41970</text:p>
          </table:table-cell>
          <table:table-cell office:value-type="string">
            <text:p>25261073</text:p>
          </table:table-cell>
          <table:table-cell office:value-type="string">
            <text:p>LFP3</text:p>
          </table:table-cell>
          <table:table-cell office:value-type="float" office:value="606343.774">
            <text:p>606343.774</text:p>
          </table:table-cell>
          <table:table-cell office:value-type="float" office:value="224301.137">
            <text:p>224301.137</text:p>
          </table:table-cell>
          <table:table-cell office:value-type="float" office:value="510.449">
            <text:p>510.449</text:p>
          </table:table-cell>
          <table:table-cell office:value-type="float" office:value="510.5199890137">
            <text:p>510.5199890137</text:p>
          </table:table-cell>
          <table:table-cell office:value-type="float" office:value="7.0989013672">
            <text:p>7.0989013672</text:p>
          </table:table-cell>
          <table:table-cell office:value-type="string">
            <text:p>2526</text:p>
          </table:table-cell>
          <table:table-cell table:formula="of:=ABS([.H541])" office:value-type="float" office:value="7.0989013672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1971</text:p>
          </table:table-cell>
          <table:table-cell office:value-type="string">
            <text:p>25261074</text:p>
          </table:table-cell>
          <table:table-cell office:value-type="string">
            <text:p>LFP3</text:p>
          </table:table-cell>
          <table:table-cell office:value-type="float" office:value="606305.079">
            <text:p>606305.079</text:p>
          </table:table-cell>
          <table:table-cell office:value-type="float" office:value="224325.561">
            <text:p>224325.561</text:p>
          </table:table-cell>
          <table:table-cell office:value-type="float" office:value="513.161">
            <text:p>513.161</text:p>
          </table:table-cell>
          <table:table-cell office:value-type="float" office:value="513.2399902344">
            <text:p>513.2399902344</text:p>
          </table:table-cell>
          <table:table-cell office:value-type="float" office:value="7.8990234375">
            <text:p>7.8990234375</text:p>
          </table:table-cell>
          <table:table-cell office:value-type="string">
            <text:p>2526</text:p>
          </table:table-cell>
          <table:table-cell table:formula="of:=ABS([.H542])" office:value-type="float" office:value="7.8990234375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1972</text:p>
          </table:table-cell>
          <table:table-cell office:value-type="string">
            <text:p>25261075</text:p>
          </table:table-cell>
          <table:table-cell office:value-type="string">
            <text:p>LFP3</text:p>
          </table:table-cell>
          <table:table-cell office:value-type="float" office:value="606281.083">
            <text:p>606281.083</text:p>
          </table:table-cell>
          <table:table-cell office:value-type="float" office:value="224375.364">
            <text:p>224375.364</text:p>
          </table:table-cell>
          <table:table-cell office:value-type="float" office:value="517.878">
            <text:p>517.878</text:p>
          </table:table-cell>
          <table:table-cell office:value-type="float" office:value="517.9299926758">
            <text:p>517.9299926758</text:p>
          </table:table-cell>
          <table:table-cell office:value-type="float" office:value="5.1992675781">
            <text:p>5.1992675781</text:p>
          </table:table-cell>
          <table:table-cell office:value-type="string">
            <text:p>2526</text:p>
          </table:table-cell>
          <table:table-cell table:formula="of:=ABS([.H543])" office:value-type="float" office:value="5.1992675781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1973</text:p>
          </table:table-cell>
          <table:table-cell office:value-type="string">
            <text:p>25261076</text:p>
          </table:table-cell>
          <table:table-cell office:value-type="string">
            <text:p>LFP3</text:p>
          </table:table-cell>
          <table:table-cell office:value-type="float" office:value="606188.749">
            <text:p>606188.749</text:p>
          </table:table-cell>
          <table:table-cell office:value-type="float" office:value="224460.027">
            <text:p>224460.027</text:p>
          </table:table-cell>
          <table:table-cell office:value-type="float" office:value="529.378">
            <text:p>529.378</text:p>
          </table:table-cell>
          <table:table-cell office:value-type="float" office:value="529.5300292969">
            <text:p>529.5300292969</text:p>
          </table:table-cell>
          <table:table-cell office:value-type="float" office:value="15.2029296875">
            <text:p>15.2029296875</text:p>
          </table:table-cell>
          <table:table-cell office:value-type="string">
            <text:p>2526</text:p>
          </table:table-cell>
          <table:table-cell table:formula="of:=ABS([.H544])" office:value-type="float" office:value="15.2029296875">
            <text:p>15</text:p>
          </table:table-cell>
          <table:table-cell table:number-columns-repeated="246"/>
        </table:table-row>
        <table:table-row table:style-name="ro1">
          <table:table-cell office:value-type="string">
            <text:p>5341974</text:p>
          </table:table-cell>
          <table:table-cell office:value-type="string">
            <text:p>25261077</text:p>
          </table:table-cell>
          <table:table-cell office:value-type="string">
            <text:p>LFP3</text:p>
          </table:table-cell>
          <table:table-cell office:value-type="float" office:value="606071.805">
            <text:p>606071.805</text:p>
          </table:table-cell>
          <table:table-cell office:value-type="float" office:value="224579.116">
            <text:p>224579.116</text:p>
          </table:table-cell>
          <table:table-cell office:value-type="float" office:value="538.672">
            <text:p>538.672</text:p>
          </table:table-cell>
          <table:table-cell office:value-type="float" office:value="538.7800292969">
            <text:p>538.7800292969</text:p>
          </table:table-cell>
          <table:table-cell office:value-type="float" office:value="10.8029296875">
            <text:p>10.8029296875</text:p>
          </table:table-cell>
          <table:table-cell office:value-type="string">
            <text:p>2526</text:p>
          </table:table-cell>
          <table:table-cell table:formula="of:=ABS([.H545])" office:value-type="float" office:value="10.8029296875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41975</text:p>
          </table:table-cell>
          <table:table-cell office:value-type="string">
            <text:p>25261078</text:p>
          </table:table-cell>
          <table:table-cell office:value-type="string">
            <text:p>LFP3</text:p>
          </table:table-cell>
          <table:table-cell office:value-type="float" office:value="606492.52">
            <text:p>606492.52</text:p>
          </table:table-cell>
          <table:table-cell office:value-type="float" office:value="224364.84">
            <text:p>224364.84</text:p>
          </table:table-cell>
          <table:table-cell office:value-type="float" office:value="509.95">
            <text:p>509.95</text:p>
          </table:table-cell>
          <table:table-cell office:value-type="float" office:value="509.9800109863">
            <text:p>509.9800109863</text:p>
          </table:table-cell>
          <table:table-cell office:value-type="float" office:value="3.0010986328">
            <text:p>3.0010986328</text:p>
          </table:table-cell>
          <table:table-cell office:value-type="string">
            <text:p>2526</text:p>
          </table:table-cell>
          <table:table-cell table:formula="of:=ABS([.H546])" office:value-type="float" office:value="3.0010986328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1976</text:p>
          </table:table-cell>
          <table:table-cell office:value-type="string">
            <text:p>25261079</text:p>
          </table:table-cell>
          <table:table-cell office:value-type="string">
            <text:p>LFP3</text:p>
          </table:table-cell>
          <table:table-cell office:value-type="float" office:value="606486.624">
            <text:p>606486.624</text:p>
          </table:table-cell>
          <table:table-cell office:value-type="float" office:value="224436.232">
            <text:p>224436.232</text:p>
          </table:table-cell>
          <table:table-cell office:value-type="float" office:value="515.242">
            <text:p>515.242</text:p>
          </table:table-cell>
          <table:table-cell office:value-type="float" office:value="515.2399902344">
            <text:p>515.2399902344</text:p>
          </table:table-cell>
          <table:table-cell office:value-type="float" office:value="-0.2009765625">
            <text:p>-0.2009765625</text:p>
          </table:table-cell>
          <table:table-cell office:value-type="string">
            <text:p>2526</text:p>
          </table:table-cell>
          <table:table-cell table:formula="of:=ABS([.H547])" office:value-type="float" office:value="0.2009765625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1977</text:p>
          </table:table-cell>
          <table:table-cell office:value-type="string">
            <text:p>25261080</text:p>
          </table:table-cell>
          <table:table-cell office:value-type="string">
            <text:p>LFP3</text:p>
          </table:table-cell>
          <table:table-cell office:value-type="float" office:value="606503.473">
            <text:p>606503.473</text:p>
          </table:table-cell>
          <table:table-cell office:value-type="float" office:value="224476.942">
            <text:p>224476.942</text:p>
          </table:table-cell>
          <table:table-cell office:value-type="float" office:value="518.208">
            <text:p>518.208</text:p>
          </table:table-cell>
          <table:table-cell office:value-type="float" office:value="518.2100219727">
            <text:p>518.2100219727</text:p>
          </table:table-cell>
          <table:table-cell office:value-type="float" office:value="0.2021972656">
            <text:p>0.2021972656</text:p>
          </table:table-cell>
          <table:table-cell office:value-type="string">
            <text:p>2526</text:p>
          </table:table-cell>
          <table:table-cell table:formula="of:=ABS([.H548])" office:value-type="float" office:value="0.2021972656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1978</text:p>
          </table:table-cell>
          <table:table-cell office:value-type="string">
            <text:p>25261081</text:p>
          </table:table-cell>
          <table:table-cell office:value-type="string">
            <text:p>LFP3</text:p>
          </table:table-cell>
          <table:table-cell office:value-type="float" office:value="606543.554">
            <text:p>606543.554</text:p>
          </table:table-cell>
          <table:table-cell office:value-type="float" office:value="224569.949">
            <text:p>224569.949</text:p>
          </table:table-cell>
          <table:table-cell office:value-type="float" office:value="528.026">
            <text:p>528.026</text:p>
          </table:table-cell>
          <table:table-cell office:value-type="float" office:value="528.0900268555">
            <text:p>528.0900268555</text:p>
          </table:table-cell>
          <table:table-cell office:value-type="float" office:value="6.4026855469">
            <text:p>6.4026855469</text:p>
          </table:table-cell>
          <table:table-cell office:value-type="string">
            <text:p>2526</text:p>
          </table:table-cell>
          <table:table-cell table:formula="of:=ABS([.H549])" office:value-type="float" office:value="6.4026855469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1979</text:p>
          </table:table-cell>
          <table:table-cell office:value-type="string">
            <text:p>25261082</text:p>
          </table:table-cell>
          <table:table-cell office:value-type="string">
            <text:p>LFP3</text:p>
          </table:table-cell>
          <table:table-cell office:value-type="float" office:value="606219.231">
            <text:p>606219.231</text:p>
          </table:table-cell>
          <table:table-cell office:value-type="float" office:value="224436.881">
            <text:p>224436.881</text:p>
          </table:table-cell>
          <table:table-cell office:value-type="float" office:value="525.773">
            <text:p>525.773</text:p>
          </table:table-cell>
          <table:table-cell office:value-type="float" office:value="525.9299926758">
            <text:p>525.9299926758</text:p>
          </table:table-cell>
          <table:table-cell office:value-type="float" office:value="15.6992675781">
            <text:p>15.6992675781</text:p>
          </table:table-cell>
          <table:table-cell office:value-type="string">
            <text:p>2526</text:p>
          </table:table-cell>
          <table:table-cell table:formula="of:=ABS([.H550])" office:value-type="float" office:value="15.6992675781">
            <text:p>16</text:p>
          </table:table-cell>
          <table:table-cell table:number-columns-repeated="246"/>
        </table:table-row>
        <table:table-row table:style-name="ro1">
          <table:table-cell office:value-type="string">
            <text:p>5341980</text:p>
          </table:table-cell>
          <table:table-cell office:value-type="string">
            <text:p>25261083</text:p>
          </table:table-cell>
          <table:table-cell office:value-type="string">
            <text:p>LFP3</text:p>
          </table:table-cell>
          <table:table-cell office:value-type="float" office:value="606355.351">
            <text:p>606355.351</text:p>
          </table:table-cell>
          <table:table-cell office:value-type="float" office:value="224471.067">
            <text:p>224471.067</text:p>
          </table:table-cell>
          <table:table-cell office:value-type="float" office:value="530.446">
            <text:p>530.446</text:p>
          </table:table-cell>
          <table:table-cell office:value-type="float" office:value="530.549987793">
            <text:p>530.549987793</text:p>
          </table:table-cell>
          <table:table-cell office:value-type="float" office:value="10.3987792969">
            <text:p>10.3987792969</text:p>
          </table:table-cell>
          <table:table-cell office:value-type="string">
            <text:p>2526</text:p>
          </table:table-cell>
          <table:table-cell table:formula="of:=ABS([.H551])" office:value-type="float" office:value="10.3987792969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41981</text:p>
          </table:table-cell>
          <table:table-cell office:value-type="string">
            <text:p>25261084</text:p>
          </table:table-cell>
          <table:table-cell office:value-type="string">
            <text:p>LFP3</text:p>
          </table:table-cell>
          <table:table-cell office:value-type="float" office:value="606477.737">
            <text:p>606477.737</text:p>
          </table:table-cell>
          <table:table-cell office:value-type="float" office:value="224531.358">
            <text:p>224531.358</text:p>
          </table:table-cell>
          <table:table-cell office:value-type="float" office:value="531.38">
            <text:p>531.38</text:p>
          </table:table-cell>
          <table:table-cell office:value-type="float" office:value="531.4899902344">
            <text:p>531.4899902344</text:p>
          </table:table-cell>
          <table:table-cell office:value-type="float" office:value="10.9990234375">
            <text:p>10.9990234375</text:p>
          </table:table-cell>
          <table:table-cell office:value-type="string">
            <text:p>2526</text:p>
          </table:table-cell>
          <table:table-cell table:formula="of:=ABS([.H552])" office:value-type="float" office:value="10.9990234375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41982</text:p>
          </table:table-cell>
          <table:table-cell office:value-type="string">
            <text:p>25261085</text:p>
          </table:table-cell>
          <table:table-cell office:value-type="string">
            <text:p>LFP3</text:p>
          </table:table-cell>
          <table:table-cell office:value-type="float" office:value="606757.076">
            <text:p>606757.076</text:p>
          </table:table-cell>
          <table:table-cell office:value-type="float" office:value="224758.145">
            <text:p>224758.145</text:p>
          </table:table-cell>
          <table:table-cell office:value-type="float" office:value="527.172">
            <text:p>527.172</text:p>
          </table:table-cell>
          <table:table-cell office:value-type="float" office:value="527.1300048828">
            <text:p>527.1300048828</text:p>
          </table:table-cell>
          <table:table-cell office:value-type="float" office:value="-4.1995117188">
            <text:p>-4.1995117188</text:p>
          </table:table-cell>
          <table:table-cell office:value-type="string">
            <text:p>2526</text:p>
          </table:table-cell>
          <table:table-cell table:formula="of:=ABS([.H553])" office:value-type="float" office:value="4.1995117188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1983</text:p>
          </table:table-cell>
          <table:table-cell office:value-type="string">
            <text:p>25261086</text:p>
          </table:table-cell>
          <table:table-cell office:value-type="string">
            <text:p>LFP3</text:p>
          </table:table-cell>
          <table:table-cell office:value-type="float" office:value="606841.019">
            <text:p>606841.019</text:p>
          </table:table-cell>
          <table:table-cell office:value-type="float" office:value="224789.964">
            <text:p>224789.964</text:p>
          </table:table-cell>
          <table:table-cell office:value-type="float" office:value="518.207">
            <text:p>518.207</text:p>
          </table:table-cell>
          <table:table-cell office:value-type="float" office:value="518.2399902344">
            <text:p>518.2399902344</text:p>
          </table:table-cell>
          <table:table-cell office:value-type="float" office:value="3.2990234375">
            <text:p>3.2990234375</text:p>
          </table:table-cell>
          <table:table-cell office:value-type="string">
            <text:p>2526</text:p>
          </table:table-cell>
          <table:table-cell table:formula="of:=ABS([.H554])" office:value-type="float" office:value="3.2990234375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1984</text:p>
          </table:table-cell>
          <table:table-cell office:value-type="string">
            <text:p>25261087</text:p>
          </table:table-cell>
          <table:table-cell office:value-type="string">
            <text:p>LFP3</text:p>
          </table:table-cell>
          <table:table-cell office:value-type="float" office:value="607509.491">
            <text:p>607509.491</text:p>
          </table:table-cell>
          <table:table-cell office:value-type="float" office:value="224655.545">
            <text:p>224655.545</text:p>
          </table:table-cell>
          <table:table-cell office:value-type="float" office:value="477.877">
            <text:p>477.877</text:p>
          </table:table-cell>
          <table:table-cell office:value-type="float" office:value="477.9200134277">
            <text:p>477.9200134277</text:p>
          </table:table-cell>
          <table:table-cell office:value-type="float" office:value="4.3013427734">
            <text:p>4.3013427734</text:p>
          </table:table-cell>
          <table:table-cell office:value-type="string">
            <text:p>2526</text:p>
          </table:table-cell>
          <table:table-cell table:formula="of:=ABS([.H555])" office:value-type="float" office:value="4.3013427734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1985</text:p>
          </table:table-cell>
          <table:table-cell office:value-type="string">
            <text:p>25261088</text:p>
          </table:table-cell>
          <table:table-cell office:value-type="string">
            <text:p>LFP3</text:p>
          </table:table-cell>
          <table:table-cell office:value-type="float" office:value="607591.905">
            <text:p>607591.905</text:p>
          </table:table-cell>
          <table:table-cell office:value-type="float" office:value="224678.471">
            <text:p>224678.471</text:p>
          </table:table-cell>
          <table:table-cell office:value-type="float" office:value="480.005">
            <text:p>480.005</text:p>
          </table:table-cell>
          <table:table-cell office:value-type="float" office:value="480.0700073242">
            <text:p>480.0700073242</text:p>
          </table:table-cell>
          <table:table-cell office:value-type="float" office:value="6.5007324219">
            <text:p>6.5007324219</text:p>
          </table:table-cell>
          <table:table-cell office:value-type="string">
            <text:p>2526</text:p>
          </table:table-cell>
          <table:table-cell table:formula="of:=ABS([.H556])" office:value-type="float" office:value="6.5007324219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1986</text:p>
          </table:table-cell>
          <table:table-cell office:value-type="string">
            <text:p>25261092</text:p>
          </table:table-cell>
          <table:table-cell office:value-type="string">
            <text:p>LFP3</text:p>
          </table:table-cell>
          <table:table-cell office:value-type="float" office:value="606811.4">
            <text:p>606811.4</text:p>
          </table:table-cell>
          <table:table-cell office:value-type="float" office:value="224555.51">
            <text:p>224555.51</text:p>
          </table:table-cell>
          <table:table-cell office:value-type="float" office:value="501.18">
            <text:p>501.18</text:p>
          </table:table-cell>
          <table:table-cell office:value-type="float" office:value="501.1900024414">
            <text:p>501.1900024414</text:p>
          </table:table-cell>
          <table:table-cell office:value-type="float" office:value="1.0002441406">
            <text:p>1.0002441406</text:p>
          </table:table-cell>
          <table:table-cell office:value-type="string">
            <text:p>2526</text:p>
          </table:table-cell>
          <table:table-cell table:formula="of:=ABS([.H557])" office:value-type="float" office:value="1.0002441406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1987</text:p>
          </table:table-cell>
          <table:table-cell office:value-type="string">
            <text:p>25261093</text:p>
          </table:table-cell>
          <table:table-cell office:value-type="string">
            <text:p>LFP3</text:p>
          </table:table-cell>
          <table:table-cell office:value-type="float" office:value="606751.49">
            <text:p>606751.49</text:p>
          </table:table-cell>
          <table:table-cell office:value-type="float" office:value="224522.27">
            <text:p>224522.27</text:p>
          </table:table-cell>
          <table:table-cell office:value-type="float" office:value="502.33">
            <text:p>502.33</text:p>
          </table:table-cell>
          <table:table-cell office:value-type="float" office:value="502.299987793">
            <text:p>502.299987793</text:p>
          </table:table-cell>
          <table:table-cell office:value-type="float" office:value="-3.0012207031">
            <text:p>-3.0012207031</text:p>
          </table:table-cell>
          <table:table-cell office:value-type="string">
            <text:p>2526</text:p>
          </table:table-cell>
          <table:table-cell table:formula="of:=ABS([.H558])" office:value-type="float" office:value="3.0012207031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1988</text:p>
          </table:table-cell>
          <table:table-cell office:value-type="string">
            <text:p>25261094</text:p>
          </table:table-cell>
          <table:table-cell office:value-type="string">
            <text:p>LFP3</text:p>
          </table:table-cell>
          <table:table-cell office:value-type="float" office:value="606792.12">
            <text:p>606792.12</text:p>
          </table:table-cell>
          <table:table-cell office:value-type="float" office:value="224455.45">
            <text:p>224455.45</text:p>
          </table:table-cell>
          <table:table-cell office:value-type="float" office:value="498.26">
            <text:p>498.26</text:p>
          </table:table-cell>
          <table:table-cell office:value-type="float" office:value="498.1300048828">
            <text:p>498.1300048828</text:p>
          </table:table-cell>
          <table:table-cell office:value-type="float" office:value="-12.9995117187">
            <text:p>-12.9995117187</text:p>
          </table:table-cell>
          <table:table-cell office:value-type="string">
            <text:p>2526</text:p>
          </table:table-cell>
          <table:table-cell table:formula="of:=ABS([.H559])" office:value-type="float" office:value="12.9995117187">
            <text:p>13</text:p>
          </table:table-cell>
          <table:table-cell table:number-columns-repeated="246"/>
        </table:table-row>
        <table:table-row table:style-name="ro1">
          <table:table-cell office:value-type="string">
            <text:p>5341989</text:p>
          </table:table-cell>
          <table:table-cell office:value-type="string">
            <text:p>25261095</text:p>
          </table:table-cell>
          <table:table-cell office:value-type="string">
            <text:p>LFP3</text:p>
          </table:table-cell>
          <table:table-cell office:value-type="float" office:value="606718.955">
            <text:p>606718.955</text:p>
          </table:table-cell>
          <table:table-cell office:value-type="float" office:value="224585.121">
            <text:p>224585.121</text:p>
          </table:table-cell>
          <table:table-cell office:value-type="float" office:value="515.022">
            <text:p>515.022</text:p>
          </table:table-cell>
          <table:table-cell office:value-type="float" office:value="515.0300292969">
            <text:p>515.0300292969</text:p>
          </table:table-cell>
          <table:table-cell office:value-type="float" office:value="0.8029296875">
            <text:p>0.8029296875</text:p>
          </table:table-cell>
          <table:table-cell office:value-type="string">
            <text:p>2526</text:p>
          </table:table-cell>
          <table:table-cell table:formula="of:=ABS([.H560])" office:value-type="float" office:value="0.8029296875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1990</text:p>
          </table:table-cell>
          <table:table-cell office:value-type="string">
            <text:p>25261096</text:p>
          </table:table-cell>
          <table:table-cell office:value-type="string">
            <text:p>LFP3</text:p>
          </table:table-cell>
          <table:table-cell office:value-type="float" office:value="606631.47">
            <text:p>606631.47</text:p>
          </table:table-cell>
          <table:table-cell office:value-type="float" office:value="224537.85">
            <text:p>224537.85</text:p>
          </table:table-cell>
          <table:table-cell office:value-type="float" office:value="514.63">
            <text:p>514.63</text:p>
          </table:table-cell>
          <table:table-cell office:value-type="float" office:value="514.6199951172">
            <text:p>514.6199951172</text:p>
          </table:table-cell>
          <table:table-cell office:value-type="float" office:value="-1.0004882812">
            <text:p>-1.0004882812</text:p>
          </table:table-cell>
          <table:table-cell office:value-type="string">
            <text:p>2526</text:p>
          </table:table-cell>
          <table:table-cell table:formula="of:=ABS([.H561])" office:value-type="float" office:value="1.0004882812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1991</text:p>
          </table:table-cell>
          <table:table-cell office:value-type="string">
            <text:p>25261097</text:p>
          </table:table-cell>
          <table:table-cell office:value-type="string">
            <text:p>LFP3</text:p>
          </table:table-cell>
          <table:table-cell office:value-type="float" office:value="606974.4">
            <text:p>606974.4</text:p>
          </table:table-cell>
          <table:table-cell office:value-type="float" office:value="224422.868">
            <text:p>224422.868</text:p>
          </table:table-cell>
          <table:table-cell office:value-type="float" office:value="480.757">
            <text:p>480.757</text:p>
          </table:table-cell>
          <table:table-cell office:value-type="float" office:value="480.7799987793">
            <text:p>480.7799987793</text:p>
          </table:table-cell>
          <table:table-cell office:value-type="float" office:value="2.2998779297">
            <text:p>2.2998779297</text:p>
          </table:table-cell>
          <table:table-cell office:value-type="string">
            <text:p>2526</text:p>
          </table:table-cell>
          <table:table-cell table:formula="of:=ABS([.H562])" office:value-type="float" office:value="2.2998779297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1992</text:p>
          </table:table-cell>
          <table:table-cell office:value-type="string">
            <text:p>25261098</text:p>
          </table:table-cell>
          <table:table-cell office:value-type="string">
            <text:p>LFP3</text:p>
          </table:table-cell>
          <table:table-cell office:value-type="float" office:value="606984.786">
            <text:p>606984.786</text:p>
          </table:table-cell>
          <table:table-cell office:value-type="float" office:value="224343.879">
            <text:p>224343.879</text:p>
          </table:table-cell>
          <table:table-cell office:value-type="float" office:value="473.928">
            <text:p>473.928</text:p>
          </table:table-cell>
          <table:table-cell office:value-type="float" office:value="473.9700012207">
            <text:p>473.9700012207</text:p>
          </table:table-cell>
          <table:table-cell office:value-type="float" office:value="4.2001220703">
            <text:p>4.2001220703</text:p>
          </table:table-cell>
          <table:table-cell office:value-type="string">
            <text:p>2526</text:p>
          </table:table-cell>
          <table:table-cell table:formula="of:=ABS([.H563])" office:value-type="float" office:value="4.2001220703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1993</text:p>
          </table:table-cell>
          <table:table-cell office:value-type="string">
            <text:p>25261099</text:p>
          </table:table-cell>
          <table:table-cell office:value-type="string">
            <text:p>LFP3</text:p>
          </table:table-cell>
          <table:table-cell office:value-type="float" office:value="606892.02">
            <text:p>606892.02</text:p>
          </table:table-cell>
          <table:table-cell office:value-type="float" office:value="224373.841">
            <text:p>224373.841</text:p>
          </table:table-cell>
          <table:table-cell office:value-type="float" office:value="485.931">
            <text:p>485.931</text:p>
          </table:table-cell>
          <table:table-cell office:value-type="float" office:value="485.8999938965">
            <text:p>485.8999938965</text:p>
          </table:table-cell>
          <table:table-cell office:value-type="float" office:value="-3.1006103516">
            <text:p>-3.1006103516</text:p>
          </table:table-cell>
          <table:table-cell office:value-type="string">
            <text:p>2526</text:p>
          </table:table-cell>
          <table:table-cell table:formula="of:=ABS([.H564])" office:value-type="float" office:value="3.1006103516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1994</text:p>
          </table:table-cell>
          <table:table-cell office:value-type="string">
            <text:p>25261100</text:p>
          </table:table-cell>
          <table:table-cell office:value-type="string">
            <text:p>LFP3</text:p>
          </table:table-cell>
          <table:table-cell office:value-type="float" office:value="606838.121">
            <text:p>606838.121</text:p>
          </table:table-cell>
          <table:table-cell office:value-type="float" office:value="224321.509">
            <text:p>224321.509</text:p>
          </table:table-cell>
          <table:table-cell office:value-type="float" office:value="487.6">
            <text:p>487.6</text:p>
          </table:table-cell>
          <table:table-cell office:value-type="float" office:value="487.5899963379">
            <text:p>487.5899963379</text:p>
          </table:table-cell>
          <table:table-cell office:value-type="float" office:value="-1.0003662109">
            <text:p>-1.0003662109</text:p>
          </table:table-cell>
          <table:table-cell office:value-type="string">
            <text:p>2526</text:p>
          </table:table-cell>
          <table:table-cell table:formula="of:=ABS([.H565])" office:value-type="float" office:value="1.0003662109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1995</text:p>
          </table:table-cell>
          <table:table-cell office:value-type="string">
            <text:p>25261101</text:p>
          </table:table-cell>
          <table:table-cell office:value-type="string">
            <text:p>LFP3</text:p>
          </table:table-cell>
          <table:table-cell office:value-type="float" office:value="606757.377">
            <text:p>606757.377</text:p>
          </table:table-cell>
          <table:table-cell office:value-type="float" office:value="224222.964">
            <text:p>224222.964</text:p>
          </table:table-cell>
          <table:table-cell office:value-type="float" office:value="488.801">
            <text:p>488.801</text:p>
          </table:table-cell>
          <table:table-cell office:value-type="float" office:value="488.7900085449">
            <text:p>488.7900085449</text:p>
          </table:table-cell>
          <table:table-cell office:value-type="float" office:value="-1.0991455078">
            <text:p>-1.0991455078</text:p>
          </table:table-cell>
          <table:table-cell office:value-type="string">
            <text:p>2526</text:p>
          </table:table-cell>
          <table:table-cell table:formula="of:=ABS([.H566])" office:value-type="float" office:value="1.0991455078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1996</text:p>
          </table:table-cell>
          <table:table-cell office:value-type="string">
            <text:p>25261102</text:p>
          </table:table-cell>
          <table:table-cell office:value-type="string">
            <text:p>LFP3</text:p>
          </table:table-cell>
          <table:table-cell office:value-type="float" office:value="606687.272">
            <text:p>606687.272</text:p>
          </table:table-cell>
          <table:table-cell office:value-type="float" office:value="224139.807">
            <text:p>224139.807</text:p>
          </table:table-cell>
          <table:table-cell office:value-type="float" office:value="488.207">
            <text:p>488.207</text:p>
          </table:table-cell>
          <table:table-cell office:value-type="float" office:value="488.2300109863">
            <text:p>488.2300109863</text:p>
          </table:table-cell>
          <table:table-cell office:value-type="float" office:value="2.3010986328">
            <text:p>2.3010986328</text:p>
          </table:table-cell>
          <table:table-cell office:value-type="string">
            <text:p>2526</text:p>
          </table:table-cell>
          <table:table-cell table:formula="of:=ABS([.H567])" office:value-type="float" office:value="2.3010986328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1997</text:p>
          </table:table-cell>
          <table:table-cell office:value-type="string">
            <text:p>25261103</text:p>
          </table:table-cell>
          <table:table-cell office:value-type="string">
            <text:p>LFP3</text:p>
          </table:table-cell>
          <table:table-cell office:value-type="float" office:value="606649.669">
            <text:p>606649.669</text:p>
          </table:table-cell>
          <table:table-cell office:value-type="float" office:value="224122.458">
            <text:p>224122.458</text:p>
          </table:table-cell>
          <table:table-cell office:value-type="float" office:value="488.995">
            <text:p>488.995</text:p>
          </table:table-cell>
          <table:table-cell office:value-type="float" office:value="488.9800109863">
            <text:p>488.9800109863</text:p>
          </table:table-cell>
          <table:table-cell office:value-type="float" office:value="-1.4989013672">
            <text:p>-1.4989013672</text:p>
          </table:table-cell>
          <table:table-cell office:value-type="string">
            <text:p>2526</text:p>
          </table:table-cell>
          <table:table-cell table:formula="of:=ABS([.H568])" office:value-type="float" office:value="1.4989013672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1998</text:p>
          </table:table-cell>
          <table:table-cell office:value-type="string">
            <text:p>25261104</text:p>
          </table:table-cell>
          <table:table-cell office:value-type="string">
            <text:p>LFP3</text:p>
          </table:table-cell>
          <table:table-cell office:value-type="float" office:value="606592.473">
            <text:p>606592.473</text:p>
          </table:table-cell>
          <table:table-cell office:value-type="float" office:value="224143.547">
            <text:p>224143.547</text:p>
          </table:table-cell>
          <table:table-cell office:value-type="float" office:value="490.929">
            <text:p>490.929</text:p>
          </table:table-cell>
          <table:table-cell office:value-type="float" office:value="490.9700012207">
            <text:p>490.9700012207</text:p>
          </table:table-cell>
          <table:table-cell office:value-type="float" office:value="4.1001220703">
            <text:p>4.1001220703</text:p>
          </table:table-cell>
          <table:table-cell office:value-type="string">
            <text:p>2526</text:p>
          </table:table-cell>
          <table:table-cell table:formula="of:=ABS([.H569])" office:value-type="float" office:value="4.1001220703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1999</text:p>
          </table:table-cell>
          <table:table-cell office:value-type="string">
            <text:p>25261105</text:p>
          </table:table-cell>
          <table:table-cell office:value-type="string">
            <text:p>LFP3</text:p>
          </table:table-cell>
          <table:table-cell office:value-type="float" office:value="606527.024">
            <text:p>606527.024</text:p>
          </table:table-cell>
          <table:table-cell office:value-type="float" office:value="224110.837">
            <text:p>224110.837</text:p>
          </table:table-cell>
          <table:table-cell office:value-type="float" office:value="492.463">
            <text:p>492.463</text:p>
          </table:table-cell>
          <table:table-cell office:value-type="float" office:value="492.4899902344">
            <text:p>492.4899902344</text:p>
          </table:table-cell>
          <table:table-cell office:value-type="float" office:value="2.6990234375">
            <text:p>2.6990234375</text:p>
          </table:table-cell>
          <table:table-cell office:value-type="string">
            <text:p>2526</text:p>
          </table:table-cell>
          <table:table-cell table:formula="of:=ABS([.H570])" office:value-type="float" office:value="2.6990234375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2000</text:p>
          </table:table-cell>
          <table:table-cell office:value-type="string">
            <text:p>25261108</text:p>
          </table:table-cell>
          <table:table-cell office:value-type="string">
            <text:p>LFP3</text:p>
          </table:table-cell>
          <table:table-cell office:value-type="float" office:value="607197.141">
            <text:p>607197.141</text:p>
          </table:table-cell>
          <table:table-cell office:value-type="float" office:value="224827.86">
            <text:p>224827.86</text:p>
          </table:table-cell>
          <table:table-cell office:value-type="float" office:value="491.949">
            <text:p>491.949</text:p>
          </table:table-cell>
          <table:table-cell office:value-type="float" office:value="491.8800048828">
            <text:p>491.8800048828</text:p>
          </table:table-cell>
          <table:table-cell office:value-type="float" office:value="-6.8995117188">
            <text:p>-6.8995117188</text:p>
          </table:table-cell>
          <table:table-cell office:value-type="string">
            <text:p>2526</text:p>
          </table:table-cell>
          <table:table-cell table:formula="of:=ABS([.H571])" office:value-type="float" office:value="6.8995117188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2001</text:p>
          </table:table-cell>
          <table:table-cell office:value-type="string">
            <text:p>25261109</text:p>
          </table:table-cell>
          <table:table-cell office:value-type="string">
            <text:p>LFP3</text:p>
          </table:table-cell>
          <table:table-cell office:value-type="float" office:value="607161.188">
            <text:p>607161.188</text:p>
          </table:table-cell>
          <table:table-cell office:value-type="float" office:value="224845.131">
            <text:p>224845.131</text:p>
          </table:table-cell>
          <table:table-cell office:value-type="float" office:value="493.472">
            <text:p>493.472</text:p>
          </table:table-cell>
          <table:table-cell office:value-type="float" office:value="493.549987793">
            <text:p>493.549987793</text:p>
          </table:table-cell>
          <table:table-cell office:value-type="float" office:value="7.7987792969">
            <text:p>7.7987792969</text:p>
          </table:table-cell>
          <table:table-cell office:value-type="string">
            <text:p>2526</text:p>
          </table:table-cell>
          <table:table-cell table:formula="of:=ABS([.H572])" office:value-type="float" office:value="7.7987792969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2002</text:p>
          </table:table-cell>
          <table:table-cell office:value-type="string">
            <text:p>25261111</text:p>
          </table:table-cell>
          <table:table-cell office:value-type="string">
            <text:p>LFP3</text:p>
          </table:table-cell>
          <table:table-cell office:value-type="float" office:value="607186.143">
            <text:p>607186.143</text:p>
          </table:table-cell>
          <table:table-cell office:value-type="float" office:value="224596.222">
            <text:p>224596.222</text:p>
          </table:table-cell>
          <table:table-cell office:value-type="float" office:value="482.299">
            <text:p>482.299</text:p>
          </table:table-cell>
          <table:table-cell office:value-type="float" office:value="482.3099975586">
            <text:p>482.3099975586</text:p>
          </table:table-cell>
          <table:table-cell office:value-type="float" office:value="1.0997558594">
            <text:p>1.0997558594</text:p>
          </table:table-cell>
          <table:table-cell office:value-type="string">
            <text:p>2526</text:p>
          </table:table-cell>
          <table:table-cell table:formula="of:=ABS([.H573])" office:value-type="float" office:value="1.0997558594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2003</text:p>
          </table:table-cell>
          <table:table-cell office:value-type="string">
            <text:p>25261112</text:p>
          </table:table-cell>
          <table:table-cell office:value-type="string">
            <text:p>LFP3</text:p>
          </table:table-cell>
          <table:table-cell office:value-type="float" office:value="607236.372">
            <text:p>607236.372</text:p>
          </table:table-cell>
          <table:table-cell office:value-type="float" office:value="224604.404">
            <text:p>224604.404</text:p>
          </table:table-cell>
          <table:table-cell office:value-type="float" office:value="483.151">
            <text:p>483.151</text:p>
          </table:table-cell>
          <table:table-cell office:value-type="float" office:value="483.1700134277">
            <text:p>483.1700134277</text:p>
          </table:table-cell>
          <table:table-cell office:value-type="float" office:value="1.9013427734">
            <text:p>1.9013427734</text:p>
          </table:table-cell>
          <table:table-cell office:value-type="string">
            <text:p>2526</text:p>
          </table:table-cell>
          <table:table-cell table:formula="of:=ABS([.H574])" office:value-type="float" office:value="1.9013427734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2004</text:p>
          </table:table-cell>
          <table:table-cell office:value-type="string">
            <text:p>25261113</text:p>
          </table:table-cell>
          <table:table-cell office:value-type="string">
            <text:p>LFP3</text:p>
          </table:table-cell>
          <table:table-cell office:value-type="float" office:value="607318.509">
            <text:p>607318.509</text:p>
          </table:table-cell>
          <table:table-cell office:value-type="float" office:value="224651.847">
            <text:p>224651.847</text:p>
          </table:table-cell>
          <table:table-cell office:value-type="float" office:value="482.761">
            <text:p>482.761</text:p>
          </table:table-cell>
          <table:table-cell office:value-type="float" office:value="482.6799926758">
            <text:p>482.6799926758</text:p>
          </table:table-cell>
          <table:table-cell office:value-type="float" office:value="-8.1007324219">
            <text:p>-8.1007324219</text:p>
          </table:table-cell>
          <table:table-cell office:value-type="string">
            <text:p>2526</text:p>
          </table:table-cell>
          <table:table-cell table:formula="of:=ABS([.H575])" office:value-type="float" office:value="8.1007324219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2005</text:p>
          </table:table-cell>
          <table:table-cell office:value-type="string">
            <text:p>25261114</text:p>
          </table:table-cell>
          <table:table-cell office:value-type="string">
            <text:p>LFP3</text:p>
          </table:table-cell>
          <table:table-cell office:value-type="float" office:value="607239.211">
            <text:p>607239.211</text:p>
          </table:table-cell>
          <table:table-cell office:value-type="float" office:value="224555.707">
            <text:p>224555.707</text:p>
          </table:table-cell>
          <table:table-cell office:value-type="float" office:value="479.461">
            <text:p>479.461</text:p>
          </table:table-cell>
          <table:table-cell office:value-type="float" office:value="479.5100097656">
            <text:p>479.5100097656</text:p>
          </table:table-cell>
          <table:table-cell office:value-type="float" office:value="4.9009765625">
            <text:p>4.9009765625</text:p>
          </table:table-cell>
          <table:table-cell office:value-type="string">
            <text:p>2526</text:p>
          </table:table-cell>
          <table:table-cell table:formula="of:=ABS([.H576])" office:value-type="float" office:value="4.9009765625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2006</text:p>
          </table:table-cell>
          <table:table-cell office:value-type="string">
            <text:p>25261115</text:p>
          </table:table-cell>
          <table:table-cell office:value-type="string">
            <text:p>LFP3</text:p>
          </table:table-cell>
          <table:table-cell office:value-type="float" office:value="607155.423">
            <text:p>607155.423</text:p>
          </table:table-cell>
          <table:table-cell office:value-type="float" office:value="224491.867">
            <text:p>224491.867</text:p>
          </table:table-cell>
          <table:table-cell office:value-type="float" office:value="475.128">
            <text:p>475.128</text:p>
          </table:table-cell>
          <table:table-cell office:value-type="float" office:value="475.0599975586">
            <text:p>475.0599975586</text:p>
          </table:table-cell>
          <table:table-cell office:value-type="float" office:value="-6.8002441406">
            <text:p>-6.8002441406</text:p>
          </table:table-cell>
          <table:table-cell office:value-type="string">
            <text:p>2526</text:p>
          </table:table-cell>
          <table:table-cell table:formula="of:=ABS([.H577])" office:value-type="float" office:value="6.8002441406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2007</text:p>
          </table:table-cell>
          <table:table-cell office:value-type="string">
            <text:p>25261116</text:p>
          </table:table-cell>
          <table:table-cell office:value-type="string">
            <text:p>LFP3</text:p>
          </table:table-cell>
          <table:table-cell office:value-type="float" office:value="607063.129">
            <text:p>607063.129</text:p>
          </table:table-cell>
          <table:table-cell office:value-type="float" office:value="224992.313">
            <text:p>224992.313</text:p>
          </table:table-cell>
          <table:table-cell office:value-type="float" office:value="512.174">
            <text:p>512.174</text:p>
          </table:table-cell>
          <table:table-cell office:value-type="float" office:value="512.0800170898">
            <text:p>512.0800170898</text:p>
          </table:table-cell>
          <table:table-cell office:value-type="float" office:value="-9.3982910156">
            <text:p>-9.3982910156</text:p>
          </table:table-cell>
          <table:table-cell office:value-type="string">
            <text:p>2526</text:p>
          </table:table-cell>
          <table:table-cell table:formula="of:=ABS([.H578])" office:value-type="float" office:value="9.3982910156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42008</text:p>
          </table:table-cell>
          <table:table-cell office:value-type="string">
            <text:p>25261117</text:p>
          </table:table-cell>
          <table:table-cell office:value-type="string">
            <text:p>LFP3</text:p>
          </table:table-cell>
          <table:table-cell office:value-type="float" office:value="607193.799">
            <text:p>607193.799</text:p>
          </table:table-cell>
          <table:table-cell office:value-type="float" office:value="225050.17">
            <text:p>225050.17</text:p>
          </table:table-cell>
          <table:table-cell office:value-type="float" office:value="508.263">
            <text:p>508.263</text:p>
          </table:table-cell>
          <table:table-cell office:value-type="float" office:value="508.2600097656">
            <text:p>508.2600097656</text:p>
          </table:table-cell>
          <table:table-cell office:value-type="float" office:value="-0.2990234375">
            <text:p>-0.2990234375</text:p>
          </table:table-cell>
          <table:table-cell office:value-type="string">
            <text:p>2526</text:p>
          </table:table-cell>
          <table:table-cell table:formula="of:=ABS([.H579])" office:value-type="float" office:value="0.2990234375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2009</text:p>
          </table:table-cell>
          <table:table-cell office:value-type="string">
            <text:p>25261118</text:p>
          </table:table-cell>
          <table:table-cell office:value-type="string">
            <text:p>LFP3</text:p>
          </table:table-cell>
          <table:table-cell office:value-type="float" office:value="606332.082">
            <text:p>606332.082</text:p>
          </table:table-cell>
          <table:table-cell office:value-type="float" office:value="224395.752">
            <text:p>224395.752</text:p>
          </table:table-cell>
          <table:table-cell office:value-type="float" office:value="519.487">
            <text:p>519.487</text:p>
          </table:table-cell>
          <table:table-cell office:value-type="float" office:value="519.5">
            <text:p>519.5</text:p>
          </table:table-cell>
          <table:table-cell office:value-type="float" office:value="1.3">
            <text:p>1.3</text:p>
          </table:table-cell>
          <table:table-cell office:value-type="string">
            <text:p>2526</text:p>
          </table:table-cell>
          <table:table-cell table:formula="of:=ABS([.H580])" office:value-type="float" office:value="1.3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2010</text:p>
          </table:table-cell>
          <table:table-cell office:value-type="string">
            <text:p>25261119</text:p>
          </table:table-cell>
          <table:table-cell office:value-type="string">
            <text:p>LFP3</text:p>
          </table:table-cell>
          <table:table-cell office:value-type="float" office:value="606381.638">
            <text:p>606381.638</text:p>
          </table:table-cell>
          <table:table-cell office:value-type="float" office:value="224401.797">
            <text:p>224401.797</text:p>
          </table:table-cell>
          <table:table-cell office:value-type="float" office:value="518.873">
            <text:p>518.873</text:p>
          </table:table-cell>
          <table:table-cell office:value-type="float" office:value="518.9199829102">
            <text:p>518.9199829102</text:p>
          </table:table-cell>
          <table:table-cell office:value-type="float" office:value="4.6982910156">
            <text:p>4.6982910156</text:p>
          </table:table-cell>
          <table:table-cell office:value-type="string">
            <text:p>2526</text:p>
          </table:table-cell>
          <table:table-cell table:formula="of:=ABS([.H581])" office:value-type="float" office:value="4.6982910156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2011</text:p>
          </table:table-cell>
          <table:table-cell office:value-type="string">
            <text:p>25261120</text:p>
          </table:table-cell>
          <table:table-cell office:value-type="string">
            <text:p>LFP3</text:p>
          </table:table-cell>
          <table:table-cell office:value-type="float" office:value="606412.225">
            <text:p>606412.225</text:p>
          </table:table-cell>
          <table:table-cell office:value-type="float" office:value="224415.26">
            <text:p>224415.26</text:p>
          </table:table-cell>
          <table:table-cell office:value-type="float" office:value="518.565">
            <text:p>518.565</text:p>
          </table:table-cell>
          <table:table-cell office:value-type="float" office:value="518.6099853516">
            <text:p>518.6099853516</text:p>
          </table:table-cell>
          <table:table-cell office:value-type="float" office:value="4.4985351562">
            <text:p>4.4985351562</text:p>
          </table:table-cell>
          <table:table-cell office:value-type="string">
            <text:p>2526</text:p>
          </table:table-cell>
          <table:table-cell table:formula="of:=ABS([.H582])" office:value-type="float" office:value="4.4985351562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2012</text:p>
          </table:table-cell>
          <table:table-cell office:value-type="string">
            <text:p>25261121</text:p>
          </table:table-cell>
          <table:table-cell office:value-type="string">
            <text:p>LFP3</text:p>
          </table:table-cell>
          <table:table-cell office:value-type="float" office:value="606459.446">
            <text:p>606459.446</text:p>
          </table:table-cell>
          <table:table-cell office:value-type="float" office:value="224424.663">
            <text:p>224424.663</text:p>
          </table:table-cell>
          <table:table-cell office:value-type="float" office:value="518.675">
            <text:p>518.675</text:p>
          </table:table-cell>
          <table:table-cell office:value-type="float" office:value="518.3400268555">
            <text:p>518.3400268555</text:p>
          </table:table-cell>
          <table:table-cell office:value-type="float" office:value="-33.4973144531">
            <text:p>-33.4973144531</text:p>
          </table:table-cell>
          <table:table-cell office:value-type="string">
            <text:p>2526</text:p>
          </table:table-cell>
          <table:table-cell table:formula="of:=ABS([.H583])" office:value-type="float" office:value="33.4973144531">
            <text:p>33</text:p>
          </table:table-cell>
          <table:table-cell table:number-columns-repeated="246"/>
        </table:table-row>
        <table:table-row table:style-name="ro1">
          <table:table-cell office:value-type="string">
            <text:p>5342013</text:p>
          </table:table-cell>
          <table:table-cell office:value-type="string">
            <text:p>25261122</text:p>
          </table:table-cell>
          <table:table-cell office:value-type="string">
            <text:p>LFP3</text:p>
          </table:table-cell>
          <table:table-cell office:value-type="float" office:value="606405.219">
            <text:p>606405.219</text:p>
          </table:table-cell>
          <table:table-cell office:value-type="float" office:value="224243.64">
            <text:p>224243.64</text:p>
          </table:table-cell>
          <table:table-cell office:value-type="float" office:value="503.258">
            <text:p>503.258</text:p>
          </table:table-cell>
          <table:table-cell office:value-type="float" office:value="503.2900085449">
            <text:p>503.2900085449</text:p>
          </table:table-cell>
          <table:table-cell office:value-type="float" office:value="3.2008544922">
            <text:p>3.2008544922</text:p>
          </table:table-cell>
          <table:table-cell office:value-type="string">
            <text:p>2526</text:p>
          </table:table-cell>
          <table:table-cell table:formula="of:=ABS([.H584])" office:value-type="float" office:value="3.2008544922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2014</text:p>
          </table:table-cell>
          <table:table-cell office:value-type="string">
            <text:p>25261123</text:p>
          </table:table-cell>
          <table:table-cell office:value-type="string">
            <text:p>LFP3</text:p>
          </table:table-cell>
          <table:table-cell office:value-type="float" office:value="606371.675">
            <text:p>606371.675</text:p>
          </table:table-cell>
          <table:table-cell office:value-type="float" office:value="224204.219">
            <text:p>224204.219</text:p>
          </table:table-cell>
          <table:table-cell office:value-type="float" office:value="502.038">
            <text:p>502.038</text:p>
          </table:table-cell>
          <table:table-cell office:value-type="float" office:value="502.0400085449">
            <text:p>502.0400085449</text:p>
          </table:table-cell>
          <table:table-cell office:value-type="float" office:value="0.2008544922">
            <text:p>0.2008544922</text:p>
          </table:table-cell>
          <table:table-cell office:value-type="string">
            <text:p>2526</text:p>
          </table:table-cell>
          <table:table-cell table:formula="of:=ABS([.H585])" office:value-type="float" office:value="0.2008544922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2015</text:p>
          </table:table-cell>
          <table:table-cell office:value-type="string">
            <text:p>25261124</text:p>
          </table:table-cell>
          <table:table-cell office:value-type="string">
            <text:p>LFP3</text:p>
          </table:table-cell>
          <table:table-cell office:value-type="float" office:value="606401.267">
            <text:p>606401.267</text:p>
          </table:table-cell>
          <table:table-cell office:value-type="float" office:value="224119.222">
            <text:p>224119.222</text:p>
          </table:table-cell>
          <table:table-cell office:value-type="float" office:value="494.553">
            <text:p>494.553</text:p>
          </table:table-cell>
          <table:table-cell office:value-type="float" office:value="494.5299987793">
            <text:p>494.5299987793</text:p>
          </table:table-cell>
          <table:table-cell office:value-type="float" office:value="-2.3001220703">
            <text:p>-2.3001220703</text:p>
          </table:table-cell>
          <table:table-cell office:value-type="string">
            <text:p>2526</text:p>
          </table:table-cell>
          <table:table-cell table:formula="of:=ABS([.H586])" office:value-type="float" office:value="2.3001220703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2016</text:p>
          </table:table-cell>
          <table:table-cell office:value-type="string">
            <text:p>25261126</text:p>
          </table:table-cell>
          <table:table-cell office:value-type="string">
            <text:p>LFP3</text:p>
          </table:table-cell>
          <table:table-cell office:value-type="float" office:value="607309.687">
            <text:p>607309.687</text:p>
          </table:table-cell>
          <table:table-cell office:value-type="float" office:value="225134.478">
            <text:p>225134.478</text:p>
          </table:table-cell>
          <table:table-cell office:value-type="float" office:value="506.35">
            <text:p>506.35</text:p>
          </table:table-cell>
          <table:table-cell office:value-type="float" office:value="506.4100036621">
            <text:p>506.4100036621</text:p>
          </table:table-cell>
          <table:table-cell office:value-type="float" office:value="6.0003662109">
            <text:p>6.0003662109</text:p>
          </table:table-cell>
          <table:table-cell office:value-type="string">
            <text:p>2526</text:p>
          </table:table-cell>
          <table:table-cell table:formula="of:=ABS([.H587])" office:value-type="float" office:value="6.0003662109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2017</text:p>
          </table:table-cell>
          <table:table-cell office:value-type="string">
            <text:p>25261127</text:p>
          </table:table-cell>
          <table:table-cell office:value-type="string">
            <text:p>LFP3</text:p>
          </table:table-cell>
          <table:table-cell office:value-type="float" office:value="607401.976">
            <text:p>607401.976</text:p>
          </table:table-cell>
          <table:table-cell office:value-type="float" office:value="225212.103">
            <text:p>225212.103</text:p>
          </table:table-cell>
          <table:table-cell office:value-type="float" office:value="500.58">
            <text:p>500.58</text:p>
          </table:table-cell>
          <table:table-cell office:value-type="float" office:value="500.7699890137">
            <text:p>500.7699890137</text:p>
          </table:table-cell>
          <table:table-cell office:value-type="float" office:value="18.9989013672">
            <text:p>18.9989013672</text:p>
          </table:table-cell>
          <table:table-cell office:value-type="string">
            <text:p>2526</text:p>
          </table:table-cell>
          <table:table-cell table:formula="of:=ABS([.H588])" office:value-type="float" office:value="18.9989013672">
            <text:p>19</text:p>
          </table:table-cell>
          <table:table-cell table:number-columns-repeated="246"/>
        </table:table-row>
        <table:table-row table:style-name="ro1">
          <table:table-cell office:value-type="string">
            <text:p>5342018</text:p>
          </table:table-cell>
          <table:table-cell office:value-type="string">
            <text:p>25261128</text:p>
          </table:table-cell>
          <table:table-cell office:value-type="string">
            <text:p>LFP3</text:p>
          </table:table-cell>
          <table:table-cell office:value-type="float" office:value="607482.1">
            <text:p>607482.1</text:p>
          </table:table-cell>
          <table:table-cell office:value-type="float" office:value="225224.655">
            <text:p>225224.655</text:p>
          </table:table-cell>
          <table:table-cell office:value-type="float" office:value="496.12">
            <text:p>496.12</text:p>
          </table:table-cell>
          <table:table-cell office:value-type="float" office:value="495.9800109863">
            <text:p>495.9800109863</text:p>
          </table:table-cell>
          <table:table-cell office:value-type="float" office:value="-13.9989013672">
            <text:p>-13.9989013672</text:p>
          </table:table-cell>
          <table:table-cell office:value-type="string">
            <text:p>2526</text:p>
          </table:table-cell>
          <table:table-cell table:formula="of:=ABS([.H589])" office:value-type="float" office:value="13.9989013672">
            <text:p>14</text:p>
          </table:table-cell>
          <table:table-cell table:number-columns-repeated="246"/>
        </table:table-row>
        <table:table-row table:style-name="ro1">
          <table:table-cell office:value-type="string">
            <text:p>5342019</text:p>
          </table:table-cell>
          <table:table-cell office:value-type="string">
            <text:p>25261129</text:p>
          </table:table-cell>
          <table:table-cell office:value-type="string">
            <text:p>LFP3</text:p>
          </table:table-cell>
          <table:table-cell office:value-type="float" office:value="607556.282">
            <text:p>607556.282</text:p>
          </table:table-cell>
          <table:table-cell office:value-type="float" office:value="225267.366">
            <text:p>225267.366</text:p>
          </table:table-cell>
          <table:table-cell office:value-type="float" office:value="490.95">
            <text:p>490.95</text:p>
          </table:table-cell>
          <table:table-cell office:value-type="float" office:value="490.7900085449">
            <text:p>490.7900085449</text:p>
          </table:table-cell>
          <table:table-cell office:value-type="float" office:value="-15.9991455078">
            <text:p>-15.9991455078</text:p>
          </table:table-cell>
          <table:table-cell office:value-type="string">
            <text:p>2526</text:p>
          </table:table-cell>
          <table:table-cell table:formula="of:=ABS([.H590])" office:value-type="float" office:value="15.9991455078">
            <text:p>16</text:p>
          </table:table-cell>
          <table:table-cell table:number-columns-repeated="246"/>
        </table:table-row>
        <table:table-row table:style-name="ro1">
          <table:table-cell office:value-type="string">
            <text:p>5342020</text:p>
          </table:table-cell>
          <table:table-cell office:value-type="string">
            <text:p>25261136</text:p>
          </table:table-cell>
          <table:table-cell office:value-type="string">
            <text:p>LFP3</text:p>
          </table:table-cell>
          <table:table-cell office:value-type="float" office:value="607380.678">
            <text:p>607380.678</text:p>
          </table:table-cell>
          <table:table-cell office:value-type="float" office:value="224844.962">
            <text:p>224844.962</text:p>
          </table:table-cell>
          <table:table-cell office:value-type="float" office:value="487.87">
            <text:p>487.87</text:p>
          </table:table-cell>
          <table:table-cell office:value-type="float" office:value="487.8399963379">
            <text:p>487.8399963379</text:p>
          </table:table-cell>
          <table:table-cell office:value-type="float" office:value="-3.0003662109">
            <text:p>-3.0003662109</text:p>
          </table:table-cell>
          <table:table-cell office:value-type="string">
            <text:p>2526</text:p>
          </table:table-cell>
          <table:table-cell table:formula="of:=ABS([.H591])" office:value-type="float" office:value="3.0003662109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2021</text:p>
          </table:table-cell>
          <table:table-cell office:value-type="string">
            <text:p>25261146</text:p>
          </table:table-cell>
          <table:table-cell office:value-type="string">
            <text:p>LFP3</text:p>
          </table:table-cell>
          <table:table-cell office:value-type="float" office:value="607435.034">
            <text:p>607435.034</text:p>
          </table:table-cell>
          <table:table-cell office:value-type="float" office:value="224876.798">
            <text:p>224876.798</text:p>
          </table:table-cell>
          <table:table-cell office:value-type="float" office:value="487.94">
            <text:p>487.94</text:p>
          </table:table-cell>
          <table:table-cell office:value-type="float" office:value="487.950012207">
            <text:p>487.950012207</text:p>
          </table:table-cell>
          <table:table-cell office:value-type="float" office:value="1.0012207031">
            <text:p>1.0012207031</text:p>
          </table:table-cell>
          <table:table-cell office:value-type="string">
            <text:p>2526</text:p>
          </table:table-cell>
          <table:table-cell table:formula="of:=ABS([.H592])" office:value-type="float" office:value="1.0012207031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2022</text:p>
          </table:table-cell>
          <table:table-cell office:value-type="string">
            <text:p>25261154</text:p>
          </table:table-cell>
          <table:table-cell office:value-type="string">
            <text:p>LFP3</text:p>
          </table:table-cell>
          <table:table-cell office:value-type="float" office:value="606766.35">
            <text:p>606766.35</text:p>
          </table:table-cell>
          <table:table-cell office:value-type="float" office:value="224615.07">
            <text:p>224615.07</text:p>
          </table:table-cell>
          <table:table-cell office:value-type="float" office:value="514.09">
            <text:p>514.09</text:p>
          </table:table-cell>
          <table:table-cell office:value-type="float" office:value="514.049987793">
            <text:p>514.049987793</text:p>
          </table:table-cell>
          <table:table-cell office:value-type="float" office:value="-4.0012207031">
            <text:p>-4.0012207031</text:p>
          </table:table-cell>
          <table:table-cell office:value-type="string">
            <text:p>2526</text:p>
          </table:table-cell>
          <table:table-cell table:formula="of:=ABS([.H593])" office:value-type="float" office:value="4.0012207031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2023</text:p>
          </table:table-cell>
          <table:table-cell office:value-type="string">
            <text:p>25261155</text:p>
          </table:table-cell>
          <table:table-cell office:value-type="string">
            <text:p>LFP3</text:p>
          </table:table-cell>
          <table:table-cell office:value-type="float" office:value="606890.98">
            <text:p>606890.98</text:p>
          </table:table-cell>
          <table:table-cell office:value-type="float" office:value="224718.826">
            <text:p>224718.826</text:p>
          </table:table-cell>
          <table:table-cell office:value-type="float" office:value="506.988">
            <text:p>506.988</text:p>
          </table:table-cell>
          <table:table-cell office:value-type="float" office:value="507.1099853516">
            <text:p>507.1099853516</text:p>
          </table:table-cell>
          <table:table-cell office:value-type="float" office:value="12.1985351562">
            <text:p>12.1985351562</text:p>
          </table:table-cell>
          <table:table-cell office:value-type="string">
            <text:p>2526</text:p>
          </table:table-cell>
          <table:table-cell table:formula="of:=ABS([.H594])" office:value-type="float" office:value="12.1985351562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42024</text:p>
          </table:table-cell>
          <table:table-cell office:value-type="string">
            <text:p>25261156</text:p>
          </table:table-cell>
          <table:table-cell office:value-type="string">
            <text:p>LFP3</text:p>
          </table:table-cell>
          <table:table-cell office:value-type="float" office:value="606669.14">
            <text:p>606669.14</text:p>
          </table:table-cell>
          <table:table-cell office:value-type="float" office:value="224475.99">
            <text:p>224475.99</text:p>
          </table:table-cell>
          <table:table-cell office:value-type="float" office:value="506.74">
            <text:p>506.74</text:p>
          </table:table-cell>
          <table:table-cell office:value-type="float" office:value="506.75">
            <text:p>506.75</text:p>
          </table:table-cell>
          <table:table-cell office:value-type="float" office:value="1">
            <text:p>1</text:p>
          </table:table-cell>
          <table:table-cell office:value-type="string">
            <text:p>2526</text:p>
          </table:table-cell>
          <table:table-cell table:formula="of:=ABS([.H595])"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2025</text:p>
          </table:table-cell>
          <table:table-cell office:value-type="string">
            <text:p>25261157</text:p>
          </table:table-cell>
          <table:table-cell office:value-type="string">
            <text:p>LFP3</text:p>
          </table:table-cell>
          <table:table-cell office:value-type="float" office:value="606561.05">
            <text:p>606561.05</text:p>
          </table:table-cell>
          <table:table-cell office:value-type="float" office:value="224423.89">
            <text:p>224423.89</text:p>
          </table:table-cell>
          <table:table-cell office:value-type="float" office:value="512.55">
            <text:p>512.55</text:p>
          </table:table-cell>
          <table:table-cell office:value-type="float" office:value="512.5300292969">
            <text:p>512.5300292969</text:p>
          </table:table-cell>
          <table:table-cell office:value-type="float" office:value="-1.9970703125">
            <text:p>-1.9970703125</text:p>
          </table:table-cell>
          <table:table-cell office:value-type="string">
            <text:p>2526</text:p>
          </table:table-cell>
          <table:table-cell table:formula="of:=ABS([.H596])" office:value-type="float" office:value="1.9970703125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2026</text:p>
          </table:table-cell>
          <table:table-cell office:value-type="string">
            <text:p>25261159</text:p>
          </table:table-cell>
          <table:table-cell office:value-type="string">
            <text:p>LFP3</text:p>
          </table:table-cell>
          <table:table-cell office:value-type="float" office:value="607786.916">
            <text:p>607786.916</text:p>
          </table:table-cell>
          <table:table-cell office:value-type="float" office:value="224680.032">
            <text:p>224680.032</text:p>
          </table:table-cell>
          <table:table-cell office:value-type="float" office:value="477.39">
            <text:p>477.39</text:p>
          </table:table-cell>
          <table:table-cell office:value-type="float" office:value="477.5799865723">
            <text:p>477.5799865723</text:p>
          </table:table-cell>
          <table:table-cell office:value-type="float" office:value="18.9986572266">
            <text:p>18.9986572266</text:p>
          </table:table-cell>
          <table:table-cell office:value-type="string">
            <text:p>2526</text:p>
          </table:table-cell>
          <table:table-cell table:formula="of:=ABS([.H597])" office:value-type="float" office:value="18.9986572266">
            <text:p>19</text:p>
          </table:table-cell>
          <table:table-cell table:number-columns-repeated="246"/>
        </table:table-row>
        <table:table-row table:style-name="ro1">
          <table:table-cell office:value-type="string">
            <text:p>5342027</text:p>
          </table:table-cell>
          <table:table-cell office:value-type="string">
            <text:p>25261161</text:p>
          </table:table-cell>
          <table:table-cell office:value-type="string">
            <text:p>LFP3</text:p>
          </table:table-cell>
          <table:table-cell office:value-type="float" office:value="607573.734">
            <text:p>607573.734</text:p>
          </table:table-cell>
          <table:table-cell office:value-type="float" office:value="224714.08">
            <text:p>224714.08</text:p>
          </table:table-cell>
          <table:table-cell office:value-type="float" office:value="479.63">
            <text:p>479.63</text:p>
          </table:table-cell>
          <table:table-cell office:value-type="float" office:value="479.5299987793">
            <text:p>479.5299987793</text:p>
          </table:table-cell>
          <table:table-cell office:value-type="float" office:value="-10.0001220703">
            <text:p>-10.0001220703</text:p>
          </table:table-cell>
          <table:table-cell office:value-type="string">
            <text:p>2526</text:p>
          </table:table-cell>
          <table:table-cell table:formula="of:=ABS([.H598])" office:value-type="float" office:value="10.0001220703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42028</text:p>
          </table:table-cell>
          <table:table-cell office:value-type="string">
            <text:p>25261162</text:p>
          </table:table-cell>
          <table:table-cell office:value-type="string">
            <text:p>LFP3</text:p>
          </table:table-cell>
          <table:table-cell office:value-type="float" office:value="607178.646">
            <text:p>607178.646</text:p>
          </table:table-cell>
          <table:table-cell office:value-type="float" office:value="224224.633">
            <text:p>224224.633</text:p>
          </table:table-cell>
          <table:table-cell office:value-type="float" office:value="464.3">
            <text:p>464.3</text:p>
          </table:table-cell>
          <table:table-cell office:value-type="float" office:value="464.1099853516">
            <text:p>464.1099853516</text:p>
          </table:table-cell>
          <table:table-cell office:value-type="float" office:value="-19.0014648438">
            <text:p>-19.0014648438</text:p>
          </table:table-cell>
          <table:table-cell office:value-type="string">
            <text:p>2526</text:p>
          </table:table-cell>
          <table:table-cell table:formula="of:=ABS([.H599])" office:value-type="float" office:value="19.0014648438">
            <text:p>19</text:p>
          </table:table-cell>
          <table:table-cell table:number-columns-repeated="246"/>
        </table:table-row>
        <table:table-row table:style-name="ro1">
          <table:table-cell office:value-type="string">
            <text:p>5342029</text:p>
          </table:table-cell>
          <table:table-cell office:value-type="string">
            <text:p>25261163</text:p>
          </table:table-cell>
          <table:table-cell office:value-type="string">
            <text:p>LFP3</text:p>
          </table:table-cell>
          <table:table-cell office:value-type="float" office:value="607286.834">
            <text:p>607286.834</text:p>
          </table:table-cell>
          <table:table-cell office:value-type="float" office:value="224143.296">
            <text:p>224143.296</text:p>
          </table:table-cell>
          <table:table-cell office:value-type="float" office:value="463.69">
            <text:p>463.69</text:p>
          </table:table-cell>
          <table:table-cell office:value-type="float" office:value="463.7900085449">
            <text:p>463.7900085449</text:p>
          </table:table-cell>
          <table:table-cell office:value-type="float" office:value="10.0008544922">
            <text:p>10.0008544922</text:p>
          </table:table-cell>
          <table:table-cell office:value-type="string">
            <text:p>2526</text:p>
          </table:table-cell>
          <table:table-cell table:formula="of:=ABS([.H600])" office:value-type="float" office:value="10.0008544922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42030</text:p>
          </table:table-cell>
          <table:table-cell office:value-type="string">
            <text:p>25261164</text:p>
          </table:table-cell>
          <table:table-cell office:value-type="string">
            <text:p>LFP3</text:p>
          </table:table-cell>
          <table:table-cell office:value-type="float" office:value="607305.157">
            <text:p>607305.157</text:p>
          </table:table-cell>
          <table:table-cell office:value-type="float" office:value="224067.923">
            <text:p>224067.923</text:p>
          </table:table-cell>
          <table:table-cell office:value-type="float" office:value="463.23">
            <text:p>463.23</text:p>
          </table:table-cell>
          <table:table-cell office:value-type="float" office:value="463.2699890137">
            <text:p>463.2699890137</text:p>
          </table:table-cell>
          <table:table-cell office:value-type="float" office:value="3.9989013672">
            <text:p>3.9989013672</text:p>
          </table:table-cell>
          <table:table-cell office:value-type="string">
            <text:p>2526</text:p>
          </table:table-cell>
          <table:table-cell table:formula="of:=ABS([.H601])" office:value-type="float" office:value="3.9989013672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2031</text:p>
          </table:table-cell>
          <table:table-cell office:value-type="string">
            <text:p>25261165</text:p>
          </table:table-cell>
          <table:table-cell office:value-type="string">
            <text:p>LFP3</text:p>
          </table:table-cell>
          <table:table-cell office:value-type="float" office:value="607322.801">
            <text:p>607322.801</text:p>
          </table:table-cell>
          <table:table-cell office:value-type="float" office:value="223974.25">
            <text:p>223974.25</text:p>
          </table:table-cell>
          <table:table-cell office:value-type="float" office:value="462.51">
            <text:p>462.51</text:p>
          </table:table-cell>
          <table:table-cell office:value-type="float" office:value="462.5700073242">
            <text:p>462.5700073242</text:p>
          </table:table-cell>
          <table:table-cell office:value-type="float" office:value="6.0007324219">
            <text:p>6.0007324219</text:p>
          </table:table-cell>
          <table:table-cell office:value-type="string">
            <text:p>2526</text:p>
          </table:table-cell>
          <table:table-cell table:formula="of:=ABS([.H602])" office:value-type="float" office:value="6.0007324219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2032</text:p>
          </table:table-cell>
          <table:table-cell office:value-type="string">
            <text:p>25261166</text:p>
          </table:table-cell>
          <table:table-cell office:value-type="string">
            <text:p>LFP3</text:p>
          </table:table-cell>
          <table:table-cell office:value-type="float" office:value="607337.081">
            <text:p>607337.081</text:p>
          </table:table-cell>
          <table:table-cell office:value-type="float" office:value="223883.059">
            <text:p>223883.059</text:p>
          </table:table-cell>
          <table:table-cell office:value-type="float" office:value="462.07">
            <text:p>462.07</text:p>
          </table:table-cell>
          <table:table-cell office:value-type="float" office:value="462.1099853516">
            <text:p>462.1099853516</text:p>
          </table:table-cell>
          <table:table-cell office:value-type="float" office:value="3.9985351563">
            <text:p>3.9985351563</text:p>
          </table:table-cell>
          <table:table-cell office:value-type="string">
            <text:p>2526</text:p>
          </table:table-cell>
          <table:table-cell table:formula="of:=ABS([.H603])" office:value-type="float" office:value="3.9985351563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2033</text:p>
          </table:table-cell>
          <table:table-cell office:value-type="string">
            <text:p>25261167</text:p>
          </table:table-cell>
          <table:table-cell office:value-type="string">
            <text:p>LFP3</text:p>
          </table:table-cell>
          <table:table-cell office:value-type="float" office:value="607444.439">
            <text:p>607444.439</text:p>
          </table:table-cell>
          <table:table-cell office:value-type="float" office:value="223832.201">
            <text:p>223832.201</text:p>
          </table:table-cell>
          <table:table-cell office:value-type="float" office:value="461.03">
            <text:p>461.03</text:p>
          </table:table-cell>
          <table:table-cell office:value-type="float" office:value="460.7200012207">
            <text:p>460.7200012207</text:p>
          </table:table-cell>
          <table:table-cell office:value-type="float" office:value="-30.9998779297">
            <text:p>-30.9998779297</text:p>
          </table:table-cell>
          <table:table-cell office:value-type="string">
            <text:p>2526</text:p>
          </table:table-cell>
          <table:table-cell table:formula="of:=ABS([.H604])" office:value-type="float" office:value="30.9998779297">
            <text:p>31</text:p>
          </table:table-cell>
          <table:table-cell table:number-columns-repeated="246"/>
        </table:table-row>
        <table:table-row table:style-name="ro1">
          <table:table-cell office:value-type="string">
            <text:p>5342034</text:p>
          </table:table-cell>
          <table:table-cell office:value-type="string">
            <text:p>25261168</text:p>
          </table:table-cell>
          <table:table-cell office:value-type="string">
            <text:p>LFP3</text:p>
          </table:table-cell>
          <table:table-cell office:value-type="float" office:value="607495.696">
            <text:p>607495.696</text:p>
          </table:table-cell>
          <table:table-cell office:value-type="float" office:value="223761.124">
            <text:p>223761.124</text:p>
          </table:table-cell>
          <table:table-cell office:value-type="float" office:value="459.53">
            <text:p>459.53</text:p>
          </table:table-cell>
          <table:table-cell office:value-type="float" office:value="459.3999938965">
            <text:p>459.3999938965</text:p>
          </table:table-cell>
          <table:table-cell office:value-type="float" office:value="-13.0006103516">
            <text:p>-13.0006103516</text:p>
          </table:table-cell>
          <table:table-cell office:value-type="string">
            <text:p>2526</text:p>
          </table:table-cell>
          <table:table-cell table:formula="of:=ABS([.H605])" office:value-type="float" office:value="13.0006103516">
            <text:p>13</text:p>
          </table:table-cell>
          <table:table-cell table:number-columns-repeated="246"/>
        </table:table-row>
        <table:table-row table:style-name="ro1">
          <table:table-cell office:value-type="string">
            <text:p>5342035</text:p>
          </table:table-cell>
          <table:table-cell office:value-type="string">
            <text:p>25261172</text:p>
          </table:table-cell>
          <table:table-cell office:value-type="string">
            <text:p>LFP3</text:p>
          </table:table-cell>
          <table:table-cell office:value-type="float" office:value="607381.972">
            <text:p>607381.972</text:p>
          </table:table-cell>
          <table:table-cell office:value-type="float" office:value="224566.77">
            <text:p>224566.77</text:p>
          </table:table-cell>
          <table:table-cell office:value-type="float" office:value="476.52">
            <text:p>476.52</text:p>
          </table:table-cell>
          <table:table-cell office:value-type="float" office:value="476.3599853516">
            <text:p>476.3599853516</text:p>
          </table:table-cell>
          <table:table-cell office:value-type="float" office:value="-16.0014648437">
            <text:p>-16.0014648437</text:p>
          </table:table-cell>
          <table:table-cell office:value-type="string">
            <text:p>2526</text:p>
          </table:table-cell>
          <table:table-cell table:formula="of:=ABS([.H606])" office:value-type="float" office:value="16.0014648437">
            <text:p>16</text:p>
          </table:table-cell>
          <table:table-cell table:number-columns-repeated="246"/>
        </table:table-row>
        <table:table-row table:style-name="ro1">
          <table:table-cell office:value-type="string">
            <text:p>5342036</text:p>
          </table:table-cell>
          <table:table-cell office:value-type="string">
            <text:p>25261173</text:p>
          </table:table-cell>
          <table:table-cell office:value-type="string">
            <text:p>LFP3</text:p>
          </table:table-cell>
          <table:table-cell office:value-type="float" office:value="607350.108">
            <text:p>607350.108</text:p>
          </table:table-cell>
          <table:table-cell office:value-type="float" office:value="224528.137">
            <text:p>224528.137</text:p>
          </table:table-cell>
          <table:table-cell office:value-type="float" office:value="474.15">
            <text:p>474.15</text:p>
          </table:table-cell>
          <table:table-cell office:value-type="float" office:value="474.1499938965">
            <text:p>474.1499938965</text:p>
          </table:table-cell>
          <table:table-cell office:value-type="float" office:value="-0.0006103516">
            <text:p>-0.0006103516</text:p>
          </table:table-cell>
          <table:table-cell office:value-type="string">
            <text:p>2526</text:p>
          </table:table-cell>
          <table:table-cell table:formula="of:=ABS([.H607])" office:value-type="float" office:value="0.0006103516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2037</text:p>
          </table:table-cell>
          <table:table-cell office:value-type="string">
            <text:p>25261174</text:p>
          </table:table-cell>
          <table:table-cell office:value-type="string">
            <text:p>LFP3</text:p>
          </table:table-cell>
          <table:table-cell office:value-type="float" office:value="607466.376">
            <text:p>607466.376</text:p>
          </table:table-cell>
          <table:table-cell office:value-type="float" office:value="224614.295">
            <text:p>224614.295</text:p>
          </table:table-cell>
          <table:table-cell office:value-type="float" office:value="476.16">
            <text:p>476.16</text:p>
          </table:table-cell>
          <table:table-cell office:value-type="float" office:value="476.1600036621">
            <text:p>476.1600036621</text:p>
          </table:table-cell>
          <table:table-cell office:value-type="float" office:value="0.0003662109">
            <text:p>0.0003662109</text:p>
          </table:table-cell>
          <table:table-cell office:value-type="string">
            <text:p>2526</text:p>
          </table:table-cell>
          <table:table-cell table:formula="of:=ABS([.H608])" office:value-type="float" office:value="0.0003662109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2038</text:p>
          </table:table-cell>
          <table:table-cell office:value-type="string">
            <text:p>25261177</text:p>
          </table:table-cell>
          <table:table-cell office:value-type="string">
            <text:p>LFP3</text:p>
          </table:table-cell>
          <table:table-cell office:value-type="float" office:value="607264.737">
            <text:p>607264.737</text:p>
          </table:table-cell>
          <table:table-cell office:value-type="float" office:value="224354.967">
            <text:p>224354.967</text:p>
          </table:table-cell>
          <table:table-cell office:value-type="float" office:value="464.44">
            <text:p>464.44</text:p>
          </table:table-cell>
          <table:table-cell office:value-type="float" office:value="464.5">
            <text:p>464.5</text:p>
          </table:table-cell>
          <table:table-cell office:value-type="float" office:value="6">
            <text:p>6</text:p>
          </table:table-cell>
          <table:table-cell office:value-type="string">
            <text:p>2526</text:p>
          </table:table-cell>
          <table:table-cell table:formula="of:=ABS([.H609])" office:value-type="float" office:value="6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2039</text:p>
          </table:table-cell>
          <table:table-cell office:value-type="string">
            <text:p>25261178</text:p>
          </table:table-cell>
          <table:table-cell office:value-type="string">
            <text:p>LFP3</text:p>
          </table:table-cell>
          <table:table-cell office:value-type="float" office:value="607269.934">
            <text:p>607269.934</text:p>
          </table:table-cell>
          <table:table-cell office:value-type="float" office:value="224250.328">
            <text:p>224250.328</text:p>
          </table:table-cell>
          <table:table-cell office:value-type="float" office:value="463.26">
            <text:p>463.26</text:p>
          </table:table-cell>
          <table:table-cell office:value-type="float" office:value="463.4100036621">
            <text:p>463.4100036621</text:p>
          </table:table-cell>
          <table:table-cell office:value-type="float" office:value="15.0003662109">
            <text:p>15.0003662109</text:p>
          </table:table-cell>
          <table:table-cell office:value-type="string">
            <text:p>2526</text:p>
          </table:table-cell>
          <table:table-cell table:formula="of:=ABS([.H610])" office:value-type="float" office:value="15.0003662109">
            <text:p>15</text:p>
          </table:table-cell>
          <table:table-cell table:number-columns-repeated="246"/>
        </table:table-row>
        <table:table-row table:style-name="ro1">
          <table:table-cell office:value-type="string">
            <text:p>5342040</text:p>
          </table:table-cell>
          <table:table-cell office:value-type="string">
            <text:p>25261179</text:p>
          </table:table-cell>
          <table:table-cell office:value-type="string">
            <text:p>LFP3</text:p>
          </table:table-cell>
          <table:table-cell office:value-type="float" office:value="607566.842">
            <text:p>607566.842</text:p>
          </table:table-cell>
          <table:table-cell office:value-type="float" office:value="224541.941">
            <text:p>224541.941</text:p>
          </table:table-cell>
          <table:table-cell office:value-type="float" office:value="469.95">
            <text:p>469.95</text:p>
          </table:table-cell>
          <table:table-cell office:value-type="float" office:value="469.799987793">
            <text:p>469.799987793</text:p>
          </table:table-cell>
          <table:table-cell office:value-type="float" office:value="-15.0012207031">
            <text:p>-15.0012207031</text:p>
          </table:table-cell>
          <table:table-cell office:value-type="string">
            <text:p>2526</text:p>
          </table:table-cell>
          <table:table-cell table:formula="of:=ABS([.H611])" office:value-type="float" office:value="15.0012207031">
            <text:p>15</text:p>
          </table:table-cell>
          <table:table-cell table:number-columns-repeated="246"/>
        </table:table-row>
        <table:table-row table:style-name="ro1">
          <table:table-cell office:value-type="string">
            <text:p>5342041</text:p>
          </table:table-cell>
          <table:table-cell office:value-type="string">
            <text:p>25261180</text:p>
          </table:table-cell>
          <table:table-cell office:value-type="string">
            <text:p>LFP3</text:p>
          </table:table-cell>
          <table:table-cell office:value-type="float" office:value="607637.233">
            <text:p>607637.233</text:p>
          </table:table-cell>
          <table:table-cell office:value-type="float" office:value="224493.064">
            <text:p>224493.064</text:p>
          </table:table-cell>
          <table:table-cell office:value-type="float" office:value="465.77">
            <text:p>465.77</text:p>
          </table:table-cell>
          <table:table-cell office:value-type="float" office:value="465.8299865723">
            <text:p>465.8299865723</text:p>
          </table:table-cell>
          <table:table-cell office:value-type="float" office:value="5.9986572266">
            <text:p>5.9986572266</text:p>
          </table:table-cell>
          <table:table-cell office:value-type="string">
            <text:p>2526</text:p>
          </table:table-cell>
          <table:table-cell table:formula="of:=ABS([.H612])" office:value-type="float" office:value="5.9986572266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2042</text:p>
          </table:table-cell>
          <table:table-cell office:value-type="string">
            <text:p>25261184</text:p>
          </table:table-cell>
          <table:table-cell office:value-type="string">
            <text:p>LFP3</text:p>
          </table:table-cell>
          <table:table-cell office:value-type="float" office:value="607363.538">
            <text:p>607363.538</text:p>
          </table:table-cell>
          <table:table-cell office:value-type="float" office:value="224180.682">
            <text:p>224180.682</text:p>
          </table:table-cell>
          <table:table-cell office:value-type="float" office:value="463.22">
            <text:p>463.22</text:p>
          </table:table-cell>
          <table:table-cell office:value-type="float" office:value="463.2399902344">
            <text:p>463.2399902344</text:p>
          </table:table-cell>
          <table:table-cell office:value-type="float" office:value="1.9990234375">
            <text:p>1.9990234375</text:p>
          </table:table-cell>
          <table:table-cell office:value-type="string">
            <text:p>2526</text:p>
          </table:table-cell>
          <table:table-cell table:formula="of:=ABS([.H613])" office:value-type="float" office:value="1.9990234375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2043</text:p>
          </table:table-cell>
          <table:table-cell office:value-type="string">
            <text:p>25261185</text:p>
          </table:table-cell>
          <table:table-cell office:value-type="string">
            <text:p>LFP3</text:p>
          </table:table-cell>
          <table:table-cell office:value-type="float" office:value="607506.782">
            <text:p>607506.782</text:p>
          </table:table-cell>
          <table:table-cell office:value-type="float" office:value="224151.899">
            <text:p>224151.899</text:p>
          </table:table-cell>
          <table:table-cell office:value-type="float" office:value="462.41">
            <text:p>462.41</text:p>
          </table:table-cell>
          <table:table-cell office:value-type="float" office:value="462.4700012207">
            <text:p>462.4700012207</text:p>
          </table:table-cell>
          <table:table-cell office:value-type="float" office:value="6.0001220703">
            <text:p>6.0001220703</text:p>
          </table:table-cell>
          <table:table-cell office:value-type="string">
            <text:p>2526</text:p>
          </table:table-cell>
          <table:table-cell table:formula="of:=ABS([.H614])" office:value-type="float" office:value="6.0001220703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2044</text:p>
          </table:table-cell>
          <table:table-cell office:value-type="string">
            <text:p>25261186</text:p>
          </table:table-cell>
          <table:table-cell office:value-type="string">
            <text:p>LFP3</text:p>
          </table:table-cell>
          <table:table-cell office:value-type="float" office:value="607404.306">
            <text:p>607404.306</text:p>
          </table:table-cell>
          <table:table-cell office:value-type="float" office:value="223998.292">
            <text:p>223998.292</text:p>
          </table:table-cell>
          <table:table-cell office:value-type="float" office:value="462.51">
            <text:p>462.51</text:p>
          </table:table-cell>
          <table:table-cell office:value-type="float" office:value="462.4899902344">
            <text:p>462.4899902344</text:p>
          </table:table-cell>
          <table:table-cell office:value-type="float" office:value="-2.0009765625">
            <text:p>-2.0009765625</text:p>
          </table:table-cell>
          <table:table-cell office:value-type="string">
            <text:p>2526</text:p>
          </table:table-cell>
          <table:table-cell table:formula="of:=ABS([.H615])" office:value-type="float" office:value="2.0009765625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2045</text:p>
          </table:table-cell>
          <table:table-cell office:value-type="string">
            <text:p>25261187</text:p>
          </table:table-cell>
          <table:table-cell office:value-type="string">
            <text:p>LFP3</text:p>
          </table:table-cell>
          <table:table-cell office:value-type="float" office:value="607496.936">
            <text:p>607496.936</text:p>
          </table:table-cell>
          <table:table-cell office:value-type="float" office:value="224027.282">
            <text:p>224027.282</text:p>
          </table:table-cell>
          <table:table-cell office:value-type="float" office:value="461.77">
            <text:p>461.77</text:p>
          </table:table-cell>
          <table:table-cell office:value-type="float" office:value="461.8200073242">
            <text:p>461.8200073242</text:p>
          </table:table-cell>
          <table:table-cell office:value-type="float" office:value="5.0007324219">
            <text:p>5.0007324219</text:p>
          </table:table-cell>
          <table:table-cell office:value-type="string">
            <text:p>2526</text:p>
          </table:table-cell>
          <table:table-cell table:formula="of:=ABS([.H616])" office:value-type="float" office:value="5.0007324219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2046</text:p>
          </table:table-cell>
          <table:table-cell office:value-type="string">
            <text:p>25261188</text:p>
          </table:table-cell>
          <table:table-cell office:value-type="string">
            <text:p>LFP3</text:p>
          </table:table-cell>
          <table:table-cell office:value-type="float" office:value="607580.404">
            <text:p>607580.404</text:p>
          </table:table-cell>
          <table:table-cell office:value-type="float" office:value="224137.063">
            <text:p>224137.063</text:p>
          </table:table-cell>
          <table:table-cell office:value-type="float" office:value="461.34">
            <text:p>461.34</text:p>
          </table:table-cell>
          <table:table-cell office:value-type="float" office:value="461.5">
            <text:p>461.5</text:p>
          </table:table-cell>
          <table:table-cell office:value-type="float" office:value="16">
            <text:p>16</text:p>
          </table:table-cell>
          <table:table-cell office:value-type="string">
            <text:p>2526</text:p>
          </table:table-cell>
          <table:table-cell table:formula="of:=ABS([.H617])" office:value-type="float" office:value="16">
            <text:p>16</text:p>
          </table:table-cell>
          <table:table-cell table:number-columns-repeated="246"/>
        </table:table-row>
        <table:table-row table:style-name="ro1">
          <table:table-cell office:value-type="string">
            <text:p>5342047</text:p>
          </table:table-cell>
          <table:table-cell office:value-type="string">
            <text:p>25261189</text:p>
          </table:table-cell>
          <table:table-cell office:value-type="string">
            <text:p>LFP3</text:p>
          </table:table-cell>
          <table:table-cell office:value-type="float" office:value="607609.218">
            <text:p>607609.218</text:p>
          </table:table-cell>
          <table:table-cell office:value-type="float" office:value="224264.961">
            <text:p>224264.961</text:p>
          </table:table-cell>
          <table:table-cell office:value-type="float" office:value="460.04">
            <text:p>460.04</text:p>
          </table:table-cell>
          <table:table-cell office:value-type="float" office:value="460.0299987793">
            <text:p>460.0299987793</text:p>
          </table:table-cell>
          <table:table-cell office:value-type="float" office:value="-1.0001220703">
            <text:p>-1.0001220703</text:p>
          </table:table-cell>
          <table:table-cell office:value-type="string">
            <text:p>2526</text:p>
          </table:table-cell>
          <table:table-cell table:formula="of:=ABS([.H618])" office:value-type="float" office:value="1.0001220703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2048</text:p>
          </table:table-cell>
          <table:table-cell office:value-type="string">
            <text:p>25261190</text:p>
          </table:table-cell>
          <table:table-cell office:value-type="string">
            <text:p>LFP3</text:p>
          </table:table-cell>
          <table:table-cell office:value-type="float" office:value="607660.739">
            <text:p>607660.739</text:p>
          </table:table-cell>
          <table:table-cell office:value-type="float" office:value="224353.997">
            <text:p>224353.997</text:p>
          </table:table-cell>
          <table:table-cell office:value-type="float" office:value="460.41">
            <text:p>460.41</text:p>
          </table:table-cell>
          <table:table-cell office:value-type="float" office:value="460.450012207">
            <text:p>460.450012207</text:p>
          </table:table-cell>
          <table:table-cell office:value-type="float" office:value="4.0012207031">
            <text:p>4.0012207031</text:p>
          </table:table-cell>
          <table:table-cell office:value-type="string">
            <text:p>2526</text:p>
          </table:table-cell>
          <table:table-cell table:formula="of:=ABS([.H619])" office:value-type="float" office:value="4.0012207031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2049</text:p>
          </table:table-cell>
          <table:table-cell office:value-type="string">
            <text:p>25261191</text:p>
          </table:table-cell>
          <table:table-cell office:value-type="string">
            <text:p>LFP3</text:p>
          </table:table-cell>
          <table:table-cell office:value-type="float" office:value="607702.925">
            <text:p>607702.925</text:p>
          </table:table-cell>
          <table:table-cell office:value-type="float" office:value="224194.705">
            <text:p>224194.705</text:p>
          </table:table-cell>
          <table:table-cell office:value-type="float" office:value="459.71">
            <text:p>459.71</text:p>
          </table:table-cell>
          <table:table-cell office:value-type="float" office:value="459.7799987793">
            <text:p>459.7799987793</text:p>
          </table:table-cell>
          <table:table-cell office:value-type="float" office:value="6.9998779297">
            <text:p>6.9998779297</text:p>
          </table:table-cell>
          <table:table-cell office:value-type="string">
            <text:p>2526</text:p>
          </table:table-cell>
          <table:table-cell table:formula="of:=ABS([.H620])" office:value-type="float" office:value="6.9998779297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2050</text:p>
          </table:table-cell>
          <table:table-cell office:value-type="string">
            <text:p>25261192</text:p>
          </table:table-cell>
          <table:table-cell office:value-type="string">
            <text:p>LFP3</text:p>
          </table:table-cell>
          <table:table-cell office:value-type="float" office:value="607726.778">
            <text:p>607726.778</text:p>
          </table:table-cell>
          <table:table-cell office:value-type="float" office:value="224116.141">
            <text:p>224116.141</text:p>
          </table:table-cell>
          <table:table-cell office:value-type="float" office:value="459.41">
            <text:p>459.41</text:p>
          </table:table-cell>
          <table:table-cell office:value-type="float" office:value="459.2600097656">
            <text:p>459.2600097656</text:p>
          </table:table-cell>
          <table:table-cell office:value-type="float" office:value="-14.9990234375">
            <text:p>-14.9990234375</text:p>
          </table:table-cell>
          <table:table-cell office:value-type="string">
            <text:p>2526</text:p>
          </table:table-cell>
          <table:table-cell table:formula="of:=ABS([.H621])" office:value-type="float" office:value="14.9990234375">
            <text:p>15</text:p>
          </table:table-cell>
          <table:table-cell table:number-columns-repeated="246"/>
        </table:table-row>
        <table:table-row table:style-name="ro1">
          <table:table-cell office:value-type="string">
            <text:p>5342051</text:p>
          </table:table-cell>
          <table:table-cell office:value-type="string">
            <text:p>25261193</text:p>
          </table:table-cell>
          <table:table-cell office:value-type="string">
            <text:p>LFP3</text:p>
          </table:table-cell>
          <table:table-cell office:value-type="float" office:value="607766.922">
            <text:p>607766.922</text:p>
          </table:table-cell>
          <table:table-cell office:value-type="float" office:value="224026.353">
            <text:p>224026.353</text:p>
          </table:table-cell>
          <table:table-cell office:value-type="float" office:value="459.04">
            <text:p>459.04</text:p>
          </table:table-cell>
          <table:table-cell office:value-type="float" office:value="458.7399902344">
            <text:p>458.7399902344</text:p>
          </table:table-cell>
          <table:table-cell office:value-type="float" office:value="-30.0009765625">
            <text:p>-30.0009765625</text:p>
          </table:table-cell>
          <table:table-cell office:value-type="string">
            <text:p>2526</text:p>
          </table:table-cell>
          <table:table-cell table:formula="of:=ABS([.H622])" office:value-type="float" office:value="30.0009765625">
            <text:p>30</text:p>
          </table:table-cell>
          <table:table-cell table:number-columns-repeated="246"/>
        </table:table-row>
        <table:table-row table:style-name="ro1">
          <table:table-cell office:value-type="string">
            <text:p>5342052</text:p>
          </table:table-cell>
          <table:table-cell office:value-type="string">
            <text:p>25261194</text:p>
          </table:table-cell>
          <table:table-cell office:value-type="string">
            <text:p>LFP3</text:p>
          </table:table-cell>
          <table:table-cell office:value-type="float" office:value="607819.394">
            <text:p>607819.394</text:p>
          </table:table-cell>
          <table:table-cell office:value-type="float" office:value="223958.981">
            <text:p>223958.981</text:p>
          </table:table-cell>
          <table:table-cell office:value-type="float" office:value="458.46">
            <text:p>458.46</text:p>
          </table:table-cell>
          <table:table-cell office:value-type="float" office:value="458.2200012207">
            <text:p>458.2200012207</text:p>
          </table:table-cell>
          <table:table-cell office:value-type="float" office:value="-23.9998779297">
            <text:p>-23.9998779297</text:p>
          </table:table-cell>
          <table:table-cell office:value-type="string">
            <text:p>2526</text:p>
          </table:table-cell>
          <table:table-cell table:formula="of:=ABS([.H623])" office:value-type="float" office:value="23.9998779297">
            <text:p>24</text:p>
          </table:table-cell>
          <table:table-cell table:number-columns-repeated="246"/>
        </table:table-row>
        <table:table-row table:style-name="ro1">
          <table:table-cell office:value-type="string">
            <text:p>5342053</text:p>
          </table:table-cell>
          <table:table-cell office:value-type="string">
            <text:p>25261202</text:p>
          </table:table-cell>
          <table:table-cell office:value-type="string">
            <text:p>LFP3</text:p>
          </table:table-cell>
          <table:table-cell office:value-type="float" office:value="607389.37">
            <text:p>607389.37</text:p>
          </table:table-cell>
          <table:table-cell office:value-type="float" office:value="225068.096">
            <text:p>225068.096</text:p>
          </table:table-cell>
          <table:table-cell office:value-type="float" office:value="493.85">
            <text:p>493.85</text:p>
          </table:table-cell>
          <table:table-cell office:value-type="float" office:value="493.7699890137">
            <text:p>493.7699890137</text:p>
          </table:table-cell>
          <table:table-cell office:value-type="float" office:value="-8.0010986328">
            <text:p>-8.0010986328</text:p>
          </table:table-cell>
          <table:table-cell office:value-type="string">
            <text:p>2526</text:p>
          </table:table-cell>
          <table:table-cell table:formula="of:=ABS([.H624])" office:value-type="float" office:value="8.0010986328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2054</text:p>
          </table:table-cell>
          <table:table-cell office:value-type="string">
            <text:p>25261203</text:p>
          </table:table-cell>
          <table:table-cell office:value-type="string">
            <text:p>LFP3</text:p>
          </table:table-cell>
          <table:table-cell office:value-type="float" office:value="607448.584">
            <text:p>607448.584</text:p>
          </table:table-cell>
          <table:table-cell office:value-type="float" office:value="225113.403">
            <text:p>225113.403</text:p>
          </table:table-cell>
          <table:table-cell office:value-type="float" office:value="491">
            <text:p>491</text:p>
          </table:table-cell>
          <table:table-cell office:value-type="float" office:value="490.8900146484">
            <text:p>490.8900146484</text:p>
          </table:table-cell>
          <table:table-cell office:value-type="float" office:value="-10.9985351562">
            <text:p>-10.9985351562</text:p>
          </table:table-cell>
          <table:table-cell office:value-type="string">
            <text:p>2526</text:p>
          </table:table-cell>
          <table:table-cell table:formula="of:=ABS([.H625])" office:value-type="float" office:value="10.9985351562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42055</text:p>
          </table:table-cell>
          <table:table-cell office:value-type="string">
            <text:p>25261205</text:p>
          </table:table-cell>
          <table:table-cell office:value-type="string">
            <text:p>LFP3</text:p>
          </table:table-cell>
          <table:table-cell office:value-type="float" office:value="607555.612">
            <text:p>607555.612</text:p>
          </table:table-cell>
          <table:table-cell office:value-type="float" office:value="225172.405">
            <text:p>225172.405</text:p>
          </table:table-cell>
          <table:table-cell office:value-type="float" office:value="486.78">
            <text:p>486.78</text:p>
          </table:table-cell>
          <table:table-cell office:value-type="float" office:value="486.8699951172">
            <text:p>486.8699951172</text:p>
          </table:table-cell>
          <table:table-cell office:value-type="float" office:value="8.9995117188">
            <text:p>8.9995117188</text:p>
          </table:table-cell>
          <table:table-cell office:value-type="string">
            <text:p>2526</text:p>
          </table:table-cell>
          <table:table-cell table:formula="of:=ABS([.H626])" office:value-type="float" office:value="8.9995117188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42056</text:p>
          </table:table-cell>
          <table:table-cell office:value-type="string">
            <text:p>25261206</text:p>
          </table:table-cell>
          <table:table-cell office:value-type="string">
            <text:p>LFP3</text:p>
          </table:table-cell>
          <table:table-cell office:value-type="float" office:value="607668.248">
            <text:p>607668.248</text:p>
          </table:table-cell>
          <table:table-cell office:value-type="float" office:value="225238.713">
            <text:p>225238.713</text:p>
          </table:table-cell>
          <table:table-cell office:value-type="float" office:value="481.7">
            <text:p>481.7</text:p>
          </table:table-cell>
          <table:table-cell office:value-type="float" office:value="481.7200012207">
            <text:p>481.7200012207</text:p>
          </table:table-cell>
          <table:table-cell office:value-type="float" office:value="2.0001220703">
            <text:p>2.0001220703</text:p>
          </table:table-cell>
          <table:table-cell office:value-type="string">
            <text:p>2526</text:p>
          </table:table-cell>
          <table:table-cell table:formula="of:=ABS([.H627])" office:value-type="float" office:value="2.0001220703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2057</text:p>
          </table:table-cell>
          <table:table-cell office:value-type="string">
            <text:p>25261213</text:p>
          </table:table-cell>
          <table:table-cell office:value-type="string">
            <text:p>LFP3</text:p>
          </table:table-cell>
          <table:table-cell office:value-type="float" office:value="607373.15">
            <text:p>607373.15</text:p>
          </table:table-cell>
          <table:table-cell office:value-type="float" office:value="225313.131">
            <text:p>225313.131</text:p>
          </table:table-cell>
          <table:table-cell office:value-type="float" office:value="514.62">
            <text:p>514.62</text:p>
          </table:table-cell>
          <table:table-cell office:value-type="float" office:value="514.8400268555">
            <text:p>514.8400268555</text:p>
          </table:table-cell>
          <table:table-cell office:value-type="float" office:value="22.0026855469">
            <text:p>22.0026855469</text:p>
          </table:table-cell>
          <table:table-cell office:value-type="string">
            <text:p>2526</text:p>
          </table:table-cell>
          <table:table-cell table:formula="of:=ABS([.H628])" office:value-type="float" office:value="22.0026855469">
            <text:p>22</text:p>
          </table:table-cell>
          <table:table-cell table:number-columns-repeated="246"/>
        </table:table-row>
        <table:table-row table:style-name="ro1">
          <table:table-cell office:value-type="string">
            <text:p>5342058</text:p>
          </table:table-cell>
          <table:table-cell office:value-type="string">
            <text:p>25261214</text:p>
          </table:table-cell>
          <table:table-cell office:value-type="string">
            <text:p>LFP3</text:p>
          </table:table-cell>
          <table:table-cell office:value-type="float" office:value="607456.939">
            <text:p>607456.939</text:p>
          </table:table-cell>
          <table:table-cell office:value-type="float" office:value="225345.63">
            <text:p>225345.63</text:p>
          </table:table-cell>
          <table:table-cell office:value-type="float" office:value="508.08">
            <text:p>508.08</text:p>
          </table:table-cell>
          <table:table-cell office:value-type="float" office:value="508.2600097656">
            <text:p>508.2600097656</text:p>
          </table:table-cell>
          <table:table-cell office:value-type="float" office:value="18.0009765625">
            <text:p>18.0009765625</text:p>
          </table:table-cell>
          <table:table-cell office:value-type="string">
            <text:p>2526</text:p>
          </table:table-cell>
          <table:table-cell table:formula="of:=ABS([.H629])" office:value-type="float" office:value="18.0009765625">
            <text:p>18</text:p>
          </table:table-cell>
          <table:table-cell table:number-columns-repeated="246"/>
        </table:table-row>
        <table:table-row table:style-name="ro1">
          <table:table-cell office:value-type="string">
            <text:p>5342059</text:p>
          </table:table-cell>
          <table:table-cell office:value-type="string">
            <text:p>25261216</text:p>
          </table:table-cell>
          <table:table-cell office:value-type="string">
            <text:p>LFP3</text:p>
          </table:table-cell>
          <table:table-cell office:value-type="float" office:value="607361.56">
            <text:p>607361.56</text:p>
          </table:table-cell>
          <table:table-cell office:value-type="float" office:value="224306.995">
            <text:p>224306.995</text:p>
          </table:table-cell>
          <table:table-cell office:value-type="float" office:value="462.26">
            <text:p>462.26</text:p>
          </table:table-cell>
          <table:table-cell office:value-type="float" office:value="462.3800048828">
            <text:p>462.3800048828</text:p>
          </table:table-cell>
          <table:table-cell office:value-type="float" office:value="12.0004882813">
            <text:p>12.0004882813</text:p>
          </table:table-cell>
          <table:table-cell office:value-type="string">
            <text:p>2526</text:p>
          </table:table-cell>
          <table:table-cell table:formula="of:=ABS([.H630])" office:value-type="float" office:value="12.0004882813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42060</text:p>
          </table:table-cell>
          <table:table-cell office:value-type="string">
            <text:p>25261217</text:p>
          </table:table-cell>
          <table:table-cell office:value-type="string">
            <text:p>LFP3</text:p>
          </table:table-cell>
          <table:table-cell office:value-type="float" office:value="607428.713">
            <text:p>607428.713</text:p>
          </table:table-cell>
          <table:table-cell office:value-type="float" office:value="224380.546">
            <text:p>224380.546</text:p>
          </table:table-cell>
          <table:table-cell office:value-type="float" office:value="462.73">
            <text:p>462.73</text:p>
          </table:table-cell>
          <table:table-cell office:value-type="float" office:value="462.8399963379">
            <text:p>462.8399963379</text:p>
          </table:table-cell>
          <table:table-cell office:value-type="float" office:value="10.9996337891">
            <text:p>10.9996337891</text:p>
          </table:table-cell>
          <table:table-cell office:value-type="string">
            <text:p>2526</text:p>
          </table:table-cell>
          <table:table-cell table:formula="of:=ABS([.H631])" office:value-type="float" office:value="10.9996337891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42061</text:p>
          </table:table-cell>
          <table:table-cell office:value-type="string">
            <text:p>25261218</text:p>
          </table:table-cell>
          <table:table-cell office:value-type="string">
            <text:p>LFP3</text:p>
          </table:table-cell>
          <table:table-cell office:value-type="float" office:value="607483.452">
            <text:p>607483.452</text:p>
          </table:table-cell>
          <table:table-cell office:value-type="float" office:value="224440.598">
            <text:p>224440.598</text:p>
          </table:table-cell>
          <table:table-cell office:value-type="float" office:value="463.14">
            <text:p>463.14</text:p>
          </table:table-cell>
          <table:table-cell office:value-type="float" office:value="463.4299926758">
            <text:p>463.4299926758</text:p>
          </table:table-cell>
          <table:table-cell office:value-type="float" office:value="28.9992675781">
            <text:p>28.9992675781</text:p>
          </table:table-cell>
          <table:table-cell office:value-type="string">
            <text:p>2526</text:p>
          </table:table-cell>
          <table:table-cell table:formula="of:=ABS([.H632])" office:value-type="float" office:value="28.9992675781">
            <text:p>29</text:p>
          </table:table-cell>
          <table:table-cell table:number-columns-repeated="246"/>
        </table:table-row>
        <table:table-row table:style-name="ro1">
          <table:table-cell office:value-type="string">
            <text:p>5342062</text:p>
          </table:table-cell>
          <table:table-cell office:value-type="string">
            <text:p>25261219</text:p>
          </table:table-cell>
          <table:table-cell office:value-type="string">
            <text:p>LFP3</text:p>
          </table:table-cell>
          <table:table-cell office:value-type="float" office:value="607359.652">
            <text:p>607359.652</text:p>
          </table:table-cell>
          <table:table-cell office:value-type="float" office:value="223810.937">
            <text:p>223810.937</text:p>
          </table:table-cell>
          <table:table-cell office:value-type="float" office:value="460.4">
            <text:p>460.4</text:p>
          </table:table-cell>
          <table:table-cell office:value-type="float" office:value="460.4400024414">
            <text:p>460.4400024414</text:p>
          </table:table-cell>
          <table:table-cell office:value-type="float" office:value="4.0002441406">
            <text:p>4.0002441406</text:p>
          </table:table-cell>
          <table:table-cell office:value-type="string">
            <text:p>2526</text:p>
          </table:table-cell>
          <table:table-cell table:formula="of:=ABS([.H633])" office:value-type="float" office:value="4.0002441406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2063</text:p>
          </table:table-cell>
          <table:table-cell office:value-type="string">
            <text:p>25261220</text:p>
          </table:table-cell>
          <table:table-cell office:value-type="string">
            <text:p>LFP3</text:p>
          </table:table-cell>
          <table:table-cell office:value-type="float" office:value="607374.733">
            <text:p>607374.733</text:p>
          </table:table-cell>
          <table:table-cell office:value-type="float" office:value="223739.582">
            <text:p>223739.582</text:p>
          </table:table-cell>
          <table:table-cell office:value-type="float" office:value="460.11">
            <text:p>460.11</text:p>
          </table:table-cell>
          <table:table-cell office:value-type="float" office:value="459.8500061035">
            <text:p>459.8500061035</text:p>
          </table:table-cell>
          <table:table-cell office:value-type="float" office:value="-25.9993896484">
            <text:p>-25.9993896484</text:p>
          </table:table-cell>
          <table:table-cell office:value-type="string">
            <text:p>2526</text:p>
          </table:table-cell>
          <table:table-cell table:formula="of:=ABS([.H634])" office:value-type="float" office:value="25.9993896484">
            <text:p>26</text:p>
          </table:table-cell>
          <table:table-cell table:number-columns-repeated="246"/>
        </table:table-row>
        <table:table-row table:style-name="ro1">
          <table:table-cell office:value-type="string">
            <text:p>5342064</text:p>
          </table:table-cell>
          <table:table-cell office:value-type="string">
            <text:p>25261221</text:p>
          </table:table-cell>
          <table:table-cell office:value-type="string">
            <text:p>LFP3</text:p>
          </table:table-cell>
          <table:table-cell office:value-type="float" office:value="607482.904">
            <text:p>607482.904</text:p>
          </table:table-cell>
          <table:table-cell office:value-type="float" office:value="224906.103">
            <text:p>224906.103</text:p>
          </table:table-cell>
          <table:table-cell office:value-type="float" office:value="488.4">
            <text:p>488.4</text:p>
          </table:table-cell>
          <table:table-cell office:value-type="float" office:value="488.4299926758">
            <text:p>488.4299926758</text:p>
          </table:table-cell>
          <table:table-cell office:value-type="float" office:value="2.9992675781">
            <text:p>2.9992675781</text:p>
          </table:table-cell>
          <table:table-cell office:value-type="string">
            <text:p>2526</text:p>
          </table:table-cell>
          <table:table-cell table:formula="of:=ABS([.H635])" office:value-type="float" office:value="2.9992675781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2065</text:p>
          </table:table-cell>
          <table:table-cell office:value-type="string">
            <text:p>25261222</text:p>
          </table:table-cell>
          <table:table-cell office:value-type="string">
            <text:p>LFP3</text:p>
          </table:table-cell>
          <table:table-cell office:value-type="float" office:value="607613.221">
            <text:p>607613.221</text:p>
          </table:table-cell>
          <table:table-cell office:value-type="float" office:value="224982.433">
            <text:p>224982.433</text:p>
          </table:table-cell>
          <table:table-cell office:value-type="float" office:value="486.12">
            <text:p>486.12</text:p>
          </table:table-cell>
          <table:table-cell office:value-type="float" office:value="486.1300048828">
            <text:p>486.1300048828</text:p>
          </table:table-cell>
          <table:table-cell office:value-type="float" office:value="1.0004882812">
            <text:p>1.0004882812</text:p>
          </table:table-cell>
          <table:table-cell office:value-type="string">
            <text:p>2526</text:p>
          </table:table-cell>
          <table:table-cell table:formula="of:=ABS([.H636])" office:value-type="float" office:value="1.0004882812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2066</text:p>
          </table:table-cell>
          <table:table-cell office:value-type="string">
            <text:p>25261224</text:p>
          </table:table-cell>
          <table:table-cell office:value-type="string">
            <text:p>LFP3</text:p>
          </table:table-cell>
          <table:table-cell office:value-type="float" office:value="607756.993">
            <text:p>607756.993</text:p>
          </table:table-cell>
          <table:table-cell office:value-type="float" office:value="225067.985">
            <text:p>225067.985</text:p>
          </table:table-cell>
          <table:table-cell office:value-type="float" office:value="476.54">
            <text:p>476.54</text:p>
          </table:table-cell>
          <table:table-cell office:value-type="float" office:value="476.6400146484">
            <text:p>476.6400146484</text:p>
          </table:table-cell>
          <table:table-cell office:value-type="float" office:value="10.0014648437">
            <text:p>10.0014648437</text:p>
          </table:table-cell>
          <table:table-cell office:value-type="string">
            <text:p>2526</text:p>
          </table:table-cell>
          <table:table-cell table:formula="of:=ABS([.H637])" office:value-type="float" office:value="10.0014648437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42067</text:p>
          </table:table-cell>
          <table:table-cell office:value-type="string">
            <text:p>25261239</text:p>
          </table:table-cell>
          <table:table-cell office:value-type="string">
            <text:p>LFP3</text:p>
          </table:table-cell>
          <table:table-cell office:value-type="float" office:value="607703.716">
            <text:p>607703.716</text:p>
          </table:table-cell>
          <table:table-cell office:value-type="float" office:value="224856.729">
            <text:p>224856.729</text:p>
          </table:table-cell>
          <table:table-cell office:value-type="float" office:value="473.6761">
            <text:p>473.6761</text:p>
          </table:table-cell>
          <table:table-cell office:value-type="float" office:value="473.6499938965">
            <text:p>473.6499938965</text:p>
          </table:table-cell>
          <table:table-cell office:value-type="float" office:value="-2.6106103516">
            <text:p>-2.6106103516</text:p>
          </table:table-cell>
          <table:table-cell office:value-type="string">
            <text:p>2526</text:p>
          </table:table-cell>
          <table:table-cell table:formula="of:=ABS([.H638])" office:value-type="float" office:value="2.6106103516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2068</text:p>
          </table:table-cell>
          <table:table-cell office:value-type="string">
            <text:p>25261253</text:p>
          </table:table-cell>
          <table:table-cell office:value-type="string">
            <text:p>LFP3</text:p>
          </table:table-cell>
          <table:table-cell office:value-type="float" office:value="607388.786">
            <text:p>607388.786</text:p>
          </table:table-cell>
          <table:table-cell office:value-type="float" office:value="224946.463">
            <text:p>224946.463</text:p>
          </table:table-cell>
          <table:table-cell office:value-type="float" office:value="493.055">
            <text:p>493.055</text:p>
          </table:table-cell>
          <table:table-cell office:value-type="float" office:value="493">
            <text:p>493</text:p>
          </table:table-cell>
          <table:table-cell office:value-type="float" office:value="-5.5">
            <text:p>-5.5</text:p>
          </table:table-cell>
          <table:table-cell office:value-type="string">
            <text:p>2526</text:p>
          </table:table-cell>
          <table:table-cell table:formula="of:=ABS([.H639])" office:value-type="float" office:value="5.5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2069</text:p>
          </table:table-cell>
          <table:table-cell office:value-type="string">
            <text:p>25261254</text:p>
          </table:table-cell>
          <table:table-cell office:value-type="string">
            <text:p>LFP3</text:p>
          </table:table-cell>
          <table:table-cell office:value-type="float" office:value="607100.694">
            <text:p>607100.694</text:p>
          </table:table-cell>
          <table:table-cell office:value-type="float" office:value="224148.625">
            <text:p>224148.625</text:p>
          </table:table-cell>
          <table:table-cell office:value-type="float" office:value="464.62">
            <text:p>464.62</text:p>
          </table:table-cell>
          <table:table-cell office:value-type="float" office:value="464.7799987793">
            <text:p>464.7799987793</text:p>
          </table:table-cell>
          <table:table-cell office:value-type="float" office:value="15.9998779297">
            <text:p>15.9998779297</text:p>
          </table:table-cell>
          <table:table-cell office:value-type="string">
            <text:p>2526</text:p>
          </table:table-cell>
          <table:table-cell table:formula="of:=ABS([.H640])" office:value-type="float" office:value="15.9998779297">
            <text:p>16</text:p>
          </table:table-cell>
          <table:table-cell table:number-columns-repeated="246"/>
        </table:table-row>
        <table:table-row table:style-name="ro1">
          <table:table-cell office:value-type="string">
            <text:p>5342070</text:p>
          </table:table-cell>
          <table:table-cell office:value-type="string">
            <text:p>25261257</text:p>
          </table:table-cell>
          <table:table-cell office:value-type="string">
            <text:p>LFP3</text:p>
          </table:table-cell>
          <table:table-cell office:value-type="float" office:value="607111.632">
            <text:p>607111.632</text:p>
          </table:table-cell>
          <table:table-cell office:value-type="float" office:value="224050.04">
            <text:p>224050.04</text:p>
          </table:table-cell>
          <table:table-cell office:value-type="float" office:value="464.89">
            <text:p>464.89</text:p>
          </table:table-cell>
          <table:table-cell office:value-type="float" office:value="465.2099914551">
            <text:p>465.2099914551</text:p>
          </table:table-cell>
          <table:table-cell office:value-type="float" office:value="31.9991455078">
            <text:p>31.9991455078</text:p>
          </table:table-cell>
          <table:table-cell office:value-type="string">
            <text:p>2526</text:p>
          </table:table-cell>
          <table:table-cell table:formula="of:=ABS([.H641])" office:value-type="float" office:value="31.9991455078">
            <text:p>32</text:p>
          </table:table-cell>
          <table:table-cell table:number-columns-repeated="246"/>
        </table:table-row>
        <table:table-row table:style-name="ro1">
          <table:table-cell office:value-type="string">
            <text:p>5342071</text:p>
          </table:table-cell>
          <table:table-cell office:value-type="string">
            <text:p>25261258</text:p>
          </table:table-cell>
          <table:table-cell office:value-type="string">
            <text:p>LFP3</text:p>
          </table:table-cell>
          <table:table-cell office:value-type="float" office:value="607144.198">
            <text:p>607144.198</text:p>
          </table:table-cell>
          <table:table-cell office:value-type="float" office:value="223929.515">
            <text:p>223929.515</text:p>
          </table:table-cell>
          <table:table-cell office:value-type="float" office:value="464.02">
            <text:p>464.02</text:p>
          </table:table-cell>
          <table:table-cell office:value-type="float" office:value="464.1900024414">
            <text:p>464.1900024414</text:p>
          </table:table-cell>
          <table:table-cell office:value-type="float" office:value="17.0002441406">
            <text:p>17.0002441406</text:p>
          </table:table-cell>
          <table:table-cell office:value-type="string">
            <text:p>2526</text:p>
          </table:table-cell>
          <table:table-cell table:formula="of:=ABS([.H642])" office:value-type="float" office:value="17.0002441406">
            <text:p>17</text:p>
          </table:table-cell>
          <table:table-cell table:number-columns-repeated="246"/>
        </table:table-row>
        <table:table-row table:style-name="ro1">
          <table:table-cell office:value-type="string">
            <text:p>5342072</text:p>
          </table:table-cell>
          <table:table-cell office:value-type="string">
            <text:p>25261259</text:p>
          </table:table-cell>
          <table:table-cell office:value-type="string">
            <text:p>LFP3</text:p>
          </table:table-cell>
          <table:table-cell office:value-type="float" office:value="607170.333">
            <text:p>607170.333</text:p>
          </table:table-cell>
          <table:table-cell office:value-type="float" office:value="223798.597">
            <text:p>223798.597</text:p>
          </table:table-cell>
          <table:table-cell office:value-type="float" office:value="463.06">
            <text:p>463.06</text:p>
          </table:table-cell>
          <table:table-cell office:value-type="float" office:value="463.0799865723">
            <text:p>463.0799865723</text:p>
          </table:table-cell>
          <table:table-cell office:value-type="float" office:value="1.9986572266">
            <text:p>1.9986572266</text:p>
          </table:table-cell>
          <table:table-cell office:value-type="string">
            <text:p>2526</text:p>
          </table:table-cell>
          <table:table-cell table:formula="of:=ABS([.H643])" office:value-type="float" office:value="1.9986572266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2073</text:p>
          </table:table-cell>
          <table:table-cell office:value-type="string">
            <text:p>25261274</text:p>
          </table:table-cell>
          <table:table-cell office:value-type="string">
            <text:p>LFP3</text:p>
          </table:table-cell>
          <table:table-cell office:value-type="float" office:value="607034.038">
            <text:p>607034.038</text:p>
          </table:table-cell>
          <table:table-cell office:value-type="float" office:value="223574.538">
            <text:p>223574.538</text:p>
          </table:table-cell>
          <table:table-cell office:value-type="float" office:value="460.93">
            <text:p>460.93</text:p>
          </table:table-cell>
          <table:table-cell office:value-type="float" office:value="460.5100097656">
            <text:p>460.5100097656</text:p>
          </table:table-cell>
          <table:table-cell office:value-type="float" office:value="-41.9990234375">
            <text:p>-41.9990234375</text:p>
          </table:table-cell>
          <table:table-cell office:value-type="string">
            <text:p>2526</text:p>
          </table:table-cell>
          <table:table-cell table:formula="of:=ABS([.H644])" office:value-type="float" office:value="41.9990234375">
            <text:p>42</text:p>
          </table:table-cell>
          <table:table-cell table:number-columns-repeated="246"/>
        </table:table-row>
        <table:table-row table:style-name="ro1">
          <table:table-cell office:value-type="string">
            <text:p>5342075</text:p>
          </table:table-cell>
          <table:table-cell office:value-type="string">
            <text:p>25261284</text:p>
          </table:table-cell>
          <table:table-cell office:value-type="string">
            <text:p>LFP3</text:p>
          </table:table-cell>
          <table:table-cell office:value-type="float" office:value="606349.463">
            <text:p>606349.463</text:p>
          </table:table-cell>
          <table:table-cell office:value-type="float" office:value="223806.016">
            <text:p>223806.016</text:p>
          </table:table-cell>
          <table:table-cell office:value-type="float" office:value="472.77">
            <text:p>472.77</text:p>
          </table:table-cell>
          <table:table-cell office:value-type="float" office:value="472.8699951172">
            <text:p>472.8699951172</text:p>
          </table:table-cell>
          <table:table-cell office:value-type="float" office:value="9.9995117188">
            <text:p>9.9995117188</text:p>
          </table:table-cell>
          <table:table-cell office:value-type="string">
            <text:p>2526</text:p>
          </table:table-cell>
          <table:table-cell table:formula="of:=ABS([.H645])" office:value-type="float" office:value="9.9995117188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42076</text:p>
          </table:table-cell>
          <table:table-cell office:value-type="string">
            <text:p>25261285</text:p>
          </table:table-cell>
          <table:table-cell office:value-type="string">
            <text:p>LFP3</text:p>
          </table:table-cell>
          <table:table-cell office:value-type="float" office:value="606370.908">
            <text:p>606370.908</text:p>
          </table:table-cell>
          <table:table-cell office:value-type="float" office:value="223700.172">
            <text:p>223700.172</text:p>
          </table:table-cell>
          <table:table-cell office:value-type="float" office:value="469.42">
            <text:p>469.42</text:p>
          </table:table-cell>
          <table:table-cell office:value-type="float" office:value="469.6600036621">
            <text:p>469.6600036621</text:p>
          </table:table-cell>
          <table:table-cell office:value-type="float" office:value="24.0003662109">
            <text:p>24.0003662109</text:p>
          </table:table-cell>
          <table:table-cell office:value-type="string">
            <text:p>2526</text:p>
          </table:table-cell>
          <table:table-cell table:formula="of:=ABS([.H646])" office:value-type="float" office:value="24.0003662109">
            <text:p>24</text:p>
          </table:table-cell>
          <table:table-cell table:number-columns-repeated="246"/>
        </table:table-row>
        <table:table-row table:style-name="ro1">
          <table:table-cell office:value-type="string">
            <text:p>5342077</text:p>
          </table:table-cell>
          <table:table-cell office:value-type="string">
            <text:p>25261286</text:p>
          </table:table-cell>
          <table:table-cell office:value-type="string">
            <text:p>LFP3</text:p>
          </table:table-cell>
          <table:table-cell office:value-type="float" office:value="606426.995">
            <text:p>606426.995</text:p>
          </table:table-cell>
          <table:table-cell office:value-type="float" office:value="223852.472">
            <text:p>223852.472</text:p>
          </table:table-cell>
          <table:table-cell office:value-type="float" office:value="473.75">
            <text:p>473.75</text:p>
          </table:table-cell>
          <table:table-cell office:value-type="float" office:value="473.8800048828">
            <text:p>473.8800048828</text:p>
          </table:table-cell>
          <table:table-cell office:value-type="float" office:value="13.0004882812">
            <text:p>13.0004882812</text:p>
          </table:table-cell>
          <table:table-cell office:value-type="string">
            <text:p>2526</text:p>
          </table:table-cell>
          <table:table-cell table:formula="of:=ABS([.H647])" office:value-type="float" office:value="13.0004882812">
            <text:p>13</text:p>
          </table:table-cell>
          <table:table-cell table:number-columns-repeated="246"/>
        </table:table-row>
        <table:table-row table:style-name="ro1">
          <table:table-cell office:value-type="string">
            <text:p>5342078</text:p>
          </table:table-cell>
          <table:table-cell office:value-type="string">
            <text:p>25261291</text:p>
          </table:table-cell>
          <table:table-cell office:value-type="string">
            <text:p>LFP3</text:p>
          </table:table-cell>
          <table:table-cell office:value-type="float" office:value="606826.361">
            <text:p>606826.361</text:p>
          </table:table-cell>
          <table:table-cell office:value-type="float" office:value="223860.192">
            <text:p>223860.192</text:p>
          </table:table-cell>
          <table:table-cell office:value-type="float" office:value="461.64">
            <text:p>461.64</text:p>
          </table:table-cell>
          <table:table-cell office:value-type="float" office:value="461.7200012207">
            <text:p>461.7200012207</text:p>
          </table:table-cell>
          <table:table-cell office:value-type="float" office:value="8.0001220703">
            <text:p>8.0001220703</text:p>
          </table:table-cell>
          <table:table-cell office:value-type="string">
            <text:p>2526</text:p>
          </table:table-cell>
          <table:table-cell table:formula="of:=ABS([.H648])" office:value-type="float" office:value="8.0001220703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2079</text:p>
          </table:table-cell>
          <table:table-cell office:value-type="string">
            <text:p>25261292</text:p>
          </table:table-cell>
          <table:table-cell office:value-type="string">
            <text:p>LFP3</text:p>
          </table:table-cell>
          <table:table-cell office:value-type="float" office:value="606912.944">
            <text:p>606912.944</text:p>
          </table:table-cell>
          <table:table-cell office:value-type="float" office:value="223857.344">
            <text:p>223857.344</text:p>
          </table:table-cell>
          <table:table-cell office:value-type="float" office:value="460.88">
            <text:p>460.88</text:p>
          </table:table-cell>
          <table:table-cell office:value-type="float" office:value="460.8200073242">
            <text:p>460.8200073242</text:p>
          </table:table-cell>
          <table:table-cell office:value-type="float" office:value="-5.9992675781">
            <text:p>-5.9992675781</text:p>
          </table:table-cell>
          <table:table-cell office:value-type="string">
            <text:p>2526</text:p>
          </table:table-cell>
          <table:table-cell table:formula="of:=ABS([.H649])" office:value-type="float" office:value="5.9992675781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2080</text:p>
          </table:table-cell>
          <table:table-cell office:value-type="string">
            <text:p>25261293</text:p>
          </table:table-cell>
          <table:table-cell office:value-type="string">
            <text:p>LFP3</text:p>
          </table:table-cell>
          <table:table-cell office:value-type="float" office:value="607008.835">
            <text:p>607008.835</text:p>
          </table:table-cell>
          <table:table-cell office:value-type="float" office:value="223860.555">
            <text:p>223860.555</text:p>
          </table:table-cell>
          <table:table-cell office:value-type="float" office:value="461.34">
            <text:p>461.34</text:p>
          </table:table-cell>
          <table:table-cell office:value-type="float" office:value="461.299987793">
            <text:p>461.299987793</text:p>
          </table:table-cell>
          <table:table-cell office:value-type="float" office:value="-4.0012207031">
            <text:p>-4.0012207031</text:p>
          </table:table-cell>
          <table:table-cell office:value-type="string">
            <text:p>2526</text:p>
          </table:table-cell>
          <table:table-cell table:formula="of:=ABS([.H650])" office:value-type="float" office:value="4.0012207031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2081</text:p>
          </table:table-cell>
          <table:table-cell office:value-type="string">
            <text:p>25261297</text:p>
          </table:table-cell>
          <table:table-cell office:value-type="string">
            <text:p>LFP3</text:p>
          </table:table-cell>
          <table:table-cell office:value-type="float" office:value="606649.23">
            <text:p>606649.23</text:p>
          </table:table-cell>
          <table:table-cell office:value-type="float" office:value="223502.809">
            <text:p>223502.809</text:p>
          </table:table-cell>
          <table:table-cell office:value-type="float" office:value="463.21">
            <text:p>463.21</text:p>
          </table:table-cell>
          <table:table-cell office:value-type="float" office:value="462.7099914551">
            <text:p>462.7099914551</text:p>
          </table:table-cell>
          <table:table-cell office:value-type="float" office:value="-50.0008544922">
            <text:p>-50.0008544922</text:p>
          </table:table-cell>
          <table:table-cell office:value-type="string">
            <text:p>2526</text:p>
          </table:table-cell>
          <table:table-cell table:formula="of:=ABS([.H651])" office:value-type="float" office:value="50.0008544922">
            <text:p>50</text:p>
          </table:table-cell>
          <table:table-cell table:number-columns-repeated="246"/>
        </table:table-row>
        <table:table-row table:style-name="ro1">
          <table:table-cell office:value-type="string">
            <text:p>5342082</text:p>
          </table:table-cell>
          <table:table-cell office:value-type="string">
            <text:p>25261298</text:p>
          </table:table-cell>
          <table:table-cell office:value-type="string">
            <text:p>LFP3</text:p>
          </table:table-cell>
          <table:table-cell office:value-type="float" office:value="606499.107">
            <text:p>606499.107</text:p>
          </table:table-cell>
          <table:table-cell office:value-type="float" office:value="223369.845">
            <text:p>223369.845</text:p>
          </table:table-cell>
          <table:table-cell office:value-type="float" office:value="467.29">
            <text:p>467.29</text:p>
          </table:table-cell>
          <table:table-cell office:value-type="float" office:value="466.9599914551">
            <text:p>466.9599914551</text:p>
          </table:table-cell>
          <table:table-cell office:value-type="float" office:value="-33.0008544922">
            <text:p>-33.0008544922</text:p>
          </table:table-cell>
          <table:table-cell office:value-type="string">
            <text:p>2526</text:p>
          </table:table-cell>
          <table:table-cell table:formula="of:=ABS([.H652])" office:value-type="float" office:value="33.0008544922">
            <text:p>33</text:p>
          </table:table-cell>
          <table:table-cell table:number-columns-repeated="246"/>
        </table:table-row>
        <table:table-row table:style-name="ro1">
          <table:table-cell office:value-type="string">
            <text:p>5342083</text:p>
          </table:table-cell>
          <table:table-cell office:value-type="string">
            <text:p>25261299</text:p>
          </table:table-cell>
          <table:table-cell office:value-type="string">
            <text:p>LFP3</text:p>
          </table:table-cell>
          <table:table-cell office:value-type="float" office:value="606622.22">
            <text:p>606622.22</text:p>
          </table:table-cell>
          <table:table-cell office:value-type="float" office:value="223389.31">
            <text:p>223389.31</text:p>
          </table:table-cell>
          <table:table-cell office:value-type="float" office:value="464.58">
            <text:p>464.58</text:p>
          </table:table-cell>
          <table:table-cell office:value-type="float" office:value="464.6799926758">
            <text:p>464.6799926758</text:p>
          </table:table-cell>
          <table:table-cell office:value-type="float" office:value="9.9992675781">
            <text:p>9.9992675781</text:p>
          </table:table-cell>
          <table:table-cell office:value-type="string">
            <text:p>2526</text:p>
          </table:table-cell>
          <table:table-cell table:formula="of:=ABS([.H653])" office:value-type="float" office:value="9.9992675781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42084</text:p>
          </table:table-cell>
          <table:table-cell office:value-type="string">
            <text:p>25261307</text:p>
          </table:table-cell>
          <table:table-cell office:value-type="string">
            <text:p>LFP3</text:p>
          </table:table-cell>
          <table:table-cell office:value-type="float" office:value="606471.342">
            <text:p>606471.342</text:p>
          </table:table-cell>
          <table:table-cell office:value-type="float" office:value="223771.342">
            <text:p>223771.342</text:p>
          </table:table-cell>
          <table:table-cell office:value-type="float" office:value="468.92">
            <text:p>468.92</text:p>
          </table:table-cell>
          <table:table-cell office:value-type="float" office:value="468.8099975586">
            <text:p>468.8099975586</text:p>
          </table:table-cell>
          <table:table-cell office:value-type="float" office:value="-11.0002441406">
            <text:p>-11.0002441406</text:p>
          </table:table-cell>
          <table:table-cell office:value-type="string">
            <text:p>2526</text:p>
          </table:table-cell>
          <table:table-cell table:formula="of:=ABS([.H654])" office:value-type="float" office:value="11.0002441406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42085</text:p>
          </table:table-cell>
          <table:table-cell office:value-type="string">
            <text:p>25261308</text:p>
          </table:table-cell>
          <table:table-cell office:value-type="string">
            <text:p>LFP3</text:p>
          </table:table-cell>
          <table:table-cell office:value-type="float" office:value="607515.407">
            <text:p>607515.407</text:p>
          </table:table-cell>
          <table:table-cell office:value-type="float" office:value="223560.771">
            <text:p>223560.771</text:p>
          </table:table-cell>
          <table:table-cell office:value-type="float" office:value="459.58">
            <text:p>459.58</text:p>
          </table:table-cell>
          <table:table-cell office:value-type="float" office:value="459.4899902344">
            <text:p>459.4899902344</text:p>
          </table:table-cell>
          <table:table-cell office:value-type="float" office:value="-9.0009765625">
            <text:p>-9.0009765625</text:p>
          </table:table-cell>
          <table:table-cell office:value-type="string">
            <text:p>2526</text:p>
          </table:table-cell>
          <table:table-cell table:formula="of:=ABS([.H655])" office:value-type="float" office:value="9.0009765625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42086</text:p>
          </table:table-cell>
          <table:table-cell office:value-type="string">
            <text:p>25261309</text:p>
          </table:table-cell>
          <table:table-cell office:value-type="string">
            <text:p>LFP3</text:p>
          </table:table-cell>
          <table:table-cell office:value-type="float" office:value="607430.227">
            <text:p>607430.227</text:p>
          </table:table-cell>
          <table:table-cell office:value-type="float" office:value="223537.141">
            <text:p>223537.141</text:p>
          </table:table-cell>
          <table:table-cell office:value-type="float" office:value="459.61">
            <text:p>459.61</text:p>
          </table:table-cell>
          <table:table-cell office:value-type="float" office:value="459.4200134277">
            <text:p>459.4200134277</text:p>
          </table:table-cell>
          <table:table-cell office:value-type="float" office:value="-18.9986572266">
            <text:p>-18.9986572266</text:p>
          </table:table-cell>
          <table:table-cell office:value-type="string">
            <text:p>2526</text:p>
          </table:table-cell>
          <table:table-cell table:formula="of:=ABS([.H656])" office:value-type="float" office:value="18.9986572266">
            <text:p>19</text:p>
          </table:table-cell>
          <table:table-cell table:number-columns-repeated="246"/>
        </table:table-row>
        <table:table-row table:style-name="ro1">
          <table:table-cell office:value-type="string">
            <text:p>5342087</text:p>
          </table:table-cell>
          <table:table-cell office:value-type="string">
            <text:p>25261310</text:p>
          </table:table-cell>
          <table:table-cell office:value-type="string">
            <text:p>LFP3</text:p>
          </table:table-cell>
          <table:table-cell office:value-type="float" office:value="607296.096">
            <text:p>607296.096</text:p>
          </table:table-cell>
          <table:table-cell office:value-type="float" office:value="223602.69">
            <text:p>223602.69</text:p>
          </table:table-cell>
          <table:table-cell office:value-type="float" office:value="460.02">
            <text:p>460.02</text:p>
          </table:table-cell>
          <table:table-cell office:value-type="float" office:value="459.75">
            <text:p>459.75</text:p>
          </table:table-cell>
          <table:table-cell office:value-type="float" office:value="-27">
            <text:p>-27</text:p>
          </table:table-cell>
          <table:table-cell office:value-type="string">
            <text:p>2526</text:p>
          </table:table-cell>
          <table:table-cell table:formula="of:=ABS([.H657])" office:value-type="float" office:value="27">
            <text:p>27</text:p>
          </table:table-cell>
          <table:table-cell table:number-columns-repeated="246"/>
        </table:table-row>
        <table:table-row table:style-name="ro1">
          <table:table-cell office:value-type="string">
            <text:p>5342088</text:p>
          </table:table-cell>
          <table:table-cell office:value-type="string">
            <text:p>25261313</text:p>
          </table:table-cell>
          <table:table-cell office:value-type="string">
            <text:p>LFP3</text:p>
          </table:table-cell>
          <table:table-cell office:value-type="float" office:value="606486.965">
            <text:p>606486.965</text:p>
          </table:table-cell>
          <table:table-cell office:value-type="float" office:value="223866.831">
            <text:p>223866.831</text:p>
          </table:table-cell>
          <table:table-cell office:value-type="float" office:value="474.93">
            <text:p>474.93</text:p>
          </table:table-cell>
          <table:table-cell office:value-type="float" office:value="474.9700012207">
            <text:p>474.9700012207</text:p>
          </table:table-cell>
          <table:table-cell office:value-type="float" office:value="4.0001220703">
            <text:p>4.0001220703</text:p>
          </table:table-cell>
          <table:table-cell office:value-type="string">
            <text:p>2526</text:p>
          </table:table-cell>
          <table:table-cell table:formula="of:=ABS([.H658])" office:value-type="float" office:value="4.0001220703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2089</text:p>
          </table:table-cell>
          <table:table-cell office:value-type="string">
            <text:p>25261314</text:p>
          </table:table-cell>
          <table:table-cell office:value-type="string">
            <text:p>LFP3</text:p>
          </table:table-cell>
          <table:table-cell office:value-type="float" office:value="606562.496">
            <text:p>606562.496</text:p>
          </table:table-cell>
          <table:table-cell office:value-type="float" office:value="223883.383">
            <text:p>223883.383</text:p>
          </table:table-cell>
          <table:table-cell office:value-type="float" office:value="477.57">
            <text:p>477.57</text:p>
          </table:table-cell>
          <table:table-cell office:value-type="float" office:value="477.6199951172">
            <text:p>477.6199951172</text:p>
          </table:table-cell>
          <table:table-cell office:value-type="float" office:value="4.9995117188">
            <text:p>4.9995117188</text:p>
          </table:table-cell>
          <table:table-cell office:value-type="string">
            <text:p>2526</text:p>
          </table:table-cell>
          <table:table-cell table:formula="of:=ABS([.H659])" office:value-type="float" office:value="4.9995117188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2090</text:p>
          </table:table-cell>
          <table:table-cell office:value-type="string">
            <text:p>25261316</text:p>
          </table:table-cell>
          <table:table-cell office:value-type="string">
            <text:p>LFP3</text:p>
          </table:table-cell>
          <table:table-cell office:value-type="float" office:value="606730.875">
            <text:p>606730.875</text:p>
          </table:table-cell>
          <table:table-cell office:value-type="float" office:value="223789.841">
            <text:p>223789.841</text:p>
          </table:table-cell>
          <table:table-cell office:value-type="float" office:value="462.17">
            <text:p>462.17</text:p>
          </table:table-cell>
          <table:table-cell office:value-type="float" office:value="462.1199951172">
            <text:p>462.1199951172</text:p>
          </table:table-cell>
          <table:table-cell office:value-type="float" office:value="-5.0004882813">
            <text:p>-5.0004882813</text:p>
          </table:table-cell>
          <table:table-cell office:value-type="string">
            <text:p>2526</text:p>
          </table:table-cell>
          <table:table-cell table:formula="of:=ABS([.H660])" office:value-type="float" office:value="5.0004882813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2091</text:p>
          </table:table-cell>
          <table:table-cell office:value-type="string">
            <text:p>25261317</text:p>
          </table:table-cell>
          <table:table-cell office:value-type="string">
            <text:p>LFP3</text:p>
          </table:table-cell>
          <table:table-cell office:value-type="float" office:value="606730.437">
            <text:p>606730.437</text:p>
          </table:table-cell>
          <table:table-cell office:value-type="float" office:value="223696.636">
            <text:p>223696.636</text:p>
          </table:table-cell>
          <table:table-cell office:value-type="float" office:value="462.46">
            <text:p>462.46</text:p>
          </table:table-cell>
          <table:table-cell office:value-type="float" office:value="462.4400024414">
            <text:p>462.4400024414</text:p>
          </table:table-cell>
          <table:table-cell office:value-type="float" office:value="-1.9997558594">
            <text:p>-1.9997558594</text:p>
          </table:table-cell>
          <table:table-cell office:value-type="string">
            <text:p>2526</text:p>
          </table:table-cell>
          <table:table-cell table:formula="of:=ABS([.H661])" office:value-type="float" office:value="1.9997558594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2093</text:p>
          </table:table-cell>
          <table:table-cell office:value-type="string">
            <text:p>25261320</text:p>
          </table:table-cell>
          <table:table-cell office:value-type="string">
            <text:p>LFP3</text:p>
          </table:table-cell>
          <table:table-cell office:value-type="float" office:value="606525.905">
            <text:p>606525.905</text:p>
          </table:table-cell>
          <table:table-cell office:value-type="float" office:value="223490.353">
            <text:p>223490.353</text:p>
          </table:table-cell>
          <table:table-cell office:value-type="float" office:value="466.57">
            <text:p>466.57</text:p>
          </table:table-cell>
          <table:table-cell office:value-type="float" office:value="466.5299987793">
            <text:p>466.5299987793</text:p>
          </table:table-cell>
          <table:table-cell office:value-type="float" office:value="-4.0001220703">
            <text:p>-4.0001220703</text:p>
          </table:table-cell>
          <table:table-cell office:value-type="string">
            <text:p>2526</text:p>
          </table:table-cell>
          <table:table-cell table:formula="of:=ABS([.H662])" office:value-type="float" office:value="4.0001220703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2094</text:p>
          </table:table-cell>
          <table:table-cell office:value-type="string">
            <text:p>25261321</text:p>
          </table:table-cell>
          <table:table-cell office:value-type="string">
            <text:p>LFP3</text:p>
          </table:table-cell>
          <table:table-cell office:value-type="float" office:value="606398.491">
            <text:p>606398.491</text:p>
          </table:table-cell>
          <table:table-cell office:value-type="float" office:value="223594.834">
            <text:p>223594.834</text:p>
          </table:table-cell>
          <table:table-cell office:value-type="float" office:value="465.5">
            <text:p>465.5</text:p>
          </table:table-cell>
          <table:table-cell office:value-type="float" office:value="465.7099914551">
            <text:p>465.7099914551</text:p>
          </table:table-cell>
          <table:table-cell office:value-type="float" office:value="20.9991455078">
            <text:p>20.9991455078</text:p>
          </table:table-cell>
          <table:table-cell office:value-type="string">
            <text:p>2526</text:p>
          </table:table-cell>
          <table:table-cell table:formula="of:=ABS([.H663])" office:value-type="float" office:value="20.9991455078">
            <text:p>21</text:p>
          </table:table-cell>
          <table:table-cell table:number-columns-repeated="246"/>
        </table:table-row>
        <table:table-row table:style-name="ro1">
          <table:table-cell office:value-type="string">
            <text:p>5342095</text:p>
          </table:table-cell>
          <table:table-cell office:value-type="string">
            <text:p>25261327</text:p>
          </table:table-cell>
          <table:table-cell office:value-type="string">
            <text:p>LFP3</text:p>
          </table:table-cell>
          <table:table-cell office:value-type="float" office:value="606373.957">
            <text:p>606373.957</text:p>
          </table:table-cell>
          <table:table-cell office:value-type="float" office:value="223859.335">
            <text:p>223859.335</text:p>
          </table:table-cell>
          <table:table-cell office:value-type="float" office:value="475.72">
            <text:p>475.72</text:p>
          </table:table-cell>
          <table:table-cell office:value-type="float" office:value="475.7200012207">
            <text:p>475.7200012207</text:p>
          </table:table-cell>
          <table:table-cell office:value-type="float" office:value="0.0001220703">
            <text:p>0.0001220703</text:p>
          </table:table-cell>
          <table:table-cell office:value-type="string">
            <text:p>2526</text:p>
          </table:table-cell>
          <table:table-cell table:formula="of:=ABS([.H664])" office:value-type="float" office:value="0.0001220703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2096</text:p>
          </table:table-cell>
          <table:table-cell office:value-type="string">
            <text:p>25261328</text:p>
          </table:table-cell>
          <table:table-cell office:value-type="string">
            <text:p>LFP3</text:p>
          </table:table-cell>
          <table:table-cell office:value-type="float" office:value="606426.297">
            <text:p>606426.297</text:p>
          </table:table-cell>
          <table:table-cell office:value-type="float" office:value="223471">
            <text:p>223471</text:p>
          </table:table-cell>
          <table:table-cell office:value-type="float" office:value="468.77">
            <text:p>468.77</text:p>
          </table:table-cell>
          <table:table-cell office:value-type="float" office:value="468.7399902344">
            <text:p>468.7399902344</text:p>
          </table:table-cell>
          <table:table-cell office:value-type="float" office:value="-3.0009765625">
            <text:p>-3.0009765625</text:p>
          </table:table-cell>
          <table:table-cell office:value-type="string">
            <text:p>2526</text:p>
          </table:table-cell>
          <table:table-cell table:formula="of:=ABS([.H665])" office:value-type="float" office:value="3.0009765625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2097</text:p>
          </table:table-cell>
          <table:table-cell office:value-type="string">
            <text:p>25261331</text:p>
          </table:table-cell>
          <table:table-cell office:value-type="string">
            <text:p>LFP3</text:p>
          </table:table-cell>
          <table:table-cell office:value-type="float" office:value="606273.035">
            <text:p>606273.035</text:p>
          </table:table-cell>
          <table:table-cell office:value-type="float" office:value="223536.073">
            <text:p>223536.073</text:p>
          </table:table-cell>
          <table:table-cell office:value-type="float" office:value="466.46">
            <text:p>466.46</text:p>
          </table:table-cell>
          <table:table-cell office:value-type="float" office:value="466.3399963379">
            <text:p>466.3399963379</text:p>
          </table:table-cell>
          <table:table-cell office:value-type="float" office:value="-12.0003662109">
            <text:p>-12.0003662109</text:p>
          </table:table-cell>
          <table:table-cell office:value-type="string">
            <text:p>2526</text:p>
          </table:table-cell>
          <table:table-cell table:formula="of:=ABS([.H666])" office:value-type="float" office:value="12.0003662109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42098</text:p>
          </table:table-cell>
          <table:table-cell office:value-type="string">
            <text:p>25261332</text:p>
          </table:table-cell>
          <table:table-cell office:value-type="string">
            <text:p>LFP3</text:p>
          </table:table-cell>
          <table:table-cell office:value-type="float" office:value="606674.2">
            <text:p>606674.2</text:p>
          </table:table-cell>
          <table:table-cell office:value-type="float" office:value="223574.578">
            <text:p>223574.578</text:p>
          </table:table-cell>
          <table:table-cell office:value-type="float" office:value="463.97">
            <text:p>463.97</text:p>
          </table:table-cell>
          <table:table-cell office:value-type="float" office:value="463.8699951172">
            <text:p>463.8699951172</text:p>
          </table:table-cell>
          <table:table-cell office:value-type="float" office:value="-10.0004882813">
            <text:p>-10.0004882813</text:p>
          </table:table-cell>
          <table:table-cell office:value-type="string">
            <text:p>2526</text:p>
          </table:table-cell>
          <table:table-cell table:formula="of:=ABS([.H667])" office:value-type="float" office:value="10.0004882813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42099</text:p>
          </table:table-cell>
          <table:table-cell office:value-type="string">
            <text:p>25261334</text:p>
          </table:table-cell>
          <table:table-cell office:value-type="string">
            <text:p>LFP3</text:p>
          </table:table-cell>
          <table:table-cell office:value-type="float" office:value="606734.972">
            <text:p>606734.972</text:p>
          </table:table-cell>
          <table:table-cell office:value-type="float" office:value="223590.273">
            <text:p>223590.273</text:p>
          </table:table-cell>
          <table:table-cell office:value-type="float" office:value="462.71">
            <text:p>462.71</text:p>
          </table:table-cell>
          <table:table-cell office:value-type="float" office:value="462.75">
            <text:p>462.75</text:p>
          </table:table-cell>
          <table:table-cell office:value-type="float" office:value="4">
            <text:p>4</text:p>
          </table:table-cell>
          <table:table-cell office:value-type="string">
            <text:p>2526</text:p>
          </table:table-cell>
          <table:table-cell table:formula="of:=ABS([.H668])" office:value-type="float" office:value="4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2100</text:p>
          </table:table-cell>
          <table:table-cell office:value-type="string">
            <text:p>25261344</text:p>
          </table:table-cell>
          <table:table-cell office:value-type="string">
            <text:p>LFP3</text:p>
          </table:table-cell>
          <table:table-cell office:value-type="float" office:value="606523.034">
            <text:p>606523.034</text:p>
          </table:table-cell>
          <table:table-cell office:value-type="float" office:value="223668.849">
            <text:p>223668.849</text:p>
          </table:table-cell>
          <table:table-cell office:value-type="float" office:value="464.64">
            <text:p>464.64</text:p>
          </table:table-cell>
          <table:table-cell office:value-type="float" office:value="464.7099914551">
            <text:p>464.7099914551</text:p>
          </table:table-cell>
          <table:table-cell office:value-type="float" office:value="6.9991455078">
            <text:p>6.9991455078</text:p>
          </table:table-cell>
          <table:table-cell office:value-type="string">
            <text:p>2526</text:p>
          </table:table-cell>
          <table:table-cell table:formula="of:=ABS([.H669])" office:value-type="float" office:value="6.9991455078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2101</text:p>
          </table:table-cell>
          <table:table-cell office:value-type="string">
            <text:p>25261345</text:p>
          </table:table-cell>
          <table:table-cell office:value-type="string">
            <text:p>LFP3</text:p>
          </table:table-cell>
          <table:table-cell office:value-type="float" office:value="606505.017">
            <text:p>606505.017</text:p>
          </table:table-cell>
          <table:table-cell office:value-type="float" office:value="223779.507">
            <text:p>223779.507</text:p>
          </table:table-cell>
          <table:table-cell office:value-type="float" office:value="468.87">
            <text:p>468.87</text:p>
          </table:table-cell>
          <table:table-cell office:value-type="float" office:value="468.9299926758">
            <text:p>468.9299926758</text:p>
          </table:table-cell>
          <table:table-cell office:value-type="float" office:value="5.9992675781">
            <text:p>5.9992675781</text:p>
          </table:table-cell>
          <table:table-cell office:value-type="string">
            <text:p>2526</text:p>
          </table:table-cell>
          <table:table-cell table:formula="of:=ABS([.H670])" office:value-type="float" office:value="5.9992675781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2102</text:p>
          </table:table-cell>
          <table:table-cell office:value-type="string">
            <text:p>25261346</text:p>
          </table:table-cell>
          <table:table-cell office:value-type="string">
            <text:p>LFP3</text:p>
          </table:table-cell>
          <table:table-cell office:value-type="float" office:value="606524.897">
            <text:p>606524.897</text:p>
          </table:table-cell>
          <table:table-cell office:value-type="float" office:value="223553.113">
            <text:p>223553.113</text:p>
          </table:table-cell>
          <table:table-cell office:value-type="float" office:value="465.84">
            <text:p>465.84</text:p>
          </table:table-cell>
          <table:table-cell office:value-type="float" office:value="465.7300109863">
            <text:p>465.7300109863</text:p>
          </table:table-cell>
          <table:table-cell office:value-type="float" office:value="-10.9989013672">
            <text:p>-10.9989013672</text:p>
          </table:table-cell>
          <table:table-cell office:value-type="string">
            <text:p>2526</text:p>
          </table:table-cell>
          <table:table-cell table:formula="of:=ABS([.H671])" office:value-type="float" office:value="10.9989013672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42104</text:p>
          </table:table-cell>
          <table:table-cell office:value-type="string">
            <text:p>25261349</text:p>
          </table:table-cell>
          <table:table-cell office:value-type="string">
            <text:p>LFP3</text:p>
          </table:table-cell>
          <table:table-cell office:value-type="float" office:value="606453.529">
            <text:p>606453.529</text:p>
          </table:table-cell>
          <table:table-cell office:value-type="float" office:value="223976.659">
            <text:p>223976.659</text:p>
          </table:table-cell>
          <table:table-cell office:value-type="float" office:value="488.09">
            <text:p>488.09</text:p>
          </table:table-cell>
          <table:table-cell office:value-type="float" office:value="488.0899963379">
            <text:p>488.0899963379</text:p>
          </table:table-cell>
          <table:table-cell office:value-type="float" office:value="-0.0003662109">
            <text:p>-0.0003662109</text:p>
          </table:table-cell>
          <table:table-cell office:value-type="string">
            <text:p>2526</text:p>
          </table:table-cell>
          <table:table-cell table:formula="of:=ABS([.H672])" office:value-type="float" office:value="0.0003662109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2106</text:p>
          </table:table-cell>
          <table:table-cell office:value-type="string">
            <text:p>25261355</text:p>
          </table:table-cell>
          <table:table-cell office:value-type="string">
            <text:p>LFP3</text:p>
          </table:table-cell>
          <table:table-cell office:value-type="float" office:value="606748.366">
            <text:p>606748.366</text:p>
          </table:table-cell>
          <table:table-cell office:value-type="float" office:value="223900.626">
            <text:p>223900.626</text:p>
          </table:table-cell>
          <table:table-cell office:value-type="float" office:value="466.604">
            <text:p>466.604</text:p>
          </table:table-cell>
          <table:table-cell office:value-type="float" office:value="466.5700073242">
            <text:p>466.5700073242</text:p>
          </table:table-cell>
          <table:table-cell office:value-type="float" office:value="-3.3992675781">
            <text:p>-3.3992675781</text:p>
          </table:table-cell>
          <table:table-cell office:value-type="string">
            <text:p>2526</text:p>
          </table:table-cell>
          <table:table-cell table:formula="of:=ABS([.H673])" office:value-type="float" office:value="3.3992675781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2111</text:p>
          </table:table-cell>
          <table:table-cell office:value-type="string">
            <text:p>25261369</text:p>
          </table:table-cell>
          <table:table-cell office:value-type="string">
            <text:p>LFP3</text:p>
          </table:table-cell>
          <table:table-cell office:value-type="float" office:value="607449.247">
            <text:p>607449.247</text:p>
          </table:table-cell>
          <table:table-cell office:value-type="float" office:value="224967.979">
            <text:p>224967.979</text:p>
          </table:table-cell>
          <table:table-cell office:value-type="float" office:value="492.899">
            <text:p>492.899</text:p>
          </table:table-cell>
          <table:table-cell office:value-type="float" office:value="492.7099914551">
            <text:p>492.7099914551</text:p>
          </table:table-cell>
          <table:table-cell office:value-type="float" office:value="-18.9008544922">
            <text:p>-18.9008544922</text:p>
          </table:table-cell>
          <table:table-cell office:value-type="string">
            <text:p>2526</text:p>
          </table:table-cell>
          <table:table-cell table:formula="of:=ABS([.H674])" office:value-type="float" office:value="18.9008544922">
            <text:p>19</text:p>
          </table:table-cell>
          <table:table-cell table:number-columns-repeated="246"/>
        </table:table-row>
        <table:table-row table:style-name="ro1">
          <table:table-cell office:value-type="string">
            <text:p>5342112</text:p>
          </table:table-cell>
          <table:table-cell office:value-type="string">
            <text:p>25261375</text:p>
          </table:table-cell>
          <table:table-cell office:value-type="string">
            <text:p>LFP3</text:p>
          </table:table-cell>
          <table:table-cell office:value-type="float" office:value="607078.641">
            <text:p>607078.641</text:p>
          </table:table-cell>
          <table:table-cell office:value-type="float" office:value="224475.783">
            <text:p>224475.783</text:p>
          </table:table-cell>
          <table:table-cell office:value-type="float" office:value="474.748">
            <text:p>474.748</text:p>
          </table:table-cell>
          <table:table-cell office:value-type="float" office:value="474.7799987793">
            <text:p>474.7799987793</text:p>
          </table:table-cell>
          <table:table-cell office:value-type="float" office:value="3.1998779297">
            <text:p>3.1998779297</text:p>
          </table:table-cell>
          <table:table-cell office:value-type="string">
            <text:p>2526</text:p>
          </table:table-cell>
          <table:table-cell table:formula="of:=ABS([.H675])" office:value-type="float" office:value="3.1998779297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2113</text:p>
          </table:table-cell>
          <table:table-cell office:value-type="string">
            <text:p>25261376</text:p>
          </table:table-cell>
          <table:table-cell office:value-type="string">
            <text:p>LFP3</text:p>
          </table:table-cell>
          <table:table-cell office:value-type="float" office:value="606776.525">
            <text:p>606776.525</text:p>
          </table:table-cell>
          <table:table-cell office:value-type="float" office:value="224306.988">
            <text:p>224306.988</text:p>
          </table:table-cell>
          <table:table-cell office:value-type="float" office:value="490.89">
            <text:p>490.89</text:p>
          </table:table-cell>
          <table:table-cell office:value-type="float" office:value="490.8699951172">
            <text:p>490.8699951172</text:p>
          </table:table-cell>
          <table:table-cell office:value-type="float" office:value="-2.0004882812">
            <text:p>-2.0004882812</text:p>
          </table:table-cell>
          <table:table-cell office:value-type="string">
            <text:p>2526</text:p>
          </table:table-cell>
          <table:table-cell table:formula="of:=ABS([.H676])" office:value-type="float" office:value="2.0004882812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2114</text:p>
          </table:table-cell>
          <table:table-cell office:value-type="string">
            <text:p>25261377</text:p>
          </table:table-cell>
          <table:table-cell office:value-type="string">
            <text:p>LFP3</text:p>
          </table:table-cell>
          <table:table-cell office:value-type="float" office:value="606728.006">
            <text:p>606728.006</text:p>
          </table:table-cell>
          <table:table-cell office:value-type="float" office:value="224281.757">
            <text:p>224281.757</text:p>
          </table:table-cell>
          <table:table-cell office:value-type="float" office:value="492.929">
            <text:p>492.929</text:p>
          </table:table-cell>
          <table:table-cell office:value-type="float" office:value="492.8900146484">
            <text:p>492.8900146484</text:p>
          </table:table-cell>
          <table:table-cell office:value-type="float" office:value="-3.8985351562">
            <text:p>-3.8985351562</text:p>
          </table:table-cell>
          <table:table-cell office:value-type="string">
            <text:p>2526</text:p>
          </table:table-cell>
          <table:table-cell table:formula="of:=ABS([.H677])" office:value-type="float" office:value="3.8985351562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2115</text:p>
          </table:table-cell>
          <table:table-cell office:value-type="string">
            <text:p>25261378</text:p>
          </table:table-cell>
          <table:table-cell office:value-type="string">
            <text:p>LFP3</text:p>
          </table:table-cell>
          <table:table-cell office:value-type="float" office:value="606665.642">
            <text:p>606665.642</text:p>
          </table:table-cell>
          <table:table-cell office:value-type="float" office:value="224217.121">
            <text:p>224217.121</text:p>
          </table:table-cell>
          <table:table-cell office:value-type="float" office:value="493.26">
            <text:p>493.26</text:p>
          </table:table-cell>
          <table:table-cell office:value-type="float" office:value="493.2399902344">
            <text:p>493.2399902344</text:p>
          </table:table-cell>
          <table:table-cell office:value-type="float" office:value="-2.0009765625">
            <text:p>-2.0009765625</text:p>
          </table:table-cell>
          <table:table-cell office:value-type="string">
            <text:p>2526</text:p>
          </table:table-cell>
          <table:table-cell table:formula="of:=ABS([.H678])" office:value-type="float" office:value="2.0009765625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2116</text:p>
          </table:table-cell>
          <table:table-cell office:value-type="string">
            <text:p>25261379</text:p>
          </table:table-cell>
          <table:table-cell office:value-type="string">
            <text:p>LFP3</text:p>
          </table:table-cell>
          <table:table-cell office:value-type="float" office:value="606896.92">
            <text:p>606896.92</text:p>
          </table:table-cell>
          <table:table-cell office:value-type="float" office:value="224452.26">
            <text:p>224452.26</text:p>
          </table:table-cell>
          <table:table-cell office:value-type="float" office:value="490.1">
            <text:p>490.1</text:p>
          </table:table-cell>
          <table:table-cell office:value-type="float" office:value="490.0199890137">
            <text:p>490.0199890137</text:p>
          </table:table-cell>
          <table:table-cell office:value-type="float" office:value="-8.0010986328">
            <text:p>-8.0010986328</text:p>
          </table:table-cell>
          <table:table-cell office:value-type="string">
            <text:p>2526</text:p>
          </table:table-cell>
          <table:table-cell table:formula="of:=ABS([.H679])" office:value-type="float" office:value="8.0010986328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2117</text:p>
          </table:table-cell>
          <table:table-cell office:value-type="string">
            <text:p>25261381</text:p>
          </table:table-cell>
          <table:table-cell office:value-type="string">
            <text:p>LFP3</text:p>
          </table:table-cell>
          <table:table-cell office:value-type="float" office:value="606756.25">
            <text:p>606756.25</text:p>
          </table:table-cell>
          <table:table-cell office:value-type="float" office:value="224630.38">
            <text:p>224630.38</text:p>
          </table:table-cell>
          <table:table-cell office:value-type="float" office:value="517.78">
            <text:p>517.78</text:p>
          </table:table-cell>
          <table:table-cell office:value-type="float" office:value="517.6900024414">
            <text:p>517.6900024414</text:p>
          </table:table-cell>
          <table:table-cell office:value-type="float" office:value="-8.9997558594">
            <text:p>-8.9997558594</text:p>
          </table:table-cell>
          <table:table-cell office:value-type="string">
            <text:p>2526</text:p>
          </table:table-cell>
          <table:table-cell table:formula="of:=ABS([.H680])" office:value-type="float" office:value="8.9997558594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42118</text:p>
          </table:table-cell>
          <table:table-cell office:value-type="string">
            <text:p>25261382</text:p>
          </table:table-cell>
          <table:table-cell office:value-type="string">
            <text:p>LFP3</text:p>
          </table:table-cell>
          <table:table-cell office:value-type="float" office:value="606563.15">
            <text:p>606563.15</text:p>
          </table:table-cell>
          <table:table-cell office:value-type="float" office:value="224334.96">
            <text:p>224334.96</text:p>
          </table:table-cell>
          <table:table-cell office:value-type="float" office:value="505.03">
            <text:p>505.03</text:p>
          </table:table-cell>
          <table:table-cell office:value-type="float" office:value="505">
            <text:p>505</text:p>
          </table:table-cell>
          <table:table-cell office:value-type="float" office:value="-3">
            <text:p>-3</text:p>
          </table:table-cell>
          <table:table-cell office:value-type="string">
            <text:p>2526</text:p>
          </table:table-cell>
          <table:table-cell table:formula="of:=ABS([.H681])"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2119</text:p>
          </table:table-cell>
          <table:table-cell office:value-type="string">
            <text:p>25261385</text:p>
          </table:table-cell>
          <table:table-cell office:value-type="string">
            <text:p>LFP3</text:p>
          </table:table-cell>
          <table:table-cell office:value-type="float" office:value="606758.315">
            <text:p>606758.315</text:p>
          </table:table-cell>
          <table:table-cell office:value-type="float" office:value="224374.46">
            <text:p>224374.46</text:p>
          </table:table-cell>
          <table:table-cell office:value-type="float" office:value="496.008">
            <text:p>496.008</text:p>
          </table:table-cell>
          <table:table-cell office:value-type="float" office:value="495.9299926758">
            <text:p>495.9299926758</text:p>
          </table:table-cell>
          <table:table-cell office:value-type="float" office:value="-7.8007324219">
            <text:p>-7.8007324219</text:p>
          </table:table-cell>
          <table:table-cell office:value-type="string">
            <text:p>2526</text:p>
          </table:table-cell>
          <table:table-cell table:formula="of:=ABS([.H682])" office:value-type="float" office:value="7.8007324219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2120</text:p>
          </table:table-cell>
          <table:table-cell office:value-type="string">
            <text:p>25261387</text:p>
          </table:table-cell>
          <table:table-cell office:value-type="string">
            <text:p>LFP3</text:p>
          </table:table-cell>
          <table:table-cell office:value-type="float" office:value="606783.11">
            <text:p>606783.11</text:p>
          </table:table-cell>
          <table:table-cell office:value-type="float" office:value="224589.67">
            <text:p>224589.67</text:p>
          </table:table-cell>
          <table:table-cell office:value-type="float" office:value="506.99">
            <text:p>506.99</text:p>
          </table:table-cell>
          <table:table-cell office:value-type="float" office:value="506.950012207">
            <text:p>506.950012207</text:p>
          </table:table-cell>
          <table:table-cell office:value-type="float" office:value="-3.9987792969">
            <text:p>-3.9987792969</text:p>
          </table:table-cell>
          <table:table-cell office:value-type="string">
            <text:p>2526</text:p>
          </table:table-cell>
          <table:table-cell table:formula="of:=ABS([.H683])" office:value-type="float" office:value="3.9987792969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2121</text:p>
          </table:table-cell>
          <table:table-cell office:value-type="string">
            <text:p>25261388</text:p>
          </table:table-cell>
          <table:table-cell office:value-type="string">
            <text:p>LFP3</text:p>
          </table:table-cell>
          <table:table-cell office:value-type="float" office:value="606665.09">
            <text:p>606665.09</text:p>
          </table:table-cell>
          <table:table-cell office:value-type="float" office:value="224390.28">
            <text:p>224390.28</text:p>
          </table:table-cell>
          <table:table-cell office:value-type="float" office:value="500.36">
            <text:p>500.36</text:p>
          </table:table-cell>
          <table:table-cell office:value-type="float" office:value="499.5199890137">
            <text:p>499.5199890137</text:p>
          </table:table-cell>
          <table:table-cell office:value-type="float" office:value="-84.0010986328">
            <text:p>-84.0010986328</text:p>
          </table:table-cell>
          <table:table-cell office:value-type="string">
            <text:p>2526</text:p>
          </table:table-cell>
          <table:table-cell table:formula="of:=ABS([.H684])" office:value-type="float" office:value="84.0010986328">
            <text:p>84</text:p>
          </table:table-cell>
          <table:table-cell table:number-columns-repeated="246"/>
        </table:table-row>
        <table:table-row table:style-name="ro1">
          <table:table-cell office:value-type="string">
            <text:p>5342122</text:p>
          </table:table-cell>
          <table:table-cell office:value-type="string">
            <text:p>25261390</text:p>
          </table:table-cell>
          <table:table-cell office:value-type="string">
            <text:p>LFP3</text:p>
          </table:table-cell>
          <table:table-cell office:value-type="float" office:value="607626.563">
            <text:p>607626.563</text:p>
          </table:table-cell>
          <table:table-cell office:value-type="float" office:value="224758.23">
            <text:p>224758.23</text:p>
          </table:table-cell>
          <table:table-cell office:value-type="float" office:value="478.783">
            <text:p>478.783</text:p>
          </table:table-cell>
          <table:table-cell office:value-type="float" office:value="478.7399902344">
            <text:p>478.7399902344</text:p>
          </table:table-cell>
          <table:table-cell office:value-type="float" office:value="-4.3009765625">
            <text:p>-4.3009765625</text:p>
          </table:table-cell>
          <table:table-cell office:value-type="string">
            <text:p>2526</text:p>
          </table:table-cell>
          <table:table-cell table:formula="of:=ABS([.H685])" office:value-type="float" office:value="4.3009765625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2123</text:p>
          </table:table-cell>
          <table:table-cell office:value-type="string">
            <text:p>25261391</text:p>
          </table:table-cell>
          <table:table-cell office:value-type="string">
            <text:p>LFP3</text:p>
          </table:table-cell>
          <table:table-cell office:value-type="float" office:value="607669.609">
            <text:p>607669.609</text:p>
          </table:table-cell>
          <table:table-cell office:value-type="float" office:value="224788.31">
            <text:p>224788.31</text:p>
          </table:table-cell>
          <table:table-cell office:value-type="float" office:value="476.21">
            <text:p>476.21</text:p>
          </table:table-cell>
          <table:table-cell office:value-type="float" office:value="476.1199951172">
            <text:p>476.1199951172</text:p>
          </table:table-cell>
          <table:table-cell office:value-type="float" office:value="-9.0004882812">
            <text:p>-9.0004882812</text:p>
          </table:table-cell>
          <table:table-cell office:value-type="string">
            <text:p>2526</text:p>
          </table:table-cell>
          <table:table-cell table:formula="of:=ABS([.H686])" office:value-type="float" office:value="9.0004882812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42125</text:p>
          </table:table-cell>
          <table:table-cell office:value-type="string">
            <text:p>25261394</text:p>
          </table:table-cell>
          <table:table-cell office:value-type="string">
            <text:p>LFP3</text:p>
          </table:table-cell>
          <table:table-cell office:value-type="float" office:value="606410.327">
            <text:p>606410.327</text:p>
          </table:table-cell>
          <table:table-cell office:value-type="float" office:value="223896.35">
            <text:p>223896.35</text:p>
          </table:table-cell>
          <table:table-cell office:value-type="float" office:value="476.831">
            <text:p>476.831</text:p>
          </table:table-cell>
          <table:table-cell office:value-type="float" office:value="476.9899902344">
            <text:p>476.9899902344</text:p>
          </table:table-cell>
          <table:table-cell office:value-type="float" office:value="15.8990234375">
            <text:p>15.8990234375</text:p>
          </table:table-cell>
          <table:table-cell office:value-type="string">
            <text:p>2526</text:p>
          </table:table-cell>
          <table:table-cell table:formula="of:=ABS([.H687])" office:value-type="float" office:value="15.8990234375">
            <text:p>16</text:p>
          </table:table-cell>
          <table:table-cell table:number-columns-repeated="246"/>
        </table:table-row>
        <table:table-row table:style-name="ro1">
          <table:table-cell office:value-type="string">
            <text:p>5342127</text:p>
          </table:table-cell>
          <table:table-cell office:value-type="string">
            <text:p>25261396</text:p>
          </table:table-cell>
          <table:table-cell office:value-type="string">
            <text:p>LFP3</text:p>
          </table:table-cell>
          <table:table-cell office:value-type="float" office:value="606903.224">
            <text:p>606903.224</text:p>
          </table:table-cell>
          <table:table-cell office:value-type="float" office:value="224288.264">
            <text:p>224288.264</text:p>
          </table:table-cell>
          <table:table-cell office:value-type="float" office:value="480.019">
            <text:p>480.019</text:p>
          </table:table-cell>
          <table:table-cell office:value-type="float" office:value="480.0599975586">
            <text:p>480.0599975586</text:p>
          </table:table-cell>
          <table:table-cell office:value-type="float" office:value="4.0997558594">
            <text:p>4.0997558594</text:p>
          </table:table-cell>
          <table:table-cell office:value-type="string">
            <text:p>2526</text:p>
          </table:table-cell>
          <table:table-cell table:formula="of:=ABS([.H688])" office:value-type="float" office:value="4.0997558594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2128</text:p>
          </table:table-cell>
          <table:table-cell office:value-type="string">
            <text:p>25261397</text:p>
          </table:table-cell>
          <table:table-cell office:value-type="string">
            <text:p>LFP3</text:p>
          </table:table-cell>
          <table:table-cell office:value-type="float" office:value="606885.312">
            <text:p>606885.312</text:p>
          </table:table-cell>
          <table:table-cell office:value-type="float" office:value="224225.466">
            <text:p>224225.466</text:p>
          </table:table-cell>
          <table:table-cell office:value-type="float" office:value="477.457">
            <text:p>477.457</text:p>
          </table:table-cell>
          <table:table-cell office:value-type="float" office:value="477.4899902344">
            <text:p>477.4899902344</text:p>
          </table:table-cell>
          <table:table-cell office:value-type="float" office:value="3.2990234375">
            <text:p>3.2990234375</text:p>
          </table:table-cell>
          <table:table-cell office:value-type="string">
            <text:p>2526</text:p>
          </table:table-cell>
          <table:table-cell table:formula="of:=ABS([.H689])" office:value-type="float" office:value="3.2990234375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2129</text:p>
          </table:table-cell>
          <table:table-cell office:value-type="string">
            <text:p>25261399</text:p>
          </table:table-cell>
          <table:table-cell office:value-type="string">
            <text:p>LFP3</text:p>
          </table:table-cell>
          <table:table-cell office:value-type="float" office:value="607786.012">
            <text:p>607786.012</text:p>
          </table:table-cell>
          <table:table-cell office:value-type="float" office:value="224905.37">
            <text:p>224905.37</text:p>
          </table:table-cell>
          <table:table-cell office:value-type="float" office:value="471.54">
            <text:p>471.54</text:p>
          </table:table-cell>
          <table:table-cell office:value-type="float" office:value="471.5799865723">
            <text:p>471.5799865723</text:p>
          </table:table-cell>
          <table:table-cell office:value-type="float" office:value="3.9986572266">
            <text:p>3.9986572266</text:p>
          </table:table-cell>
          <table:table-cell office:value-type="string">
            <text:p>2526</text:p>
          </table:table-cell>
          <table:table-cell table:formula="of:=ABS([.H690])" office:value-type="float" office:value="3.9986572266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2130</text:p>
          </table:table-cell>
          <table:table-cell office:value-type="string">
            <text:p>25261400</text:p>
          </table:table-cell>
          <table:table-cell office:value-type="string">
            <text:p>LFP3</text:p>
          </table:table-cell>
          <table:table-cell office:value-type="float" office:value="607565.433">
            <text:p>607565.433</text:p>
          </table:table-cell>
          <table:table-cell office:value-type="float" office:value="224775.755">
            <text:p>224775.755</text:p>
          </table:table-cell>
          <table:table-cell office:value-type="float" office:value="478.218">
            <text:p>478.218</text:p>
          </table:table-cell>
          <table:table-cell office:value-type="float" office:value="478.2699890137">
            <text:p>478.2699890137</text:p>
          </table:table-cell>
          <table:table-cell office:value-type="float" office:value="5.1989013672">
            <text:p>5.1989013672</text:p>
          </table:table-cell>
          <table:table-cell office:value-type="string">
            <text:p>2526</text:p>
          </table:table-cell>
          <table:table-cell table:formula="of:=ABS([.H691])" office:value-type="float" office:value="5.1989013672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2131</text:p>
          </table:table-cell>
          <table:table-cell office:value-type="string">
            <text:p>25261402</text:p>
          </table:table-cell>
          <table:table-cell office:value-type="string">
            <text:p>LFP3</text:p>
          </table:table-cell>
          <table:table-cell office:value-type="float" office:value="606606.539">
            <text:p>606606.539</text:p>
          </table:table-cell>
          <table:table-cell office:value-type="float" office:value="224288.314">
            <text:p>224288.314</text:p>
          </table:table-cell>
          <table:table-cell office:value-type="float" office:value="498.51">
            <text:p>498.51</text:p>
          </table:table-cell>
          <table:table-cell office:value-type="float" office:value="498.4400024414">
            <text:p>498.4400024414</text:p>
          </table:table-cell>
          <table:table-cell office:value-type="float" office:value="-6.9997558594">
            <text:p>-6.9997558594</text:p>
          </table:table-cell>
          <table:table-cell office:value-type="string">
            <text:p>2526</text:p>
          </table:table-cell>
          <table:table-cell table:formula="of:=ABS([.H692])" office:value-type="float" office:value="6.9997558594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2132</text:p>
          </table:table-cell>
          <table:table-cell office:value-type="string">
            <text:p>25261410</text:p>
          </table:table-cell>
          <table:table-cell office:value-type="string">
            <text:p>LFP3</text:p>
          </table:table-cell>
          <table:table-cell office:value-type="float" office:value="606391.574">
            <text:p>606391.574</text:p>
          </table:table-cell>
          <table:table-cell office:value-type="float" office:value="224370.8">
            <text:p>224370.8</text:p>
          </table:table-cell>
          <table:table-cell office:value-type="float" office:value="516.719">
            <text:p>516.719</text:p>
          </table:table-cell>
          <table:table-cell office:value-type="float" office:value="516.5399780273">
            <text:p>516.5399780273</text:p>
          </table:table-cell>
          <table:table-cell office:value-type="float" office:value="-17.9021972656">
            <text:p>-17.9021972656</text:p>
          </table:table-cell>
          <table:table-cell office:value-type="string">
            <text:p>2526</text:p>
          </table:table-cell>
          <table:table-cell table:formula="of:=ABS([.H693])" office:value-type="float" office:value="17.9021972656">
            <text:p>18</text:p>
          </table:table-cell>
          <table:table-cell table:number-columns-repeated="246"/>
        </table:table-row>
        <table:table-row table:style-name="ro1">
          <table:table-cell office:value-type="string">
            <text:p>5342133</text:p>
          </table:table-cell>
          <table:table-cell office:value-type="string">
            <text:p>25261412</text:p>
          </table:table-cell>
          <table:table-cell office:value-type="string">
            <text:p>LFP3</text:p>
          </table:table-cell>
          <table:table-cell office:value-type="float" office:value="606332.676">
            <text:p>606332.676</text:p>
          </table:table-cell>
          <table:table-cell office:value-type="float" office:value="224344.524">
            <text:p>224344.524</text:p>
          </table:table-cell>
          <table:table-cell office:value-type="float" office:value="516.199">
            <text:p>516.199</text:p>
          </table:table-cell>
          <table:table-cell office:value-type="float" office:value="516.0999755859">
            <text:p>516.0999755859</text:p>
          </table:table-cell>
          <table:table-cell office:value-type="float" office:value="-9.9024414062">
            <text:p>-9.9024414062</text:p>
          </table:table-cell>
          <table:table-cell office:value-type="string">
            <text:p>2526</text:p>
          </table:table-cell>
          <table:table-cell table:formula="of:=ABS([.H694])" office:value-type="float" office:value="9.9024414062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42134</text:p>
          </table:table-cell>
          <table:table-cell office:value-type="string">
            <text:p>25261421</text:p>
          </table:table-cell>
          <table:table-cell office:value-type="string">
            <text:p>LFP3</text:p>
          </table:table-cell>
          <table:table-cell office:value-type="float" office:value="606674.322">
            <text:p>606674.322</text:p>
          </table:table-cell>
          <table:table-cell office:value-type="float" office:value="223785.348">
            <text:p>223785.348</text:p>
          </table:table-cell>
          <table:table-cell office:value-type="float" office:value="465.2">
            <text:p>465.2</text:p>
          </table:table-cell>
          <table:table-cell office:value-type="float" office:value="465.1600036621">
            <text:p>465.1600036621</text:p>
          </table:table-cell>
          <table:table-cell office:value-type="float" office:value="-3.9996337891">
            <text:p>-3.9996337891</text:p>
          </table:table-cell>
          <table:table-cell office:value-type="string">
            <text:p>2526</text:p>
          </table:table-cell>
          <table:table-cell table:formula="of:=ABS([.H695])" office:value-type="float" office:value="3.9996337891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2135</text:p>
          </table:table-cell>
          <table:table-cell office:value-type="string">
            <text:p>25261422</text:p>
          </table:table-cell>
          <table:table-cell office:value-type="string">
            <text:p>LFP3</text:p>
          </table:table-cell>
          <table:table-cell office:value-type="float" office:value="606620.479">
            <text:p>606620.479</text:p>
          </table:table-cell>
          <table:table-cell office:value-type="float" office:value="223781.554">
            <text:p>223781.554</text:p>
          </table:table-cell>
          <table:table-cell office:value-type="float" office:value="466.665">
            <text:p>466.665</text:p>
          </table:table-cell>
          <table:table-cell office:value-type="float" office:value="466.6700134277">
            <text:p>466.6700134277</text:p>
          </table:table-cell>
          <table:table-cell office:value-type="float" office:value="0.5013427734">
            <text:p>0.5013427734</text:p>
          </table:table-cell>
          <table:table-cell office:value-type="string">
            <text:p>2526</text:p>
          </table:table-cell>
          <table:table-cell table:formula="of:=ABS([.H696])" office:value-type="float" office:value="0.5013427734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2136</text:p>
          </table:table-cell>
          <table:table-cell office:value-type="string">
            <text:p>25261434</text:p>
          </table:table-cell>
          <table:table-cell office:value-type="string">
            <text:p>LFP3</text:p>
          </table:table-cell>
          <table:table-cell office:value-type="float" office:value="606691.532">
            <text:p>606691.532</text:p>
          </table:table-cell>
          <table:table-cell office:value-type="float" office:value="224637.002">
            <text:p>224637.002</text:p>
          </table:table-cell>
          <table:table-cell office:value-type="float" office:value="527.106">
            <text:p>527.106</text:p>
          </table:table-cell>
          <table:table-cell office:value-type="float" office:value="527.0900268555">
            <text:p>527.0900268555</text:p>
          </table:table-cell>
          <table:table-cell office:value-type="float" office:value="-1.5973144531">
            <text:p>-1.5973144531</text:p>
          </table:table-cell>
          <table:table-cell office:value-type="string">
            <text:p>2526</text:p>
          </table:table-cell>
          <table:table-cell table:formula="of:=ABS([.H697])" office:value-type="float" office:value="1.5973144531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2137</text:p>
          </table:table-cell>
          <table:table-cell office:value-type="string">
            <text:p>25261438</text:p>
          </table:table-cell>
          <table:table-cell office:value-type="string">
            <text:p>LFP3</text:p>
          </table:table-cell>
          <table:table-cell office:value-type="float" office:value="606480.785">
            <text:p>606480.785</text:p>
          </table:table-cell>
          <table:table-cell office:value-type="float" office:value="224218.712">
            <text:p>224218.712</text:p>
          </table:table-cell>
          <table:table-cell office:value-type="float" office:value="501.32">
            <text:p>501.32</text:p>
          </table:table-cell>
          <table:table-cell office:value-type="float" office:value="501.2300109863">
            <text:p>501.2300109863</text:p>
          </table:table-cell>
          <table:table-cell office:value-type="float" office:value="-8.9989013672">
            <text:p>-8.9989013672</text:p>
          </table:table-cell>
          <table:table-cell office:value-type="string">
            <text:p>2526</text:p>
          </table:table-cell>
          <table:table-cell table:formula="of:=ABS([.H698])" office:value-type="float" office:value="8.9989013672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42138</text:p>
          </table:table-cell>
          <table:table-cell office:value-type="string">
            <text:p>25261464</text:p>
          </table:table-cell>
          <table:table-cell office:value-type="string">
            <text:p>LFP3</text:p>
          </table:table-cell>
          <table:table-cell office:value-type="float" office:value="606459.91">
            <text:p>606459.91</text:p>
          </table:table-cell>
          <table:table-cell office:value-type="float" office:value="224181.319">
            <text:p>224181.319</text:p>
          </table:table-cell>
          <table:table-cell office:value-type="float" office:value="502.017">
            <text:p>502.017</text:p>
          </table:table-cell>
          <table:table-cell office:value-type="float" office:value="501.9400024414">
            <text:p>501.9400024414</text:p>
          </table:table-cell>
          <table:table-cell office:value-type="float" office:value="-7.6997558594">
            <text:p>-7.6997558594</text:p>
          </table:table-cell>
          <table:table-cell office:value-type="string">
            <text:p>2526</text:p>
          </table:table-cell>
          <table:table-cell table:formula="of:=ABS([.H699])" office:value-type="float" office:value="7.6997558594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2139</text:p>
          </table:table-cell>
          <table:table-cell office:value-type="string">
            <text:p>25261487</text:p>
          </table:table-cell>
          <table:table-cell office:value-type="string">
            <text:p>LFP3</text:p>
          </table:table-cell>
          <table:table-cell office:value-type="float" office:value="606771.962">
            <text:p>606771.962</text:p>
          </table:table-cell>
          <table:table-cell office:value-type="float" office:value="225327.649">
            <text:p>225327.649</text:p>
          </table:table-cell>
          <table:table-cell office:value-type="float" office:value="539.331">
            <text:p>539.331</text:p>
          </table:table-cell>
          <table:table-cell office:value-type="float" office:value="539.299987793">
            <text:p>539.299987793</text:p>
          </table:table-cell>
          <table:table-cell office:value-type="float" office:value="-3.1012207031">
            <text:p>-3.1012207031</text:p>
          </table:table-cell>
          <table:table-cell office:value-type="string">
            <text:p>2526</text:p>
          </table:table-cell>
          <table:table-cell table:formula="of:=ABS([.H700])" office:value-type="float" office:value="3.1012207031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2140</text:p>
          </table:table-cell>
          <table:table-cell office:value-type="string">
            <text:p>25261492</text:p>
          </table:table-cell>
          <table:table-cell office:value-type="string">
            <text:p>LFP3</text:p>
          </table:table-cell>
          <table:table-cell office:value-type="float" office:value="606840.14">
            <text:p>606840.14</text:p>
          </table:table-cell>
          <table:table-cell office:value-type="float" office:value="224728.173">
            <text:p>224728.173</text:p>
          </table:table-cell>
          <table:table-cell office:value-type="float" office:value="513.903">
            <text:p>513.903</text:p>
          </table:table-cell>
          <table:table-cell office:value-type="float" office:value="513.9799804688">
            <text:p>513.9799804688</text:p>
          </table:table-cell>
          <table:table-cell office:value-type="float" office:value="7.698046875">
            <text:p>7.698046875</text:p>
          </table:table-cell>
          <table:table-cell office:value-type="string">
            <text:p>2526</text:p>
          </table:table-cell>
          <table:table-cell table:formula="of:=ABS([.H701])" office:value-type="float" office:value="7.698046875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2141</text:p>
          </table:table-cell>
          <table:table-cell office:value-type="string">
            <text:p>25261496</text:p>
          </table:table-cell>
          <table:table-cell office:value-type="string">
            <text:p>LFP3</text:p>
          </table:table-cell>
          <table:table-cell office:value-type="float" office:value="606471.807">
            <text:p>606471.807</text:p>
          </table:table-cell>
          <table:table-cell office:value-type="float" office:value="224813.683">
            <text:p>224813.683</text:p>
          </table:table-cell>
          <table:table-cell office:value-type="float" office:value="542.227">
            <text:p>542.227</text:p>
          </table:table-cell>
          <table:table-cell office:value-type="float" office:value="542.1699829102">
            <text:p>542.1699829102</text:p>
          </table:table-cell>
          <table:table-cell office:value-type="float" office:value="-5.7017089844">
            <text:p>-5.7017089844</text:p>
          </table:table-cell>
          <table:table-cell office:value-type="string">
            <text:p>2526</text:p>
          </table:table-cell>
          <table:table-cell table:formula="of:=ABS([.H702])" office:value-type="float" office:value="5.7017089844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2142</text:p>
          </table:table-cell>
          <table:table-cell office:value-type="string">
            <text:p>25261500</text:p>
          </table:table-cell>
          <table:table-cell office:value-type="string">
            <text:p>LFP3</text:p>
          </table:table-cell>
          <table:table-cell office:value-type="float" office:value="606903.439">
            <text:p>606903.439</text:p>
          </table:table-cell>
          <table:table-cell office:value-type="float" office:value="224840.54">
            <text:p>224840.54</text:p>
          </table:table-cell>
          <table:table-cell office:value-type="float" office:value="514.521">
            <text:p>514.521</text:p>
          </table:table-cell>
          <table:table-cell office:value-type="float" office:value="514.5399780273">
            <text:p>514.5399780273</text:p>
          </table:table-cell>
          <table:table-cell office:value-type="float" office:value="1.8978027344">
            <text:p>1.8978027344</text:p>
          </table:table-cell>
          <table:table-cell office:value-type="string">
            <text:p>2526</text:p>
          </table:table-cell>
          <table:table-cell table:formula="of:=ABS([.H703])" office:value-type="float" office:value="1.8978027344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2143</text:p>
          </table:table-cell>
          <table:table-cell office:value-type="string">
            <text:p>25261503</text:p>
          </table:table-cell>
          <table:table-cell office:value-type="string">
            <text:p>LFP3</text:p>
          </table:table-cell>
          <table:table-cell office:value-type="float" office:value="606921.846">
            <text:p>606921.846</text:p>
          </table:table-cell>
          <table:table-cell office:value-type="float" office:value="224749.718">
            <text:p>224749.718</text:p>
          </table:table-cell>
          <table:table-cell office:value-type="float" office:value="505.506">
            <text:p>505.506</text:p>
          </table:table-cell>
          <table:table-cell office:value-type="float" office:value="505.4800109863">
            <text:p>505.4800109863</text:p>
          </table:table-cell>
          <table:table-cell office:value-type="float" office:value="-2.5989013672">
            <text:p>-2.5989013672</text:p>
          </table:table-cell>
          <table:table-cell office:value-type="string">
            <text:p>2526</text:p>
          </table:table-cell>
          <table:table-cell table:formula="of:=ABS([.H704])" office:value-type="float" office:value="2.5989013672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2144</text:p>
          </table:table-cell>
          <table:table-cell office:value-type="string">
            <text:p>25261508</text:p>
          </table:table-cell>
          <table:table-cell office:value-type="string">
            <text:p>LFP3</text:p>
          </table:table-cell>
          <table:table-cell office:value-type="float" office:value="607043.566">
            <text:p>607043.566</text:p>
          </table:table-cell>
          <table:table-cell office:value-type="float" office:value="224647.361">
            <text:p>224647.361</text:p>
          </table:table-cell>
          <table:table-cell office:value-type="float" office:value="486.365">
            <text:p>486.365</text:p>
          </table:table-cell>
          <table:table-cell office:value-type="float" office:value="486.2699890137">
            <text:p>486.2699890137</text:p>
          </table:table-cell>
          <table:table-cell office:value-type="float" office:value="-9.5010986328">
            <text:p>-9.5010986328</text:p>
          </table:table-cell>
          <table:table-cell office:value-type="string">
            <text:p>2526</text:p>
          </table:table-cell>
          <table:table-cell table:formula="of:=ABS([.H705])" office:value-type="float" office:value="9.5010986328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42145</text:p>
          </table:table-cell>
          <table:table-cell office:value-type="string">
            <text:p>25261509</text:p>
          </table:table-cell>
          <table:table-cell office:value-type="string">
            <text:p>LFP3</text:p>
          </table:table-cell>
          <table:table-cell office:value-type="float" office:value="606983.326">
            <text:p>606983.326</text:p>
          </table:table-cell>
          <table:table-cell office:value-type="float" office:value="224689.009">
            <text:p>224689.009</text:p>
          </table:table-cell>
          <table:table-cell office:value-type="float" office:value="493.935">
            <text:p>493.935</text:p>
          </table:table-cell>
          <table:table-cell office:value-type="float" office:value="493.8500061035">
            <text:p>493.8500061035</text:p>
          </table:table-cell>
          <table:table-cell office:value-type="float" office:value="-8.4993896484">
            <text:p>-8.4993896484</text:p>
          </table:table-cell>
          <table:table-cell office:value-type="string">
            <text:p>2526</text:p>
          </table:table-cell>
          <table:table-cell table:formula="of:=ABS([.H706])" office:value-type="float" office:value="8.4993896484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2146</text:p>
          </table:table-cell>
          <table:table-cell office:value-type="string">
            <text:p>25261510</text:p>
          </table:table-cell>
          <table:table-cell office:value-type="string">
            <text:p>LFP3</text:p>
          </table:table-cell>
          <table:table-cell office:value-type="float" office:value="606958.298">
            <text:p>606958.298</text:p>
          </table:table-cell>
          <table:table-cell office:value-type="float" office:value="224674.958">
            <text:p>224674.958</text:p>
          </table:table-cell>
          <table:table-cell office:value-type="float" office:value="495.319">
            <text:p>495.319</text:p>
          </table:table-cell>
          <table:table-cell office:value-type="float" office:value="495.2699890137">
            <text:p>495.2699890137</text:p>
          </table:table-cell>
          <table:table-cell office:value-type="float" office:value="-4.9010986328">
            <text:p>-4.9010986328</text:p>
          </table:table-cell>
          <table:table-cell office:value-type="string">
            <text:p>2526</text:p>
          </table:table-cell>
          <table:table-cell table:formula="of:=ABS([.H707])" office:value-type="float" office:value="4.9010986328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2147</text:p>
          </table:table-cell>
          <table:table-cell office:value-type="string">
            <text:p>25261511</text:p>
          </table:table-cell>
          <table:table-cell office:value-type="string">
            <text:p>LFP3</text:p>
          </table:table-cell>
          <table:table-cell office:value-type="float" office:value="606921.409">
            <text:p>606921.409</text:p>
          </table:table-cell>
          <table:table-cell office:value-type="float" office:value="224646.542">
            <text:p>224646.542</text:p>
          </table:table-cell>
          <table:table-cell office:value-type="float" office:value="496.942">
            <text:p>496.942</text:p>
          </table:table-cell>
          <table:table-cell office:value-type="float" office:value="496.8699951172">
            <text:p>496.8699951172</text:p>
          </table:table-cell>
          <table:table-cell office:value-type="float" office:value="-7.2004882813">
            <text:p>-7.2004882813</text:p>
          </table:table-cell>
          <table:table-cell office:value-type="string">
            <text:p>2526</text:p>
          </table:table-cell>
          <table:table-cell table:formula="of:=ABS([.H708])" office:value-type="float" office:value="7.2004882813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2148</text:p>
          </table:table-cell>
          <table:table-cell office:value-type="string">
            <text:p>25261530</text:p>
          </table:table-cell>
          <table:table-cell office:value-type="string">
            <text:p>LFP3</text:p>
          </table:table-cell>
          <table:table-cell office:value-type="float" office:value="607129.276">
            <text:p>607129.276</text:p>
          </table:table-cell>
          <table:table-cell office:value-type="float" office:value="224918.291">
            <text:p>224918.291</text:p>
          </table:table-cell>
          <table:table-cell office:value-type="float" office:value="500.575">
            <text:p>500.575</text:p>
          </table:table-cell>
          <table:table-cell office:value-type="float" office:value="500.5400085449">
            <text:p>500.5400085449</text:p>
          </table:table-cell>
          <table:table-cell office:value-type="float" office:value="-3.4991455078">
            <text:p>-3.4991455078</text:p>
          </table:table-cell>
          <table:table-cell office:value-type="string">
            <text:p>2526</text:p>
          </table:table-cell>
          <table:table-cell table:formula="of:=ABS([.H709])" office:value-type="float" office:value="3.4991455078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2149</text:p>
          </table:table-cell>
          <table:table-cell office:value-type="string">
            <text:p>25261537</text:p>
          </table:table-cell>
          <table:table-cell office:value-type="string">
            <text:p>LFP3</text:p>
          </table:table-cell>
          <table:table-cell office:value-type="float" office:value="606836.808">
            <text:p>606836.808</text:p>
          </table:table-cell>
          <table:table-cell office:value-type="float" office:value="224362.68">
            <text:p>224362.68</text:p>
          </table:table-cell>
          <table:table-cell office:value-type="float" office:value="490.771">
            <text:p>490.771</text:p>
          </table:table-cell>
          <table:table-cell office:value-type="float" office:value="490.700012207">
            <text:p>490.700012207</text:p>
          </table:table-cell>
          <table:table-cell office:value-type="float" office:value="-7.0987792969">
            <text:p>-7.0987792969</text:p>
          </table:table-cell>
          <table:table-cell office:value-type="string">
            <text:p>2526</text:p>
          </table:table-cell>
          <table:table-cell table:formula="of:=ABS([.H710])" office:value-type="float" office:value="7.0987792969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2150</text:p>
          </table:table-cell>
          <table:table-cell office:value-type="string">
            <text:p>25261555</text:p>
          </table:table-cell>
          <table:table-cell office:value-type="string">
            <text:p>LFP3</text:p>
          </table:table-cell>
          <table:table-cell office:value-type="float" office:value="606856.879">
            <text:p>606856.879</text:p>
          </table:table-cell>
          <table:table-cell office:value-type="float" office:value="224422.137">
            <text:p>224422.137</text:p>
          </table:table-cell>
          <table:table-cell office:value-type="float" office:value="493.098">
            <text:p>493.098</text:p>
          </table:table-cell>
          <table:table-cell office:value-type="float" office:value="493.0299987793">
            <text:p>493.0299987793</text:p>
          </table:table-cell>
          <table:table-cell office:value-type="float" office:value="-6.8001220703">
            <text:p>-6.8001220703</text:p>
          </table:table-cell>
          <table:table-cell office:value-type="string">
            <text:p>2526</text:p>
          </table:table-cell>
          <table:table-cell table:formula="of:=ABS([.H711])" office:value-type="float" office:value="6.8001220703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2151</text:p>
          </table:table-cell>
          <table:table-cell office:value-type="string">
            <text:p>25261556</text:p>
          </table:table-cell>
          <table:table-cell office:value-type="string">
            <text:p>LFP3</text:p>
          </table:table-cell>
          <table:table-cell office:value-type="float" office:value="607340.618">
            <text:p>607340.618</text:p>
          </table:table-cell>
          <table:table-cell office:value-type="float" office:value="224675.937">
            <text:p>224675.937</text:p>
          </table:table-cell>
          <table:table-cell office:value-type="float" office:value="482.738">
            <text:p>482.738</text:p>
          </table:table-cell>
          <table:table-cell office:value-type="float" office:value="482.6799926758">
            <text:p>482.6799926758</text:p>
          </table:table-cell>
          <table:table-cell office:value-type="float" office:value="-5.8007324219">
            <text:p>-5.8007324219</text:p>
          </table:table-cell>
          <table:table-cell office:value-type="string">
            <text:p>2526</text:p>
          </table:table-cell>
          <table:table-cell table:formula="of:=ABS([.H712])" office:value-type="float" office:value="5.8007324219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2152</text:p>
          </table:table-cell>
          <table:table-cell office:value-type="string">
            <text:p>25261558</text:p>
          </table:table-cell>
          <table:table-cell office:value-type="string">
            <text:p>LFP3</text:p>
          </table:table-cell>
          <table:table-cell office:value-type="float" office:value="607156.13">
            <text:p>607156.13</text:p>
          </table:table-cell>
          <table:table-cell office:value-type="float" office:value="224678.936">
            <text:p>224678.936</text:p>
          </table:table-cell>
          <table:table-cell office:value-type="float" office:value="487.698">
            <text:p>487.698</text:p>
          </table:table-cell>
          <table:table-cell office:value-type="float" office:value="487.6499938965">
            <text:p>487.6499938965</text:p>
          </table:table-cell>
          <table:table-cell office:value-type="float" office:value="-4.8006103516">
            <text:p>-4.8006103516</text:p>
          </table:table-cell>
          <table:table-cell office:value-type="string">
            <text:p>2526</text:p>
          </table:table-cell>
          <table:table-cell table:formula="of:=ABS([.H713])" office:value-type="float" office:value="4.8006103516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2153</text:p>
          </table:table-cell>
          <table:table-cell office:value-type="string">
            <text:p>25261563</text:p>
          </table:table-cell>
          <table:table-cell office:value-type="string">
            <text:p>LFP3</text:p>
          </table:table-cell>
          <table:table-cell office:value-type="float" office:value="606893.97">
            <text:p>606893.97</text:p>
          </table:table-cell>
          <table:table-cell office:value-type="float" office:value="224450.091">
            <text:p>224450.091</text:p>
          </table:table-cell>
          <table:table-cell office:value-type="float" office:value="490.354">
            <text:p>490.354</text:p>
          </table:table-cell>
          <table:table-cell office:value-type="float" office:value="490.2900085449">
            <text:p>490.2900085449</text:p>
          </table:table-cell>
          <table:table-cell office:value-type="float" office:value="-6.3991455078">
            <text:p>-6.3991455078</text:p>
          </table:table-cell>
          <table:table-cell office:value-type="string">
            <text:p>2526</text:p>
          </table:table-cell>
          <table:table-cell table:formula="of:=ABS([.H714])" office:value-type="float" office:value="6.3991455078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2154</text:p>
          </table:table-cell>
          <table:table-cell office:value-type="string">
            <text:p>25261577</text:p>
          </table:table-cell>
          <table:table-cell office:value-type="string">
            <text:p>LFP3</text:p>
          </table:table-cell>
          <table:table-cell office:value-type="float" office:value="607168.097">
            <text:p>607168.097</text:p>
          </table:table-cell>
          <table:table-cell office:value-type="float" office:value="225033.285">
            <text:p>225033.285</text:p>
          </table:table-cell>
          <table:table-cell office:value-type="float" office:value="508.351">
            <text:p>508.351</text:p>
          </table:table-cell>
          <table:table-cell office:value-type="float" office:value="508.299987793">
            <text:p>508.299987793</text:p>
          </table:table-cell>
          <table:table-cell office:value-type="float" office:value="-5.1012207031">
            <text:p>-5.1012207031</text:p>
          </table:table-cell>
          <table:table-cell office:value-type="string">
            <text:p>2526</text:p>
          </table:table-cell>
          <table:table-cell table:formula="of:=ABS([.H715])" office:value-type="float" office:value="5.1012207031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2155</text:p>
          </table:table-cell>
          <table:table-cell office:value-type="string">
            <text:p>25261604</text:p>
          </table:table-cell>
          <table:table-cell office:value-type="string">
            <text:p>LFP3</text:p>
          </table:table-cell>
          <table:table-cell office:value-type="float" office:value="606876.158">
            <text:p>606876.158</text:p>
          </table:table-cell>
          <table:table-cell office:value-type="float" office:value="225212.346">
            <text:p>225212.346</text:p>
          </table:table-cell>
          <table:table-cell office:value-type="float" office:value="536.067">
            <text:p>536.067</text:p>
          </table:table-cell>
          <table:table-cell office:value-type="float" office:value="535.9899902344">
            <text:p>535.9899902344</text:p>
          </table:table-cell>
          <table:table-cell office:value-type="float" office:value="-7.7009765625">
            <text:p>-7.7009765625</text:p>
          </table:table-cell>
          <table:table-cell office:value-type="string">
            <text:p>2526</text:p>
          </table:table-cell>
          <table:table-cell table:formula="of:=ABS([.H716])" office:value-type="float" office:value="7.7009765625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2156</text:p>
          </table:table-cell>
          <table:table-cell office:value-type="string">
            <text:p>25261609</text:p>
          </table:table-cell>
          <table:table-cell office:value-type="string">
            <text:p>LFP3</text:p>
          </table:table-cell>
          <table:table-cell office:value-type="float" office:value="606899.754">
            <text:p>606899.754</text:p>
          </table:table-cell>
          <table:table-cell office:value-type="float" office:value="225051.558">
            <text:p>225051.558</text:p>
          </table:table-cell>
          <table:table-cell office:value-type="float" office:value="525.853">
            <text:p>525.853</text:p>
          </table:table-cell>
          <table:table-cell office:value-type="float" office:value="525.8599853516">
            <text:p>525.8599853516</text:p>
          </table:table-cell>
          <table:table-cell office:value-type="float" office:value="0.6985351563">
            <text:p>0.6985351563</text:p>
          </table:table-cell>
          <table:table-cell office:value-type="string">
            <text:p>2526</text:p>
          </table:table-cell>
          <table:table-cell table:formula="of:=ABS([.H717])" office:value-type="float" office:value="0.6985351563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2157</text:p>
          </table:table-cell>
          <table:table-cell office:value-type="string">
            <text:p>25261637</text:p>
          </table:table-cell>
          <table:table-cell office:value-type="string">
            <text:p>LFP3</text:p>
          </table:table-cell>
          <table:table-cell office:value-type="float" office:value="606600.205">
            <text:p>606600.205</text:p>
          </table:table-cell>
          <table:table-cell office:value-type="float" office:value="223608.57">
            <text:p>223608.57</text:p>
          </table:table-cell>
          <table:table-cell office:value-type="float" office:value="464.786">
            <text:p>464.786</text:p>
          </table:table-cell>
          <table:table-cell office:value-type="float" office:value="464.75">
            <text:p>464.75</text:p>
          </table:table-cell>
          <table:table-cell office:value-type="float" office:value="-3.6">
            <text:p>-3.6</text:p>
          </table:table-cell>
          <table:table-cell office:value-type="string">
            <text:p>2526</text:p>
          </table:table-cell>
          <table:table-cell table:formula="of:=ABS([.H718])" office:value-type="float" office:value="3.6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2158</text:p>
          </table:table-cell>
          <table:table-cell office:value-type="string">
            <text:p>25261638</text:p>
          </table:table-cell>
          <table:table-cell office:value-type="string">
            <text:p>LFP3</text:p>
          </table:table-cell>
          <table:table-cell office:value-type="float" office:value="606617.582">
            <text:p>606617.582</text:p>
          </table:table-cell>
          <table:table-cell office:value-type="float" office:value="223551.05">
            <text:p>223551.05</text:p>
          </table:table-cell>
          <table:table-cell office:value-type="float" office:value="463.875">
            <text:p>463.875</text:p>
          </table:table-cell>
          <table:table-cell office:value-type="float" office:value="463.8200073242">
            <text:p>463.8200073242</text:p>
          </table:table-cell>
          <table:table-cell office:value-type="float" office:value="-5.4992675781">
            <text:p>-5.4992675781</text:p>
          </table:table-cell>
          <table:table-cell office:value-type="string">
            <text:p>2526</text:p>
          </table:table-cell>
          <table:table-cell table:formula="of:=ABS([.H719])" office:value-type="float" office:value="5.4992675781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2159</text:p>
          </table:table-cell>
          <table:table-cell office:value-type="string">
            <text:p>25261639</text:p>
          </table:table-cell>
          <table:table-cell office:value-type="string">
            <text:p>LFP3</text:p>
          </table:table-cell>
          <table:table-cell office:value-type="float" office:value="606605.334">
            <text:p>606605.334</text:p>
          </table:table-cell>
          <table:table-cell office:value-type="float" office:value="223492.235">
            <text:p>223492.235</text:p>
          </table:table-cell>
          <table:table-cell office:value-type="float" office:value="464.913">
            <text:p>464.913</text:p>
          </table:table-cell>
          <table:table-cell office:value-type="float" office:value="464.799987793">
            <text:p>464.799987793</text:p>
          </table:table-cell>
          <table:table-cell office:value-type="float" office:value="-11.3012207031">
            <text:p>-11.3012207031</text:p>
          </table:table-cell>
          <table:table-cell office:value-type="string">
            <text:p>2526</text:p>
          </table:table-cell>
          <table:table-cell table:formula="of:=ABS([.H720])" office:value-type="float" office:value="11.3012207031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42160</text:p>
          </table:table-cell>
          <table:table-cell office:value-type="string">
            <text:p>25261640</text:p>
          </table:table-cell>
          <table:table-cell office:value-type="string">
            <text:p>LFP3</text:p>
          </table:table-cell>
          <table:table-cell office:value-type="float" office:value="606681.703">
            <text:p>606681.703</text:p>
          </table:table-cell>
          <table:table-cell office:value-type="float" office:value="224744.37">
            <text:p>224744.37</text:p>
          </table:table-cell>
          <table:table-cell office:value-type="float" office:value="535.193">
            <text:p>535.193</text:p>
          </table:table-cell>
          <table:table-cell office:value-type="float" office:value="535.2800292969">
            <text:p>535.2800292969</text:p>
          </table:table-cell>
          <table:table-cell office:value-type="float" office:value="8.7029296875">
            <text:p>8.7029296875</text:p>
          </table:table-cell>
          <table:table-cell office:value-type="string">
            <text:p>2526</text:p>
          </table:table-cell>
          <table:table-cell table:formula="of:=ABS([.H721])" office:value-type="float" office:value="8.7029296875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42161</text:p>
          </table:table-cell>
          <table:table-cell office:value-type="string">
            <text:p>25261641</text:p>
          </table:table-cell>
          <table:table-cell office:value-type="string">
            <text:p>LFP3</text:p>
          </table:table-cell>
          <table:table-cell office:value-type="float" office:value="606559.09">
            <text:p>606559.09</text:p>
          </table:table-cell>
          <table:table-cell office:value-type="float" office:value="224716.7">
            <text:p>224716.7</text:p>
          </table:table-cell>
          <table:table-cell office:value-type="float" office:value="540.07">
            <text:p>540.07</text:p>
          </table:table-cell>
          <table:table-cell office:value-type="float" office:value="540.1400146484">
            <text:p>540.1400146484</text:p>
          </table:table-cell>
          <table:table-cell office:value-type="float" office:value="7.0014648437">
            <text:p>7.0014648437</text:p>
          </table:table-cell>
          <table:table-cell office:value-type="string">
            <text:p>2526</text:p>
          </table:table-cell>
          <table:table-cell table:formula="of:=ABS([.H722])" office:value-type="float" office:value="7.0014648437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2162</text:p>
          </table:table-cell>
          <table:table-cell office:value-type="string">
            <text:p>25261642</text:p>
          </table:table-cell>
          <table:table-cell office:value-type="string">
            <text:p>LFP3</text:p>
          </table:table-cell>
          <table:table-cell office:value-type="float" office:value="606320.66">
            <text:p>606320.66</text:p>
          </table:table-cell>
          <table:table-cell office:value-type="float" office:value="223998.23">
            <text:p>223998.23</text:p>
          </table:table-cell>
          <table:table-cell office:value-type="float" office:value="483.52">
            <text:p>483.52</text:p>
          </table:table-cell>
          <table:table-cell office:value-type="float" office:value="483.549987793">
            <text:p>483.549987793</text:p>
          </table:table-cell>
          <table:table-cell office:value-type="float" office:value="2.9987792969">
            <text:p>2.9987792969</text:p>
          </table:table-cell>
          <table:table-cell office:value-type="string">
            <text:p>2526</text:p>
          </table:table-cell>
          <table:table-cell table:formula="of:=ABS([.H723])" office:value-type="float" office:value="2.9987792969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2163</text:p>
          </table:table-cell>
          <table:table-cell office:value-type="string">
            <text:p>25261643</text:p>
          </table:table-cell>
          <table:table-cell office:value-type="string">
            <text:p>LFP3</text:p>
          </table:table-cell>
          <table:table-cell office:value-type="float" office:value="606326.63">
            <text:p>606326.63</text:p>
          </table:table-cell>
          <table:table-cell office:value-type="float" office:value="223939.1">
            <text:p>223939.1</text:p>
          </table:table-cell>
          <table:table-cell office:value-type="float" office:value="483.96">
            <text:p>483.96</text:p>
          </table:table-cell>
          <table:table-cell office:value-type="float" office:value="484.2699890137">
            <text:p>484.2699890137</text:p>
          </table:table-cell>
          <table:table-cell office:value-type="float" office:value="30.9989013672">
            <text:p>30.9989013672</text:p>
          </table:table-cell>
          <table:table-cell office:value-type="string">
            <text:p>2526</text:p>
          </table:table-cell>
          <table:table-cell table:formula="of:=ABS([.H724])" office:value-type="float" office:value="30.9989013672">
            <text:p>31</text:p>
          </table:table-cell>
          <table:table-cell table:number-columns-repeated="246"/>
        </table:table-row>
        <table:table-row table:style-name="ro1">
          <table:table-cell office:value-type="string">
            <text:p>5342164</text:p>
          </table:table-cell>
          <table:table-cell office:value-type="string">
            <text:p>25261644</text:p>
          </table:table-cell>
          <table:table-cell office:value-type="string">
            <text:p>LFP3</text:p>
          </table:table-cell>
          <table:table-cell office:value-type="float" office:value="607159.7">
            <text:p>607159.7</text:p>
          </table:table-cell>
          <table:table-cell office:value-type="float" office:value="225257.29">
            <text:p>225257.29</text:p>
          </table:table-cell>
          <table:table-cell office:value-type="float" office:value="520.14">
            <text:p>520.14</text:p>
          </table:table-cell>
          <table:table-cell office:value-type="float" office:value="520.2100219727">
            <text:p>520.2100219727</text:p>
          </table:table-cell>
          <table:table-cell office:value-type="float" office:value="7.0021972656">
            <text:p>7.0021972656</text:p>
          </table:table-cell>
          <table:table-cell office:value-type="string">
            <text:p>2526</text:p>
          </table:table-cell>
          <table:table-cell table:formula="of:=ABS([.H725])" office:value-type="float" office:value="7.0021972656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2165</text:p>
          </table:table-cell>
          <table:table-cell office:value-type="string">
            <text:p>25261645</text:p>
          </table:table-cell>
          <table:table-cell office:value-type="string">
            <text:p>LFP3</text:p>
          </table:table-cell>
          <table:table-cell office:value-type="float" office:value="607842.05">
            <text:p>607842.05</text:p>
          </table:table-cell>
          <table:table-cell office:value-type="float" office:value="224715.18">
            <text:p>224715.18</text:p>
          </table:table-cell>
          <table:table-cell office:value-type="float" office:value="478">
            <text:p>478</text:p>
          </table:table-cell>
          <table:table-cell office:value-type="float" office:value="478.1300048828">
            <text:p>478.1300048828</text:p>
          </table:table-cell>
          <table:table-cell office:value-type="float" office:value="13.0004882812">
            <text:p>13.0004882812</text:p>
          </table:table-cell>
          <table:table-cell office:value-type="string">
            <text:p>2526</text:p>
          </table:table-cell>
          <table:table-cell table:formula="of:=ABS([.H726])" office:value-type="float" office:value="13.0004882812">
            <text:p>13</text:p>
          </table:table-cell>
          <table:table-cell table:number-columns-repeated="246"/>
        </table:table-row>
        <table:table-row table:style-name="ro1">
          <table:table-cell office:value-type="string">
            <text:p>5342166</text:p>
          </table:table-cell>
          <table:table-cell office:value-type="string">
            <text:p>25261646</text:p>
          </table:table-cell>
          <table:table-cell office:value-type="string">
            <text:p>LFP3</text:p>
          </table:table-cell>
          <table:table-cell office:value-type="float" office:value="607073.51">
            <text:p>607073.51</text:p>
          </table:table-cell>
          <table:table-cell office:value-type="float" office:value="224305.81">
            <text:p>224305.81</text:p>
          </table:table-cell>
          <table:table-cell office:value-type="float" office:value="467.65">
            <text:p>467.65</text:p>
          </table:table-cell>
          <table:table-cell office:value-type="float" office:value="467.7699890137">
            <text:p>467.7699890137</text:p>
          </table:table-cell>
          <table:table-cell office:value-type="float" office:value="11.9989013672">
            <text:p>11.9989013672</text:p>
          </table:table-cell>
          <table:table-cell office:value-type="string">
            <text:p>2526</text:p>
          </table:table-cell>
          <table:table-cell table:formula="of:=ABS([.H727])" office:value-type="float" office:value="11.9989013672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42167</text:p>
          </table:table-cell>
          <table:table-cell office:value-type="string">
            <text:p>25261647</text:p>
          </table:table-cell>
          <table:table-cell office:value-type="string">
            <text:p>LFP3</text:p>
          </table:table-cell>
          <table:table-cell office:value-type="float" office:value="607051.4">
            <text:p>607051.4</text:p>
          </table:table-cell>
          <table:table-cell office:value-type="float" office:value="224280.36">
            <text:p>224280.36</text:p>
          </table:table-cell>
          <table:table-cell office:value-type="float" office:value="467.51">
            <text:p>467.51</text:p>
          </table:table-cell>
          <table:table-cell office:value-type="float" office:value="467.5899963379">
            <text:p>467.5899963379</text:p>
          </table:table-cell>
          <table:table-cell office:value-type="float" office:value="7.9996337891">
            <text:p>7.9996337891</text:p>
          </table:table-cell>
          <table:table-cell office:value-type="string">
            <text:p>2526</text:p>
          </table:table-cell>
          <table:table-cell table:formula="of:=ABS([.H728])" office:value-type="float" office:value="7.9996337891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2168</text:p>
          </table:table-cell>
          <table:table-cell office:value-type="string">
            <text:p>25261648</text:p>
          </table:table-cell>
          <table:table-cell office:value-type="string">
            <text:p>LFP3</text:p>
          </table:table-cell>
          <table:table-cell office:value-type="float" office:value="607270.21">
            <text:p>607270.21</text:p>
          </table:table-cell>
          <table:table-cell office:value-type="float" office:value="223691.31">
            <text:p>223691.31</text:p>
          </table:table-cell>
          <table:table-cell office:value-type="float" office:value="460.6">
            <text:p>460.6</text:p>
          </table:table-cell>
          <table:table-cell office:value-type="float" office:value="460.6099853516">
            <text:p>460.6099853516</text:p>
          </table:table-cell>
          <table:table-cell office:value-type="float" office:value="0.9985351562">
            <text:p>0.9985351562</text:p>
          </table:table-cell>
          <table:table-cell office:value-type="string">
            <text:p>2526</text:p>
          </table:table-cell>
          <table:table-cell table:formula="of:=ABS([.H729])" office:value-type="float" office:value="0.9985351562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2169</text:p>
          </table:table-cell>
          <table:table-cell office:value-type="string">
            <text:p>25261649</text:p>
          </table:table-cell>
          <table:table-cell office:value-type="string">
            <text:p>LFP3</text:p>
          </table:table-cell>
          <table:table-cell office:value-type="float" office:value="606900.999">
            <text:p>606900.999</text:p>
          </table:table-cell>
          <table:table-cell office:value-type="float" office:value="224091.213">
            <text:p>224091.213</text:p>
          </table:table-cell>
          <table:table-cell office:value-type="float" office:value="467.349">
            <text:p>467.349</text:p>
          </table:table-cell>
          <table:table-cell office:value-type="float" office:value="467.299987793">
            <text:p>467.299987793</text:p>
          </table:table-cell>
          <table:table-cell office:value-type="float" office:value="-4.9012207031">
            <text:p>-4.9012207031</text:p>
          </table:table-cell>
          <table:table-cell office:value-type="string">
            <text:p>2526</text:p>
          </table:table-cell>
          <table:table-cell table:formula="of:=ABS([.H730])" office:value-type="float" office:value="4.9012207031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2170</text:p>
          </table:table-cell>
          <table:table-cell office:value-type="string">
            <text:p>25261650</text:p>
          </table:table-cell>
          <table:table-cell office:value-type="string">
            <text:p>LFP3</text:p>
          </table:table-cell>
          <table:table-cell office:value-type="float" office:value="606806.265">
            <text:p>606806.265</text:p>
          </table:table-cell>
          <table:table-cell office:value-type="float" office:value="224168.351">
            <text:p>224168.351</text:p>
          </table:table-cell>
          <table:table-cell office:value-type="float" office:value="480.257">
            <text:p>480.257</text:p>
          </table:table-cell>
          <table:table-cell office:value-type="float" office:value="480.2300109863">
            <text:p>480.2300109863</text:p>
          </table:table-cell>
          <table:table-cell office:value-type="float" office:value="-2.6989013672">
            <text:p>-2.6989013672</text:p>
          </table:table-cell>
          <table:table-cell office:value-type="string">
            <text:p>2526</text:p>
          </table:table-cell>
          <table:table-cell table:formula="of:=ABS([.H731])" office:value-type="float" office:value="2.6989013672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2171</text:p>
          </table:table-cell>
          <table:table-cell office:value-type="string">
            <text:p>25261651</text:p>
          </table:table-cell>
          <table:table-cell office:value-type="string">
            <text:p>LFP3</text:p>
          </table:table-cell>
          <table:table-cell office:value-type="float" office:value="606840.546">
            <text:p>606840.546</text:p>
          </table:table-cell>
          <table:table-cell office:value-type="float" office:value="224216.966">
            <text:p>224216.966</text:p>
          </table:table-cell>
          <table:table-cell office:value-type="float" office:value="480.477">
            <text:p>480.477</text:p>
          </table:table-cell>
          <table:table-cell office:value-type="float" office:value="480.4200134277">
            <text:p>480.4200134277</text:p>
          </table:table-cell>
          <table:table-cell office:value-type="float" office:value="-5.6986572266">
            <text:p>-5.6986572266</text:p>
          </table:table-cell>
          <table:table-cell office:value-type="string">
            <text:p>2526</text:p>
          </table:table-cell>
          <table:table-cell table:formula="of:=ABS([.H732])" office:value-type="float" office:value="5.6986572266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2172</text:p>
          </table:table-cell>
          <table:table-cell office:value-type="string">
            <text:p>25261652</text:p>
          </table:table-cell>
          <table:table-cell office:value-type="string">
            <text:p>LFP3</text:p>
          </table:table-cell>
          <table:table-cell office:value-type="float" office:value="607817.079">
            <text:p>607817.079</text:p>
          </table:table-cell>
          <table:table-cell office:value-type="float" office:value="224830.933">
            <text:p>224830.933</text:p>
          </table:table-cell>
          <table:table-cell office:value-type="float" office:value="470.574">
            <text:p>470.574</text:p>
          </table:table-cell>
          <table:table-cell office:value-type="float" office:value="470.5">
            <text:p>470.5</text:p>
          </table:table-cell>
          <table:table-cell office:value-type="float" office:value="-7.4">
            <text:p>-7.4</text:p>
          </table:table-cell>
          <table:table-cell office:value-type="string">
            <text:p>2526</text:p>
          </table:table-cell>
          <table:table-cell table:formula="of:=ABS([.H733])" office:value-type="float" office:value="7.4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2173</text:p>
          </table:table-cell>
          <table:table-cell office:value-type="string">
            <text:p>25261653</text:p>
          </table:table-cell>
          <table:table-cell office:value-type="string">
            <text:p>LFP3</text:p>
          </table:table-cell>
          <table:table-cell office:value-type="float" office:value="607698.07">
            <text:p>607698.07</text:p>
          </table:table-cell>
          <table:table-cell office:value-type="float" office:value="224703.603">
            <text:p>224703.603</text:p>
          </table:table-cell>
          <table:table-cell office:value-type="float" office:value="479.318">
            <text:p>479.318</text:p>
          </table:table-cell>
          <table:table-cell office:value-type="float" office:value="479.3099975586">
            <text:p>479.3099975586</text:p>
          </table:table-cell>
          <table:table-cell office:value-type="float" office:value="-0.8002441406">
            <text:p>-0.8002441406</text:p>
          </table:table-cell>
          <table:table-cell office:value-type="string">
            <text:p>2526</text:p>
          </table:table-cell>
          <table:table-cell table:formula="of:=ABS([.H734])" office:value-type="float" office:value="0.8002441406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2174</text:p>
          </table:table-cell>
          <table:table-cell office:value-type="string">
            <text:p>25261654</text:p>
          </table:table-cell>
          <table:table-cell office:value-type="string">
            <text:p>LFP3</text:p>
          </table:table-cell>
          <table:table-cell office:value-type="float" office:value="607720.304">
            <text:p>607720.304</text:p>
          </table:table-cell>
          <table:table-cell office:value-type="float" office:value="224764.164">
            <text:p>224764.164</text:p>
          </table:table-cell>
          <table:table-cell office:value-type="float" office:value="477.346">
            <text:p>477.346</text:p>
          </table:table-cell>
          <table:table-cell office:value-type="float" office:value="477.3299865723">
            <text:p>477.3299865723</text:p>
          </table:table-cell>
          <table:table-cell office:value-type="float" office:value="-1.6013427734">
            <text:p>-1.6013427734</text:p>
          </table:table-cell>
          <table:table-cell office:value-type="string">
            <text:p>2526</text:p>
          </table:table-cell>
          <table:table-cell table:formula="of:=ABS([.H735])" office:value-type="float" office:value="1.6013427734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2175</text:p>
          </table:table-cell>
          <table:table-cell office:value-type="string">
            <text:p>25261655</text:p>
          </table:table-cell>
          <table:table-cell office:value-type="string">
            <text:p>LFP3</text:p>
          </table:table-cell>
          <table:table-cell office:value-type="float" office:value="607670.75">
            <text:p>607670.75</text:p>
          </table:table-cell>
          <table:table-cell office:value-type="float" office:value="224698.225">
            <text:p>224698.225</text:p>
          </table:table-cell>
          <table:table-cell office:value-type="float" office:value="478.828">
            <text:p>478.828</text:p>
          </table:table-cell>
          <table:table-cell office:value-type="float" office:value="478.8299865723">
            <text:p>478.8299865723</text:p>
          </table:table-cell>
          <table:table-cell office:value-type="float" office:value="0.1986572266">
            <text:p>0.1986572266</text:p>
          </table:table-cell>
          <table:table-cell office:value-type="string">
            <text:p>2526</text:p>
          </table:table-cell>
          <table:table-cell table:formula="of:=ABS([.H736])" office:value-type="float" office:value="0.1986572266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2176</text:p>
          </table:table-cell>
          <table:table-cell office:value-type="string">
            <text:p>25261656</text:p>
          </table:table-cell>
          <table:table-cell office:value-type="string">
            <text:p>LFP3</text:p>
          </table:table-cell>
          <table:table-cell office:value-type="float" office:value="607833.717">
            <text:p>607833.717</text:p>
          </table:table-cell>
          <table:table-cell office:value-type="float" office:value="224778.585">
            <text:p>224778.585</text:p>
          </table:table-cell>
          <table:table-cell office:value-type="float" office:value="473.934">
            <text:p>473.934</text:p>
          </table:table-cell>
          <table:table-cell office:value-type="float" office:value="473.950012207">
            <text:p>473.950012207</text:p>
          </table:table-cell>
          <table:table-cell office:value-type="float" office:value="1.6012207031">
            <text:p>1.6012207031</text:p>
          </table:table-cell>
          <table:table-cell office:value-type="string">
            <text:p>2526</text:p>
          </table:table-cell>
          <table:table-cell table:formula="of:=ABS([.H737])" office:value-type="float" office:value="1.6012207031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2177</text:p>
          </table:table-cell>
          <table:table-cell office:value-type="string">
            <text:p>25261657</text:p>
          </table:table-cell>
          <table:table-cell office:value-type="string">
            <text:p>LFP3</text:p>
          </table:table-cell>
          <table:table-cell office:value-type="float" office:value="607753.383">
            <text:p>607753.383</text:p>
          </table:table-cell>
          <table:table-cell office:value-type="float" office:value="224710.108">
            <text:p>224710.108</text:p>
          </table:table-cell>
          <table:table-cell office:value-type="float" office:value="479.772">
            <text:p>479.772</text:p>
          </table:table-cell>
          <table:table-cell office:value-type="float" office:value="479.7699890137">
            <text:p>479.7699890137</text:p>
          </table:table-cell>
          <table:table-cell office:value-type="float" office:value="-0.2010986328">
            <text:p>-0.2010986328</text:p>
          </table:table-cell>
          <table:table-cell office:value-type="string">
            <text:p>2526</text:p>
          </table:table-cell>
          <table:table-cell table:formula="of:=ABS([.H738])" office:value-type="float" office:value="0.2010986328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2178</text:p>
          </table:table-cell>
          <table:table-cell office:value-type="string">
            <text:p>25261658</text:p>
          </table:table-cell>
          <table:table-cell office:value-type="string">
            <text:p>LFP3</text:p>
          </table:table-cell>
          <table:table-cell office:value-type="float" office:value="607733.786">
            <text:p>607733.786</text:p>
          </table:table-cell>
          <table:table-cell office:value-type="float" office:value="224814.212">
            <text:p>224814.212</text:p>
          </table:table-cell>
          <table:table-cell office:value-type="float" office:value="473.582">
            <text:p>473.582</text:p>
          </table:table-cell>
          <table:table-cell office:value-type="float" office:value="473.549987793">
            <text:p>473.549987793</text:p>
          </table:table-cell>
          <table:table-cell office:value-type="float" office:value="-3.2012207031">
            <text:p>-3.2012207031</text:p>
          </table:table-cell>
          <table:table-cell office:value-type="string">
            <text:p>2526</text:p>
          </table:table-cell>
          <table:table-cell table:formula="of:=ABS([.H739])" office:value-type="float" office:value="3.2012207031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2179</text:p>
          </table:table-cell>
          <table:table-cell office:value-type="string">
            <text:p>25261659</text:p>
          </table:table-cell>
          <table:table-cell office:value-type="string">
            <text:p>LFP3</text:p>
          </table:table-cell>
          <table:table-cell office:value-type="float" office:value="607074.407">
            <text:p>607074.407</text:p>
          </table:table-cell>
          <table:table-cell office:value-type="float" office:value="224434.868">
            <text:p>224434.868</text:p>
          </table:table-cell>
          <table:table-cell office:value-type="float" office:value="472.605">
            <text:p>472.605</text:p>
          </table:table-cell>
          <table:table-cell office:value-type="float" office:value="472.4800109863">
            <text:p>472.4800109863</text:p>
          </table:table-cell>
          <table:table-cell office:value-type="float" office:value="-12.4989013672">
            <text:p>-12.4989013672</text:p>
          </table:table-cell>
          <table:table-cell office:value-type="string">
            <text:p>2526</text:p>
          </table:table-cell>
          <table:table-cell table:formula="of:=ABS([.H740])" office:value-type="float" office:value="12.4989013672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42180</text:p>
          </table:table-cell>
          <table:table-cell office:value-type="string">
            <text:p>25261660</text:p>
          </table:table-cell>
          <table:table-cell office:value-type="string">
            <text:p>LFP3</text:p>
          </table:table-cell>
          <table:table-cell office:value-type="float" office:value="606491.995">
            <text:p>606491.995</text:p>
          </table:table-cell>
          <table:table-cell office:value-type="float" office:value="224250.274">
            <text:p>224250.274</text:p>
          </table:table-cell>
          <table:table-cell office:value-type="float" office:value="501.8">
            <text:p>501.8</text:p>
          </table:table-cell>
          <table:table-cell office:value-type="float" office:value="501.6799926758">
            <text:p>501.6799926758</text:p>
          </table:table-cell>
          <table:table-cell office:value-type="float" office:value="-12.0007324219">
            <text:p>-12.0007324219</text:p>
          </table:table-cell>
          <table:table-cell office:value-type="string">
            <text:p>2526</text:p>
          </table:table-cell>
          <table:table-cell table:formula="of:=ABS([.H741])" office:value-type="float" office:value="12.0007324219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42181</text:p>
          </table:table-cell>
          <table:table-cell office:value-type="string">
            <text:p>25261661</text:p>
          </table:table-cell>
          <table:table-cell office:value-type="string">
            <text:p>LFP3</text:p>
          </table:table-cell>
          <table:table-cell office:value-type="float" office:value="607124.993">
            <text:p>607124.993</text:p>
          </table:table-cell>
          <table:table-cell office:value-type="float" office:value="224748.131">
            <text:p>224748.131</text:p>
          </table:table-cell>
          <table:table-cell office:value-type="float" office:value="490.127">
            <text:p>490.127</text:p>
          </table:table-cell>
          <table:table-cell office:value-type="float" office:value="490.1600036621">
            <text:p>490.1600036621</text:p>
          </table:table-cell>
          <table:table-cell office:value-type="float" office:value="3.3003662109">
            <text:p>3.3003662109</text:p>
          </table:table-cell>
          <table:table-cell office:value-type="string">
            <text:p>2526</text:p>
          </table:table-cell>
          <table:table-cell table:formula="of:=ABS([.H742])" office:value-type="float" office:value="3.3003662109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2182</text:p>
          </table:table-cell>
          <table:table-cell office:value-type="string">
            <text:p>25261662</text:p>
          </table:table-cell>
          <table:table-cell office:value-type="string">
            <text:p>LFP3</text:p>
          </table:table-cell>
          <table:table-cell office:value-type="float" office:value="607242.523">
            <text:p>607242.523</text:p>
          </table:table-cell>
          <table:table-cell office:value-type="float" office:value="224711.154">
            <text:p>224711.154</text:p>
          </table:table-cell>
          <table:table-cell office:value-type="float" office:value="485.739">
            <text:p>485.739</text:p>
          </table:table-cell>
          <table:table-cell office:value-type="float" office:value="485.75">
            <text:p>485.75</text:p>
          </table:table-cell>
          <table:table-cell office:value-type="float" office:value="1.1">
            <text:p>1.1</text:p>
          </table:table-cell>
          <table:table-cell office:value-type="string">
            <text:p>2526</text:p>
          </table:table-cell>
          <table:table-cell table:formula="of:=ABS([.H743])" office:value-type="float" office:value="1.1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2183</text:p>
          </table:table-cell>
          <table:table-cell office:value-type="string">
            <text:p>25261663</text:p>
          </table:table-cell>
          <table:table-cell office:value-type="string">
            <text:p>LFP3</text:p>
          </table:table-cell>
          <table:table-cell office:value-type="float" office:value="606700.569">
            <text:p>606700.569</text:p>
          </table:table-cell>
          <table:table-cell office:value-type="float" office:value="224047.301">
            <text:p>224047.301</text:p>
          </table:table-cell>
          <table:table-cell office:value-type="float" office:value="479.028">
            <text:p>479.028</text:p>
          </table:table-cell>
          <table:table-cell office:value-type="float" office:value="478.9400024414">
            <text:p>478.9400024414</text:p>
          </table:table-cell>
          <table:table-cell office:value-type="float" office:value="-8.7997558594">
            <text:p>-8.7997558594</text:p>
          </table:table-cell>
          <table:table-cell office:value-type="string">
            <text:p>2526</text:p>
          </table:table-cell>
          <table:table-cell table:formula="of:=ABS([.H744])" office:value-type="float" office:value="8.7997558594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42184</text:p>
          </table:table-cell>
          <table:table-cell office:value-type="string">
            <text:p>25261664</text:p>
          </table:table-cell>
          <table:table-cell office:value-type="string">
            <text:p>LFP3</text:p>
          </table:table-cell>
          <table:table-cell office:value-type="float" office:value="606614.192">
            <text:p>606614.192</text:p>
          </table:table-cell>
          <table:table-cell office:value-type="float" office:value="224082.301">
            <text:p>224082.301</text:p>
          </table:table-cell>
          <table:table-cell office:value-type="float" office:value="487.934">
            <text:p>487.934</text:p>
          </table:table-cell>
          <table:table-cell office:value-type="float" office:value="487.8699951172">
            <text:p>487.8699951172</text:p>
          </table:table-cell>
          <table:table-cell office:value-type="float" office:value="-6.4004882813">
            <text:p>-6.4004882813</text:p>
          </table:table-cell>
          <table:table-cell office:value-type="string">
            <text:p>2526</text:p>
          </table:table-cell>
          <table:table-cell table:formula="of:=ABS([.H745])" office:value-type="float" office:value="6.4004882813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2185</text:p>
          </table:table-cell>
          <table:table-cell office:value-type="string">
            <text:p>25261665</text:p>
          </table:table-cell>
          <table:table-cell office:value-type="string">
            <text:p>LFP3</text:p>
          </table:table-cell>
          <table:table-cell office:value-type="float" office:value="606693.789">
            <text:p>606693.789</text:p>
          </table:table-cell>
          <table:table-cell office:value-type="float" office:value="223960.885">
            <text:p>223960.885</text:p>
          </table:table-cell>
          <table:table-cell office:value-type="float" office:value="478.324">
            <text:p>478.324</text:p>
          </table:table-cell>
          <table:table-cell office:value-type="float" office:value="478.2699890137">
            <text:p>478.2699890137</text:p>
          </table:table-cell>
          <table:table-cell office:value-type="float" office:value="-5.4010986328">
            <text:p>-5.4010986328</text:p>
          </table:table-cell>
          <table:table-cell office:value-type="string">
            <text:p>2526</text:p>
          </table:table-cell>
          <table:table-cell table:formula="of:=ABS([.H746])" office:value-type="float" office:value="5.4010986328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2186</text:p>
          </table:table-cell>
          <table:table-cell office:value-type="string">
            <text:p>25261666</text:p>
          </table:table-cell>
          <table:table-cell office:value-type="string">
            <text:p>LFP3</text:p>
          </table:table-cell>
          <table:table-cell office:value-type="float" office:value="606636.703">
            <text:p>606636.703</text:p>
          </table:table-cell>
          <table:table-cell office:value-type="float" office:value="223917.933">
            <text:p>223917.933</text:p>
          </table:table-cell>
          <table:table-cell office:value-type="float" office:value="475.413">
            <text:p>475.413</text:p>
          </table:table-cell>
          <table:table-cell office:value-type="float" office:value="475.3800048828">
            <text:p>475.3800048828</text:p>
          </table:table-cell>
          <table:table-cell office:value-type="float" office:value="-3.2995117188">
            <text:p>-3.2995117188</text:p>
          </table:table-cell>
          <table:table-cell office:value-type="string">
            <text:p>2526</text:p>
          </table:table-cell>
          <table:table-cell table:formula="of:=ABS([.H747])" office:value-type="float" office:value="3.2995117188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2187</text:p>
          </table:table-cell>
          <table:table-cell office:value-type="string">
            <text:p>25261668</text:p>
          </table:table-cell>
          <table:table-cell office:value-type="string">
            <text:p>LFP3</text:p>
          </table:table-cell>
          <table:table-cell office:value-type="float" office:value="607413.451">
            <text:p>607413.451</text:p>
          </table:table-cell>
          <table:table-cell office:value-type="float" office:value="224769.69">
            <text:p>224769.69</text:p>
          </table:table-cell>
          <table:table-cell office:value-type="float" office:value="483.06">
            <text:p>483.06</text:p>
          </table:table-cell>
          <table:table-cell office:value-type="float" office:value="483">
            <text:p>483</text:p>
          </table:table-cell>
          <table:table-cell office:value-type="float" office:value="-6">
            <text:p>-6</text:p>
          </table:table-cell>
          <table:table-cell office:value-type="string">
            <text:p>2526</text:p>
          </table:table-cell>
          <table:table-cell table:formula="of:=ABS([.H748])" office:value-type="float" office:value="6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2188</text:p>
          </table:table-cell>
          <table:table-cell office:value-type="string">
            <text:p>25261669</text:p>
          </table:table-cell>
          <table:table-cell office:value-type="string">
            <text:p>LFP3</text:p>
          </table:table-cell>
          <table:table-cell office:value-type="float" office:value="607461.846">
            <text:p>607461.846</text:p>
          </table:table-cell>
          <table:table-cell office:value-type="float" office:value="224796.958">
            <text:p>224796.958</text:p>
          </table:table-cell>
          <table:table-cell office:value-type="float" office:value="481.496">
            <text:p>481.496</text:p>
          </table:table-cell>
          <table:table-cell office:value-type="float" office:value="481.3500061035">
            <text:p>481.3500061035</text:p>
          </table:table-cell>
          <table:table-cell office:value-type="float" office:value="-14.5993896484">
            <text:p>-14.5993896484</text:p>
          </table:table-cell>
          <table:table-cell office:value-type="string">
            <text:p>2526</text:p>
          </table:table-cell>
          <table:table-cell table:formula="of:=ABS([.H749])" office:value-type="float" office:value="14.5993896484">
            <text:p>15</text:p>
          </table:table-cell>
          <table:table-cell table:number-columns-repeated="246"/>
        </table:table-row>
        <table:table-row table:style-name="ro1">
          <table:table-cell office:value-type="string">
            <text:p>5342189</text:p>
          </table:table-cell>
          <table:table-cell office:value-type="string">
            <text:p>25261670</text:p>
          </table:table-cell>
          <table:table-cell office:value-type="string">
            <text:p>LFP3</text:p>
          </table:table-cell>
          <table:table-cell office:value-type="float" office:value="607379.735">
            <text:p>607379.735</text:p>
          </table:table-cell>
          <table:table-cell office:value-type="float" office:value="224786.191">
            <text:p>224786.191</text:p>
          </table:table-cell>
          <table:table-cell office:value-type="float" office:value="484.074">
            <text:p>484.074</text:p>
          </table:table-cell>
          <table:table-cell office:value-type="float" office:value="484.0899963379">
            <text:p>484.0899963379</text:p>
          </table:table-cell>
          <table:table-cell office:value-type="float" office:value="1.5996337891">
            <text:p>1.5996337891</text:p>
          </table:table-cell>
          <table:table-cell office:value-type="string">
            <text:p>2526</text:p>
          </table:table-cell>
          <table:table-cell table:formula="of:=ABS([.H750])" office:value-type="float" office:value="1.5996337891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8741</text:p>
          </table:table-cell>
          <table:table-cell office:value-type="string">
            <text:p>11270200</text:p>
          </table:table-cell>
          <table:table-cell office:value-type="string">
            <text:p>LFP2</text:p>
          </table:table-cell>
          <table:table-cell office:value-type="float" office:value="603814.66">
            <text:p>603814.66</text:p>
          </table:table-cell>
          <table:table-cell office:value-type="float" office:value="223043.52">
            <text:p>223043.52</text:p>
          </table:table-cell>
          <table:table-cell office:value-type="float" office:value="505.63">
            <text:p>505.63</text:p>
          </table:table-cell>
          <table:table-cell office:value-type="float" office:value="505.700012207">
            <text:p>505.700012207</text:p>
          </table:table-cell>
          <table:table-cell office:value-type="float" office:value="7.0012207031">
            <text:p>7.0012207031</text:p>
          </table:table-cell>
          <table:table-cell office:value-type="string">
            <text:p>2455</text:p>
          </table:table-cell>
          <table:table-cell table:formula="of:=ABS([.H751])" office:value-type="float" office:value="7.0012207031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8742</text:p>
          </table:table-cell>
          <table:table-cell office:value-type="string">
            <text:p>11271280</text:p>
          </table:table-cell>
          <table:table-cell office:value-type="string">
            <text:p>LFP2</text:p>
          </table:table-cell>
          <table:table-cell office:value-type="float" office:value="604980.86">
            <text:p>604980.86</text:p>
          </table:table-cell>
          <table:table-cell office:value-type="float" office:value="223703">
            <text:p>223703</text:p>
          </table:table-cell>
          <table:table-cell office:value-type="float" office:value="516.84">
            <text:p>516.84</text:p>
          </table:table-cell>
          <table:table-cell office:value-type="float" office:value="516.9099731445">
            <text:p>516.9099731445</text:p>
          </table:table-cell>
          <table:table-cell office:value-type="float" office:value="6.9973144531">
            <text:p>6.9973144531</text:p>
          </table:table-cell>
          <table:table-cell office:value-type="string">
            <text:p>2455</text:p>
          </table:table-cell>
          <table:table-cell table:formula="of:=ABS([.H752])" office:value-type="float" office:value="6.9973144531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8743</text:p>
          </table:table-cell>
          <table:table-cell office:value-type="string">
            <text:p>1024</text:p>
          </table:table-cell>
          <table:table-cell office:value-type="string">
            <text:p>LFP3</text:p>
          </table:table-cell>
          <table:table-cell office:value-type="float" office:value="603174.81">
            <text:p>603174.81</text:p>
          </table:table-cell>
          <table:table-cell office:value-type="float" office:value="222771.19">
            <text:p>222771.19</text:p>
          </table:table-cell>
          <table:table-cell office:value-type="float" office:value="501.45">
            <text:p>501.45</text:p>
          </table:table-cell>
          <table:table-cell office:value-type="float" office:value="501.5199890137">
            <text:p>501.5199890137</text:p>
          </table:table-cell>
          <table:table-cell office:value-type="float" office:value="6.9989013672">
            <text:p>6.9989013672</text:p>
          </table:table-cell>
          <table:table-cell office:value-type="string">
            <text:p>2455</text:p>
          </table:table-cell>
          <table:table-cell table:formula="of:=ABS([.H753])" office:value-type="float" office:value="6.9989013672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8744</text:p>
          </table:table-cell>
          <table:table-cell office:value-type="string">
            <text:p>1073</text:p>
          </table:table-cell>
          <table:table-cell office:value-type="string">
            <text:p>LFP3</text:p>
          </table:table-cell>
          <table:table-cell office:value-type="float" office:value="603243.03">
            <text:p>603243.03</text:p>
          </table:table-cell>
          <table:table-cell office:value-type="float" office:value="222921.51">
            <text:p>222921.51</text:p>
          </table:table-cell>
          <table:table-cell office:value-type="float" office:value="526.61">
            <text:p>526.61</text:p>
          </table:table-cell>
          <table:table-cell office:value-type="float" office:value="526.549987793">
            <text:p>526.549987793</text:p>
          </table:table-cell>
          <table:table-cell office:value-type="float" office:value="-6.0012207031">
            <text:p>-6.0012207031</text:p>
          </table:table-cell>
          <table:table-cell office:value-type="string">
            <text:p>2455</text:p>
          </table:table-cell>
          <table:table-cell table:formula="of:=ABS([.H754])" office:value-type="float" office:value="6.0012207031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8745</text:p>
          </table:table-cell>
          <table:table-cell office:value-type="string">
            <text:p>1076</text:p>
          </table:table-cell>
          <table:table-cell office:value-type="string">
            <text:p>LFP3</text:p>
          </table:table-cell>
          <table:table-cell office:value-type="float" office:value="603262.51">
            <text:p>603262.51</text:p>
          </table:table-cell>
          <table:table-cell office:value-type="float" office:value="222961.01">
            <text:p>222961.01</text:p>
          </table:table-cell>
          <table:table-cell office:value-type="float" office:value="530.94">
            <text:p>530.94</text:p>
          </table:table-cell>
          <table:table-cell office:value-type="float" office:value="530.7800292969">
            <text:p>530.7800292969</text:p>
          </table:table-cell>
          <table:table-cell office:value-type="float" office:value="-15.9970703125">
            <text:p>-15.9970703125</text:p>
          </table:table-cell>
          <table:table-cell office:value-type="string">
            <text:p>2455</text:p>
          </table:table-cell>
          <table:table-cell table:formula="of:=ABS([.H755])" office:value-type="float" office:value="15.9970703125">
            <text:p>16</text:p>
          </table:table-cell>
          <table:table-cell table:number-columns-repeated="246"/>
        </table:table-row>
        <table:table-row table:style-name="ro1">
          <table:table-cell office:value-type="string">
            <text:p>5358746</text:p>
          </table:table-cell>
          <table:table-cell office:value-type="string">
            <text:p>1120</text:p>
          </table:table-cell>
          <table:table-cell office:value-type="string">
            <text:p>LFP3</text:p>
          </table:table-cell>
          <table:table-cell office:value-type="float" office:value="603292.94">
            <text:p>603292.94</text:p>
          </table:table-cell>
          <table:table-cell office:value-type="float" office:value="223022.79">
            <text:p>223022.79</text:p>
          </table:table-cell>
          <table:table-cell office:value-type="float" office:value="535.8">
            <text:p>535.8</text:p>
          </table:table-cell>
          <table:table-cell office:value-type="float" office:value="534.6900024414">
            <text:p>534.6900024414</text:p>
          </table:table-cell>
          <table:table-cell office:value-type="float" office:value="-110.9997558594">
            <text:p>-110.9997558594</text:p>
          </table:table-cell>
          <table:table-cell office:value-type="string">
            <text:p>2455</text:p>
          </table:table-cell>
          <table:table-cell table:formula="of:=ABS([.H756])" office:value-type="float" office:value="110.9997558594">
            <text:p>111</text:p>
          </table:table-cell>
          <table:table-cell table:number-columns-repeated="246"/>
        </table:table-row>
        <table:table-row table:style-name="ro1">
          <table:table-cell office:value-type="string">
            <text:p>5358747</text:p>
          </table:table-cell>
          <table:table-cell office:value-type="string">
            <text:p>1127</text:p>
          </table:table-cell>
          <table:table-cell office:value-type="string">
            <text:p>LFP3</text:p>
          </table:table-cell>
          <table:table-cell office:value-type="float" office:value="603353.81">
            <text:p>603353.81</text:p>
          </table:table-cell>
          <table:table-cell office:value-type="float" office:value="223055.61">
            <text:p>223055.61</text:p>
          </table:table-cell>
          <table:table-cell office:value-type="float" office:value="539.68">
            <text:p>539.68</text:p>
          </table:table-cell>
          <table:table-cell office:value-type="float" office:value="539.6300048828">
            <text:p>539.6300048828</text:p>
          </table:table-cell>
          <table:table-cell office:value-type="float" office:value="-4.9995117187">
            <text:p>-4.9995117187</text:p>
          </table:table-cell>
          <table:table-cell office:value-type="string">
            <text:p>2455</text:p>
          </table:table-cell>
          <table:table-cell table:formula="of:=ABS([.H757])" office:value-type="float" office:value="4.9995117187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8748</text:p>
          </table:table-cell>
          <table:table-cell office:value-type="string">
            <text:p>1129</text:p>
          </table:table-cell>
          <table:table-cell office:value-type="string">
            <text:p>LFP3</text:p>
          </table:table-cell>
          <table:table-cell office:value-type="float" office:value="603480.34">
            <text:p>603480.34</text:p>
          </table:table-cell>
          <table:table-cell office:value-type="float" office:value="223165.91">
            <text:p>223165.91</text:p>
          </table:table-cell>
          <table:table-cell office:value-type="float" office:value="546.52">
            <text:p>546.52</text:p>
          </table:table-cell>
          <table:table-cell office:value-type="float" office:value="546.2600097656">
            <text:p>546.2600097656</text:p>
          </table:table-cell>
          <table:table-cell office:value-type="float" office:value="-25.9990234375">
            <text:p>-25.9990234375</text:p>
          </table:table-cell>
          <table:table-cell office:value-type="string">
            <text:p>2455</text:p>
          </table:table-cell>
          <table:table-cell table:formula="of:=ABS([.H758])" office:value-type="float" office:value="25.9990234375">
            <text:p>26</text:p>
          </table:table-cell>
          <table:table-cell table:number-columns-repeated="246"/>
        </table:table-row>
        <table:table-row table:style-name="ro1">
          <table:table-cell office:value-type="string">
            <text:p>5358749</text:p>
          </table:table-cell>
          <table:table-cell office:value-type="string">
            <text:p>1130</text:p>
          </table:table-cell>
          <table:table-cell office:value-type="string">
            <text:p>LFP3</text:p>
          </table:table-cell>
          <table:table-cell office:value-type="float" office:value="603424.61">
            <text:p>603424.61</text:p>
          </table:table-cell>
          <table:table-cell office:value-type="float" office:value="223093.83">
            <text:p>223093.83</text:p>
          </table:table-cell>
          <table:table-cell office:value-type="float" office:value="541.96">
            <text:p>541.96</text:p>
          </table:table-cell>
          <table:table-cell office:value-type="float" office:value="540.8499755859">
            <text:p>540.8499755859</text:p>
          </table:table-cell>
          <table:table-cell office:value-type="float" office:value="-111.0024414063">
            <text:p>-111.0024414063</text:p>
          </table:table-cell>
          <table:table-cell office:value-type="string">
            <text:p>2455</text:p>
          </table:table-cell>
          <table:table-cell table:formula="of:=ABS([.H759])" office:value-type="float" office:value="111.0024414063">
            <text:p>111</text:p>
          </table:table-cell>
          <table:table-cell table:number-columns-repeated="246"/>
        </table:table-row>
        <table:table-row table:style-name="ro1">
          <table:table-cell office:value-type="string">
            <text:p>5358750</text:p>
          </table:table-cell>
          <table:table-cell office:value-type="string">
            <text:p>1183</text:p>
          </table:table-cell>
          <table:table-cell office:value-type="string">
            <text:p>LFP3</text:p>
          </table:table-cell>
          <table:table-cell office:value-type="float" office:value="603788.25">
            <text:p>603788.25</text:p>
          </table:table-cell>
          <table:table-cell office:value-type="float" office:value="223306.25">
            <text:p>223306.25</text:p>
          </table:table-cell>
          <table:table-cell office:value-type="float" office:value="554.64">
            <text:p>554.64</text:p>
          </table:table-cell>
          <table:table-cell office:value-type="float" office:value="554.5399780273">
            <text:p>554.5399780273</text:p>
          </table:table-cell>
          <table:table-cell office:value-type="float" office:value="-10.0021972656">
            <text:p>-10.0021972656</text:p>
          </table:table-cell>
          <table:table-cell office:value-type="string">
            <text:p>2455</text:p>
          </table:table-cell>
          <table:table-cell table:formula="of:=ABS([.H760])" office:value-type="float" office:value="10.0021972656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8751</text:p>
          </table:table-cell>
          <table:table-cell office:value-type="string">
            <text:p>1184</text:p>
          </table:table-cell>
          <table:table-cell office:value-type="string">
            <text:p>LFP3</text:p>
          </table:table-cell>
          <table:table-cell office:value-type="float" office:value="603863.97">
            <text:p>603863.97</text:p>
          </table:table-cell>
          <table:table-cell office:value-type="float" office:value="223360.56">
            <text:p>223360.56</text:p>
          </table:table-cell>
          <table:table-cell office:value-type="float" office:value="555.11">
            <text:p>555.11</text:p>
          </table:table-cell>
          <table:table-cell office:value-type="float" office:value="554.9799804688">
            <text:p>554.9799804688</text:p>
          </table:table-cell>
          <table:table-cell office:value-type="float" office:value="-13.001953125">
            <text:p>-13.001953125</text:p>
          </table:table-cell>
          <table:table-cell office:value-type="string">
            <text:p>2455</text:p>
          </table:table-cell>
          <table:table-cell table:formula="of:=ABS([.H761])" office:value-type="float" office:value="13.001953125">
            <text:p>13</text:p>
          </table:table-cell>
          <table:table-cell table:number-columns-repeated="246"/>
        </table:table-row>
        <table:table-row table:style-name="ro1">
          <table:table-cell office:value-type="string">
            <text:p>5358752</text:p>
          </table:table-cell>
          <table:table-cell office:value-type="string">
            <text:p>1173</text:p>
          </table:table-cell>
          <table:table-cell office:value-type="string">
            <text:p>LFP3</text:p>
          </table:table-cell>
          <table:table-cell office:value-type="float" office:value="606297.12">
            <text:p>606297.12</text:p>
          </table:table-cell>
          <table:table-cell office:value-type="float" office:value="223080.36">
            <text:p>223080.36</text:p>
          </table:table-cell>
          <table:table-cell office:value-type="float" office:value="509.98">
            <text:p>509.98</text:p>
          </table:table-cell>
          <table:table-cell office:value-type="float" office:value="510.049987793">
            <text:p>510.049987793</text:p>
          </table:table-cell>
          <table:table-cell office:value-type="float" office:value="6.9987792969">
            <text:p>6.9987792969</text:p>
          </table:table-cell>
          <table:table-cell office:value-type="string">
            <text:p>2455</text:p>
          </table:table-cell>
          <table:table-cell table:formula="of:=ABS([.H762])" office:value-type="float" office:value="6.9987792969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8753</text:p>
          </table:table-cell>
          <table:table-cell office:value-type="string">
            <text:p>1174</text:p>
          </table:table-cell>
          <table:table-cell office:value-type="string">
            <text:p>LFP3</text:p>
          </table:table-cell>
          <table:table-cell office:value-type="float" office:value="606195.78">
            <text:p>606195.78</text:p>
          </table:table-cell>
          <table:table-cell office:value-type="float" office:value="223105.46">
            <text:p>223105.46</text:p>
          </table:table-cell>
          <table:table-cell office:value-type="float" office:value="504.33">
            <text:p>504.33</text:p>
          </table:table-cell>
          <table:table-cell office:value-type="float" office:value="504.1700134277">
            <text:p>504.1700134277</text:p>
          </table:table-cell>
          <table:table-cell office:value-type="float" office:value="-15.9986572266">
            <text:p>-15.9986572266</text:p>
          </table:table-cell>
          <table:table-cell office:value-type="string">
            <text:p>2455</text:p>
          </table:table-cell>
          <table:table-cell table:formula="of:=ABS([.H763])" office:value-type="float" office:value="15.9986572266">
            <text:p>16</text:p>
          </table:table-cell>
          <table:table-cell table:number-columns-repeated="246"/>
        </table:table-row>
        <table:table-row table:style-name="ro1">
          <table:table-cell office:value-type="string">
            <text:p>5358754</text:p>
          </table:table-cell>
          <table:table-cell office:value-type="string">
            <text:p>1224</text:p>
          </table:table-cell>
          <table:table-cell office:value-type="string">
            <text:p>LFP3</text:p>
          </table:table-cell>
          <table:table-cell office:value-type="float" office:value="606253.14">
            <text:p>606253.14</text:p>
          </table:table-cell>
          <table:table-cell office:value-type="float" office:value="223206.54">
            <text:p>223206.54</text:p>
          </table:table-cell>
          <table:table-cell office:value-type="float" office:value="484.66">
            <text:p>484.66</text:p>
          </table:table-cell>
          <table:table-cell office:value-type="float" office:value="484.6099853516">
            <text:p>484.6099853516</text:p>
          </table:table-cell>
          <table:table-cell office:value-type="float" office:value="-5.0014648438">
            <text:p>-5.0014648438</text:p>
          </table:table-cell>
          <table:table-cell office:value-type="string">
            <text:p>2455</text:p>
          </table:table-cell>
          <table:table-cell table:formula="of:=ABS([.H764])" office:value-type="float" office:value="5.0014648438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8755</text:p>
          </table:table-cell>
          <table:table-cell office:value-type="string">
            <text:p>1225</text:p>
          </table:table-cell>
          <table:table-cell office:value-type="string">
            <text:p>LFP3</text:p>
          </table:table-cell>
          <table:table-cell office:value-type="float" office:value="606392.25">
            <text:p>606392.25</text:p>
          </table:table-cell>
          <table:table-cell office:value-type="float" office:value="223227.73">
            <text:p>223227.73</text:p>
          </table:table-cell>
          <table:table-cell office:value-type="float" office:value="477.83">
            <text:p>477.83</text:p>
          </table:table-cell>
          <table:table-cell office:value-type="float" office:value="477.7699890137">
            <text:p>477.7699890137</text:p>
          </table:table-cell>
          <table:table-cell office:value-type="float" office:value="-6.0010986328">
            <text:p>-6.0010986328</text:p>
          </table:table-cell>
          <table:table-cell office:value-type="string">
            <text:p>2455</text:p>
          </table:table-cell>
          <table:table-cell table:formula="of:=ABS([.H765])" office:value-type="float" office:value="6.0010986328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8756</text:p>
          </table:table-cell>
          <table:table-cell office:value-type="string">
            <text:p>1003</text:p>
          </table:table-cell>
          <table:table-cell office:value-type="string">
            <text:p>LFP3</text:p>
          </table:table-cell>
          <table:table-cell office:value-type="float" office:value="604082.93">
            <text:p>604082.93</text:p>
          </table:table-cell>
          <table:table-cell office:value-type="float" office:value="222342.66">
            <text:p>222342.66</text:p>
          </table:table-cell>
          <table:table-cell office:value-type="float" office:value="544.96">
            <text:p>544.96</text:p>
          </table:table-cell>
          <table:table-cell office:value-type="float" office:value="544.75">
            <text:p>544.75</text:p>
          </table:table-cell>
          <table:table-cell office:value-type="float" office:value="-21">
            <text:p>-21</text:p>
          </table:table-cell>
          <table:table-cell office:value-type="string">
            <text:p>2455</text:p>
          </table:table-cell>
          <table:table-cell table:formula="of:=ABS([.H766])" office:value-type="float" office:value="21">
            <text:p>21</text:p>
          </table:table-cell>
          <table:table-cell table:number-columns-repeated="246"/>
        </table:table-row>
        <table:table-row table:style-name="ro1">
          <table:table-cell office:value-type="string">
            <text:p>5358757</text:p>
          </table:table-cell>
          <table:table-cell office:value-type="string">
            <text:p>1009</text:p>
          </table:table-cell>
          <table:table-cell office:value-type="string">
            <text:p>LFP3</text:p>
          </table:table-cell>
          <table:table-cell office:value-type="float" office:value="604169.1">
            <text:p>604169.1</text:p>
          </table:table-cell>
          <table:table-cell office:value-type="float" office:value="222361.57">
            <text:p>222361.57</text:p>
          </table:table-cell>
          <table:table-cell office:value-type="float" office:value="542.57">
            <text:p>542.57</text:p>
          </table:table-cell>
          <table:table-cell office:value-type="float" office:value="542.4600219727">
            <text:p>542.4600219727</text:p>
          </table:table-cell>
          <table:table-cell office:value-type="float" office:value="-10.9978027344">
            <text:p>-10.9978027344</text:p>
          </table:table-cell>
          <table:table-cell office:value-type="string">
            <text:p>2455</text:p>
          </table:table-cell>
          <table:table-cell table:formula="of:=ABS([.H767])" office:value-type="float" office:value="10.9978027344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8758</text:p>
          </table:table-cell>
          <table:table-cell office:value-type="string">
            <text:p>1012</text:p>
          </table:table-cell>
          <table:table-cell office:value-type="string">
            <text:p>LFP3</text:p>
          </table:table-cell>
          <table:table-cell office:value-type="float" office:value="604241.62">
            <text:p>604241.62</text:p>
          </table:table-cell>
          <table:table-cell office:value-type="float" office:value="222383.14">
            <text:p>222383.14</text:p>
          </table:table-cell>
          <table:table-cell office:value-type="float" office:value="541.9">
            <text:p>541.9</text:p>
          </table:table-cell>
          <table:table-cell office:value-type="float" office:value="541.8900146484">
            <text:p>541.8900146484</text:p>
          </table:table-cell>
          <table:table-cell office:value-type="float" office:value="-0.9985351562">
            <text:p>-0.9985351562</text:p>
          </table:table-cell>
          <table:table-cell office:value-type="string">
            <text:p>2455</text:p>
          </table:table-cell>
          <table:table-cell table:formula="of:=ABS([.H768])" office:value-type="float" office:value="0.9985351562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8759</text:p>
          </table:table-cell>
          <table:table-cell office:value-type="string">
            <text:p>1016</text:p>
          </table:table-cell>
          <table:table-cell office:value-type="string">
            <text:p>LFP3</text:p>
          </table:table-cell>
          <table:table-cell office:value-type="float" office:value="604390.53">
            <text:p>604390.53</text:p>
          </table:table-cell>
          <table:table-cell office:value-type="float" office:value="222437.07">
            <text:p>222437.07</text:p>
          </table:table-cell>
          <table:table-cell office:value-type="float" office:value="541.88">
            <text:p>541.88</text:p>
          </table:table-cell>
          <table:table-cell office:value-type="float" office:value="541.7700195312">
            <text:p>541.7700195312</text:p>
          </table:table-cell>
          <table:table-cell office:value-type="float" office:value="-10.998046875">
            <text:p>-10.998046875</text:p>
          </table:table-cell>
          <table:table-cell office:value-type="string">
            <text:p>2455</text:p>
          </table:table-cell>
          <table:table-cell table:formula="of:=ABS([.H769])" office:value-type="float" office:value="10.998046875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8760</text:p>
          </table:table-cell>
          <table:table-cell office:value-type="string">
            <text:p>1021</text:p>
          </table:table-cell>
          <table:table-cell office:value-type="string">
            <text:p>LFP3</text:p>
          </table:table-cell>
          <table:table-cell office:value-type="float" office:value="604601.44">
            <text:p>604601.44</text:p>
          </table:table-cell>
          <table:table-cell office:value-type="float" office:value="222490.1">
            <text:p>222490.1</text:p>
          </table:table-cell>
          <table:table-cell office:value-type="float" office:value="544.04">
            <text:p>544.04</text:p>
          </table:table-cell>
          <table:table-cell office:value-type="float" office:value="544.0100097656">
            <text:p>544.0100097656</text:p>
          </table:table-cell>
          <table:table-cell office:value-type="float" office:value="-2.9990234375">
            <text:p>-2.9990234375</text:p>
          </table:table-cell>
          <table:table-cell office:value-type="string">
            <text:p>2455</text:p>
          </table:table-cell>
          <table:table-cell table:formula="of:=ABS([.H770])" office:value-type="float" office:value="2.9990234375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8761</text:p>
          </table:table-cell>
          <table:table-cell office:value-type="string">
            <text:p>1061</text:p>
          </table:table-cell>
          <table:table-cell office:value-type="string">
            <text:p>LFP3</text:p>
          </table:table-cell>
          <table:table-cell office:value-type="float" office:value="604957.75">
            <text:p>604957.75</text:p>
          </table:table-cell>
          <table:table-cell office:value-type="float" office:value="222635.58">
            <text:p>222635.58</text:p>
          </table:table-cell>
          <table:table-cell office:value-type="float" office:value="548.12">
            <text:p>548.12</text:p>
          </table:table-cell>
          <table:table-cell office:value-type="float" office:value="548">
            <text:p>548</text:p>
          </table:table-cell>
          <table:table-cell office:value-type="float" office:value="-12">
            <text:p>-12</text:p>
          </table:table-cell>
          <table:table-cell office:value-type="string">
            <text:p>2455</text:p>
          </table:table-cell>
          <table:table-cell table:formula="of:=ABS([.H771])" office:value-type="float" office:value="12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58762</text:p>
          </table:table-cell>
          <table:table-cell office:value-type="string">
            <text:p>1063</text:p>
          </table:table-cell>
          <table:table-cell office:value-type="string">
            <text:p>LFP3</text:p>
          </table:table-cell>
          <table:table-cell office:value-type="float" office:value="604840.23">
            <text:p>604840.23</text:p>
          </table:table-cell>
          <table:table-cell office:value-type="float" office:value="222573.89">
            <text:p>222573.89</text:p>
          </table:table-cell>
          <table:table-cell office:value-type="float" office:value="541.28">
            <text:p>541.28</text:p>
          </table:table-cell>
          <table:table-cell office:value-type="float" office:value="541.299987793">
            <text:p>541.299987793</text:p>
          </table:table-cell>
          <table:table-cell office:value-type="float" office:value="1.9987792969">
            <text:p>1.9987792969</text:p>
          </table:table-cell>
          <table:table-cell office:value-type="string">
            <text:p>2455</text:p>
          </table:table-cell>
          <table:table-cell table:formula="of:=ABS([.H772])" office:value-type="float" office:value="1.9987792969">
            <text:p>2</text:p>
          </table:table-cell>
          <table:table-cell table:number-columns-repeated="246"/>
        </table:table-row>
        <table:table-row table:style-name="ro1">
          <table:table-cell table:style-name="Default" table:number-columns-repeated="9"/>
          <table:table-cell table:style-name="Default" table:formula="of:=AVERAGE([.J1:.J772])" office:value-type="float" office:value="40.8969507911162">
            <text:p>40.8969507911162</text:p>
          </table:table-cell>
          <table:table-cell table:style-name="Default" table:number-columns-repeated="246"/>
        </table:table-row>
        <table:table-row table:style-name="ro1">
          <table:table-cell table:style-name="Default" table:number-columns-repeated="9"/>
          <table:table-cell table:style-name="Default" table:formula="of:=MEDIAN([.J1:.J772])" office:value-type="float" office:value="6.9996337891">
            <text:p>6.9996337891</text:p>
          </table:table-cell>
          <table:table-cell table:style-name="Default" table:number-columns-repeated="24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writing-mode="lr-tb" style:print="annotations charts drawings objects"/>
      <style:header-style>
        <style:header-footer-properties fo:min-height="0.6665in" fo:border="none" fo:padding="0in" style:shadow="none"/>
      </style:header-style>
      <style:footer-style>
        <style:header-footer-properties fo:min-height="0.6665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07/20/2015</text:date>, <text:time>20:0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7-20T18:07:21Z</meta:creation-date>
    <meta:generator>OpenOffice.org/3.2$Unix OpenOffice.org_project/320m12$Build-9483</meta:generator>
    <dc:date>2015-07-20T20:08:56</dc:date>
    <dc:creator>Stefan Ziegler</dc:creator>
    <meta:editing-duration>PT00H00M51S</meta:editing-duration>
    <meta:editing-cycles>1</meta:editing-cycles>
    <meta:document-statistic meta:table-count="1" meta:cell-count="7722" meta:object-count="0"/>
  </office:meta>
</office:document-meta>
</file>